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016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2193in"/>
    </style:style>
    <style:style style:name="co7" style:family="table-column">
      <style:table-column-properties fo:break-before="auto" style:column-width="1.0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co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table:number-columns-repeated="6"/>
          <table:table-cell table:style-name="Default" table:formula="of:=CONCATENATE(&quot;errors:&quot;;SUM([.G2:.G10000]) ; &quot; total:&quot;;COUNT([.G2:.G539]))" office:value-type="string" office:string-value="errors:0 total:140">
            <text:p>errors:0 total:140</text:p>
          </table:table-cell>
          <table:table-cell/>
        </table:table-row>
        <table:table-row table:style-name="ro1">
          <table:table-cell office:value-type="string">
            <text:p>0000000001_1_2014-08-27_14h00m02s.jpg</text:p>
          </table:table-cell>
          <table:table-cell office:value-type="string">
            <text:p>eng.meter.exp0</text:p>
          </table:table-cell>
          <table:table-cell office:value-type="float" office:value="27285">
            <text:p>27285</text:p>
          </table:table-cell>
          <table:table-cell/>
          <table:table-cell office:value-type="string">
            <text:p>0000000001_1_2014-08-27_14h00m02s.jpg</text:p>
          </table:table-cell>
          <table:table-cell office:value-type="float" office:value="27285">
            <text:p>27285</text:p>
          </table:table-cell>
          <table:table-cell table:formula="of:=IF([.C2]=&quot;&quot;;&quot;&quot;;IF([.F2]=[.C2];0;1))" office:value-type="float" office:value="0">
            <text:p>0</text:p>
          </table:table-cell>
          <table:table-cell table:formula="of:=IF([.$A2]=&quot;&quot;;&quot;&quot;;CONCATENATE(&quot;/home/fstruman/framework/ocr-test/Test3 ~/ocr-results/&quot;;[.A2];&quot; debug&quot;))" office:value-type="string" office:string-value="/home/fstruman/framework/ocr-test/Test3 ~/ocr-results/0000000001_1_2014-08-27_14h00m02s.jpg debug">
            <text:p>/home/fstruman/framework/ocr-test/Test3 ~/ocr-results/0000000001_1_2014-08-27_14h00m02s.jpg debug</text:p>
          </table:table-cell>
        </table:table-row>
        <table:table-row table:style-name="ro1">
          <table:table-cell office:value-type="string">
            <text:p>0000000001_1_2014-08-27_15h00m03s.jpg</text:p>
          </table:table-cell>
          <table:table-cell office:value-type="string">
            <text:p>eng.meter.exp1</text:p>
          </table:table-cell>
          <table:table-cell office:value-type="float" office:value="27539">
            <text:p>27539</text:p>
          </table:table-cell>
          <table:table-cell/>
          <table:table-cell office:value-type="string">
            <text:p>0000000001_1_2014-08-27_15h00m03s.jpg</text:p>
          </table:table-cell>
          <table:table-cell office:value-type="float" office:value="27539">
            <text:p>27539</text:p>
          </table:table-cell>
          <table:table-cell table:formula="of:=IF([.C3]=&quot;&quot;;&quot;&quot;;IF([.F3]=[.C3];0;1))" office:value-type="float" office:value="0">
            <text:p>0</text:p>
          </table:table-cell>
          <table:table-cell table:formula="of:=IF([.$A3]=&quot;&quot;;&quot;&quot;;CONCATENATE(&quot;/home/fstruman/framework/ocr-test/Test3 ~/ocr-results/&quot;;[.A3];&quot; debug&quot;))" office:value-type="string" office:string-value="/home/fstruman/framework/ocr-test/Test3 ~/ocr-results/0000000001_1_2014-08-27_15h00m03s.jpg debug">
            <text:p>/home/fstruman/framework/ocr-test/Test3 ~/ocr-results/0000000001_1_2014-08-27_15h00m03s.jpg debug</text:p>
          </table:table-cell>
        </table:table-row>
        <table:table-row table:style-name="ro1">
          <table:table-cell office:value-type="string">
            <text:p>0000000001_1_2014-08-27_16h00m02s.jpg</text:p>
          </table:table-cell>
          <table:table-cell office:value-type="string">
            <text:p>eng.meter.exp2</text:p>
          </table:table-cell>
          <table:table-cell office:value-type="float" office:value="27734">
            <text:p>27734</text:p>
          </table:table-cell>
          <table:table-cell/>
          <table:table-cell office:value-type="string">
            <text:p>0000000001_1_2014-08-27_16h00m02s.jpg</text:p>
          </table:table-cell>
          <table:table-cell office:value-type="float" office:value="27734">
            <text:p>27734</text:p>
          </table:table-cell>
          <table:table-cell table:formula="of:=IF([.C4]=&quot;&quot;;&quot;&quot;;IF([.F4]=[.C4];0;1))" office:value-type="float" office:value="0">
            <text:p>0</text:p>
          </table:table-cell>
          <table:table-cell table:formula="of:=IF([.$A4]=&quot;&quot;;&quot;&quot;;CONCATENATE(&quot;/home/fstruman/framework/ocr-test/Test3 ~/ocr-results/&quot;;[.A4];&quot; debug&quot;))" office:value-type="string" office:string-value="/home/fstruman/framework/ocr-test/Test3 ~/ocr-results/0000000001_1_2014-08-27_16h00m02s.jpg debug">
            <text:p>/home/fstruman/framework/ocr-test/Test3 ~/ocr-results/0000000001_1_2014-08-27_16h00m02s.jpg debug</text:p>
          </table:table-cell>
        </table:table-row>
        <table:table-row table:style-name="ro1">
          <table:table-cell office:value-type="string">
            <text:p>0000000001_1_2014-08-27_17h00m02s.jpg</text:p>
          </table:table-cell>
          <table:table-cell office:value-type="string">
            <text:p>eng.meter.exp3</text:p>
          </table:table-cell>
          <table:table-cell office:value-type="float" office:value="27778">
            <text:p>27778</text:p>
          </table:table-cell>
          <table:table-cell/>
          <table:table-cell office:value-type="string">
            <text:p>0000000001_1_2014-08-27_17h00m02s.jpg</text:p>
          </table:table-cell>
          <table:table-cell office:value-type="float" office:value="27778">
            <text:p>27778</text:p>
          </table:table-cell>
          <table:table-cell table:formula="of:=IF([.C5]=&quot;&quot;;&quot;&quot;;IF([.F5]=[.C5];0;1))" office:value-type="float" office:value="0">
            <text:p>0</text:p>
          </table:table-cell>
          <table:table-cell table:formula="of:=IF([.$A5]=&quot;&quot;;&quot;&quot;;CONCATENATE(&quot;/home/fstruman/framework/ocr-test/Test3 ~/ocr-results/&quot;;[.A5];&quot; debug&quot;))" office:value-type="string" office:string-value="/home/fstruman/framework/ocr-test/Test3 ~/ocr-results/0000000001_1_2014-08-27_17h00m02s.jpg debug">
            <text:p>/home/fstruman/framework/ocr-test/Test3 ~/ocr-results/0000000001_1_2014-08-27_17h00m02s.jpg debug</text:p>
          </table:table-cell>
        </table:table-row>
        <table:table-row table:style-name="ro1">
          <table:table-cell office:value-type="string">
            <text:p>0000000001_1_2014-08-27_18h00m03s.jpg</text:p>
          </table:table-cell>
          <table:table-cell office:value-type="string">
            <text:p>eng.meter.exp4</text:p>
          </table:table-cell>
          <table:table-cell office:value-type="float" office:value="27827">
            <text:p>27827</text:p>
          </table:table-cell>
          <table:table-cell/>
          <table:table-cell office:value-type="string">
            <text:p>0000000001_1_2014-08-27_18h00m03s.jpg</text:p>
          </table:table-cell>
          <table:table-cell office:value-type="float" office:value="27827">
            <text:p>27827</text:p>
          </table:table-cell>
          <table:table-cell table:formula="of:=IF([.C6]=&quot;&quot;;&quot;&quot;;IF([.F6]=[.C6];0;1))" office:value-type="float" office:value="0">
            <text:p>0</text:p>
          </table:table-cell>
          <table:table-cell table:formula="of:=IF([.$A6]=&quot;&quot;;&quot;&quot;;CONCATENATE(&quot;/home/fstruman/framework/ocr-test/Test3 ~/ocr-results/&quot;;[.A6];&quot; debug&quot;))" office:value-type="string" office:string-value="/home/fstruman/framework/ocr-test/Test3 ~/ocr-results/0000000001_1_2014-08-27_18h00m03s.jpg debug">
            <text:p>/home/fstruman/framework/ocr-test/Test3 ~/ocr-results/0000000001_1_2014-08-27_18h00m03s.jpg debug</text:p>
          </table:table-cell>
        </table:table-row>
        <table:table-row table:style-name="ro1">
          <table:table-cell office:value-type="string">
            <text:p>0000000001_1_2014-08-27_19h00m03s.jpg</text:p>
          </table:table-cell>
          <table:table-cell office:value-type="string">
            <text:p>eng.meter.exp5</text:p>
          </table:table-cell>
          <table:table-cell office:value-type="float" office:value="27869">
            <text:p>27869</text:p>
          </table:table-cell>
          <table:table-cell/>
          <table:table-cell office:value-type="string">
            <text:p>0000000001_1_2014-08-27_19h00m03s.jpg</text:p>
          </table:table-cell>
          <table:table-cell office:value-type="float" office:value="27869">
            <text:p>27869</text:p>
          </table:table-cell>
          <table:table-cell table:formula="of:=IF([.C7]=&quot;&quot;;&quot;&quot;;IF([.F7]=[.C7];0;1))" office:value-type="float" office:value="0">
            <text:p>0</text:p>
          </table:table-cell>
          <table:table-cell table:formula="of:=IF([.$A7]=&quot;&quot;;&quot;&quot;;CONCATENATE(&quot;/home/fstruman/framework/ocr-test/Test3 ~/ocr-results/&quot;;[.A7];&quot; debug&quot;))" office:value-type="string" office:string-value="/home/fstruman/framework/ocr-test/Test3 ~/ocr-results/0000000001_1_2014-08-27_19h00m03s.jpg debug">
            <text:p>/home/fstruman/framework/ocr-test/Test3 ~/ocr-results/0000000001_1_2014-08-27_19h00m03s.jpg debug</text:p>
          </table:table-cell>
        </table:table-row>
        <table:table-row table:style-name="ro1">
          <table:table-cell office:value-type="string">
            <text:p>0000000001_1_2014-08-27_20h00m02s.jpg</text:p>
          </table:table-cell>
          <table:table-cell office:value-type="string">
            <text:p>eng.meter.exp6</text:p>
          </table:table-cell>
          <table:table-cell office:value-type="float" office:value="27901">
            <text:p>27901</text:p>
          </table:table-cell>
          <table:table-cell/>
          <table:table-cell office:value-type="string">
            <text:p>0000000001_1_2014-08-27_20h00m02s.jpg</text:p>
          </table:table-cell>
          <table:table-cell office:value-type="float" office:value="27901">
            <text:p>27901</text:p>
          </table:table-cell>
          <table:table-cell table:formula="of:=IF([.C8]=&quot;&quot;;&quot;&quot;;IF([.F8]=[.C8];0;1))" office:value-type="float" office:value="0">
            <text:p>0</text:p>
          </table:table-cell>
          <table:table-cell table:formula="of:=IF([.$A8]=&quot;&quot;;&quot;&quot;;CONCATENATE(&quot;/home/fstruman/framework/ocr-test/Test3 ~/ocr-results/&quot;;[.A8];&quot; debug&quot;))" office:value-type="string" office:string-value="/home/fstruman/framework/ocr-test/Test3 ~/ocr-results/0000000001_1_2014-08-27_20h00m02s.jpg debug">
            <text:p>/home/fstruman/framework/ocr-test/Test3 ~/ocr-results/0000000001_1_2014-08-27_20h00m02s.jpg debug</text:p>
          </table:table-cell>
        </table:table-row>
        <table:table-row table:style-name="ro1">
          <table:table-cell office:value-type="string">
            <text:p>0000000001_1_2014-08-27_21h00m02s.jpg</text:p>
          </table:table-cell>
          <table:table-cell office:value-type="string">
            <text:p>eng.meter.exp7</text:p>
          </table:table-cell>
          <table:table-cell office:value-type="float" office:value="28050">
            <text:p>28050</text:p>
          </table:table-cell>
          <table:table-cell/>
          <table:table-cell office:value-type="string">
            <text:p>0000000001_1_2014-08-27_21h00m02s.jpg</text:p>
          </table:table-cell>
          <table:table-cell office:value-type="float" office:value="28050">
            <text:p>28050</text:p>
          </table:table-cell>
          <table:table-cell table:formula="of:=IF([.C9]=&quot;&quot;;&quot;&quot;;IF([.F9]=[.C9];0;1))" office:value-type="float" office:value="0">
            <text:p>0</text:p>
          </table:table-cell>
          <table:table-cell table:formula="of:=IF([.$A9]=&quot;&quot;;&quot;&quot;;CONCATENATE(&quot;/home/fstruman/framework/ocr-test/Test3 ~/ocr-results/&quot;;[.A9];&quot; debug&quot;))" office:value-type="string" office:string-value="/home/fstruman/framework/ocr-test/Test3 ~/ocr-results/0000000001_1_2014-08-27_21h00m02s.jpg debug">
            <text:p>/home/fstruman/framework/ocr-test/Test3 ~/ocr-results/0000000001_1_2014-08-27_21h00m02s.jpg debug</text:p>
          </table:table-cell>
        </table:table-row>
        <table:table-row table:style-name="ro1">
          <table:table-cell office:value-type="string">
            <text:p>0000000001_1_2014-08-27_22h00m02s.jpg</text:p>
          </table:table-cell>
          <table:table-cell office:value-type="string">
            <text:p>eng.meter.exp8</text:p>
          </table:table-cell>
          <table:table-cell office:value-type="float" office:value="28302">
            <text:p>28302</text:p>
          </table:table-cell>
          <table:table-cell/>
          <table:table-cell office:value-type="string">
            <text:p>0000000001_1_2014-08-27_22h00m02s.jpg</text:p>
          </table:table-cell>
          <table:table-cell office:value-type="float" office:value="28302">
            <text:p>28302</text:p>
          </table:table-cell>
          <table:table-cell table:formula="of:=IF([.C10]=&quot;&quot;;&quot;&quot;;IF([.F10]=[.C10];0;1))" office:value-type="float" office:value="0">
            <text:p>0</text:p>
          </table:table-cell>
          <table:table-cell table:formula="of:=IF([.$A10]=&quot;&quot;;&quot;&quot;;CONCATENATE(&quot;/home/fstruman/framework/ocr-test/Test3 ~/ocr-results/&quot;;[.A10];&quot; debug&quot;))" office:value-type="string" office:string-value="/home/fstruman/framework/ocr-test/Test3 ~/ocr-results/0000000001_1_2014-08-27_22h00m02s.jpg debug">
            <text:p>/home/fstruman/framework/ocr-test/Test3 ~/ocr-results/0000000001_1_2014-08-27_22h00m02s.jpg debug</text:p>
          </table:table-cell>
        </table:table-row>
        <table:table-row table:style-name="ro1">
          <table:table-cell office:value-type="string">
            <text:p>0000000001_1_2014-08-27_23h00m02s.jpg</text:p>
          </table:table-cell>
          <table:table-cell office:value-type="string">
            <text:p>eng.meter.exp9</text:p>
          </table:table-cell>
          <table:table-cell office:value-type="float" office:value="28409">
            <text:p>28409</text:p>
          </table:table-cell>
          <table:table-cell/>
          <table:table-cell office:value-type="string">
            <text:p>0000000001_1_2014-08-27_23h00m02s.jpg</text:p>
          </table:table-cell>
          <table:table-cell office:value-type="float" office:value="28409">
            <text:p>28409</text:p>
          </table:table-cell>
          <table:table-cell table:formula="of:=IF([.C11]=&quot;&quot;;&quot;&quot;;IF([.F11]=[.C11];0;1))" office:value-type="float" office:value="0">
            <text:p>0</text:p>
          </table:table-cell>
          <table:table-cell table:formula="of:=IF([.$A11]=&quot;&quot;;&quot;&quot;;CONCATENATE(&quot;/home/fstruman/framework/ocr-test/Test3 ~/ocr-results/&quot;;[.A11];&quot; debug&quot;))" office:value-type="string" office:string-value="/home/fstruman/framework/ocr-test/Test3 ~/ocr-results/0000000001_1_2014-08-27_23h00m02s.jpg debug">
            <text:p>/home/fstruman/framework/ocr-test/Test3 ~/ocr-results/0000000001_1_2014-08-27_23h00m02s.jpg debug</text:p>
          </table:table-cell>
        </table:table-row>
        <table:table-row table:style-name="ro1">
          <table:table-cell office:value-type="string">
            <text:p>0000000001_1_2014-08-28_00h00m03s.jpg</text:p>
          </table:table-cell>
          <table:table-cell office:value-type="string">
            <text:p>eng.meter.exp10</text:p>
          </table:table-cell>
          <table:table-cell office:value-type="float" office:value="28460">
            <text:p>28460</text:p>
          </table:table-cell>
          <table:table-cell/>
          <table:table-cell office:value-type="string">
            <text:p>0000000001_1_2014-08-28_00h00m03s.jpg</text:p>
          </table:table-cell>
          <table:table-cell office:value-type="float" office:value="28460">
            <text:p>28460</text:p>
          </table:table-cell>
          <table:table-cell table:formula="of:=IF([.C12]=&quot;&quot;;&quot;&quot;;IF([.F12]=[.C12];0;1))" office:value-type="float" office:value="0">
            <text:p>0</text:p>
          </table:table-cell>
          <table:table-cell table:formula="of:=IF([.$A12]=&quot;&quot;;&quot;&quot;;CONCATENATE(&quot;/home/fstruman/framework/ocr-test/Test3 ~/ocr-results/&quot;;[.A12];&quot; debug&quot;))" office:value-type="string" office:string-value="/home/fstruman/framework/ocr-test/Test3 ~/ocr-results/0000000001_1_2014-08-28_00h00m03s.jpg debug">
            <text:p>/home/fstruman/framework/ocr-test/Test3 ~/ocr-results/0000000001_1_2014-08-28_00h00m03s.jpg debug</text:p>
          </table:table-cell>
        </table:table-row>
        <table:table-row table:style-name="ro1">
          <table:table-cell office:value-type="string">
            <text:p>0000000001_1_2014-08-28_01h00m02s.jpg</text:p>
          </table:table-cell>
          <table:table-cell office:value-type="string">
            <text:p>eng.meter.exp11</text:p>
          </table:table-cell>
          <table:table-cell office:value-type="float" office:value="28506">
            <text:p>28506</text:p>
          </table:table-cell>
          <table:table-cell/>
          <table:table-cell office:value-type="string">
            <text:p>0000000001_1_2014-08-28_01h00m02s.jpg</text:p>
          </table:table-cell>
          <table:table-cell office:value-type="float" office:value="28506">
            <text:p>28506</text:p>
          </table:table-cell>
          <table:table-cell table:formula="of:=IF([.C13]=&quot;&quot;;&quot;&quot;;IF([.F13]=[.C13];0;1))" office:value-type="float" office:value="0">
            <text:p>0</text:p>
          </table:table-cell>
          <table:table-cell table:formula="of:=IF([.$A13]=&quot;&quot;;&quot;&quot;;CONCATENATE(&quot;/home/fstruman/framework/ocr-test/Test3 ~/ocr-results/&quot;;[.A13];&quot; debug&quot;))" office:value-type="string" office:string-value="/home/fstruman/framework/ocr-test/Test3 ~/ocr-results/0000000001_1_2014-08-28_01h00m02s.jpg debug">
            <text:p>/home/fstruman/framework/ocr-test/Test3 ~/ocr-results/0000000001_1_2014-08-28_01h00m02s.jpg debug</text:p>
          </table:table-cell>
        </table:table-row>
        <table:table-row table:style-name="ro1">
          <table:table-cell office:value-type="string">
            <text:p>0000000001_1_2014-08-28_02h00m02s.jpg</text:p>
          </table:table-cell>
          <table:table-cell office:value-type="string">
            <text:p>eng.meter.exp12</text:p>
          </table:table-cell>
          <table:table-cell office:value-type="float" office:value="28543">
            <text:p>28543</text:p>
          </table:table-cell>
          <table:table-cell/>
          <table:table-cell office:value-type="string">
            <text:p>0000000001_1_2014-08-28_02h00m02s.jpg</text:p>
          </table:table-cell>
          <table:table-cell office:value-type="float" office:value="28543">
            <text:p>28543</text:p>
          </table:table-cell>
          <table:table-cell table:formula="of:=IF([.C14]=&quot;&quot;;&quot;&quot;;IF([.F14]=[.C14];0;1))" office:value-type="float" office:value="0">
            <text:p>0</text:p>
          </table:table-cell>
          <table:table-cell table:formula="of:=IF([.$A14]=&quot;&quot;;&quot;&quot;;CONCATENATE(&quot;/home/fstruman/framework/ocr-test/Test3 ~/ocr-results/&quot;;[.A14];&quot; debug&quot;))" office:value-type="string" office:string-value="/home/fstruman/framework/ocr-test/Test3 ~/ocr-results/0000000001_1_2014-08-28_02h00m02s.jpg debug">
            <text:p>/home/fstruman/framework/ocr-test/Test3 ~/ocr-results/0000000001_1_2014-08-28_02h00m02s.jpg debug</text:p>
          </table:table-cell>
        </table:table-row>
        <table:table-row table:style-name="ro1">
          <table:table-cell office:value-type="string">
            <text:p>0000000001_1_2014-08-28_03h00m03s.jpg</text:p>
          </table:table-cell>
          <table:table-cell office:value-type="string">
            <text:p>eng.meter.exp13</text:p>
          </table:table-cell>
          <table:table-cell office:value-type="float" office:value="28576">
            <text:p>28576</text:p>
          </table:table-cell>
          <table:table-cell/>
          <table:table-cell office:value-type="string">
            <text:p>0000000001_1_2014-08-28_03h00m03s.jpg</text:p>
          </table:table-cell>
          <table:table-cell office:value-type="float" office:value="28576">
            <text:p>28576</text:p>
          </table:table-cell>
          <table:table-cell table:formula="of:=IF([.C15]=&quot;&quot;;&quot;&quot;;IF([.F15]=[.C15];0;1))" office:value-type="float" office:value="0">
            <text:p>0</text:p>
          </table:table-cell>
          <table:table-cell table:formula="of:=IF([.$A15]=&quot;&quot;;&quot;&quot;;CONCATENATE(&quot;/home/fstruman/framework/ocr-test/Test3 ~/ocr-results/&quot;;[.A15];&quot; debug&quot;))" office:value-type="string" office:string-value="/home/fstruman/framework/ocr-test/Test3 ~/ocr-results/0000000001_1_2014-08-28_03h00m03s.jpg debug">
            <text:p>/home/fstruman/framework/ocr-test/Test3 ~/ocr-results/0000000001_1_2014-08-28_03h00m03s.jpg debug</text:p>
          </table:table-cell>
        </table:table-row>
        <table:table-row table:style-name="ro1">
          <table:table-cell office:value-type="string">
            <text:p>0000000001_1_2014-08-28_04h00m03s.jpg</text:p>
          </table:table-cell>
          <table:table-cell office:value-type="string">
            <text:p>eng.meter.exp14</text:p>
          </table:table-cell>
          <table:table-cell office:value-type="float" office:value="28608">
            <text:p>28608</text:p>
          </table:table-cell>
          <table:table-cell/>
          <table:table-cell office:value-type="string">
            <text:p>0000000001_1_2014-08-28_04h00m03s.jpg</text:p>
          </table:table-cell>
          <table:table-cell office:value-type="float" office:value="28608">
            <text:p>28608</text:p>
          </table:table-cell>
          <table:table-cell table:formula="of:=IF([.C16]=&quot;&quot;;&quot;&quot;;IF([.F16]=[.C16];0;1))" office:value-type="float" office:value="0">
            <text:p>0</text:p>
          </table:table-cell>
          <table:table-cell table:formula="of:=IF([.$A16]=&quot;&quot;;&quot;&quot;;CONCATENATE(&quot;/home/fstruman/framework/ocr-test/Test3 ~/ocr-results/&quot;;[.A16];&quot; debug&quot;))" office:value-type="string" office:string-value="/home/fstruman/framework/ocr-test/Test3 ~/ocr-results/0000000001_1_2014-08-28_04h00m03s.jpg debug">
            <text:p>/home/fstruman/framework/ocr-test/Test3 ~/ocr-results/0000000001_1_2014-08-28_04h00m03s.jpg debug</text:p>
          </table:table-cell>
        </table:table-row>
        <table:table-row table:style-name="ro1">
          <table:table-cell office:value-type="string">
            <text:p>0000000001_1_2014-08-28_05h00m02s.jpg</text:p>
          </table:table-cell>
          <table:table-cell office:value-type="string">
            <text:p>eng.meter.exp15</text:p>
          </table:table-cell>
          <table:table-cell office:value-type="float" office:value="28636">
            <text:p>28636</text:p>
          </table:table-cell>
          <table:table-cell/>
          <table:table-cell office:value-type="string">
            <text:p>0000000001_1_2014-08-28_05h00m02s.jpg</text:p>
          </table:table-cell>
          <table:table-cell office:value-type="float" office:value="28636">
            <text:p>28636</text:p>
          </table:table-cell>
          <table:table-cell table:formula="of:=IF([.C17]=&quot;&quot;;&quot;&quot;;IF([.F17]=[.C17];0;1))" office:value-type="float" office:value="0">
            <text:p>0</text:p>
          </table:table-cell>
          <table:table-cell table:formula="of:=IF([.$A17]=&quot;&quot;;&quot;&quot;;CONCATENATE(&quot;/home/fstruman/framework/ocr-test/Test3 ~/ocr-results/&quot;;[.A17];&quot; debug&quot;))" office:value-type="string" office:string-value="/home/fstruman/framework/ocr-test/Test3 ~/ocr-results/0000000001_1_2014-08-28_05h00m02s.jpg debug">
            <text:p>/home/fstruman/framework/ocr-test/Test3 ~/ocr-results/0000000001_1_2014-08-28_05h00m02s.jpg debug</text:p>
          </table:table-cell>
        </table:table-row>
        <table:table-row table:style-name="ro1">
          <table:table-cell office:value-type="string">
            <text:p>0000000001_1_2014-08-28_06h00m02s.jpg</text:p>
          </table:table-cell>
          <table:table-cell office:value-type="string">
            <text:p>eng.meter.exp16</text:p>
          </table:table-cell>
          <table:table-cell office:value-type="float" office:value="28671">
            <text:p>28671</text:p>
          </table:table-cell>
          <table:table-cell/>
          <table:table-cell office:value-type="string">
            <text:p>0000000001_1_2014-08-28_06h00m02s.jpg</text:p>
          </table:table-cell>
          <table:table-cell office:value-type="float" office:value="28671">
            <text:p>28671</text:p>
          </table:table-cell>
          <table:table-cell table:formula="of:=IF([.C18]=&quot;&quot;;&quot;&quot;;IF([.F18]=[.C18];0;1))" office:value-type="float" office:value="0">
            <text:p>0</text:p>
          </table:table-cell>
          <table:table-cell table:formula="of:=IF([.$A18]=&quot;&quot;;&quot;&quot;;CONCATENATE(&quot;/home/fstruman/framework/ocr-test/Test3 ~/ocr-results/&quot;;[.A18];&quot; debug&quot;))" office:value-type="string" office:string-value="/home/fstruman/framework/ocr-test/Test3 ~/ocr-results/0000000001_1_2014-08-28_06h00m02s.jpg debug">
            <text:p>/home/fstruman/framework/ocr-test/Test3 ~/ocr-results/0000000001_1_2014-08-28_06h00m02s.jpg debug</text:p>
          </table:table-cell>
        </table:table-row>
        <table:table-row table:style-name="ro1">
          <table:table-cell office:value-type="string">
            <text:p>0000000001_1_2014-08-28_07h00m02s.jpg</text:p>
          </table:table-cell>
          <table:table-cell office:value-type="string">
            <text:p>eng.meter.exp17</text:p>
          </table:table-cell>
          <table:table-cell office:value-type="float" office:value="28701">
            <text:p>28701</text:p>
          </table:table-cell>
          <table:table-cell/>
          <table:table-cell office:value-type="string">
            <text:p>0000000001_1_2014-08-28_07h00m02s.jpg</text:p>
          </table:table-cell>
          <table:table-cell office:value-type="float" office:value="28701">
            <text:p>28701</text:p>
          </table:table-cell>
          <table:table-cell table:formula="of:=IF([.C19]=&quot;&quot;;&quot;&quot;;IF([.F19]=[.C19];0;1))" office:value-type="float" office:value="0">
            <text:p>0</text:p>
          </table:table-cell>
          <table:table-cell table:formula="of:=IF([.$A19]=&quot;&quot;;&quot;&quot;;CONCATENATE(&quot;/home/fstruman/framework/ocr-test/Test3 ~/ocr-results/&quot;;[.A19];&quot; debug&quot;))" office:value-type="string" office:string-value="/home/fstruman/framework/ocr-test/Test3 ~/ocr-results/0000000001_1_2014-08-28_07h00m02s.jpg debug">
            <text:p>/home/fstruman/framework/ocr-test/Test3 ~/ocr-results/0000000001_1_2014-08-28_07h00m02s.jpg debug</text:p>
          </table:table-cell>
        </table:table-row>
        <table:table-row table:style-name="ro1">
          <table:table-cell office:value-type="string">
            <text:p>0000000001_1_2014-08-28_08h00m03s.jpg</text:p>
          </table:table-cell>
          <table:table-cell office:value-type="string">
            <text:p>eng.meter.exp18</text:p>
          </table:table-cell>
          <table:table-cell office:value-type="float" office:value="28728">
            <text:p>28728</text:p>
          </table:table-cell>
          <table:table-cell/>
          <table:table-cell office:value-type="string">
            <text:p>0000000001_1_2014-08-28_08h00m03s.jpg</text:p>
          </table:table-cell>
          <table:table-cell office:value-type="float" office:value="28728">
            <text:p>28728</text:p>
          </table:table-cell>
          <table:table-cell table:formula="of:=IF([.C20]=&quot;&quot;;&quot;&quot;;IF([.F20]=[.C20];0;1))" office:value-type="float" office:value="0">
            <text:p>0</text:p>
          </table:table-cell>
          <table:table-cell table:formula="of:=IF([.$A20]=&quot;&quot;;&quot;&quot;;CONCATENATE(&quot;/home/fstruman/framework/ocr-test/Test3 ~/ocr-results/&quot;;[.A20];&quot; debug&quot;))" office:value-type="string" office:string-value="/home/fstruman/framework/ocr-test/Test3 ~/ocr-results/0000000001_1_2014-08-28_08h00m03s.jpg debug">
            <text:p>/home/fstruman/framework/ocr-test/Test3 ~/ocr-results/0000000001_1_2014-08-28_08h00m03s.jpg debug</text:p>
          </table:table-cell>
        </table:table-row>
        <table:table-row table:style-name="ro1">
          <table:table-cell office:value-type="string">
            <text:p>0000000001_1_2014-08-28_09h00m02s.jpg</text:p>
          </table:table-cell>
          <table:table-cell office:value-type="string">
            <text:p>eng.meter.exp19</text:p>
          </table:table-cell>
          <table:table-cell office:value-type="float" office:value="28903">
            <text:p>28903</text:p>
          </table:table-cell>
          <table:table-cell/>
          <table:table-cell office:value-type="string">
            <text:p>0000000001_1_2014-08-28_09h00m02s.jpg</text:p>
          </table:table-cell>
          <table:table-cell office:value-type="float" office:value="28903">
            <text:p>28903</text:p>
          </table:table-cell>
          <table:table-cell table:formula="of:=IF([.C21]=&quot;&quot;;&quot;&quot;;IF([.F21]=[.C21];0;1))" office:value-type="float" office:value="0">
            <text:p>0</text:p>
          </table:table-cell>
          <table:table-cell table:formula="of:=IF([.$A21]=&quot;&quot;;&quot;&quot;;CONCATENATE(&quot;/home/fstruman/framework/ocr-test/Test3 ~/ocr-results/&quot;;[.A21];&quot; debug&quot;))" office:value-type="string" office:string-value="/home/fstruman/framework/ocr-test/Test3 ~/ocr-results/0000000001_1_2014-08-28_09h00m02s.jpg debug">
            <text:p>/home/fstruman/framework/ocr-test/Test3 ~/ocr-results/0000000001_1_2014-08-28_09h00m02s.jpg debug</text:p>
          </table:table-cell>
        </table:table-row>
        <table:table-row table:style-name="ro1">
          <table:table-cell office:value-type="string">
            <text:p>0000000001_1_2014-08-28_10h00m02s.jpg</text:p>
          </table:table-cell>
          <table:table-cell office:value-type="string">
            <text:p>eng.meter.exp20</text:p>
          </table:table-cell>
          <table:table-cell office:value-type="float" office:value="29146">
            <text:p>29146</text:p>
          </table:table-cell>
          <table:table-cell/>
          <table:table-cell office:value-type="string">
            <text:p>0000000001_1_2014-08-28_10h00m02s.jpg</text:p>
          </table:table-cell>
          <table:table-cell office:value-type="float" office:value="29146">
            <text:p>29146</text:p>
          </table:table-cell>
          <table:table-cell table:formula="of:=IF([.C22]=&quot;&quot;;&quot;&quot;;IF([.F22]=[.C22];0;1))" office:value-type="float" office:value="0">
            <text:p>0</text:p>
          </table:table-cell>
          <table:table-cell table:formula="of:=IF([.$A22]=&quot;&quot;;&quot;&quot;;CONCATENATE(&quot;/home/fstruman/framework/ocr-test/Test3 ~/ocr-results/&quot;;[.A22];&quot; debug&quot;))" office:value-type="string" office:string-value="/home/fstruman/framework/ocr-test/Test3 ~/ocr-results/0000000001_1_2014-08-28_10h00m02s.jpg debug">
            <text:p>/home/fstruman/framework/ocr-test/Test3 ~/ocr-results/0000000001_1_2014-08-28_10h00m02s.jpg debug</text:p>
          </table:table-cell>
        </table:table-row>
        <table:table-row table:style-name="ro1">
          <table:table-cell office:value-type="string">
            <text:p>0000000001_1_2014-08-28_11h00m03s.jpg</text:p>
          </table:table-cell>
          <table:table-cell office:value-type="string">
            <text:p>eng.meter.exp21</text:p>
          </table:table-cell>
          <table:table-cell office:value-type="float" office:value="29384">
            <text:p>29384</text:p>
          </table:table-cell>
          <table:table-cell/>
          <table:table-cell office:value-type="string">
            <text:p>0000000001_1_2014-08-28_11h00m03s.jpg</text:p>
          </table:table-cell>
          <table:table-cell office:value-type="float" office:value="29384">
            <text:p>29384</text:p>
          </table:table-cell>
          <table:table-cell table:formula="of:=IF([.C23]=&quot;&quot;;&quot;&quot;;IF([.F23]=[.C23];0;1))" office:value-type="float" office:value="0">
            <text:p>0</text:p>
          </table:table-cell>
          <table:table-cell table:formula="of:=IF([.$A23]=&quot;&quot;;&quot;&quot;;CONCATENATE(&quot;/home/fstruman/framework/ocr-test/Test3 ~/ocr-results/&quot;;[.A23];&quot; debug&quot;))" office:value-type="string" office:string-value="/home/fstruman/framework/ocr-test/Test3 ~/ocr-results/0000000001_1_2014-08-28_11h00m03s.jpg debug">
            <text:p>/home/fstruman/framework/ocr-test/Test3 ~/ocr-results/0000000001_1_2014-08-28_11h00m03s.jpg debug</text:p>
          </table:table-cell>
        </table:table-row>
        <table:table-row table:style-name="ro1">
          <table:table-cell office:value-type="string">
            <text:p>0000000001_1_2014-08-28_12h00m02s.jpg</text:p>
          </table:table-cell>
          <table:table-cell office:value-type="string">
            <text:p>eng.meter.exp22</text:p>
          </table:table-cell>
          <table:table-cell office:value-type="float" office:value="29626">
            <text:p>29626</text:p>
          </table:table-cell>
          <table:table-cell/>
          <table:table-cell office:value-type="string">
            <text:p>0000000001_1_2014-08-28_12h00m02s.jpg</text:p>
          </table:table-cell>
          <table:table-cell office:value-type="float" office:value="29626">
            <text:p>29626</text:p>
          </table:table-cell>
          <table:table-cell table:formula="of:=IF([.C24]=&quot;&quot;;&quot;&quot;;IF([.F24]=[.C24];0;1))" office:value-type="float" office:value="0">
            <text:p>0</text:p>
          </table:table-cell>
          <table:table-cell table:formula="of:=IF([.$A24]=&quot;&quot;;&quot;&quot;;CONCATENATE(&quot;/home/fstruman/framework/ocr-test/Test3 ~/ocr-results/&quot;;[.A24];&quot; debug&quot;))" office:value-type="string" office:string-value="/home/fstruman/framework/ocr-test/Test3 ~/ocr-results/0000000001_1_2014-08-28_12h00m02s.jpg debug">
            <text:p>/home/fstruman/framework/ocr-test/Test3 ~/ocr-results/0000000001_1_2014-08-28_12h00m02s.jpg debug</text:p>
          </table:table-cell>
        </table:table-row>
        <table:table-row table:style-name="ro1">
          <table:table-cell office:value-type="string">
            <text:p>0000000001_1_2014-08-28_13h00m03s.jpg</text:p>
          </table:table-cell>
          <table:table-cell office:value-type="string">
            <text:p>eng.meter.exp23</text:p>
          </table:table-cell>
          <table:table-cell office:value-type="float" office:value="29868">
            <text:p>29868</text:p>
          </table:table-cell>
          <table:table-cell/>
          <table:table-cell office:value-type="string">
            <text:p>0000000001_1_2014-08-28_13h00m03s.jpg</text:p>
          </table:table-cell>
          <table:table-cell office:value-type="float" office:value="29868">
            <text:p>29868</text:p>
          </table:table-cell>
          <table:table-cell table:formula="of:=IF([.C25]=&quot;&quot;;&quot;&quot;;IF([.F25]=[.C25];0;1))" office:value-type="float" office:value="0">
            <text:p>0</text:p>
          </table:table-cell>
          <table:table-cell table:formula="of:=IF([.$A25]=&quot;&quot;;&quot;&quot;;CONCATENATE(&quot;/home/fstruman/framework/ocr-test/Test3 ~/ocr-results/&quot;;[.A25];&quot; debug&quot;))" office:value-type="string" office:string-value="/home/fstruman/framework/ocr-test/Test3 ~/ocr-results/0000000001_1_2014-08-28_13h00m03s.jpg debug">
            <text:p>/home/fstruman/framework/ocr-test/Test3 ~/ocr-results/0000000001_1_2014-08-28_13h00m03s.jpg debug</text:p>
          </table:table-cell>
        </table:table-row>
        <table:table-row table:style-name="ro1">
          <table:table-cell office:value-type="string">
            <text:p>0000000001_1_2014-08-28_14h00m03s.jpg</text:p>
          </table:table-cell>
          <table:table-cell office:value-type="string">
            <text:p>eng.meter.exp24</text:p>
          </table:table-cell>
          <table:table-cell office:value-type="float" office:value="30105">
            <text:p>30105</text:p>
          </table:table-cell>
          <table:table-cell/>
          <table:table-cell office:value-type="string">
            <text:p>0000000001_1_2014-08-28_14h00m03s.jpg</text:p>
          </table:table-cell>
          <table:table-cell office:value-type="float" office:value="30105">
            <text:p>30105</text:p>
          </table:table-cell>
          <table:table-cell table:formula="of:=IF([.C26]=&quot;&quot;;&quot;&quot;;IF([.F26]=[.C26];0;1))" office:value-type="float" office:value="0">
            <text:p>0</text:p>
          </table:table-cell>
          <table:table-cell table:formula="of:=IF([.$A26]=&quot;&quot;;&quot;&quot;;CONCATENATE(&quot;/home/fstruman/framework/ocr-test/Test3 ~/ocr-results/&quot;;[.A26];&quot; debug&quot;))" office:value-type="string" office:string-value="/home/fstruman/framework/ocr-test/Test3 ~/ocr-results/0000000001_1_2014-08-28_14h00m03s.jpg debug">
            <text:p>/home/fstruman/framework/ocr-test/Test3 ~/ocr-results/0000000001_1_2014-08-28_14h00m03s.jpg debug</text:p>
          </table:table-cell>
        </table:table-row>
        <table:table-row table:style-name="ro1">
          <table:table-cell office:value-type="string">
            <text:p>0000000001_1_2014-08-28_15h00m02s.jpg</text:p>
          </table:table-cell>
          <table:table-cell office:value-type="string">
            <text:p>eng.meter.exp25</text:p>
          </table:table-cell>
          <table:table-cell office:value-type="float" office:value="30344">
            <text:p>30344</text:p>
          </table:table-cell>
          <table:table-cell/>
          <table:table-cell office:value-type="string">
            <text:p>0000000001_1_2014-08-28_15h00m02s.jpg</text:p>
          </table:table-cell>
          <table:table-cell office:value-type="float" office:value="30344">
            <text:p>30344</text:p>
          </table:table-cell>
          <table:table-cell table:formula="of:=IF([.C27]=&quot;&quot;;&quot;&quot;;IF([.F27]=[.C27];0;1))" office:value-type="float" office:value="0">
            <text:p>0</text:p>
          </table:table-cell>
          <table:table-cell table:formula="of:=IF([.$A27]=&quot;&quot;;&quot;&quot;;CONCATENATE(&quot;/home/fstruman/framework/ocr-test/Test3 ~/ocr-results/&quot;;[.A27];&quot; debug&quot;))" office:value-type="string" office:string-value="/home/fstruman/framework/ocr-test/Test3 ~/ocr-results/0000000001_1_2014-08-28_15h00m02s.jpg debug">
            <text:p>/home/fstruman/framework/ocr-test/Test3 ~/ocr-results/0000000001_1_2014-08-28_15h00m02s.jpg debug</text:p>
          </table:table-cell>
        </table:table-row>
        <table:table-row table:style-name="ro1">
          <table:table-cell office:value-type="string">
            <text:p>0000000001_1_2014-08-28_16h00m02s.jpg</text:p>
          </table:table-cell>
          <table:table-cell office:value-type="string">
            <text:p>eng.meter.exp26</text:p>
          </table:table-cell>
          <table:table-cell office:value-type="float" office:value="30547">
            <text:p>30547</text:p>
          </table:table-cell>
          <table:table-cell/>
          <table:table-cell office:value-type="string">
            <text:p>0000000001_1_2014-08-28_16h00m02s.jpg</text:p>
          </table:table-cell>
          <table:table-cell office:value-type="float" office:value="30547">
            <text:p>30547</text:p>
          </table:table-cell>
          <table:table-cell table:formula="of:=IF([.C28]=&quot;&quot;;&quot;&quot;;IF([.F28]=[.C28];0;1))" office:value-type="float" office:value="0">
            <text:p>0</text:p>
          </table:table-cell>
          <table:table-cell table:formula="of:=IF([.$A28]=&quot;&quot;;&quot;&quot;;CONCATENATE(&quot;/home/fstruman/framework/ocr-test/Test3 ~/ocr-results/&quot;;[.A28];&quot; debug&quot;))" office:value-type="string" office:string-value="/home/fstruman/framework/ocr-test/Test3 ~/ocr-results/0000000001_1_2014-08-28_16h00m02s.jpg debug">
            <text:p>/home/fstruman/framework/ocr-test/Test3 ~/ocr-results/0000000001_1_2014-08-28_16h00m02s.jpg debug</text:p>
          </table:table-cell>
        </table:table-row>
        <table:table-row table:style-name="ro1">
          <table:table-cell office:value-type="string">
            <text:p>0000000001_1_2014-08-28_17h00m03s.jpg</text:p>
          </table:table-cell>
          <table:table-cell office:value-type="string">
            <text:p>eng.meter.exp27</text:p>
          </table:table-cell>
          <table:table-cell office:value-type="float" office:value="30594">
            <text:p>30594</text:p>
          </table:table-cell>
          <table:table-cell/>
          <table:table-cell office:value-type="string">
            <text:p>0000000001_1_2014-08-28_17h00m03s.jpg</text:p>
          </table:table-cell>
          <table:table-cell office:value-type="float" office:value="30594">
            <text:p>30594</text:p>
          </table:table-cell>
          <table:table-cell table:formula="of:=IF([.C29]=&quot;&quot;;&quot;&quot;;IF([.F29]=[.C29];0;1))" office:value-type="float" office:value="0">
            <text:p>0</text:p>
          </table:table-cell>
          <table:table-cell table:formula="of:=IF([.$A29]=&quot;&quot;;&quot;&quot;;CONCATENATE(&quot;/home/fstruman/framework/ocr-test/Test3 ~/ocr-results/&quot;;[.A29];&quot; debug&quot;))" office:value-type="string" office:string-value="/home/fstruman/framework/ocr-test/Test3 ~/ocr-results/0000000001_1_2014-08-28_17h00m03s.jpg debug">
            <text:p>/home/fstruman/framework/ocr-test/Test3 ~/ocr-results/0000000001_1_2014-08-28_17h00m03s.jpg debug</text:p>
          </table:table-cell>
        </table:table-row>
        <table:table-row table:style-name="ro1">
          <table:table-cell office:value-type="string">
            <text:p>0000000001_1_2014-08-28_18h00m02s.jpg</text:p>
          </table:table-cell>
          <table:table-cell office:value-type="string">
            <text:p>eng.meter.exp28</text:p>
          </table:table-cell>
          <table:table-cell office:value-type="float" office:value="30661">
            <text:p>30661</text:p>
          </table:table-cell>
          <table:table-cell/>
          <table:table-cell office:value-type="string">
            <text:p>0000000001_1_2014-08-28_18h00m02s.jpg</text:p>
          </table:table-cell>
          <table:table-cell office:value-type="float" office:value="30661">
            <text:p>30661</text:p>
          </table:table-cell>
          <table:table-cell table:formula="of:=IF([.C30]=&quot;&quot;;&quot;&quot;;IF([.F30]=[.C30];0;1))" office:value-type="float" office:value="0">
            <text:p>0</text:p>
          </table:table-cell>
          <table:table-cell table:formula="of:=IF([.$A30]=&quot;&quot;;&quot;&quot;;CONCATENATE(&quot;/home/fstruman/framework/ocr-test/Test3 ~/ocr-results/&quot;;[.A30];&quot; debug&quot;))" office:value-type="string" office:string-value="/home/fstruman/framework/ocr-test/Test3 ~/ocr-results/0000000001_1_2014-08-28_18h00m02s.jpg debug">
            <text:p>/home/fstruman/framework/ocr-test/Test3 ~/ocr-results/0000000001_1_2014-08-28_18h00m02s.jpg debug</text:p>
          </table:table-cell>
        </table:table-row>
        <table:table-row table:style-name="ro1">
          <table:table-cell office:value-type="string">
            <text:p>0000000001_1_2014-08-28_19h00m02s.jpg</text:p>
          </table:table-cell>
          <table:table-cell office:value-type="string">
            <text:p>eng.meter.exp29</text:p>
          </table:table-cell>
          <table:table-cell office:value-type="float" office:value="30724">
            <text:p>30724</text:p>
          </table:table-cell>
          <table:table-cell/>
          <table:table-cell office:value-type="string">
            <text:p>0000000001_1_2014-08-28_19h00m02s.jpg</text:p>
          </table:table-cell>
          <table:table-cell office:value-type="float" office:value="30724">
            <text:p>30724</text:p>
          </table:table-cell>
          <table:table-cell table:formula="of:=IF([.C31]=&quot;&quot;;&quot;&quot;;IF([.F31]=[.C31];0;1))" office:value-type="float" office:value="0">
            <text:p>0</text:p>
          </table:table-cell>
          <table:table-cell table:formula="of:=IF([.$A31]=&quot;&quot;;&quot;&quot;;CONCATENATE(&quot;/home/fstruman/framework/ocr-test/Test3 ~/ocr-results/&quot;;[.A31];&quot; debug&quot;))" office:value-type="string" office:string-value="/home/fstruman/framework/ocr-test/Test3 ~/ocr-results/0000000001_1_2014-08-28_19h00m02s.jpg debug">
            <text:p>/home/fstruman/framework/ocr-test/Test3 ~/ocr-results/0000000001_1_2014-08-28_19h00m02s.jpg debug</text:p>
          </table:table-cell>
        </table:table-row>
        <table:table-row table:style-name="ro1">
          <table:table-cell office:value-type="string">
            <text:p>0000000001_1_2014-08-28_20h00m02s.jpg</text:p>
          </table:table-cell>
          <table:table-cell office:value-type="string">
            <text:p>eng.meter.exp30</text:p>
          </table:table-cell>
          <table:table-cell office:value-type="float" office:value="30797">
            <text:p>30797</text:p>
          </table:table-cell>
          <table:table-cell/>
          <table:table-cell office:value-type="string">
            <text:p>0000000001_1_2014-08-28_20h00m02s.jpg</text:p>
          </table:table-cell>
          <table:table-cell office:value-type="float" office:value="30797">
            <text:p>30797</text:p>
          </table:table-cell>
          <table:table-cell table:formula="of:=IF([.C32]=&quot;&quot;;&quot;&quot;;IF([.F32]=[.C32];0;1))" office:value-type="float" office:value="0">
            <text:p>0</text:p>
          </table:table-cell>
          <table:table-cell table:formula="of:=IF([.$A32]=&quot;&quot;;&quot;&quot;;CONCATENATE(&quot;/home/fstruman/framework/ocr-test/Test3 ~/ocr-results/&quot;;[.A32];&quot; debug&quot;))" office:value-type="string" office:string-value="/home/fstruman/framework/ocr-test/Test3 ~/ocr-results/0000000001_1_2014-08-28_20h00m02s.jpg debug">
            <text:p>/home/fstruman/framework/ocr-test/Test3 ~/ocr-results/0000000001_1_2014-08-28_20h00m02s.jpg debug</text:p>
          </table:table-cell>
        </table:table-row>
        <table:table-row table:style-name="ro1">
          <table:table-cell office:value-type="string">
            <text:p>0000000001_1_2014-08-28_21h00m02s.jpg</text:p>
          </table:table-cell>
          <table:table-cell office:value-type="string">
            <text:p>eng.meter.exp31</text:p>
          </table:table-cell>
          <table:table-cell office:value-type="float" office:value="30848">
            <text:p>30848</text:p>
          </table:table-cell>
          <table:table-cell/>
          <table:table-cell office:value-type="string">
            <text:p>0000000001_1_2014-08-28_21h00m02s.jpg</text:p>
          </table:table-cell>
          <table:table-cell office:value-type="float" office:value="30848">
            <text:p>30848</text:p>
          </table:table-cell>
          <table:table-cell table:formula="of:=IF([.C33]=&quot;&quot;;&quot;&quot;;IF([.F33]=[.C33];0;1))" office:value-type="float" office:value="0">
            <text:p>0</text:p>
          </table:table-cell>
          <table:table-cell table:formula="of:=IF([.$A33]=&quot;&quot;;&quot;&quot;;CONCATENATE(&quot;/home/fstruman/framework/ocr-test/Test3 ~/ocr-results/&quot;;[.A33];&quot; debug&quot;))" office:value-type="string" office:string-value="/home/fstruman/framework/ocr-test/Test3 ~/ocr-results/0000000001_1_2014-08-28_21h00m02s.jpg debug">
            <text:p>/home/fstruman/framework/ocr-test/Test3 ~/ocr-results/0000000001_1_2014-08-28_21h00m02s.jpg debug</text:p>
          </table:table-cell>
        </table:table-row>
        <table:table-row table:style-name="ro1">
          <table:table-cell office:value-type="string">
            <text:p>0000000001_1_2014-08-28_22h00m02s.jpg</text:p>
          </table:table-cell>
          <table:table-cell office:value-type="string">
            <text:p>eng.meter.exp32</text:p>
          </table:table-cell>
          <table:table-cell office:value-type="float" office:value="30890">
            <text:p>30890</text:p>
          </table:table-cell>
          <table:table-cell/>
          <table:table-cell office:value-type="string">
            <text:p>0000000001_1_2014-08-28_22h00m02s.jpg</text:p>
          </table:table-cell>
          <table:table-cell office:value-type="float" office:value="30890">
            <text:p>30890</text:p>
          </table:table-cell>
          <table:table-cell table:formula="of:=IF([.C34]=&quot;&quot;;&quot;&quot;;IF([.F34]=[.C34];0;1))" office:value-type="float" office:value="0">
            <text:p>0</text:p>
          </table:table-cell>
          <table:table-cell table:formula="of:=IF([.$A34]=&quot;&quot;;&quot;&quot;;CONCATENATE(&quot;/home/fstruman/framework/ocr-test/Test3 ~/ocr-results/&quot;;[.A34];&quot; debug&quot;))" office:value-type="string" office:string-value="/home/fstruman/framework/ocr-test/Test3 ~/ocr-results/0000000001_1_2014-08-28_22h00m02s.jpg debug">
            <text:p>/home/fstruman/framework/ocr-test/Test3 ~/ocr-results/0000000001_1_2014-08-28_22h00m02s.jpg debug</text:p>
          </table:table-cell>
        </table:table-row>
        <table:table-row table:style-name="ro1">
          <table:table-cell office:value-type="string">
            <text:p>0000000001_1_2014-08-28_23h00m02s.jpg</text:p>
          </table:table-cell>
          <table:table-cell office:value-type="string">
            <text:p>eng.meter.exp33</text:p>
          </table:table-cell>
          <table:table-cell office:value-type="float" office:value="30942">
            <text:p>30942</text:p>
          </table:table-cell>
          <table:table-cell/>
          <table:table-cell office:value-type="string">
            <text:p>0000000001_1_2014-08-28_23h00m02s.jpg</text:p>
          </table:table-cell>
          <table:table-cell office:value-type="float" office:value="30942">
            <text:p>30942</text:p>
          </table:table-cell>
          <table:table-cell table:formula="of:=IF([.C35]=&quot;&quot;;&quot;&quot;;IF([.F35]=[.C35];0;1))" office:value-type="float" office:value="0">
            <text:p>0</text:p>
          </table:table-cell>
          <table:table-cell table:formula="of:=IF([.$A35]=&quot;&quot;;&quot;&quot;;CONCATENATE(&quot;/home/fstruman/framework/ocr-test/Test3 ~/ocr-results/&quot;;[.A35];&quot; debug&quot;))" office:value-type="string" office:string-value="/home/fstruman/framework/ocr-test/Test3 ~/ocr-results/0000000001_1_2014-08-28_23h00m02s.jpg debug">
            <text:p>/home/fstruman/framework/ocr-test/Test3 ~/ocr-results/0000000001_1_2014-08-28_23h00m02s.jpg debug</text:p>
          </table:table-cell>
        </table:table-row>
        <table:table-row table:style-name="ro1">
          <table:table-cell office:value-type="string">
            <text:p>0000000001_1_2014-08-29_00h00m02s.jpg</text:p>
          </table:table-cell>
          <table:table-cell office:value-type="string">
            <text:p>eng.meter.exp34</text:p>
          </table:table-cell>
          <table:table-cell office:value-type="float" office:value="30989">
            <text:p>30989</text:p>
          </table:table-cell>
          <table:table-cell/>
          <table:table-cell office:value-type="string">
            <text:p>0000000001_1_2014-08-29_00h00m02s.jpg</text:p>
          </table:table-cell>
          <table:table-cell office:value-type="float" office:value="30989">
            <text:p>30989</text:p>
          </table:table-cell>
          <table:table-cell table:formula="of:=IF([.C36]=&quot;&quot;;&quot;&quot;;IF([.F36]=[.C36];0;1))" office:value-type="float" office:value="0">
            <text:p>0</text:p>
          </table:table-cell>
          <table:table-cell table:formula="of:=IF([.$A36]=&quot;&quot;;&quot;&quot;;CONCATENATE(&quot;/home/fstruman/framework/ocr-test/Test3 ~/ocr-results/&quot;;[.A36];&quot; debug&quot;))" office:value-type="string" office:string-value="/home/fstruman/framework/ocr-test/Test3 ~/ocr-results/0000000001_1_2014-08-29_00h00m02s.jpg debug">
            <text:p>/home/fstruman/framework/ocr-test/Test3 ~/ocr-results/0000000001_1_2014-08-29_00h00m02s.jpg debug</text:p>
          </table:table-cell>
        </table:table-row>
        <table:table-row table:style-name="ro1">
          <table:table-cell office:value-type="string">
            <text:p>0000000001_1_2014-08-29_01h00m03s.jpg</text:p>
          </table:table-cell>
          <table:table-cell office:value-type="string">
            <text:p>eng.meter.exp35</text:p>
          </table:table-cell>
          <table:table-cell office:value-type="float" office:value="31026">
            <text:p>31026</text:p>
          </table:table-cell>
          <table:table-cell/>
          <table:table-cell office:value-type="string">
            <text:p>0000000001_1_2014-08-29_01h00m03s.jpg</text:p>
          </table:table-cell>
          <table:table-cell office:value-type="float" office:value="31026">
            <text:p>31026</text:p>
          </table:table-cell>
          <table:table-cell table:formula="of:=IF([.C37]=&quot;&quot;;&quot;&quot;;IF([.F37]=[.C37];0;1))" office:value-type="float" office:value="0">
            <text:p>0</text:p>
          </table:table-cell>
          <table:table-cell table:formula="of:=IF([.$A37]=&quot;&quot;;&quot;&quot;;CONCATENATE(&quot;/home/fstruman/framework/ocr-test/Test3 ~/ocr-results/&quot;;[.A37];&quot; debug&quot;))" office:value-type="string" office:string-value="/home/fstruman/framework/ocr-test/Test3 ~/ocr-results/0000000001_1_2014-08-29_01h00m03s.jpg debug">
            <text:p>/home/fstruman/framework/ocr-test/Test3 ~/ocr-results/0000000001_1_2014-08-29_01h00m03s.jpg debug</text:p>
          </table:table-cell>
        </table:table-row>
        <table:table-row table:style-name="ro1">
          <table:table-cell office:value-type="string">
            <text:p>0000000001_1_2014-08-29_02h00m03s.jpg</text:p>
          </table:table-cell>
          <table:table-cell office:value-type="string">
            <text:p>eng.meter.exp36</text:p>
          </table:table-cell>
          <table:table-cell office:value-type="float" office:value="31060">
            <text:p>31060</text:p>
          </table:table-cell>
          <table:table-cell/>
          <table:table-cell office:value-type="string">
            <text:p>0000000001_1_2014-08-29_02h00m03s.jpg</text:p>
          </table:table-cell>
          <table:table-cell office:value-type="float" office:value="31060">
            <text:p>31060</text:p>
          </table:table-cell>
          <table:table-cell table:formula="of:=IF([.C38]=&quot;&quot;;&quot;&quot;;IF([.F38]=[.C38];0;1))" office:value-type="float" office:value="0">
            <text:p>0</text:p>
          </table:table-cell>
          <table:table-cell table:formula="of:=IF([.$A38]=&quot;&quot;;&quot;&quot;;CONCATENATE(&quot;/home/fstruman/framework/ocr-test/Test3 ~/ocr-results/&quot;;[.A38];&quot; debug&quot;))" office:value-type="string" office:string-value="/home/fstruman/framework/ocr-test/Test3 ~/ocr-results/0000000001_1_2014-08-29_02h00m03s.jpg debug">
            <text:p>/home/fstruman/framework/ocr-test/Test3 ~/ocr-results/0000000001_1_2014-08-29_02h00m03s.jpg debug</text:p>
          </table:table-cell>
        </table:table-row>
        <table:table-row table:style-name="ro1">
          <table:table-cell office:value-type="string">
            <text:p>0000000001_1_2014-08-29_03h00m02s.jpg</text:p>
          </table:table-cell>
          <table:table-cell office:value-type="string">
            <text:p>eng.meter.exp37</text:p>
          </table:table-cell>
          <table:table-cell office:value-type="float" office:value="31092">
            <text:p>31092</text:p>
          </table:table-cell>
          <table:table-cell/>
          <table:table-cell office:value-type="string">
            <text:p>0000000001_1_2014-08-29_03h00m02s.jpg</text:p>
          </table:table-cell>
          <table:table-cell office:value-type="float" office:value="31092">
            <text:p>31092</text:p>
          </table:table-cell>
          <table:table-cell table:formula="of:=IF([.C39]=&quot;&quot;;&quot;&quot;;IF([.F39]=[.C39];0;1))" office:value-type="float" office:value="0">
            <text:p>0</text:p>
          </table:table-cell>
          <table:table-cell table:formula="of:=IF([.$A39]=&quot;&quot;;&quot;&quot;;CONCATENATE(&quot;/home/fstruman/framework/ocr-test/Test3 ~/ocr-results/&quot;;[.A39];&quot; debug&quot;))" office:value-type="string" office:string-value="/home/fstruman/framework/ocr-test/Test3 ~/ocr-results/0000000001_1_2014-08-29_03h00m02s.jpg debug">
            <text:p>/home/fstruman/framework/ocr-test/Test3 ~/ocr-results/0000000001_1_2014-08-29_03h00m02s.jpg debug</text:p>
          </table:table-cell>
        </table:table-row>
        <table:table-row table:style-name="ro1">
          <table:table-cell office:value-type="string">
            <text:p>0000000001_1_2014-08-29_04h00m03s.jpg</text:p>
          </table:table-cell>
          <table:table-cell office:value-type="string">
            <text:p>eng.meter.exp38</text:p>
          </table:table-cell>
          <table:table-cell office:value-type="float" office:value="31126">
            <text:p>31126</text:p>
          </table:table-cell>
          <table:table-cell/>
          <table:table-cell office:value-type="string">
            <text:p>0000000001_1_2014-08-29_04h00m03s.jpg</text:p>
          </table:table-cell>
          <table:table-cell office:value-type="float" office:value="31126">
            <text:p>31126</text:p>
          </table:table-cell>
          <table:table-cell table:formula="of:=IF([.C40]=&quot;&quot;;&quot;&quot;;IF([.F40]=[.C40];0;1))" office:value-type="float" office:value="0">
            <text:p>0</text:p>
          </table:table-cell>
          <table:table-cell table:formula="of:=IF([.$A40]=&quot;&quot;;&quot;&quot;;CONCATENATE(&quot;/home/fstruman/framework/ocr-test/Test3 ~/ocr-results/&quot;;[.A40];&quot; debug&quot;))" office:value-type="string" office:string-value="/home/fstruman/framework/ocr-test/Test3 ~/ocr-results/0000000001_1_2014-08-29_04h00m03s.jpg debug">
            <text:p>/home/fstruman/framework/ocr-test/Test3 ~/ocr-results/0000000001_1_2014-08-29_04h00m03s.jpg debug</text:p>
          </table:table-cell>
        </table:table-row>
        <table:table-row table:style-name="ro1">
          <table:table-cell office:value-type="string">
            <text:p>0000000001_1_2014-08-29_05h00m03s.jpg</text:p>
          </table:table-cell>
          <table:table-cell office:value-type="string">
            <text:p>eng.meter.exp39</text:p>
          </table:table-cell>
          <table:table-cell office:value-type="float" office:value="31154">
            <text:p>31154</text:p>
          </table:table-cell>
          <table:table-cell/>
          <table:table-cell office:value-type="string">
            <text:p>0000000001_1_2014-08-29_05h00m03s.jpg</text:p>
          </table:table-cell>
          <table:table-cell office:value-type="float" office:value="31154">
            <text:p>31154</text:p>
          </table:table-cell>
          <table:table-cell table:formula="of:=IF([.C41]=&quot;&quot;;&quot;&quot;;IF([.F41]=[.C41];0;1))" office:value-type="float" office:value="0">
            <text:p>0</text:p>
          </table:table-cell>
          <table:table-cell table:formula="of:=IF([.$A41]=&quot;&quot;;&quot;&quot;;CONCATENATE(&quot;/home/fstruman/framework/ocr-test/Test3 ~/ocr-results/&quot;;[.A41];&quot; debug&quot;))" office:value-type="string" office:string-value="/home/fstruman/framework/ocr-test/Test3 ~/ocr-results/0000000001_1_2014-08-29_05h00m03s.jpg debug">
            <text:p>/home/fstruman/framework/ocr-test/Test3 ~/ocr-results/0000000001_1_2014-08-29_05h00m03s.jpg debug</text:p>
          </table:table-cell>
        </table:table-row>
        <table:table-row table:style-name="ro1">
          <table:table-cell office:value-type="string">
            <text:p>0000000001_1_2014-08-29_06h00m02s.jpg</text:p>
          </table:table-cell>
          <table:table-cell office:value-type="string">
            <text:p>eng.meter.exp40</text:p>
          </table:table-cell>
          <table:table-cell office:value-type="float" office:value="31190">
            <text:p>31190</text:p>
          </table:table-cell>
          <table:table-cell/>
          <table:table-cell office:value-type="string">
            <text:p>0000000001_1_2014-08-29_06h00m02s.jpg</text:p>
          </table:table-cell>
          <table:table-cell office:value-type="float" office:value="31190">
            <text:p>31190</text:p>
          </table:table-cell>
          <table:table-cell table:formula="of:=IF([.C42]=&quot;&quot;;&quot;&quot;;IF([.F42]=[.C42];0;1))" office:value-type="float" office:value="0">
            <text:p>0</text:p>
          </table:table-cell>
          <table:table-cell table:formula="of:=IF([.$A42]=&quot;&quot;;&quot;&quot;;CONCATENATE(&quot;/home/fstruman/framework/ocr-test/Test3 ~/ocr-results/&quot;;[.A42];&quot; debug&quot;))" office:value-type="string" office:string-value="/home/fstruman/framework/ocr-test/Test3 ~/ocr-results/0000000001_1_2014-08-29_06h00m02s.jpg debug">
            <text:p>/home/fstruman/framework/ocr-test/Test3 ~/ocr-results/0000000001_1_2014-08-29_06h00m02s.jpg debug</text:p>
          </table:table-cell>
        </table:table-row>
        <table:table-row table:style-name="ro1">
          <table:table-cell office:value-type="string">
            <text:p>0000000001_1_2014-08-29_07h00m02s.jpg</text:p>
          </table:table-cell>
          <table:table-cell office:value-type="string">
            <text:p>eng.meter.exp41</text:p>
          </table:table-cell>
          <table:table-cell office:value-type="float" office:value="31222">
            <text:p>31222</text:p>
          </table:table-cell>
          <table:table-cell/>
          <table:table-cell office:value-type="string">
            <text:p>0000000001_1_2014-08-29_07h00m02s.jpg</text:p>
          </table:table-cell>
          <table:table-cell office:value-type="float" office:value="31222">
            <text:p>31222</text:p>
          </table:table-cell>
          <table:table-cell table:formula="of:=IF([.C43]=&quot;&quot;;&quot;&quot;;IF([.F43]=[.C43];0;1))" office:value-type="float" office:value="0">
            <text:p>0</text:p>
          </table:table-cell>
          <table:table-cell table:formula="of:=IF([.$A43]=&quot;&quot;;&quot;&quot;;CONCATENATE(&quot;/home/fstruman/framework/ocr-test/Test3 ~/ocr-results/&quot;;[.A43];&quot; debug&quot;))" office:value-type="string" office:string-value="/home/fstruman/framework/ocr-test/Test3 ~/ocr-results/0000000001_1_2014-08-29_07h00m02s.jpg debug">
            <text:p>/home/fstruman/framework/ocr-test/Test3 ~/ocr-results/0000000001_1_2014-08-29_07h00m02s.jpg debug</text:p>
          </table:table-cell>
        </table:table-row>
        <table:table-row table:style-name="ro1">
          <table:table-cell office:value-type="string">
            <text:p>0000000001_1_2014-08-29_08h00m03s.jpg</text:p>
          </table:table-cell>
          <table:table-cell office:value-type="string">
            <text:p>eng.meter.exp42</text:p>
          </table:table-cell>
          <table:table-cell office:value-type="float" office:value="31252">
            <text:p>31252</text:p>
          </table:table-cell>
          <table:table-cell/>
          <table:table-cell office:value-type="string">
            <text:p>0000000001_1_2014-08-29_08h00m03s.jpg</text:p>
          </table:table-cell>
          <table:table-cell office:value-type="float" office:value="31252">
            <text:p>31252</text:p>
          </table:table-cell>
          <table:table-cell table:formula="of:=IF([.C44]=&quot;&quot;;&quot;&quot;;IF([.F44]=[.C44];0;1))" office:value-type="float" office:value="0">
            <text:p>0</text:p>
          </table:table-cell>
          <table:table-cell table:formula="of:=IF([.$A44]=&quot;&quot;;&quot;&quot;;CONCATENATE(&quot;/home/fstruman/framework/ocr-test/Test3 ~/ocr-results/&quot;;[.A44];&quot; debug&quot;))" office:value-type="string" office:string-value="/home/fstruman/framework/ocr-test/Test3 ~/ocr-results/0000000001_1_2014-08-29_08h00m03s.jpg debug">
            <text:p>/home/fstruman/framework/ocr-test/Test3 ~/ocr-results/0000000001_1_2014-08-29_08h00m03s.jpg debug</text:p>
          </table:table-cell>
        </table:table-row>
        <table:table-row table:style-name="ro1">
          <table:table-cell office:value-type="string">
            <text:p>0000000001_1_2014-08-29_09h00m02s.jpg</text:p>
          </table:table-cell>
          <table:table-cell office:value-type="string">
            <text:p>eng.meter.exp43</text:p>
          </table:table-cell>
          <table:table-cell office:value-type="float" office:value="31423">
            <text:p>31423</text:p>
          </table:table-cell>
          <table:table-cell/>
          <table:table-cell office:value-type="string">
            <text:p>0000000001_1_2014-08-29_09h00m02s.jpg</text:p>
          </table:table-cell>
          <table:table-cell office:value-type="float" office:value="31423">
            <text:p>31423</text:p>
          </table:table-cell>
          <table:table-cell table:formula="of:=IF([.C45]=&quot;&quot;;&quot;&quot;;IF([.F45]=[.C45];0;1))" office:value-type="float" office:value="0">
            <text:p>0</text:p>
          </table:table-cell>
          <table:table-cell table:formula="of:=IF([.$A45]=&quot;&quot;;&quot;&quot;;CONCATENATE(&quot;/home/fstruman/framework/ocr-test/Test3 ~/ocr-results/&quot;;[.A45];&quot; debug&quot;))" office:value-type="string" office:string-value="/home/fstruman/framework/ocr-test/Test3 ~/ocr-results/0000000001_1_2014-08-29_09h00m02s.jpg debug">
            <text:p>/home/fstruman/framework/ocr-test/Test3 ~/ocr-results/0000000001_1_2014-08-29_09h00m02s.jpg debug</text:p>
          </table:table-cell>
        </table:table-row>
        <table:table-row table:style-name="ro1">
          <table:table-cell office:value-type="string">
            <text:p>0000000001_1_2014-08-29_10h00m02s.jpg</text:p>
          </table:table-cell>
          <table:table-cell office:value-type="string">
            <text:p>eng.meter.exp44</text:p>
          </table:table-cell>
          <table:table-cell office:value-type="float" office:value="31664">
            <text:p>31664</text:p>
          </table:table-cell>
          <table:table-cell/>
          <table:table-cell office:value-type="string">
            <text:p>0000000001_1_2014-08-29_10h00m02s.jpg</text:p>
          </table:table-cell>
          <table:table-cell office:value-type="float" office:value="31664">
            <text:p>31664</text:p>
          </table:table-cell>
          <table:table-cell table:formula="of:=IF([.C46]=&quot;&quot;;&quot;&quot;;IF([.F46]=[.C46];0;1))" office:value-type="float" office:value="0">
            <text:p>0</text:p>
          </table:table-cell>
          <table:table-cell table:formula="of:=IF([.$A46]=&quot;&quot;;&quot;&quot;;CONCATENATE(&quot;/home/fstruman/framework/ocr-test/Test3 ~/ocr-results/&quot;;[.A46];&quot; debug&quot;))" office:value-type="string" office:string-value="/home/fstruman/framework/ocr-test/Test3 ~/ocr-results/0000000001_1_2014-08-29_10h00m02s.jpg debug">
            <text:p>/home/fstruman/framework/ocr-test/Test3 ~/ocr-results/0000000001_1_2014-08-29_10h00m02s.jpg debug</text:p>
          </table:table-cell>
        </table:table-row>
        <table:table-row table:style-name="ro1">
          <table:table-cell office:value-type="string">
            <text:p>0000000001_1_2014-08-29_11h00m02s.jpg</text:p>
          </table:table-cell>
          <table:table-cell office:value-type="string">
            <text:p>eng.meter.exp45</text:p>
          </table:table-cell>
          <table:table-cell office:value-type="float" office:value="31904">
            <text:p>31904</text:p>
          </table:table-cell>
          <table:table-cell/>
          <table:table-cell office:value-type="string">
            <text:p>0000000001_1_2014-08-29_11h00m02s.jpg</text:p>
          </table:table-cell>
          <table:table-cell office:value-type="float" office:value="31904">
            <text:p>31904</text:p>
          </table:table-cell>
          <table:table-cell table:formula="of:=IF([.C47]=&quot;&quot;;&quot;&quot;;IF([.F47]=[.C47];0;1))" office:value-type="float" office:value="0">
            <text:p>0</text:p>
          </table:table-cell>
          <table:table-cell table:formula="of:=IF([.$A47]=&quot;&quot;;&quot;&quot;;CONCATENATE(&quot;/home/fstruman/framework/ocr-test/Test3 ~/ocr-results/&quot;;[.A47];&quot; debug&quot;))" office:value-type="string" office:string-value="/home/fstruman/framework/ocr-test/Test3 ~/ocr-results/0000000001_1_2014-08-29_11h00m02s.jpg debug">
            <text:p>/home/fstruman/framework/ocr-test/Test3 ~/ocr-results/0000000001_1_2014-08-29_11h00m02s.jpg debug</text:p>
          </table:table-cell>
        </table:table-row>
        <table:table-row table:style-name="ro1">
          <table:table-cell office:value-type="string">
            <text:p>0000000001_1_2014-08-29_12h00m02s.jpg</text:p>
          </table:table-cell>
          <table:table-cell office:value-type="string">
            <text:p>eng.meter.exp46</text:p>
          </table:table-cell>
          <table:table-cell office:value-type="float" office:value="32144">
            <text:p>32144</text:p>
          </table:table-cell>
          <table:table-cell/>
          <table:table-cell office:value-type="string">
            <text:p>0000000001_1_2014-08-29_12h00m02s.jpg</text:p>
          </table:table-cell>
          <table:table-cell office:value-type="float" office:value="32144">
            <text:p>32144</text:p>
          </table:table-cell>
          <table:table-cell table:formula="of:=IF([.C48]=&quot;&quot;;&quot;&quot;;IF([.F48]=[.C48];0;1))" office:value-type="float" office:value="0">
            <text:p>0</text:p>
          </table:table-cell>
          <table:table-cell table:formula="of:=IF([.$A48]=&quot;&quot;;&quot;&quot;;CONCATENATE(&quot;/home/fstruman/framework/ocr-test/Test3 ~/ocr-results/&quot;;[.A48];&quot; debug&quot;))" office:value-type="string" office:string-value="/home/fstruman/framework/ocr-test/Test3 ~/ocr-results/0000000001_1_2014-08-29_12h00m02s.jpg debug">
            <text:p>/home/fstruman/framework/ocr-test/Test3 ~/ocr-results/0000000001_1_2014-08-29_12h00m02s.jpg debug</text:p>
          </table:table-cell>
        </table:table-row>
        <table:table-row table:style-name="ro1">
          <table:table-cell office:value-type="string">
            <text:p>0000000001_1_2014-08-29_13h00m02s.jpg</text:p>
          </table:table-cell>
          <table:table-cell office:value-type="string">
            <text:p>eng.meter.exp47</text:p>
          </table:table-cell>
          <table:table-cell office:value-type="float" office:value="32384">
            <text:p>32384</text:p>
          </table:table-cell>
          <table:table-cell/>
          <table:table-cell office:value-type="string">
            <text:p>0000000001_1_2014-08-29_13h00m02s.jpg</text:p>
          </table:table-cell>
          <table:table-cell office:value-type="float" office:value="32384">
            <text:p>32384</text:p>
          </table:table-cell>
          <table:table-cell table:formula="of:=IF([.C49]=&quot;&quot;;&quot;&quot;;IF([.F49]=[.C49];0;1))" office:value-type="float" office:value="0">
            <text:p>0</text:p>
          </table:table-cell>
          <table:table-cell table:formula="of:=IF([.$A49]=&quot;&quot;;&quot;&quot;;CONCATENATE(&quot;/home/fstruman/framework/ocr-test/Test3 ~/ocr-results/&quot;;[.A49];&quot; debug&quot;))" office:value-type="string" office:string-value="/home/fstruman/framework/ocr-test/Test3 ~/ocr-results/0000000001_1_2014-08-29_13h00m02s.jpg debug">
            <text:p>/home/fstruman/framework/ocr-test/Test3 ~/ocr-results/0000000001_1_2014-08-29_13h00m02s.jpg debug</text:p>
          </table:table-cell>
        </table:table-row>
        <table:table-row table:style-name="ro1">
          <table:table-cell office:value-type="string">
            <text:p>0000000001_1_2014-08-29_14h00m03s.jpg</text:p>
          </table:table-cell>
          <table:table-cell office:value-type="string">
            <text:p>eng.meter.exp48</text:p>
          </table:table-cell>
          <table:table-cell office:value-type="float" office:value="32628">
            <text:p>32628</text:p>
          </table:table-cell>
          <table:table-cell/>
          <table:table-cell office:value-type="string">
            <text:p>0000000001_1_2014-08-29_14h00m03s.jpg</text:p>
          </table:table-cell>
          <table:table-cell office:value-type="float" office:value="32628">
            <text:p>32628</text:p>
          </table:table-cell>
          <table:table-cell table:formula="of:=IF([.C50]=&quot;&quot;;&quot;&quot;;IF([.F50]=[.C50];0;1))" office:value-type="float" office:value="0">
            <text:p>0</text:p>
          </table:table-cell>
          <table:table-cell table:formula="of:=IF([.$A50]=&quot;&quot;;&quot;&quot;;CONCATENATE(&quot;/home/fstruman/framework/ocr-test/Test3 ~/ocr-results/&quot;;[.A50];&quot; debug&quot;))" office:value-type="string" office:string-value="/home/fstruman/framework/ocr-test/Test3 ~/ocr-results/0000000001_1_2014-08-29_14h00m03s.jpg debug">
            <text:p>/home/fstruman/framework/ocr-test/Test3 ~/ocr-results/0000000001_1_2014-08-29_14h00m03s.jpg debug</text:p>
          </table:table-cell>
        </table:table-row>
        <table:table-row table:style-name="ro1">
          <table:table-cell office:value-type="string">
            <text:p>0000000001_1_2014-08-29_15h00m03s.jpg</text:p>
          </table:table-cell>
          <table:table-cell office:value-type="string">
            <text:p>eng.meter.exp49</text:p>
          </table:table-cell>
          <table:table-cell office:value-type="float" office:value="32760">
            <text:p>32760</text:p>
          </table:table-cell>
          <table:table-cell/>
          <table:table-cell office:value-type="string">
            <text:p>0000000001_1_2014-08-29_15h00m03s.jpg</text:p>
          </table:table-cell>
          <table:table-cell office:value-type="float" office:value="32760">
            <text:p>32760</text:p>
          </table:table-cell>
          <table:table-cell table:formula="of:=IF([.C51]=&quot;&quot;;&quot;&quot;;IF([.F51]=[.C51];0;1))" office:value-type="float" office:value="0">
            <text:p>0</text:p>
          </table:table-cell>
          <table:table-cell table:formula="of:=IF([.$A51]=&quot;&quot;;&quot;&quot;;CONCATENATE(&quot;/home/fstruman/framework/ocr-test/Test3 ~/ocr-results/&quot;;[.A51];&quot; debug&quot;))" office:value-type="string" office:string-value="/home/fstruman/framework/ocr-test/Test3 ~/ocr-results/0000000001_1_2014-08-29_15h00m03s.jpg debug">
            <text:p>/home/fstruman/framework/ocr-test/Test3 ~/ocr-results/0000000001_1_2014-08-29_15h00m03s.jpg debug</text:p>
          </table:table-cell>
        </table:table-row>
        <table:table-row table:style-name="ro1">
          <table:table-cell office:value-type="string">
            <text:p>0000000001_1_2014-08-29_16h00m03s.jpg</text:p>
          </table:table-cell>
          <table:table-cell office:value-type="string">
            <text:p>eng.meter.exp50</text:p>
          </table:table-cell>
          <table:table-cell office:value-type="float" office:value="32814">
            <text:p>32814</text:p>
          </table:table-cell>
          <table:table-cell/>
          <table:table-cell office:value-type="string">
            <text:p>0000000001_1_2014-08-29_16h00m03s.jpg</text:p>
          </table:table-cell>
          <table:table-cell office:value-type="float" office:value="32814">
            <text:p>32814</text:p>
          </table:table-cell>
          <table:table-cell table:formula="of:=IF([.C52]=&quot;&quot;;&quot;&quot;;IF([.F52]=[.C52];0;1))" office:value-type="float" office:value="0">
            <text:p>0</text:p>
          </table:table-cell>
          <table:table-cell table:formula="of:=IF([.$A52]=&quot;&quot;;&quot;&quot;;CONCATENATE(&quot;/home/fstruman/framework/ocr-test/Test3 ~/ocr-results/&quot;;[.A52];&quot; debug&quot;))" office:value-type="string" office:string-value="/home/fstruman/framework/ocr-test/Test3 ~/ocr-results/0000000001_1_2014-08-29_16h00m03s.jpg debug">
            <text:p>/home/fstruman/framework/ocr-test/Test3 ~/ocr-results/0000000001_1_2014-08-29_16h00m03s.jpg debug</text:p>
          </table:table-cell>
        </table:table-row>
        <table:table-row table:style-name="ro1">
          <table:table-cell office:value-type="string">
            <text:p>0000000001_1_2014-08-29_17h00m02s.jpg</text:p>
          </table:table-cell>
          <table:table-cell office:value-type="string">
            <text:p>eng.meter.exp51</text:p>
          </table:table-cell>
          <table:table-cell office:value-type="float" office:value="32865">
            <text:p>32865</text:p>
          </table:table-cell>
          <table:table-cell/>
          <table:table-cell office:value-type="string">
            <text:p>0000000001_1_2014-08-29_17h00m02s.jpg</text:p>
          </table:table-cell>
          <table:table-cell office:value-type="float" office:value="32865">
            <text:p>32865</text:p>
          </table:table-cell>
          <table:table-cell table:formula="of:=IF([.C53]=&quot;&quot;;&quot;&quot;;IF([.F53]=[.C53];0;1))" office:value-type="float" office:value="0">
            <text:p>0</text:p>
          </table:table-cell>
          <table:table-cell table:formula="of:=IF([.$A53]=&quot;&quot;;&quot;&quot;;CONCATENATE(&quot;/home/fstruman/framework/ocr-test/Test3 ~/ocr-results/&quot;;[.A53];&quot; debug&quot;))" office:value-type="string" office:string-value="/home/fstruman/framework/ocr-test/Test3 ~/ocr-results/0000000001_1_2014-08-29_17h00m02s.jpg debug">
            <text:p>/home/fstruman/framework/ocr-test/Test3 ~/ocr-results/0000000001_1_2014-08-29_17h00m02s.jpg debug</text:p>
          </table:table-cell>
        </table:table-row>
        <table:table-row table:style-name="ro1">
          <table:table-cell office:value-type="string">
            <text:p>0000000001_1_2014-08-29_18h00m03s.jpg</text:p>
          </table:table-cell>
          <table:table-cell office:value-type="string">
            <text:p>eng.meter.exp52</text:p>
          </table:table-cell>
          <table:table-cell office:value-type="float" office:value="32908">
            <text:p>32908</text:p>
          </table:table-cell>
          <table:table-cell/>
          <table:table-cell office:value-type="string">
            <text:p>0000000001_1_2014-08-29_18h00m03s.jpg</text:p>
          </table:table-cell>
          <table:table-cell office:value-type="float" office:value="32908">
            <text:p>32908</text:p>
          </table:table-cell>
          <table:table-cell table:formula="of:=IF([.C54]=&quot;&quot;;&quot;&quot;;IF([.F54]=[.C54];0;1))" office:value-type="float" office:value="0">
            <text:p>0</text:p>
          </table:table-cell>
          <table:table-cell table:formula="of:=IF([.$A54]=&quot;&quot;;&quot;&quot;;CONCATENATE(&quot;/home/fstruman/framework/ocr-test/Test3 ~/ocr-results/&quot;;[.A54];&quot; debug&quot;))" office:value-type="string" office:string-value="/home/fstruman/framework/ocr-test/Test3 ~/ocr-results/0000000001_1_2014-08-29_18h00m03s.jpg debug">
            <text:p>/home/fstruman/framework/ocr-test/Test3 ~/ocr-results/0000000001_1_2014-08-29_18h00m03s.jpg debug</text:p>
          </table:table-cell>
        </table:table-row>
        <table:table-row table:style-name="ro1">
          <table:table-cell office:value-type="string">
            <text:p>0000000001_1_2014-08-29_19h00m03s.jpg</text:p>
          </table:table-cell>
          <table:table-cell office:value-type="string">
            <text:p>eng.meter.exp53</text:p>
          </table:table-cell>
          <table:table-cell office:value-type="float" office:value="32953">
            <text:p>32953</text:p>
          </table:table-cell>
          <table:table-cell/>
          <table:table-cell office:value-type="string">
            <text:p>0000000001_1_2014-08-29_19h00m03s.jpg</text:p>
          </table:table-cell>
          <table:table-cell office:value-type="float" office:value="32953">
            <text:p>32953</text:p>
          </table:table-cell>
          <table:table-cell table:formula="of:=IF([.C55]=&quot;&quot;;&quot;&quot;;IF([.F55]=[.C55];0;1))" office:value-type="float" office:value="0">
            <text:p>0</text:p>
          </table:table-cell>
          <table:table-cell table:formula="of:=IF([.$A55]=&quot;&quot;;&quot;&quot;;CONCATENATE(&quot;/home/fstruman/framework/ocr-test/Test3 ~/ocr-results/&quot;;[.A55];&quot; debug&quot;))" office:value-type="string" office:string-value="/home/fstruman/framework/ocr-test/Test3 ~/ocr-results/0000000001_1_2014-08-29_19h00m03s.jpg debug">
            <text:p>/home/fstruman/framework/ocr-test/Test3 ~/ocr-results/0000000001_1_2014-08-29_19h00m03s.jpg debug</text:p>
          </table:table-cell>
        </table:table-row>
        <table:table-row table:style-name="ro1">
          <table:table-cell office:value-type="string">
            <text:p>0000000001_1_2014-08-29_20h00m03s.jpg</text:p>
          </table:table-cell>
          <table:table-cell office:value-type="string">
            <text:p>eng.meter.exp54</text:p>
          </table:table-cell>
          <table:table-cell office:value-type="float" office:value="33007">
            <text:p>33007</text:p>
          </table:table-cell>
          <table:table-cell/>
          <table:table-cell office:value-type="string">
            <text:p>0000000001_1_2014-08-29_20h00m03s.jpg</text:p>
          </table:table-cell>
          <table:table-cell office:value-type="float" office:value="33007">
            <text:p>33007</text:p>
          </table:table-cell>
          <table:table-cell table:formula="of:=IF([.C56]=&quot;&quot;;&quot;&quot;;IF([.F56]=[.C56];0;1))" office:value-type="float" office:value="0">
            <text:p>0</text:p>
          </table:table-cell>
          <table:table-cell table:formula="of:=IF([.$A56]=&quot;&quot;;&quot;&quot;;CONCATENATE(&quot;/home/fstruman/framework/ocr-test/Test3 ~/ocr-results/&quot;;[.A56];&quot; debug&quot;))" office:value-type="string" office:string-value="/home/fstruman/framework/ocr-test/Test3 ~/ocr-results/0000000001_1_2014-08-29_20h00m03s.jpg debug">
            <text:p>/home/fstruman/framework/ocr-test/Test3 ~/ocr-results/0000000001_1_2014-08-29_20h00m03s.jpg debug</text:p>
          </table:table-cell>
        </table:table-row>
        <table:table-row table:style-name="ro1">
          <table:table-cell office:value-type="string">
            <text:p>0000000001_1_2014-08-29_21h00m02s.jpg</text:p>
          </table:table-cell>
          <table:table-cell office:value-type="string">
            <text:p>eng.meter.exp55</text:p>
          </table:table-cell>
          <table:table-cell office:value-type="float" office:value="33044">
            <text:p>33044</text:p>
          </table:table-cell>
          <table:table-cell/>
          <table:table-cell office:value-type="string">
            <text:p>0000000001_1_2014-08-29_21h00m02s.jpg</text:p>
          </table:table-cell>
          <table:table-cell office:value-type="float" office:value="33044">
            <text:p>33044</text:p>
          </table:table-cell>
          <table:table-cell table:formula="of:=IF([.C57]=&quot;&quot;;&quot;&quot;;IF([.F57]=[.C57];0;1))" office:value-type="float" office:value="0">
            <text:p>0</text:p>
          </table:table-cell>
          <table:table-cell table:formula="of:=IF([.$A57]=&quot;&quot;;&quot;&quot;;CONCATENATE(&quot;/home/fstruman/framework/ocr-test/Test3 ~/ocr-results/&quot;;[.A57];&quot; debug&quot;))" office:value-type="string" office:string-value="/home/fstruman/framework/ocr-test/Test3 ~/ocr-results/0000000001_1_2014-08-29_21h00m02s.jpg debug">
            <text:p>/home/fstruman/framework/ocr-test/Test3 ~/ocr-results/0000000001_1_2014-08-29_21h00m02s.jpg debug</text:p>
          </table:table-cell>
        </table:table-row>
        <table:table-row table:style-name="ro1">
          <table:table-cell office:value-type="string">
            <text:p>0000000001_1_2014-08-29_22h00m02s.jpg</text:p>
          </table:table-cell>
          <table:table-cell office:value-type="string">
            <text:p>eng.meter.exp56</text:p>
          </table:table-cell>
          <table:table-cell office:value-type="float" office:value="33080">
            <text:p>33080</text:p>
          </table:table-cell>
          <table:table-cell/>
          <table:table-cell office:value-type="string">
            <text:p>0000000001_1_2014-08-29_22h00m02s.jpg</text:p>
          </table:table-cell>
          <table:table-cell office:value-type="float" office:value="33080">
            <text:p>33080</text:p>
          </table:table-cell>
          <table:table-cell table:formula="of:=IF([.C58]=&quot;&quot;;&quot;&quot;;IF([.F58]=[.C58];0;1))" office:value-type="float" office:value="0">
            <text:p>0</text:p>
          </table:table-cell>
          <table:table-cell table:formula="of:=IF([.$A58]=&quot;&quot;;&quot;&quot;;CONCATENATE(&quot;/home/fstruman/framework/ocr-test/Test3 ~/ocr-results/&quot;;[.A58];&quot; debug&quot;))" office:value-type="string" office:string-value="/home/fstruman/framework/ocr-test/Test3 ~/ocr-results/0000000001_1_2014-08-29_22h00m02s.jpg debug">
            <text:p>/home/fstruman/framework/ocr-test/Test3 ~/ocr-results/0000000001_1_2014-08-29_22h00m02s.jpg debug</text:p>
          </table:table-cell>
        </table:table-row>
        <table:table-row table:style-name="ro1">
          <table:table-cell office:value-type="string">
            <text:p>0000000001_1_2014-08-29_23h00m02s.jpg</text:p>
          </table:table-cell>
          <table:table-cell office:value-type="string">
            <text:p>eng.meter.exp57</text:p>
          </table:table-cell>
          <table:table-cell office:value-type="float" office:value="33122">
            <text:p>33122</text:p>
          </table:table-cell>
          <table:table-cell/>
          <table:table-cell office:value-type="string">
            <text:p>0000000001_1_2014-08-29_23h00m02s.jpg</text:p>
          </table:table-cell>
          <table:table-cell office:value-type="float" office:value="33122">
            <text:p>33122</text:p>
          </table:table-cell>
          <table:table-cell table:formula="of:=IF([.C59]=&quot;&quot;;&quot;&quot;;IF([.F59]=[.C59];0;1))" office:value-type="float" office:value="0">
            <text:p>0</text:p>
          </table:table-cell>
          <table:table-cell table:formula="of:=IF([.$A59]=&quot;&quot;;&quot;&quot;;CONCATENATE(&quot;/home/fstruman/framework/ocr-test/Test3 ~/ocr-results/&quot;;[.A59];&quot; debug&quot;))" office:value-type="string" office:string-value="/home/fstruman/framework/ocr-test/Test3 ~/ocr-results/0000000001_1_2014-08-29_23h00m02s.jpg debug">
            <text:p>/home/fstruman/framework/ocr-test/Test3 ~/ocr-results/0000000001_1_2014-08-29_23h00m02s.jpg debug</text:p>
          </table:table-cell>
        </table:table-row>
        <table:table-row table:style-name="ro1">
          <table:table-cell office:value-type="string">
            <text:p>0000000001_1_2014-08-30_00h00m03s.jpg</text:p>
          </table:table-cell>
          <table:table-cell office:value-type="string">
            <text:p>eng.meter.exp58</text:p>
          </table:table-cell>
          <table:table-cell office:value-type="float" office:value="33162">
            <text:p>33162</text:p>
          </table:table-cell>
          <table:table-cell/>
          <table:table-cell office:value-type="string">
            <text:p>0000000001_1_2014-08-30_00h00m03s.jpg</text:p>
          </table:table-cell>
          <table:table-cell office:value-type="float" office:value="33162">
            <text:p>33162</text:p>
          </table:table-cell>
          <table:table-cell table:formula="of:=IF([.C60]=&quot;&quot;;&quot;&quot;;IF([.F60]=[.C60];0;1))" office:value-type="float" office:value="0">
            <text:p>0</text:p>
          </table:table-cell>
          <table:table-cell table:formula="of:=IF([.$A60]=&quot;&quot;;&quot;&quot;;CONCATENATE(&quot;/home/fstruman/framework/ocr-test/Test3 ~/ocr-results/&quot;;[.A60];&quot; debug&quot;))" office:value-type="string" office:string-value="/home/fstruman/framework/ocr-test/Test3 ~/ocr-results/0000000001_1_2014-08-30_00h00m03s.jpg debug">
            <text:p>/home/fstruman/framework/ocr-test/Test3 ~/ocr-results/0000000001_1_2014-08-30_00h00m03s.jpg debug</text:p>
          </table:table-cell>
        </table:table-row>
        <table:table-row table:style-name="ro1">
          <table:table-cell office:value-type="string">
            <text:p>0000000001_1_2014-08-30_01h00m03s.jpg</text:p>
          </table:table-cell>
          <table:table-cell office:value-type="string">
            <text:p>eng.meter.exp59</text:p>
          </table:table-cell>
          <table:table-cell office:value-type="float" office:value="33210">
            <text:p>33210</text:p>
          </table:table-cell>
          <table:table-cell/>
          <table:table-cell office:value-type="string">
            <text:p>0000000001_1_2014-08-30_01h00m03s.jpg</text:p>
          </table:table-cell>
          <table:table-cell office:value-type="float" office:value="33210">
            <text:p>33210</text:p>
          </table:table-cell>
          <table:table-cell table:formula="of:=IF([.C61]=&quot;&quot;;&quot;&quot;;IF([.F61]=[.C61];0;1))" office:value-type="float" office:value="0">
            <text:p>0</text:p>
          </table:table-cell>
          <table:table-cell table:formula="of:=IF([.$A61]=&quot;&quot;;&quot;&quot;;CONCATENATE(&quot;/home/fstruman/framework/ocr-test/Test3 ~/ocr-results/&quot;;[.A61];&quot; debug&quot;))" office:value-type="string" office:string-value="/home/fstruman/framework/ocr-test/Test3 ~/ocr-results/0000000001_1_2014-08-30_01h00m03s.jpg debug">
            <text:p>/home/fstruman/framework/ocr-test/Test3 ~/ocr-results/0000000001_1_2014-08-30_01h00m03s.jpg debug</text:p>
          </table:table-cell>
        </table:table-row>
        <table:table-row table:style-name="ro1">
          <table:table-cell office:value-type="string">
            <text:p>0000000001_1_2014-08-30_02h00m03s.jpg</text:p>
          </table:table-cell>
          <table:table-cell office:value-type="string">
            <text:p>eng.meter.exp60</text:p>
          </table:table-cell>
          <table:table-cell office:value-type="float" office:value="33247">
            <text:p>33247</text:p>
          </table:table-cell>
          <table:table-cell/>
          <table:table-cell office:value-type="string">
            <text:p>0000000001_1_2014-08-30_02h00m03s.jpg</text:p>
          </table:table-cell>
          <table:table-cell office:value-type="float" office:value="33247">
            <text:p>33247</text:p>
          </table:table-cell>
          <table:table-cell table:formula="of:=IF([.C62]=&quot;&quot;;&quot;&quot;;IF([.F62]=[.C62];0;1))" office:value-type="float" office:value="0">
            <text:p>0</text:p>
          </table:table-cell>
          <table:table-cell table:formula="of:=IF([.$A62]=&quot;&quot;;&quot;&quot;;CONCATENATE(&quot;/home/fstruman/framework/ocr-test/Test3 ~/ocr-results/&quot;;[.A62];&quot; debug&quot;))" office:value-type="string" office:string-value="/home/fstruman/framework/ocr-test/Test3 ~/ocr-results/0000000001_1_2014-08-30_02h00m03s.jpg debug">
            <text:p>/home/fstruman/framework/ocr-test/Test3 ~/ocr-results/0000000001_1_2014-08-30_02h00m03s.jpg debug</text:p>
          </table:table-cell>
        </table:table-row>
        <table:table-row table:style-name="ro1">
          <table:table-cell office:value-type="string">
            <text:p>0000000001_1_2014-08-30_03h00m03s.jpg</text:p>
          </table:table-cell>
          <table:table-cell office:value-type="string">
            <text:p>eng.meter.exp61</text:p>
          </table:table-cell>
          <table:table-cell office:value-type="float" office:value="33285">
            <text:p>33285</text:p>
          </table:table-cell>
          <table:table-cell/>
          <table:table-cell office:value-type="string">
            <text:p>0000000001_1_2014-08-30_03h00m03s.jpg</text:p>
          </table:table-cell>
          <table:table-cell office:value-type="float" office:value="33285">
            <text:p>33285</text:p>
          </table:table-cell>
          <table:table-cell table:formula="of:=IF([.C63]=&quot;&quot;;&quot;&quot;;IF([.F63]=[.C63];0;1))" office:value-type="float" office:value="0">
            <text:p>0</text:p>
          </table:table-cell>
          <table:table-cell table:formula="of:=IF([.$A63]=&quot;&quot;;&quot;&quot;;CONCATENATE(&quot;/home/fstruman/framework/ocr-test/Test3 ~/ocr-results/&quot;;[.A63];&quot; debug&quot;))" office:value-type="string" office:string-value="/home/fstruman/framework/ocr-test/Test3 ~/ocr-results/0000000001_1_2014-08-30_03h00m03s.jpg debug">
            <text:p>/home/fstruman/framework/ocr-test/Test3 ~/ocr-results/0000000001_1_2014-08-30_03h00m03s.jpg debug</text:p>
          </table:table-cell>
        </table:table-row>
        <table:table-row table:style-name="ro1">
          <table:table-cell office:value-type="string">
            <text:p>0000000001_1_2014-08-30_04h00m03s.jpg</text:p>
          </table:table-cell>
          <table:table-cell office:value-type="string">
            <text:p>eng.meter.exp62</text:p>
          </table:table-cell>
          <table:table-cell office:value-type="float" office:value="33319">
            <text:p>33319</text:p>
          </table:table-cell>
          <table:table-cell/>
          <table:table-cell office:value-type="string">
            <text:p>0000000001_1_2014-08-30_04h00m03s.jpg</text:p>
          </table:table-cell>
          <table:table-cell office:value-type="float" office:value="33319">
            <text:p>33319</text:p>
          </table:table-cell>
          <table:table-cell table:formula="of:=IF([.C64]=&quot;&quot;;&quot;&quot;;IF([.F64]=[.C64];0;1))" office:value-type="float" office:value="0">
            <text:p>0</text:p>
          </table:table-cell>
          <table:table-cell table:formula="of:=IF([.$A64]=&quot;&quot;;&quot;&quot;;CONCATENATE(&quot;/home/fstruman/framework/ocr-test/Test3 ~/ocr-results/&quot;;[.A64];&quot; debug&quot;))" office:value-type="string" office:string-value="/home/fstruman/framework/ocr-test/Test3 ~/ocr-results/0000000001_1_2014-08-30_04h00m03s.jpg debug">
            <text:p>/home/fstruman/framework/ocr-test/Test3 ~/ocr-results/0000000001_1_2014-08-30_04h00m03s.jpg debug</text:p>
          </table:table-cell>
        </table:table-row>
        <table:table-row table:style-name="ro1">
          <table:table-cell office:value-type="string">
            <text:p>0000000001_1_2014-08-30_05h00m03s.jpg</text:p>
          </table:table-cell>
          <table:table-cell office:value-type="string">
            <text:p>eng.meter.exp63</text:p>
          </table:table-cell>
          <table:table-cell office:value-type="float" office:value="33352">
            <text:p>33352</text:p>
          </table:table-cell>
          <table:table-cell/>
          <table:table-cell office:value-type="string">
            <text:p>0000000001_1_2014-08-30_05h00m03s.jpg</text:p>
          </table:table-cell>
          <table:table-cell office:value-type="float" office:value="33352">
            <text:p>33352</text:p>
          </table:table-cell>
          <table:table-cell table:formula="of:=IF([.C65]=&quot;&quot;;&quot;&quot;;IF([.F65]=[.C65];0;1))" office:value-type="float" office:value="0">
            <text:p>0</text:p>
          </table:table-cell>
          <table:table-cell table:formula="of:=IF([.$A65]=&quot;&quot;;&quot;&quot;;CONCATENATE(&quot;/home/fstruman/framework/ocr-test/Test3 ~/ocr-results/&quot;;[.A65];&quot; debug&quot;))" office:value-type="string" office:string-value="/home/fstruman/framework/ocr-test/Test3 ~/ocr-results/0000000001_1_2014-08-30_05h00m03s.jpg debug">
            <text:p>/home/fstruman/framework/ocr-test/Test3 ~/ocr-results/0000000001_1_2014-08-30_05h00m03s.jpg debug</text:p>
          </table:table-cell>
        </table:table-row>
        <table:table-row table:style-name="ro1">
          <table:table-cell office:value-type="string">
            <text:p>0000000001_1_2014-08-30_06h00m02s.jpg</text:p>
          </table:table-cell>
          <table:table-cell office:value-type="string">
            <text:p>eng.meter.exp64</text:p>
          </table:table-cell>
          <table:table-cell office:value-type="float" office:value="33392">
            <text:p>33392</text:p>
          </table:table-cell>
          <table:table-cell/>
          <table:table-cell office:value-type="string">
            <text:p>0000000001_1_2014-08-30_06h00m02s.jpg</text:p>
          </table:table-cell>
          <table:table-cell office:value-type="float" office:value="33392">
            <text:p>33392</text:p>
          </table:table-cell>
          <table:table-cell table:formula="of:=IF([.C66]=&quot;&quot;;&quot;&quot;;IF([.F66]=[.C66];0;1))" office:value-type="float" office:value="0">
            <text:p>0</text:p>
          </table:table-cell>
          <table:table-cell table:formula="of:=IF([.$A66]=&quot;&quot;;&quot;&quot;;CONCATENATE(&quot;/home/fstruman/framework/ocr-test/Test3 ~/ocr-results/&quot;;[.A66];&quot; debug&quot;))" office:value-type="string" office:string-value="/home/fstruman/framework/ocr-test/Test3 ~/ocr-results/0000000001_1_2014-08-30_06h00m02s.jpg debug">
            <text:p>/home/fstruman/framework/ocr-test/Test3 ~/ocr-results/0000000001_1_2014-08-30_06h00m02s.jpg debug</text:p>
          </table:table-cell>
        </table:table-row>
        <table:table-row table:style-name="ro1">
          <table:table-cell office:value-type="string">
            <text:p>0000000001_1_2014-08-30_07h00m03s.jpg</text:p>
          </table:table-cell>
          <table:table-cell office:value-type="string">
            <text:p>eng.meter.exp65</text:p>
          </table:table-cell>
          <table:table-cell office:value-type="float" office:value="33427">
            <text:p>33427</text:p>
          </table:table-cell>
          <table:table-cell/>
          <table:table-cell office:value-type="string">
            <text:p>0000000001_1_2014-08-30_07h00m03s.jpg</text:p>
          </table:table-cell>
          <table:table-cell office:value-type="float" office:value="33427">
            <text:p>33427</text:p>
          </table:table-cell>
          <table:table-cell table:formula="of:=IF([.C67]=&quot;&quot;;&quot;&quot;;IF([.F67]=[.C67];0;1))" office:value-type="float" office:value="0">
            <text:p>0</text:p>
          </table:table-cell>
          <table:table-cell table:formula="of:=IF([.$A67]=&quot;&quot;;&quot;&quot;;CONCATENATE(&quot;/home/fstruman/framework/ocr-test/Test3 ~/ocr-results/&quot;;[.A67];&quot; debug&quot;))" office:value-type="string" office:string-value="/home/fstruman/framework/ocr-test/Test3 ~/ocr-results/0000000001_1_2014-08-30_07h00m03s.jpg debug">
            <text:p>/home/fstruman/framework/ocr-test/Test3 ~/ocr-results/0000000001_1_2014-08-30_07h00m03s.jpg debug</text:p>
          </table:table-cell>
        </table:table-row>
        <table:table-row table:style-name="ro1">
          <table:table-cell office:value-type="string">
            <text:p>0000000001_1_2014-08-30_08h00m03s.jpg</text:p>
          </table:table-cell>
          <table:table-cell office:value-type="string">
            <text:p>eng.meter.exp66</text:p>
          </table:table-cell>
          <table:table-cell office:value-type="float" office:value="33459">
            <text:p>33459</text:p>
          </table:table-cell>
          <table:table-cell/>
          <table:table-cell office:value-type="string">
            <text:p>0000000001_1_2014-08-30_08h00m03s.jpg</text:p>
          </table:table-cell>
          <table:table-cell office:value-type="float" office:value="33459">
            <text:p>33459</text:p>
          </table:table-cell>
          <table:table-cell table:formula="of:=IF([.C68]=&quot;&quot;;&quot;&quot;;IF([.F68]=[.C68];0;1))" office:value-type="float" office:value="0">
            <text:p>0</text:p>
          </table:table-cell>
          <table:table-cell table:formula="of:=IF([.$A68]=&quot;&quot;;&quot;&quot;;CONCATENATE(&quot;/home/fstruman/framework/ocr-test/Test3 ~/ocr-results/&quot;;[.A68];&quot; debug&quot;))" office:value-type="string" office:string-value="/home/fstruman/framework/ocr-test/Test3 ~/ocr-results/0000000001_1_2014-08-30_08h00m03s.jpg debug">
            <text:p>/home/fstruman/framework/ocr-test/Test3 ~/ocr-results/0000000001_1_2014-08-30_08h00m03s.jpg debug</text:p>
          </table:table-cell>
        </table:table-row>
        <table:table-row table:style-name="ro1">
          <table:table-cell office:value-type="string">
            <text:p>0000000001_1_2014-08-30_09h00m03s.jpg</text:p>
          </table:table-cell>
          <table:table-cell office:value-type="string">
            <text:p>eng.meter.exp67</text:p>
          </table:table-cell>
          <table:table-cell office:value-type="float" office:value="33492">
            <text:p>33492</text:p>
          </table:table-cell>
          <table:table-cell/>
          <table:table-cell office:value-type="string">
            <text:p>0000000001_1_2014-08-30_09h00m03s.jpg</text:p>
          </table:table-cell>
          <table:table-cell office:value-type="float" office:value="33492">
            <text:p>33492</text:p>
          </table:table-cell>
          <table:table-cell table:formula="of:=IF([.C69]=&quot;&quot;;&quot;&quot;;IF([.F69]=[.C69];0;1))" office:value-type="float" office:value="0">
            <text:p>0</text:p>
          </table:table-cell>
          <table:table-cell table:formula="of:=IF([.$A69]=&quot;&quot;;&quot;&quot;;CONCATENATE(&quot;/home/fstruman/framework/ocr-test/Test3 ~/ocr-results/&quot;;[.A69];&quot; debug&quot;))" office:value-type="string" office:string-value="/home/fstruman/framework/ocr-test/Test3 ~/ocr-results/0000000001_1_2014-08-30_09h00m03s.jpg debug">
            <text:p>/home/fstruman/framework/ocr-test/Test3 ~/ocr-results/0000000001_1_2014-08-30_09h00m03s.jpg debug</text:p>
          </table:table-cell>
        </table:table-row>
        <table:table-row table:style-name="ro1">
          <table:table-cell office:value-type="string">
            <text:p>0000000001_1_2014-08-30_10h00m02s.jpg</text:p>
          </table:table-cell>
          <table:table-cell office:value-type="string">
            <text:p>eng.meter.exp68</text:p>
          </table:table-cell>
          <table:table-cell office:value-type="float" office:value="33526">
            <text:p>33526</text:p>
          </table:table-cell>
          <table:table-cell/>
          <table:table-cell office:value-type="string">
            <text:p>0000000001_1_2014-08-30_10h00m02s.jpg</text:p>
          </table:table-cell>
          <table:table-cell office:value-type="float" office:value="33526">
            <text:p>33526</text:p>
          </table:table-cell>
          <table:table-cell table:formula="of:=IF([.C70]=&quot;&quot;;&quot;&quot;;IF([.F70]=[.C70];0;1))" office:value-type="float" office:value="0">
            <text:p>0</text:p>
          </table:table-cell>
          <table:table-cell table:formula="of:=IF([.$A70]=&quot;&quot;;&quot;&quot;;CONCATENATE(&quot;/home/fstruman/framework/ocr-test/Test3 ~/ocr-results/&quot;;[.A70];&quot; debug&quot;))" office:value-type="string" office:string-value="/home/fstruman/framework/ocr-test/Test3 ~/ocr-results/0000000001_1_2014-08-30_10h00m02s.jpg debug">
            <text:p>/home/fstruman/framework/ocr-test/Test3 ~/ocr-results/0000000001_1_2014-08-30_10h00m02s.jpg debug</text:p>
          </table:table-cell>
        </table:table-row>
        <table:table-row table:style-name="ro1">
          <table:table-cell office:value-type="string">
            <text:p>0000000001_1_2014-08-30_11h00m02s.jpg</text:p>
          </table:table-cell>
          <table:table-cell office:value-type="string">
            <text:p>eng.meter.exp69</text:p>
          </table:table-cell>
          <table:table-cell office:value-type="float" office:value="33564">
            <text:p>33564</text:p>
          </table:table-cell>
          <table:table-cell/>
          <table:table-cell office:value-type="string">
            <text:p>0000000001_1_2014-08-30_11h00m02s.jpg</text:p>
          </table:table-cell>
          <table:table-cell office:value-type="float" office:value="33564">
            <text:p>33564</text:p>
          </table:table-cell>
          <table:table-cell table:formula="of:=IF([.C71]=&quot;&quot;;&quot;&quot;;IF([.F71]=[.C71];0;1))" office:value-type="float" office:value="0">
            <text:p>0</text:p>
          </table:table-cell>
          <table:table-cell table:formula="of:=IF([.$A71]=&quot;&quot;;&quot;&quot;;CONCATENATE(&quot;/home/fstruman/framework/ocr-test/Test3 ~/ocr-results/&quot;;[.A71];&quot; debug&quot;))" office:value-type="string" office:string-value="/home/fstruman/framework/ocr-test/Test3 ~/ocr-results/0000000001_1_2014-08-30_11h00m02s.jpg debug">
            <text:p>/home/fstruman/framework/ocr-test/Test3 ~/ocr-results/0000000001_1_2014-08-30_11h00m02s.jpg debug</text:p>
          </table:table-cell>
        </table:table-row>
        <table:table-row table:style-name="ro1">
          <table:table-cell office:value-type="string">
            <text:p>0000000001_1_2014-08-30_12h00m03s.jpg</text:p>
          </table:table-cell>
          <table:table-cell office:value-type="string">
            <text:p>eng.meter.exp70</text:p>
          </table:table-cell>
          <table:table-cell office:value-type="float" office:value="33595">
            <text:p>33595</text:p>
          </table:table-cell>
          <table:table-cell/>
          <table:table-cell office:value-type="string">
            <text:p>0000000001_1_2014-08-30_12h00m03s.jpg</text:p>
          </table:table-cell>
          <table:table-cell office:value-type="float" office:value="33595">
            <text:p>33595</text:p>
          </table:table-cell>
          <table:table-cell table:formula="of:=IF([.C72]=&quot;&quot;;&quot;&quot;;IF([.F72]=[.C72];0;1))" office:value-type="float" office:value="0">
            <text:p>0</text:p>
          </table:table-cell>
          <table:table-cell table:formula="of:=IF([.$A72]=&quot;&quot;;&quot;&quot;;CONCATENATE(&quot;/home/fstruman/framework/ocr-test/Test3 ~/ocr-results/&quot;;[.A72];&quot; debug&quot;))" office:value-type="string" office:string-value="/home/fstruman/framework/ocr-test/Test3 ~/ocr-results/0000000001_1_2014-08-30_12h00m03s.jpg debug">
            <text:p>/home/fstruman/framework/ocr-test/Test3 ~/ocr-results/0000000001_1_2014-08-30_12h00m03s.jpg debug</text:p>
          </table:table-cell>
        </table:table-row>
        <table:table-row table:style-name="ro1">
          <table:table-cell office:value-type="string">
            <text:p>0000000001_1_2014-08-30_13h00m02s.jpg</text:p>
          </table:table-cell>
          <table:table-cell office:value-type="string">
            <text:p>eng.meter.exp71</text:p>
          </table:table-cell>
          <table:table-cell office:value-type="float" office:value="33631">
            <text:p>33631</text:p>
          </table:table-cell>
          <table:table-cell/>
          <table:table-cell office:value-type="string">
            <text:p>0000000001_1_2014-08-30_13h00m02s.jpg</text:p>
          </table:table-cell>
          <table:table-cell office:value-type="float" office:value="33631">
            <text:p>33631</text:p>
          </table:table-cell>
          <table:table-cell table:formula="of:=IF([.C73]=&quot;&quot;;&quot;&quot;;IF([.F73]=[.C73];0;1))" office:value-type="float" office:value="0">
            <text:p>0</text:p>
          </table:table-cell>
          <table:table-cell table:formula="of:=IF([.$A73]=&quot;&quot;;&quot;&quot;;CONCATENATE(&quot;/home/fstruman/framework/ocr-test/Test3 ~/ocr-results/&quot;;[.A73];&quot; debug&quot;))" office:value-type="string" office:string-value="/home/fstruman/framework/ocr-test/Test3 ~/ocr-results/0000000001_1_2014-08-30_13h00m02s.jpg debug">
            <text:p>/home/fstruman/framework/ocr-test/Test3 ~/ocr-results/0000000001_1_2014-08-30_13h00m02s.jpg debug</text:p>
          </table:table-cell>
        </table:table-row>
        <table:table-row table:style-name="ro1">
          <table:table-cell office:value-type="string">
            <text:p>0000000001_1_2014-08-30_14h00m02s.jpg</text:p>
          </table:table-cell>
          <table:table-cell office:value-type="string">
            <text:p>eng.meter.exp72</text:p>
          </table:table-cell>
          <table:table-cell office:value-type="float" office:value="33669">
            <text:p>33669</text:p>
          </table:table-cell>
          <table:table-cell/>
          <table:table-cell office:value-type="string">
            <text:p>0000000001_1_2014-08-30_14h00m02s.jpg</text:p>
          </table:table-cell>
          <table:table-cell office:value-type="float" office:value="33669">
            <text:p>33669</text:p>
          </table:table-cell>
          <table:table-cell table:formula="of:=IF([.C74]=&quot;&quot;;&quot;&quot;;IF([.F74]=[.C74];0;1))" office:value-type="float" office:value="0">
            <text:p>0</text:p>
          </table:table-cell>
          <table:table-cell table:formula="of:=IF([.$A74]=&quot;&quot;;&quot;&quot;;CONCATENATE(&quot;/home/fstruman/framework/ocr-test/Test3 ~/ocr-results/&quot;;[.A74];&quot; debug&quot;))" office:value-type="string" office:string-value="/home/fstruman/framework/ocr-test/Test3 ~/ocr-results/0000000001_1_2014-08-30_14h00m02s.jpg debug">
            <text:p>/home/fstruman/framework/ocr-test/Test3 ~/ocr-results/0000000001_1_2014-08-30_14h00m02s.jpg debug</text:p>
          </table:table-cell>
        </table:table-row>
        <table:table-row table:style-name="ro1">
          <table:table-cell office:value-type="string">
            <text:p>0000000001_1_2014-08-30_15h00m03s.jpg</text:p>
          </table:table-cell>
          <table:table-cell office:value-type="string">
            <text:p>eng.meter.exp73</text:p>
          </table:table-cell>
          <table:table-cell office:value-type="float" office:value="33711">
            <text:p>33711</text:p>
          </table:table-cell>
          <table:table-cell/>
          <table:table-cell office:value-type="string">
            <text:p>0000000001_1_2014-08-30_15h00m03s.jpg</text:p>
          </table:table-cell>
          <table:table-cell office:value-type="float" office:value="33711">
            <text:p>33711</text:p>
          </table:table-cell>
          <table:table-cell table:formula="of:=IF([.C75]=&quot;&quot;;&quot;&quot;;IF([.F75]=[.C75];0;1))" office:value-type="float" office:value="0">
            <text:p>0</text:p>
          </table:table-cell>
          <table:table-cell table:formula="of:=IF([.$A75]=&quot;&quot;;&quot;&quot;;CONCATENATE(&quot;/home/fstruman/framework/ocr-test/Test3 ~/ocr-results/&quot;;[.A75];&quot; debug&quot;))" office:value-type="string" office:string-value="/home/fstruman/framework/ocr-test/Test3 ~/ocr-results/0000000001_1_2014-08-30_15h00m03s.jpg debug">
            <text:p>/home/fstruman/framework/ocr-test/Test3 ~/ocr-results/0000000001_1_2014-08-30_15h00m03s.jpg debug</text:p>
          </table:table-cell>
        </table:table-row>
        <table:table-row table:style-name="ro1">
          <table:table-cell office:value-type="string">
            <text:p>0000000001_1_2014-08-30_16h00m03s.jpg</text:p>
          </table:table-cell>
          <table:table-cell office:value-type="string">
            <text:p>eng.meter.exp74</text:p>
          </table:table-cell>
          <table:table-cell office:value-type="float" office:value="33756">
            <text:p>33756</text:p>
          </table:table-cell>
          <table:table-cell/>
          <table:table-cell office:value-type="string">
            <text:p>0000000001_1_2014-08-30_16h00m03s.jpg</text:p>
          </table:table-cell>
          <table:table-cell office:value-type="float" office:value="33756">
            <text:p>33756</text:p>
          </table:table-cell>
          <table:table-cell table:formula="of:=IF([.C76]=&quot;&quot;;&quot;&quot;;IF([.F76]=[.C76];0;1))" office:value-type="float" office:value="0">
            <text:p>0</text:p>
          </table:table-cell>
          <table:table-cell table:formula="of:=IF([.$A76]=&quot;&quot;;&quot;&quot;;CONCATENATE(&quot;/home/fstruman/framework/ocr-test/Test3 ~/ocr-results/&quot;;[.A76];&quot; debug&quot;))" office:value-type="string" office:string-value="/home/fstruman/framework/ocr-test/Test3 ~/ocr-results/0000000001_1_2014-08-30_16h00m03s.jpg debug">
            <text:p>/home/fstruman/framework/ocr-test/Test3 ~/ocr-results/0000000001_1_2014-08-30_16h00m03s.jpg debug</text:p>
          </table:table-cell>
        </table:table-row>
        <table:table-row table:style-name="ro1">
          <table:table-cell office:value-type="string">
            <text:p>0000000001_1_2014-08-30_17h00m03s.jpg</text:p>
          </table:table-cell>
          <table:table-cell office:value-type="string">
            <text:p>eng.meter.exp75</text:p>
          </table:table-cell>
          <table:table-cell office:value-type="float" office:value="33796">
            <text:p>33796</text:p>
          </table:table-cell>
          <table:table-cell/>
          <table:table-cell office:value-type="string">
            <text:p>0000000001_1_2014-08-30_17h00m03s.jpg</text:p>
          </table:table-cell>
          <table:table-cell office:value-type="float" office:value="33796">
            <text:p>33796</text:p>
          </table:table-cell>
          <table:table-cell table:formula="of:=IF([.C77]=&quot;&quot;;&quot;&quot;;IF([.F77]=[.C77];0;1))" office:value-type="float" office:value="0">
            <text:p>0</text:p>
          </table:table-cell>
          <table:table-cell table:formula="of:=IF([.$A77]=&quot;&quot;;&quot;&quot;;CONCATENATE(&quot;/home/fstruman/framework/ocr-test/Test3 ~/ocr-results/&quot;;[.A77];&quot; debug&quot;))" office:value-type="string" office:string-value="/home/fstruman/framework/ocr-test/Test3 ~/ocr-results/0000000001_1_2014-08-30_17h00m03s.jpg debug">
            <text:p>/home/fstruman/framework/ocr-test/Test3 ~/ocr-results/0000000001_1_2014-08-30_17h00m03s.jpg debug</text:p>
          </table:table-cell>
        </table:table-row>
        <table:table-row table:style-name="ro1">
          <table:table-cell office:value-type="string">
            <text:p>0000000001_1_2014-08-30_18h00m02s.jpg</text:p>
          </table:table-cell>
          <table:table-cell office:value-type="string">
            <text:p>eng.meter.exp76</text:p>
          </table:table-cell>
          <table:table-cell office:value-type="float" office:value="33830">
            <text:p>33830</text:p>
          </table:table-cell>
          <table:table-cell/>
          <table:table-cell office:value-type="string">
            <text:p>0000000001_1_2014-08-30_18h00m02s.jpg</text:p>
          </table:table-cell>
          <table:table-cell office:value-type="float" office:value="33830">
            <text:p>33830</text:p>
          </table:table-cell>
          <table:table-cell table:formula="of:=IF([.C78]=&quot;&quot;;&quot;&quot;;IF([.F78]=[.C78];0;1))" office:value-type="float" office:value="0">
            <text:p>0</text:p>
          </table:table-cell>
          <table:table-cell table:formula="of:=IF([.$A78]=&quot;&quot;;&quot;&quot;;CONCATENATE(&quot;/home/fstruman/framework/ocr-test/Test3 ~/ocr-results/&quot;;[.A78];&quot; debug&quot;))" office:value-type="string" office:string-value="/home/fstruman/framework/ocr-test/Test3 ~/ocr-results/0000000001_1_2014-08-30_18h00m02s.jpg debug">
            <text:p>/home/fstruman/framework/ocr-test/Test3 ~/ocr-results/0000000001_1_2014-08-30_18h00m02s.jpg debug</text:p>
          </table:table-cell>
        </table:table-row>
        <table:table-row table:style-name="ro1">
          <table:table-cell office:value-type="string">
            <text:p>0000000001_1_2014-08-30_19h00m02s.jpg</text:p>
          </table:table-cell>
          <table:table-cell office:value-type="string">
            <text:p>eng.meter.exp77</text:p>
          </table:table-cell>
          <table:table-cell office:value-type="float" office:value="33868">
            <text:p>33868</text:p>
          </table:table-cell>
          <table:table-cell/>
          <table:table-cell office:value-type="string">
            <text:p>0000000001_1_2014-08-30_19h00m02s.jpg</text:p>
          </table:table-cell>
          <table:table-cell office:value-type="float" office:value="33868">
            <text:p>33868</text:p>
          </table:table-cell>
          <table:table-cell table:formula="of:=IF([.C79]=&quot;&quot;;&quot;&quot;;IF([.F79]=[.C79];0;1))" office:value-type="float" office:value="0">
            <text:p>0</text:p>
          </table:table-cell>
          <table:table-cell table:formula="of:=IF([.$A79]=&quot;&quot;;&quot;&quot;;CONCATENATE(&quot;/home/fstruman/framework/ocr-test/Test3 ~/ocr-results/&quot;;[.A79];&quot; debug&quot;))" office:value-type="string" office:string-value="/home/fstruman/framework/ocr-test/Test3 ~/ocr-results/0000000001_1_2014-08-30_19h00m02s.jpg debug">
            <text:p>/home/fstruman/framework/ocr-test/Test3 ~/ocr-results/0000000001_1_2014-08-30_19h00m02s.jpg debug</text:p>
          </table:table-cell>
        </table:table-row>
        <table:table-row table:style-name="ro1">
          <table:table-cell office:value-type="string">
            <text:p>0000000001_1_2014-08-30_20h00m02s.jpg</text:p>
          </table:table-cell>
          <table:table-cell office:value-type="string">
            <text:p>eng.meter.exp78</text:p>
          </table:table-cell>
          <table:table-cell office:value-type="float" office:value="33907">
            <text:p>33907</text:p>
          </table:table-cell>
          <table:table-cell/>
          <table:table-cell office:value-type="string">
            <text:p>0000000001_1_2014-08-30_20h00m02s.jpg</text:p>
          </table:table-cell>
          <table:table-cell office:value-type="float" office:value="33907">
            <text:p>33907</text:p>
          </table:table-cell>
          <table:table-cell table:formula="of:=IF([.C80]=&quot;&quot;;&quot;&quot;;IF([.F80]=[.C80];0;1))" office:value-type="float" office:value="0">
            <text:p>0</text:p>
          </table:table-cell>
          <table:table-cell table:formula="of:=IF([.$A80]=&quot;&quot;;&quot;&quot;;CONCATENATE(&quot;/home/fstruman/framework/ocr-test/Test3 ~/ocr-results/&quot;;[.A80];&quot; debug&quot;))" office:value-type="string" office:string-value="/home/fstruman/framework/ocr-test/Test3 ~/ocr-results/0000000001_1_2014-08-30_20h00m02s.jpg debug">
            <text:p>/home/fstruman/framework/ocr-test/Test3 ~/ocr-results/0000000001_1_2014-08-30_20h00m02s.jpg debug</text:p>
          </table:table-cell>
        </table:table-row>
        <table:table-row table:style-name="ro1">
          <table:table-cell office:value-type="string">
            <text:p>0000000001_1_2014-08-30_21h00m03s.jpg</text:p>
          </table:table-cell>
          <table:table-cell office:value-type="string">
            <text:p>eng.meter.exp79</text:p>
          </table:table-cell>
          <table:table-cell office:value-type="float" office:value="33954">
            <text:p>33954</text:p>
          </table:table-cell>
          <table:table-cell/>
          <table:table-cell office:value-type="string">
            <text:p>0000000001_1_2014-08-30_21h00m03s.jpg</text:p>
          </table:table-cell>
          <table:table-cell office:value-type="float" office:value="33954">
            <text:p>33954</text:p>
          </table:table-cell>
          <table:table-cell table:formula="of:=IF([.C81]=&quot;&quot;;&quot;&quot;;IF([.F81]=[.C81];0;1))" office:value-type="float" office:value="0">
            <text:p>0</text:p>
          </table:table-cell>
          <table:table-cell table:formula="of:=IF([.$A81]=&quot;&quot;;&quot;&quot;;CONCATENATE(&quot;/home/fstruman/framework/ocr-test/Test3 ~/ocr-results/&quot;;[.A81];&quot; debug&quot;))" office:value-type="string" office:string-value="/home/fstruman/framework/ocr-test/Test3 ~/ocr-results/0000000001_1_2014-08-30_21h00m03s.jpg debug">
            <text:p>/home/fstruman/framework/ocr-test/Test3 ~/ocr-results/0000000001_1_2014-08-30_21h00m03s.jpg debug</text:p>
          </table:table-cell>
        </table:table-row>
        <table:table-row table:style-name="ro1">
          <table:table-cell office:value-type="string">
            <text:p>0000000001_1_2014-08-30_22h00m02s.jpg</text:p>
          </table:table-cell>
          <table:table-cell office:value-type="string">
            <text:p>eng.meter.exp80</text:p>
          </table:table-cell>
          <table:table-cell office:value-type="float" office:value="34012">
            <text:p>34012</text:p>
          </table:table-cell>
          <table:table-cell/>
          <table:table-cell office:value-type="string">
            <text:p>0000000001_1_2014-08-30_22h00m02s.jpg</text:p>
          </table:table-cell>
          <table:table-cell office:value-type="float" office:value="34012">
            <text:p>34012</text:p>
          </table:table-cell>
          <table:table-cell table:formula="of:=IF([.C82]=&quot;&quot;;&quot;&quot;;IF([.F82]=[.C82];0;1))" office:value-type="float" office:value="0">
            <text:p>0</text:p>
          </table:table-cell>
          <table:table-cell table:formula="of:=IF([.$A82]=&quot;&quot;;&quot;&quot;;CONCATENATE(&quot;/home/fstruman/framework/ocr-test/Test3 ~/ocr-results/&quot;;[.A82];&quot; debug&quot;))" office:value-type="string" office:string-value="/home/fstruman/framework/ocr-test/Test3 ~/ocr-results/0000000001_1_2014-08-30_22h00m02s.jpg debug">
            <text:p>/home/fstruman/framework/ocr-test/Test3 ~/ocr-results/0000000001_1_2014-08-30_22h00m02s.jpg debug</text:p>
          </table:table-cell>
        </table:table-row>
        <table:table-row table:style-name="ro1">
          <table:table-cell office:value-type="string">
            <text:p>0000000001_1_2014-08-30_23h00m02s.jpg</text:p>
          </table:table-cell>
          <table:table-cell office:value-type="string">
            <text:p>eng.meter.exp81</text:p>
          </table:table-cell>
          <table:table-cell office:value-type="float" office:value="34073">
            <text:p>34073</text:p>
          </table:table-cell>
          <table:table-cell/>
          <table:table-cell office:value-type="string">
            <text:p>0000000001_1_2014-08-30_23h00m02s.jpg</text:p>
          </table:table-cell>
          <table:table-cell office:value-type="float" office:value="34073">
            <text:p>34073</text:p>
          </table:table-cell>
          <table:table-cell table:formula="of:=IF([.C83]=&quot;&quot;;&quot;&quot;;IF([.F83]=[.C83];0;1))" office:value-type="float" office:value="0">
            <text:p>0</text:p>
          </table:table-cell>
          <table:table-cell table:formula="of:=IF([.$A83]=&quot;&quot;;&quot;&quot;;CONCATENATE(&quot;/home/fstruman/framework/ocr-test/Test3 ~/ocr-results/&quot;;[.A83];&quot; debug&quot;))" office:value-type="string" office:string-value="/home/fstruman/framework/ocr-test/Test3 ~/ocr-results/0000000001_1_2014-08-30_23h00m02s.jpg debug">
            <text:p>/home/fstruman/framework/ocr-test/Test3 ~/ocr-results/0000000001_1_2014-08-30_23h00m02s.jpg debug</text:p>
          </table:table-cell>
        </table:table-row>
        <table:table-row table:style-name="ro1">
          <table:table-cell office:value-type="string">
            <text:p>0000000001_1_2014-08-31_00h00m03s.jpg</text:p>
          </table:table-cell>
          <table:table-cell office:value-type="string">
            <text:p>eng.meter.exp82</text:p>
          </table:table-cell>
          <table:table-cell office:value-type="float" office:value="34129">
            <text:p>34129</text:p>
          </table:table-cell>
          <table:table-cell/>
          <table:table-cell office:value-type="string">
            <text:p>0000000001_1_2014-08-31_00h00m03s.jpg</text:p>
          </table:table-cell>
          <table:table-cell office:value-type="float" office:value="34129">
            <text:p>34129</text:p>
          </table:table-cell>
          <table:table-cell table:formula="of:=IF([.C84]=&quot;&quot;;&quot;&quot;;IF([.F84]=[.C84];0;1))" office:value-type="float" office:value="0">
            <text:p>0</text:p>
          </table:table-cell>
          <table:table-cell table:formula="of:=IF([.$A84]=&quot;&quot;;&quot;&quot;;CONCATENATE(&quot;/home/fstruman/framework/ocr-test/Test3 ~/ocr-results/&quot;;[.A84];&quot; debug&quot;))" office:value-type="string" office:string-value="/home/fstruman/framework/ocr-test/Test3 ~/ocr-results/0000000001_1_2014-08-31_00h00m03s.jpg debug">
            <text:p>/home/fstruman/framework/ocr-test/Test3 ~/ocr-results/0000000001_1_2014-08-31_00h00m03s.jpg debug</text:p>
          </table:table-cell>
        </table:table-row>
        <table:table-row table:style-name="ro1">
          <table:table-cell office:value-type="string">
            <text:p>0000000001_1_2014-08-31_01h00m03s.jpg</text:p>
          </table:table-cell>
          <table:table-cell office:value-type="string">
            <text:p>eng.meter.exp83</text:p>
          </table:table-cell>
          <table:table-cell office:value-type="float" office:value="34198">
            <text:p>34198</text:p>
          </table:table-cell>
          <table:table-cell/>
          <table:table-cell office:value-type="string">
            <text:p>0000000001_1_2014-08-31_01h00m03s.jpg</text:p>
          </table:table-cell>
          <table:table-cell office:value-type="float" office:value="34198">
            <text:p>34198</text:p>
          </table:table-cell>
          <table:table-cell table:formula="of:=IF([.C85]=&quot;&quot;;&quot;&quot;;IF([.F85]=[.C85];0;1))" office:value-type="float" office:value="0">
            <text:p>0</text:p>
          </table:table-cell>
          <table:table-cell table:formula="of:=IF([.$A85]=&quot;&quot;;&quot;&quot;;CONCATENATE(&quot;/home/fstruman/framework/ocr-test/Test3 ~/ocr-results/&quot;;[.A85];&quot; debug&quot;))" office:value-type="string" office:string-value="/home/fstruman/framework/ocr-test/Test3 ~/ocr-results/0000000001_1_2014-08-31_01h00m03s.jpg debug">
            <text:p>/home/fstruman/framework/ocr-test/Test3 ~/ocr-results/0000000001_1_2014-08-31_01h00m03s.jpg debug</text:p>
          </table:table-cell>
        </table:table-row>
        <table:table-row table:style-name="ro1">
          <table:table-cell office:value-type="string">
            <text:p>0000000001_1_2014-08-31_02h00m02s.jpg</text:p>
          </table:table-cell>
          <table:table-cell office:value-type="string">
            <text:p>eng.meter.exp84</text:p>
          </table:table-cell>
          <table:table-cell office:value-type="float" office:value="34251">
            <text:p>34251</text:p>
          </table:table-cell>
          <table:table-cell/>
          <table:table-cell office:value-type="string">
            <text:p>0000000001_1_2014-08-31_02h00m02s.jpg</text:p>
          </table:table-cell>
          <table:table-cell office:value-type="float" office:value="34251">
            <text:p>34251</text:p>
          </table:table-cell>
          <table:table-cell table:formula="of:=IF([.C86]=&quot;&quot;;&quot;&quot;;IF([.F86]=[.C86];0;1))" office:value-type="float" office:value="0">
            <text:p>0</text:p>
          </table:table-cell>
          <table:table-cell table:formula="of:=IF([.$A86]=&quot;&quot;;&quot;&quot;;CONCATENATE(&quot;/home/fstruman/framework/ocr-test/Test3 ~/ocr-results/&quot;;[.A86];&quot; debug&quot;))" office:value-type="string" office:string-value="/home/fstruman/framework/ocr-test/Test3 ~/ocr-results/0000000001_1_2014-08-31_02h00m02s.jpg debug">
            <text:p>/home/fstruman/framework/ocr-test/Test3 ~/ocr-results/0000000001_1_2014-08-31_02h00m02s.jpg debug</text:p>
          </table:table-cell>
        </table:table-row>
        <table:table-row table:style-name="ro1">
          <table:table-cell office:value-type="string">
            <text:p>0000000001_1_2014-08-31_03h00m03s.jpg</text:p>
          </table:table-cell>
          <table:table-cell office:value-type="string">
            <text:p>eng.meter.exp85</text:p>
          </table:table-cell>
          <table:table-cell office:value-type="float" office:value="34291">
            <text:p>34291</text:p>
          </table:table-cell>
          <table:table-cell/>
          <table:table-cell office:value-type="string">
            <text:p>0000000001_1_2014-08-31_03h00m03s.jpg</text:p>
          </table:table-cell>
          <table:table-cell office:value-type="float" office:value="34291">
            <text:p>34291</text:p>
          </table:table-cell>
          <table:table-cell table:formula="of:=IF([.C87]=&quot;&quot;;&quot;&quot;;IF([.F87]=[.C87];0;1))" office:value-type="float" office:value="0">
            <text:p>0</text:p>
          </table:table-cell>
          <table:table-cell table:formula="of:=IF([.$A87]=&quot;&quot;;&quot;&quot;;CONCATENATE(&quot;/home/fstruman/framework/ocr-test/Test3 ~/ocr-results/&quot;;[.A87];&quot; debug&quot;))" office:value-type="string" office:string-value="/home/fstruman/framework/ocr-test/Test3 ~/ocr-results/0000000001_1_2014-08-31_03h00m03s.jpg debug">
            <text:p>/home/fstruman/framework/ocr-test/Test3 ~/ocr-results/0000000001_1_2014-08-31_03h00m03s.jpg debug</text:p>
          </table:table-cell>
        </table:table-row>
        <table:table-row table:style-name="ro1">
          <table:table-cell office:value-type="string">
            <text:p>0000000001_1_2014-08-31_04h00m02s.jpg</text:p>
          </table:table-cell>
          <table:table-cell office:value-type="string">
            <text:p>eng.meter.exp86</text:p>
          </table:table-cell>
          <table:table-cell office:value-type="float" office:value="34329">
            <text:p>34329</text:p>
          </table:table-cell>
          <table:table-cell/>
          <table:table-cell office:value-type="string">
            <text:p>0000000001_1_2014-08-31_04h00m02s.jpg</text:p>
          </table:table-cell>
          <table:table-cell office:value-type="float" office:value="34329">
            <text:p>34329</text:p>
          </table:table-cell>
          <table:table-cell table:formula="of:=IF([.C88]=&quot;&quot;;&quot;&quot;;IF([.F88]=[.C88];0;1))" office:value-type="float" office:value="0">
            <text:p>0</text:p>
          </table:table-cell>
          <table:table-cell table:formula="of:=IF([.$A88]=&quot;&quot;;&quot;&quot;;CONCATENATE(&quot;/home/fstruman/framework/ocr-test/Test3 ~/ocr-results/&quot;;[.A88];&quot; debug&quot;))" office:value-type="string" office:string-value="/home/fstruman/framework/ocr-test/Test3 ~/ocr-results/0000000001_1_2014-08-31_04h00m02s.jpg debug">
            <text:p>/home/fstruman/framework/ocr-test/Test3 ~/ocr-results/0000000001_1_2014-08-31_04h00m02s.jpg debug</text:p>
          </table:table-cell>
        </table:table-row>
        <table:table-row table:style-name="ro1">
          <table:table-cell office:value-type="string">
            <text:p>0000000001_1_2014-08-31_05h00m03s.jpg</text:p>
          </table:table-cell>
          <table:table-cell office:value-type="string">
            <text:p>eng.meter.exp87</text:p>
          </table:table-cell>
          <table:table-cell office:value-type="float" office:value="34368">
            <text:p>34368</text:p>
          </table:table-cell>
          <table:table-cell/>
          <table:table-cell office:value-type="string">
            <text:p>0000000001_1_2014-08-31_05h00m03s.jpg</text:p>
          </table:table-cell>
          <table:table-cell office:value-type="float" office:value="34368">
            <text:p>34368</text:p>
          </table:table-cell>
          <table:table-cell table:formula="of:=IF([.C89]=&quot;&quot;;&quot;&quot;;IF([.F89]=[.C89];0;1))" office:value-type="float" office:value="0">
            <text:p>0</text:p>
          </table:table-cell>
          <table:table-cell table:formula="of:=IF([.$A89]=&quot;&quot;;&quot;&quot;;CONCATENATE(&quot;/home/fstruman/framework/ocr-test/Test3 ~/ocr-results/&quot;;[.A89];&quot; debug&quot;))" office:value-type="string" office:string-value="/home/fstruman/framework/ocr-test/Test3 ~/ocr-results/0000000001_1_2014-08-31_05h00m03s.jpg debug">
            <text:p>/home/fstruman/framework/ocr-test/Test3 ~/ocr-results/0000000001_1_2014-08-31_05h00m03s.jpg debug</text:p>
          </table:table-cell>
        </table:table-row>
        <table:table-row table:style-name="ro1">
          <table:table-cell office:value-type="string">
            <text:p>0000000001_1_2014-08-31_06h00m03s.jpg</text:p>
          </table:table-cell>
          <table:table-cell office:value-type="string">
            <text:p>eng.meter.exp88</text:p>
          </table:table-cell>
          <table:table-cell office:value-type="float" office:value="34409">
            <text:p>34409</text:p>
          </table:table-cell>
          <table:table-cell/>
          <table:table-cell office:value-type="string">
            <text:p>0000000001_1_2014-08-31_06h00m03s.jpg</text:p>
          </table:table-cell>
          <table:table-cell office:value-type="float" office:value="34409">
            <text:p>34409</text:p>
          </table:table-cell>
          <table:table-cell table:formula="of:=IF([.C90]=&quot;&quot;;&quot;&quot;;IF([.F90]=[.C90];0;1))" office:value-type="float" office:value="0">
            <text:p>0</text:p>
          </table:table-cell>
          <table:table-cell table:formula="of:=IF([.$A90]=&quot;&quot;;&quot;&quot;;CONCATENATE(&quot;/home/fstruman/framework/ocr-test/Test3 ~/ocr-results/&quot;;[.A90];&quot; debug&quot;))" office:value-type="string" office:string-value="/home/fstruman/framework/ocr-test/Test3 ~/ocr-results/0000000001_1_2014-08-31_06h00m03s.jpg debug">
            <text:p>/home/fstruman/framework/ocr-test/Test3 ~/ocr-results/0000000001_1_2014-08-31_06h00m03s.jpg debug</text:p>
          </table:table-cell>
        </table:table-row>
        <table:table-row table:style-name="ro1">
          <table:table-cell office:value-type="string">
            <text:p>0000000001_1_2014-08-31_07h00m02s.jpg</text:p>
          </table:table-cell>
          <table:table-cell office:value-type="string">
            <text:p>eng.meter.exp89</text:p>
          </table:table-cell>
          <table:table-cell office:value-type="float" office:value="34445">
            <text:p>34445</text:p>
          </table:table-cell>
          <table:table-cell/>
          <table:table-cell office:value-type="string">
            <text:p>0000000001_1_2014-08-31_07h00m02s.jpg</text:p>
          </table:table-cell>
          <table:table-cell office:value-type="float" office:value="34445">
            <text:p>34445</text:p>
          </table:table-cell>
          <table:table-cell table:formula="of:=IF([.C91]=&quot;&quot;;&quot;&quot;;IF([.F91]=[.C91];0;1))" office:value-type="float" office:value="0">
            <text:p>0</text:p>
          </table:table-cell>
          <table:table-cell table:formula="of:=IF([.$A91]=&quot;&quot;;&quot;&quot;;CONCATENATE(&quot;/home/fstruman/framework/ocr-test/Test3 ~/ocr-results/&quot;;[.A91];&quot; debug&quot;))" office:value-type="string" office:string-value="/home/fstruman/framework/ocr-test/Test3 ~/ocr-results/0000000001_1_2014-08-31_07h00m02s.jpg debug">
            <text:p>/home/fstruman/framework/ocr-test/Test3 ~/ocr-results/0000000001_1_2014-08-31_07h00m02s.jpg debug</text:p>
          </table:table-cell>
        </table:table-row>
        <table:table-row table:style-name="ro1">
          <table:table-cell office:value-type="string">
            <text:p>0000000001_1_2014-08-31_08h00m02s.jpg</text:p>
          </table:table-cell>
          <table:table-cell office:value-type="string">
            <text:p>eng.meter.exp90</text:p>
          </table:table-cell>
          <table:table-cell office:value-type="float" office:value="34477">
            <text:p>34477</text:p>
          </table:table-cell>
          <table:table-cell/>
          <table:table-cell office:value-type="string">
            <text:p>0000000001_1_2014-08-31_08h00m02s.jpg</text:p>
          </table:table-cell>
          <table:table-cell office:value-type="float" office:value="34477">
            <text:p>34477</text:p>
          </table:table-cell>
          <table:table-cell table:formula="of:=IF([.C92]=&quot;&quot;;&quot;&quot;;IF([.F92]=[.C92];0;1))" office:value-type="float" office:value="0">
            <text:p>0</text:p>
          </table:table-cell>
          <table:table-cell table:formula="of:=IF([.$A92]=&quot;&quot;;&quot;&quot;;CONCATENATE(&quot;/home/fstruman/framework/ocr-test/Test3 ~/ocr-results/&quot;;[.A92];&quot; debug&quot;))" office:value-type="string" office:string-value="/home/fstruman/framework/ocr-test/Test3 ~/ocr-results/0000000001_1_2014-08-31_08h00m02s.jpg debug">
            <text:p>/home/fstruman/framework/ocr-test/Test3 ~/ocr-results/0000000001_1_2014-08-31_08h00m02s.jpg debug</text:p>
          </table:table-cell>
        </table:table-row>
        <table:table-row table:style-name="ro1">
          <table:table-cell office:value-type="string">
            <text:p>0000000001_1_2014-08-31_09h00m02s.jpg</text:p>
          </table:table-cell>
          <table:table-cell office:value-type="string">
            <text:p>eng.meter.exp91</text:p>
          </table:table-cell>
          <table:table-cell office:value-type="float" office:value="34510">
            <text:p>34510</text:p>
          </table:table-cell>
          <table:table-cell/>
          <table:table-cell office:value-type="string">
            <text:p>0000000001_1_2014-08-31_09h00m02s.jpg</text:p>
          </table:table-cell>
          <table:table-cell office:value-type="float" office:value="34510">
            <text:p>34510</text:p>
          </table:table-cell>
          <table:table-cell table:formula="of:=IF([.C93]=&quot;&quot;;&quot;&quot;;IF([.F93]=[.C93];0;1))" office:value-type="float" office:value="0">
            <text:p>0</text:p>
          </table:table-cell>
          <table:table-cell table:formula="of:=IF([.$A93]=&quot;&quot;;&quot;&quot;;CONCATENATE(&quot;/home/fstruman/framework/ocr-test/Test3 ~/ocr-results/&quot;;[.A93];&quot; debug&quot;))" office:value-type="string" office:string-value="/home/fstruman/framework/ocr-test/Test3 ~/ocr-results/0000000001_1_2014-08-31_09h00m02s.jpg debug">
            <text:p>/home/fstruman/framework/ocr-test/Test3 ~/ocr-results/0000000001_1_2014-08-31_09h00m02s.jpg debug</text:p>
          </table:table-cell>
        </table:table-row>
        <table:table-row table:style-name="ro1">
          <table:table-cell office:value-type="string">
            <text:p>0000000001_1_2014-08-31_10h00m02s.jpg</text:p>
          </table:table-cell>
          <table:table-cell office:value-type="string">
            <text:p>eng.meter.exp92</text:p>
          </table:table-cell>
          <table:table-cell office:value-type="float" office:value="34545">
            <text:p>34545</text:p>
          </table:table-cell>
          <table:table-cell/>
          <table:table-cell office:value-type="string">
            <text:p>0000000001_1_2014-08-31_10h00m02s.jpg</text:p>
          </table:table-cell>
          <table:table-cell office:value-type="float" office:value="34545">
            <text:p>34545</text:p>
          </table:table-cell>
          <table:table-cell table:formula="of:=IF([.C94]=&quot;&quot;;&quot;&quot;;IF([.F94]=[.C94];0;1))" office:value-type="float" office:value="0">
            <text:p>0</text:p>
          </table:table-cell>
          <table:table-cell table:formula="of:=IF([.$A94]=&quot;&quot;;&quot;&quot;;CONCATENATE(&quot;/home/fstruman/framework/ocr-test/Test3 ~/ocr-results/&quot;;[.A94];&quot; debug&quot;))" office:value-type="string" office:string-value="/home/fstruman/framework/ocr-test/Test3 ~/ocr-results/0000000001_1_2014-08-31_10h00m02s.jpg debug">
            <text:p>/home/fstruman/framework/ocr-test/Test3 ~/ocr-results/0000000001_1_2014-08-31_10h00m02s.jpg debug</text:p>
          </table:table-cell>
        </table:table-row>
        <table:table-row table:style-name="ro1">
          <table:table-cell office:value-type="string">
            <text:p>0000000001_1_2014-08-31_11h00m02s.jpg</text:p>
          </table:table-cell>
          <table:table-cell office:value-type="string">
            <text:p>eng.meter.exp93</text:p>
          </table:table-cell>
          <table:table-cell office:value-type="float" office:value="34580">
            <text:p>34580</text:p>
          </table:table-cell>
          <table:table-cell/>
          <table:table-cell office:value-type="string">
            <text:p>0000000001_1_2014-08-31_11h00m02s.jpg</text:p>
          </table:table-cell>
          <table:table-cell office:value-type="float" office:value="34580">
            <text:p>34580</text:p>
          </table:table-cell>
          <table:table-cell table:formula="of:=IF([.C95]=&quot;&quot;;&quot;&quot;;IF([.F95]=[.C95];0;1))" office:value-type="float" office:value="0">
            <text:p>0</text:p>
          </table:table-cell>
          <table:table-cell table:formula="of:=IF([.$A95]=&quot;&quot;;&quot;&quot;;CONCATENATE(&quot;/home/fstruman/framework/ocr-test/Test3 ~/ocr-results/&quot;;[.A95];&quot; debug&quot;))" office:value-type="string" office:string-value="/home/fstruman/framework/ocr-test/Test3 ~/ocr-results/0000000001_1_2014-08-31_11h00m02s.jpg debug">
            <text:p>/home/fstruman/framework/ocr-test/Test3 ~/ocr-results/0000000001_1_2014-08-31_11h00m02s.jpg debug</text:p>
          </table:table-cell>
        </table:table-row>
        <table:table-row table:style-name="ro1">
          <table:table-cell office:value-type="string">
            <text:p>0000000001_1_2014-08-31_12h00m02s.jpg</text:p>
          </table:table-cell>
          <table:table-cell office:value-type="string">
            <text:p>eng.meter.exp94</text:p>
          </table:table-cell>
          <table:table-cell office:value-type="float" office:value="34621">
            <text:p>34621</text:p>
          </table:table-cell>
          <table:table-cell/>
          <table:table-cell office:value-type="string">
            <text:p>0000000001_1_2014-08-31_12h00m02s.jpg</text:p>
          </table:table-cell>
          <table:table-cell office:value-type="float" office:value="34621">
            <text:p>34621</text:p>
          </table:table-cell>
          <table:table-cell table:formula="of:=IF([.C96]=&quot;&quot;;&quot;&quot;;IF([.F96]=[.C96];0;1))" office:value-type="float" office:value="0">
            <text:p>0</text:p>
          </table:table-cell>
          <table:table-cell table:formula="of:=IF([.$A96]=&quot;&quot;;&quot;&quot;;CONCATENATE(&quot;/home/fstruman/framework/ocr-test/Test3 ~/ocr-results/&quot;;[.A96];&quot; debug&quot;))" office:value-type="string" office:string-value="/home/fstruman/framework/ocr-test/Test3 ~/ocr-results/0000000001_1_2014-08-31_12h00m02s.jpg debug">
            <text:p>/home/fstruman/framework/ocr-test/Test3 ~/ocr-results/0000000001_1_2014-08-31_12h00m02s.jpg debug</text:p>
          </table:table-cell>
        </table:table-row>
        <table:table-row table:style-name="ro1">
          <table:table-cell office:value-type="string">
            <text:p>0000000001_1_2014-08-31_13h00m02s.jpg</text:p>
          </table:table-cell>
          <table:table-cell office:value-type="string">
            <text:p>eng.meter.exp95</text:p>
          </table:table-cell>
          <table:table-cell office:value-type="float" office:value="34659">
            <text:p>34659</text:p>
          </table:table-cell>
          <table:table-cell/>
          <table:table-cell office:value-type="string">
            <text:p>0000000001_1_2014-08-31_13h00m02s.jpg</text:p>
          </table:table-cell>
          <table:table-cell office:value-type="float" office:value="34659">
            <text:p>34659</text:p>
          </table:table-cell>
          <table:table-cell table:formula="of:=IF([.C97]=&quot;&quot;;&quot;&quot;;IF([.F97]=[.C97];0;1))" office:value-type="float" office:value="0">
            <text:p>0</text:p>
          </table:table-cell>
          <table:table-cell table:formula="of:=IF([.$A97]=&quot;&quot;;&quot;&quot;;CONCATENATE(&quot;/home/fstruman/framework/ocr-test/Test3 ~/ocr-results/&quot;;[.A97];&quot; debug&quot;))" office:value-type="string" office:string-value="/home/fstruman/framework/ocr-test/Test3 ~/ocr-results/0000000001_1_2014-08-31_13h00m02s.jpg debug">
            <text:p>/home/fstruman/framework/ocr-test/Test3 ~/ocr-results/0000000001_1_2014-08-31_13h00m02s.jpg debug</text:p>
          </table:table-cell>
        </table:table-row>
        <table:table-row table:style-name="ro1">
          <table:table-cell office:value-type="string">
            <text:p>0000000001_1_2014-08-31_14h00m02s.jpg</text:p>
          </table:table-cell>
          <table:table-cell office:value-type="string">
            <text:p>eng.meter.exp96</text:p>
          </table:table-cell>
          <table:table-cell office:value-type="float" office:value="34695">
            <text:p>34695</text:p>
          </table:table-cell>
          <table:table-cell/>
          <table:table-cell office:value-type="string">
            <text:p>0000000001_1_2014-08-31_14h00m02s.jpg</text:p>
          </table:table-cell>
          <table:table-cell office:value-type="float" office:value="34695">
            <text:p>34695</text:p>
          </table:table-cell>
          <table:table-cell table:formula="of:=IF([.C98]=&quot;&quot;;&quot;&quot;;IF([.F98]=[.C98];0;1))" office:value-type="float" office:value="0">
            <text:p>0</text:p>
          </table:table-cell>
          <table:table-cell table:formula="of:=IF([.$A98]=&quot;&quot;;&quot;&quot;;CONCATENATE(&quot;/home/fstruman/framework/ocr-test/Test3 ~/ocr-results/&quot;;[.A98];&quot; debug&quot;))" office:value-type="string" office:string-value="/home/fstruman/framework/ocr-test/Test3 ~/ocr-results/0000000001_1_2014-08-31_14h00m02s.jpg debug">
            <text:p>/home/fstruman/framework/ocr-test/Test3 ~/ocr-results/0000000001_1_2014-08-31_14h00m02s.jpg debug</text:p>
          </table:table-cell>
        </table:table-row>
        <table:table-row table:style-name="ro1">
          <table:table-cell office:value-type="string">
            <text:p>0000000001_1_2014-08-31_15h00m02s.jpg</text:p>
          </table:table-cell>
          <table:table-cell office:value-type="string">
            <text:p>eng.meter.exp97</text:p>
          </table:table-cell>
          <table:table-cell office:value-type="float" office:value="34733">
            <text:p>34733</text:p>
          </table:table-cell>
          <table:table-cell/>
          <table:table-cell office:value-type="string">
            <text:p>0000000001_1_2014-08-31_15h00m02s.jpg</text:p>
          </table:table-cell>
          <table:table-cell office:value-type="float" office:value="34733">
            <text:p>34733</text:p>
          </table:table-cell>
          <table:table-cell table:formula="of:=IF([.C99]=&quot;&quot;;&quot;&quot;;IF([.F99]=[.C99];0;1))" office:value-type="float" office:value="0">
            <text:p>0</text:p>
          </table:table-cell>
          <table:table-cell table:formula="of:=IF([.$A99]=&quot;&quot;;&quot;&quot;;CONCATENATE(&quot;/home/fstruman/framework/ocr-test/Test3 ~/ocr-results/&quot;;[.A99];&quot; debug&quot;))" office:value-type="string" office:string-value="/home/fstruman/framework/ocr-test/Test3 ~/ocr-results/0000000001_1_2014-08-31_15h00m02s.jpg debug">
            <text:p>/home/fstruman/framework/ocr-test/Test3 ~/ocr-results/0000000001_1_2014-08-31_15h00m02s.jpg debug</text:p>
          </table:table-cell>
        </table:table-row>
        <table:table-row table:style-name="ro1">
          <table:table-cell office:value-type="string">
            <text:p>0000000001_1_2014-08-31_16h00m03s.jpg</text:p>
          </table:table-cell>
          <table:table-cell office:value-type="string">
            <text:p>eng.meter.exp98</text:p>
          </table:table-cell>
          <table:table-cell office:value-type="float" office:value="34786">
            <text:p>34786</text:p>
          </table:table-cell>
          <table:table-cell/>
          <table:table-cell office:value-type="string">
            <text:p>0000000001_1_2014-08-31_16h00m03s.jpg</text:p>
          </table:table-cell>
          <table:table-cell office:value-type="float" office:value="34786">
            <text:p>34786</text:p>
          </table:table-cell>
          <table:table-cell table:formula="of:=IF([.C100]=&quot;&quot;;&quot;&quot;;IF([.F100]=[.C100];0;1))" office:value-type="float" office:value="0">
            <text:p>0</text:p>
          </table:table-cell>
          <table:table-cell table:formula="of:=IF([.$A100]=&quot;&quot;;&quot;&quot;;CONCATENATE(&quot;/home/fstruman/framework/ocr-test/Test3 ~/ocr-results/&quot;;[.A100];&quot; debug&quot;))" office:value-type="string" office:string-value="/home/fstruman/framework/ocr-test/Test3 ~/ocr-results/0000000001_1_2014-08-31_16h00m03s.jpg debug">
            <text:p>/home/fstruman/framework/ocr-test/Test3 ~/ocr-results/0000000001_1_2014-08-31_16h00m03s.jpg debug</text:p>
          </table:table-cell>
        </table:table-row>
        <table:table-row table:style-name="ro1">
          <table:table-cell office:value-type="string">
            <text:p>0000000001_1_2014-08-31_17h00m02s.jpg</text:p>
          </table:table-cell>
          <table:table-cell office:value-type="string">
            <text:p>eng.meter.exp99</text:p>
          </table:table-cell>
          <table:table-cell office:value-type="float" office:value="34827">
            <text:p>34827</text:p>
          </table:table-cell>
          <table:table-cell/>
          <table:table-cell office:value-type="string">
            <text:p>0000000001_1_2014-08-31_17h00m02s.jpg</text:p>
          </table:table-cell>
          <table:table-cell office:value-type="float" office:value="34827">
            <text:p>34827</text:p>
          </table:table-cell>
          <table:table-cell table:formula="of:=IF([.C101]=&quot;&quot;;&quot;&quot;;IF([.F101]=[.C101];0;1))" office:value-type="float" office:value="0">
            <text:p>0</text:p>
          </table:table-cell>
          <table:table-cell table:formula="of:=IF([.$A101]=&quot;&quot;;&quot;&quot;;CONCATENATE(&quot;/home/fstruman/framework/ocr-test/Test3 ~/ocr-results/&quot;;[.A101];&quot; debug&quot;))" office:value-type="string" office:string-value="/home/fstruman/framework/ocr-test/Test3 ~/ocr-results/0000000001_1_2014-08-31_17h00m02s.jpg debug">
            <text:p>/home/fstruman/framework/ocr-test/Test3 ~/ocr-results/0000000001_1_2014-08-31_17h00m02s.jpg debug</text:p>
          </table:table-cell>
        </table:table-row>
        <table:table-row table:style-name="ro1">
          <table:table-cell office:value-type="string">
            <text:p>0000000001_1_2014-08-31_18h00m02s.jpg</text:p>
          </table:table-cell>
          <table:table-cell office:value-type="string">
            <text:p>eng.meter.exp100</text:p>
          </table:table-cell>
          <table:table-cell office:value-type="float" office:value="34869">
            <text:p>34869</text:p>
          </table:table-cell>
          <table:table-cell/>
          <table:table-cell office:value-type="string">
            <text:p>0000000001_1_2014-08-31_18h00m02s.jpg</text:p>
          </table:table-cell>
          <table:table-cell office:value-type="float" office:value="34869">
            <text:p>34869</text:p>
          </table:table-cell>
          <table:table-cell table:formula="of:=IF([.C102]=&quot;&quot;;&quot;&quot;;IF([.F102]=[.C102];0;1))" office:value-type="float" office:value="0">
            <text:p>0</text:p>
          </table:table-cell>
          <table:table-cell table:formula="of:=IF([.$A102]=&quot;&quot;;&quot;&quot;;CONCATENATE(&quot;/home/fstruman/framework/ocr-test/Test3 ~/ocr-results/&quot;;[.A102];&quot; debug&quot;))" office:value-type="string" office:string-value="/home/fstruman/framework/ocr-test/Test3 ~/ocr-results/0000000001_1_2014-08-31_18h00m02s.jpg debug">
            <text:p>/home/fstruman/framework/ocr-test/Test3 ~/ocr-results/0000000001_1_2014-08-31_18h00m02s.jpg debug</text:p>
          </table:table-cell>
        </table:table-row>
        <table:table-row table:style-name="ro1">
          <table:table-cell office:value-type="string">
            <text:p>0000000001_1_2014-08-31_19h00m02s.jpg</text:p>
          </table:table-cell>
          <table:table-cell office:value-type="string">
            <text:p>eng.meter.exp101</text:p>
          </table:table-cell>
          <table:table-cell office:value-type="float" office:value="34919">
            <text:p>34919</text:p>
          </table:table-cell>
          <table:table-cell/>
          <table:table-cell office:value-type="string">
            <text:p>0000000001_1_2014-08-31_19h00m02s.jpg</text:p>
          </table:table-cell>
          <table:table-cell office:value-type="float" office:value="34919">
            <text:p>34919</text:p>
          </table:table-cell>
          <table:table-cell table:formula="of:=IF([.C103]=&quot;&quot;;&quot;&quot;;IF([.F103]=[.C103];0;1))" office:value-type="float" office:value="0">
            <text:p>0</text:p>
          </table:table-cell>
          <table:table-cell table:formula="of:=IF([.$A103]=&quot;&quot;;&quot;&quot;;CONCATENATE(&quot;/home/fstruman/framework/ocr-test/Test3 ~/ocr-results/&quot;;[.A103];&quot; debug&quot;))" office:value-type="string" office:string-value="/home/fstruman/framework/ocr-test/Test3 ~/ocr-results/0000000001_1_2014-08-31_19h00m02s.jpg debug">
            <text:p>/home/fstruman/framework/ocr-test/Test3 ~/ocr-results/0000000001_1_2014-08-31_19h00m02s.jpg debug</text:p>
          </table:table-cell>
        </table:table-row>
        <table:table-row table:style-name="ro1">
          <table:table-cell office:value-type="string">
            <text:p>0000000001_1_2014-08-31_20h00m02s.jpg</text:p>
          </table:table-cell>
          <table:table-cell office:value-type="string">
            <text:p>eng.meter.exp102</text:p>
          </table:table-cell>
          <table:table-cell office:value-type="float" office:value="34963">
            <text:p>34963</text:p>
          </table:table-cell>
          <table:table-cell/>
          <table:table-cell office:value-type="string">
            <text:p>0000000001_1_2014-08-31_20h00m02s.jpg</text:p>
          </table:table-cell>
          <table:table-cell office:value-type="float" office:value="34963">
            <text:p>34963</text:p>
          </table:table-cell>
          <table:table-cell table:formula="of:=IF([.C104]=&quot;&quot;;&quot;&quot;;IF([.F104]=[.C104];0;1))" office:value-type="float" office:value="0">
            <text:p>0</text:p>
          </table:table-cell>
          <table:table-cell table:formula="of:=IF([.$A104]=&quot;&quot;;&quot;&quot;;CONCATENATE(&quot;/home/fstruman/framework/ocr-test/Test3 ~/ocr-results/&quot;;[.A104];&quot; debug&quot;))" office:value-type="string" office:string-value="/home/fstruman/framework/ocr-test/Test3 ~/ocr-results/0000000001_1_2014-08-31_20h00m02s.jpg debug">
            <text:p>/home/fstruman/framework/ocr-test/Test3 ~/ocr-results/0000000001_1_2014-08-31_20h00m02s.jpg debug</text:p>
          </table:table-cell>
        </table:table-row>
        <table:table-row table:style-name="ro1">
          <table:table-cell office:value-type="string">
            <text:p>0000000001_1_2014-08-31_21h00m02s.jpg</text:p>
          </table:table-cell>
          <table:table-cell office:value-type="string">
            <text:p>eng.meter.exp103</text:p>
          </table:table-cell>
          <table:table-cell office:value-type="float" office:value="35002">
            <text:p>35002</text:p>
          </table:table-cell>
          <table:table-cell/>
          <table:table-cell office:value-type="string">
            <text:p>0000000001_1_2014-08-31_21h00m02s.jpg</text:p>
          </table:table-cell>
          <table:table-cell office:value-type="float" office:value="35002">
            <text:p>35002</text:p>
          </table:table-cell>
          <table:table-cell table:formula="of:=IF([.C105]=&quot;&quot;;&quot;&quot;;IF([.F105]=[.C105];0;1))" office:value-type="float" office:value="0">
            <text:p>0</text:p>
          </table:table-cell>
          <table:table-cell table:formula="of:=IF([.$A105]=&quot;&quot;;&quot;&quot;;CONCATENATE(&quot;/home/fstruman/framework/ocr-test/Test3 ~/ocr-results/&quot;;[.A105];&quot; debug&quot;))" office:value-type="string" office:string-value="/home/fstruman/framework/ocr-test/Test3 ~/ocr-results/0000000001_1_2014-08-31_21h00m02s.jpg debug">
            <text:p>/home/fstruman/framework/ocr-test/Test3 ~/ocr-results/0000000001_1_2014-08-31_21h00m02s.jpg debug</text:p>
          </table:table-cell>
        </table:table-row>
        <table:table-row table:style-name="ro1">
          <table:table-cell office:value-type="string">
            <text:p>0000000001_1_2014-08-31_22h00m02s.jpg</text:p>
          </table:table-cell>
          <table:table-cell office:value-type="string">
            <text:p>eng.meter.exp104</text:p>
          </table:table-cell>
          <table:table-cell office:value-type="float" office:value="35044">
            <text:p>35044</text:p>
          </table:table-cell>
          <table:table-cell/>
          <table:table-cell office:value-type="string">
            <text:p>0000000001_1_2014-08-31_22h00m02s.jpg</text:p>
          </table:table-cell>
          <table:table-cell office:value-type="float" office:value="35044">
            <text:p>35044</text:p>
          </table:table-cell>
          <table:table-cell table:formula="of:=IF([.C106]=&quot;&quot;;&quot;&quot;;IF([.F106]=[.C106];0;1))" office:value-type="float" office:value="0">
            <text:p>0</text:p>
          </table:table-cell>
          <table:table-cell table:formula="of:=IF([.$A106]=&quot;&quot;;&quot;&quot;;CONCATENATE(&quot;/home/fstruman/framework/ocr-test/Test3 ~/ocr-results/&quot;;[.A106];&quot; debug&quot;))" office:value-type="string" office:string-value="/home/fstruman/framework/ocr-test/Test3 ~/ocr-results/0000000001_1_2014-08-31_22h00m02s.jpg debug">
            <text:p>/home/fstruman/framework/ocr-test/Test3 ~/ocr-results/0000000001_1_2014-08-31_22h00m02s.jpg debug</text:p>
          </table:table-cell>
        </table:table-row>
        <table:table-row table:style-name="ro1">
          <table:table-cell office:value-type="string">
            <text:p>0000000001_1_2014-08-31_23h00m02s.jpg</text:p>
          </table:table-cell>
          <table:table-cell office:value-type="string">
            <text:p>eng.meter.exp105</text:p>
          </table:table-cell>
          <table:table-cell office:value-type="float" office:value="35094">
            <text:p>35094</text:p>
          </table:table-cell>
          <table:table-cell/>
          <table:table-cell office:value-type="string">
            <text:p>0000000001_1_2014-08-31_23h00m02s.jpg</text:p>
          </table:table-cell>
          <table:table-cell office:value-type="float" office:value="35094">
            <text:p>35094</text:p>
          </table:table-cell>
          <table:table-cell table:formula="of:=IF([.C107]=&quot;&quot;;&quot;&quot;;IF([.F107]=[.C107];0;1))" office:value-type="float" office:value="0">
            <text:p>0</text:p>
          </table:table-cell>
          <table:table-cell table:formula="of:=IF([.$A107]=&quot;&quot;;&quot;&quot;;CONCATENATE(&quot;/home/fstruman/framework/ocr-test/Test3 ~/ocr-results/&quot;;[.A107];&quot; debug&quot;))" office:value-type="string" office:string-value="/home/fstruman/framework/ocr-test/Test3 ~/ocr-results/0000000001_1_2014-08-31_23h00m02s.jpg debug">
            <text:p>/home/fstruman/framework/ocr-test/Test3 ~/ocr-results/0000000001_1_2014-08-31_23h00m02s.jpg debug</text:p>
          </table:table-cell>
        </table:table-row>
        <table:table-row table:style-name="ro1">
          <table:table-cell office:value-type="string">
            <text:p>0000000001_1_2014-09-01_00h00m02s.jpg</text:p>
          </table:table-cell>
          <table:table-cell office:value-type="string">
            <text:p>eng.meter.exp106</text:p>
          </table:table-cell>
          <table:table-cell office:value-type="float" office:value="35147">
            <text:p>35147</text:p>
          </table:table-cell>
          <table:table-cell/>
          <table:table-cell office:value-type="string">
            <text:p>0000000001_1_2014-09-01_00h00m02s.jpg</text:p>
          </table:table-cell>
          <table:table-cell office:value-type="float" office:value="35147">
            <text:p>35147</text:p>
          </table:table-cell>
          <table:table-cell table:formula="of:=IF([.C108]=&quot;&quot;;&quot;&quot;;IF([.F108]=[.C108];0;1))" office:value-type="float" office:value="0">
            <text:p>0</text:p>
          </table:table-cell>
          <table:table-cell table:formula="of:=IF([.$A108]=&quot;&quot;;&quot;&quot;;CONCATENATE(&quot;/home/fstruman/framework/ocr-test/Test3 ~/ocr-results/&quot;;[.A108];&quot; debug&quot;))" office:value-type="string" office:string-value="/home/fstruman/framework/ocr-test/Test3 ~/ocr-results/0000000001_1_2014-09-01_00h00m02s.jpg debug">
            <text:p>/home/fstruman/framework/ocr-test/Test3 ~/ocr-results/0000000001_1_2014-09-01_00h00m02s.jpg debug</text:p>
          </table:table-cell>
        </table:table-row>
        <table:table-row table:style-name="ro1">
          <table:table-cell office:value-type="string">
            <text:p>0000000001_1_2014-09-01_01h00m03s.jpg</text:p>
          </table:table-cell>
          <table:table-cell office:value-type="string">
            <text:p>eng.meter.exp107</text:p>
          </table:table-cell>
          <table:table-cell office:value-type="float" office:value="35193">
            <text:p>35193</text:p>
          </table:table-cell>
          <table:table-cell/>
          <table:table-cell office:value-type="string">
            <text:p>0000000001_1_2014-09-01_01h00m03s.jpg</text:p>
          </table:table-cell>
          <table:table-cell office:value-type="float" office:value="35193">
            <text:p>35193</text:p>
          </table:table-cell>
          <table:table-cell table:formula="of:=IF([.C109]=&quot;&quot;;&quot;&quot;;IF([.F109]=[.C109];0;1))" office:value-type="float" office:value="0">
            <text:p>0</text:p>
          </table:table-cell>
          <table:table-cell table:formula="of:=IF([.$A109]=&quot;&quot;;&quot;&quot;;CONCATENATE(&quot;/home/fstruman/framework/ocr-test/Test3 ~/ocr-results/&quot;;[.A109];&quot; debug&quot;))" office:value-type="string" office:string-value="/home/fstruman/framework/ocr-test/Test3 ~/ocr-results/0000000001_1_2014-09-01_01h00m03s.jpg debug">
            <text:p>/home/fstruman/framework/ocr-test/Test3 ~/ocr-results/0000000001_1_2014-09-01_01h00m03s.jpg debug</text:p>
          </table:table-cell>
        </table:table-row>
        <table:table-row table:style-name="ro1">
          <table:table-cell office:value-type="string">
            <text:p>0000000001_1_2014-09-01_02h00m02s.jpg</text:p>
          </table:table-cell>
          <table:table-cell office:value-type="string">
            <text:p>eng.meter.exp108</text:p>
          </table:table-cell>
          <table:table-cell office:value-type="float" office:value="35225">
            <text:p>35225</text:p>
          </table:table-cell>
          <table:table-cell/>
          <table:table-cell office:value-type="string">
            <text:p>0000000001_1_2014-09-01_02h00m02s.jpg</text:p>
          </table:table-cell>
          <table:table-cell office:value-type="float" office:value="35225">
            <text:p>35225</text:p>
          </table:table-cell>
          <table:table-cell table:formula="of:=IF([.C110]=&quot;&quot;;&quot;&quot;;IF([.F110]=[.C110];0;1))" office:value-type="float" office:value="0">
            <text:p>0</text:p>
          </table:table-cell>
          <table:table-cell table:formula="of:=IF([.$A110]=&quot;&quot;;&quot;&quot;;CONCATENATE(&quot;/home/fstruman/framework/ocr-test/Test3 ~/ocr-results/&quot;;[.A110];&quot; debug&quot;))" office:value-type="string" office:string-value="/home/fstruman/framework/ocr-test/Test3 ~/ocr-results/0000000001_1_2014-09-01_02h00m02s.jpg debug">
            <text:p>/home/fstruman/framework/ocr-test/Test3 ~/ocr-results/0000000001_1_2014-09-01_02h00m02s.jpg debug</text:p>
          </table:table-cell>
        </table:table-row>
        <table:table-row table:style-name="ro1">
          <table:table-cell office:value-type="string">
            <text:p>0000000001_1_2014-09-01_03h00m02s.jpg</text:p>
          </table:table-cell>
          <table:table-cell office:value-type="string">
            <text:p>eng.meter.exp109</text:p>
          </table:table-cell>
          <table:table-cell office:value-type="float" office:value="35258">
            <text:p>35258</text:p>
          </table:table-cell>
          <table:table-cell/>
          <table:table-cell office:value-type="string">
            <text:p>0000000001_1_2014-09-01_03h00m02s.jpg</text:p>
          </table:table-cell>
          <table:table-cell office:value-type="float" office:value="35258">
            <text:p>35258</text:p>
          </table:table-cell>
          <table:table-cell table:formula="of:=IF([.C111]=&quot;&quot;;&quot;&quot;;IF([.F111]=[.C111];0;1))" office:value-type="float" office:value="0">
            <text:p>0</text:p>
          </table:table-cell>
          <table:table-cell table:formula="of:=IF([.$A111]=&quot;&quot;;&quot;&quot;;CONCATENATE(&quot;/home/fstruman/framework/ocr-test/Test3 ~/ocr-results/&quot;;[.A111];&quot; debug&quot;))" office:value-type="string" office:string-value="/home/fstruman/framework/ocr-test/Test3 ~/ocr-results/0000000001_1_2014-09-01_03h00m02s.jpg debug">
            <text:p>/home/fstruman/framework/ocr-test/Test3 ~/ocr-results/0000000001_1_2014-09-01_03h00m02s.jpg debug</text:p>
          </table:table-cell>
        </table:table-row>
        <table:table-row table:style-name="ro1">
          <table:table-cell office:value-type="string">
            <text:p>0000000001_1_2014-09-01_04h00m02s.jpg</text:p>
          </table:table-cell>
          <table:table-cell office:value-type="string">
            <text:p>eng.meter.exp110</text:p>
          </table:table-cell>
          <table:table-cell office:value-type="float" office:value="35288">
            <text:p>35288</text:p>
          </table:table-cell>
          <table:table-cell/>
          <table:table-cell office:value-type="string">
            <text:p>0000000001_1_2014-09-01_04h00m02s.jpg</text:p>
          </table:table-cell>
          <table:table-cell office:value-type="float" office:value="35288">
            <text:p>35288</text:p>
          </table:table-cell>
          <table:table-cell table:formula="of:=IF([.C112]=&quot;&quot;;&quot;&quot;;IF([.F112]=[.C112];0;1))" office:value-type="float" office:value="0">
            <text:p>0</text:p>
          </table:table-cell>
          <table:table-cell table:formula="of:=IF([.$A112]=&quot;&quot;;&quot;&quot;;CONCATENATE(&quot;/home/fstruman/framework/ocr-test/Test3 ~/ocr-results/&quot;;[.A112];&quot; debug&quot;))" office:value-type="string" office:string-value="/home/fstruman/framework/ocr-test/Test3 ~/ocr-results/0000000001_1_2014-09-01_04h00m02s.jpg debug">
            <text:p>/home/fstruman/framework/ocr-test/Test3 ~/ocr-results/0000000001_1_2014-09-01_04h00m02s.jpg debug</text:p>
          </table:table-cell>
        </table:table-row>
        <table:table-row table:style-name="ro1">
          <table:table-cell office:value-type="string">
            <text:p>0000000001_1_2014-09-01_05h00m02s.jpg</text:p>
          </table:table-cell>
          <table:table-cell office:value-type="string">
            <text:p>eng.meter.exp111</text:p>
          </table:table-cell>
          <table:table-cell office:value-type="float" office:value="35313">
            <text:p>35313</text:p>
          </table:table-cell>
          <table:table-cell/>
          <table:table-cell office:value-type="string">
            <text:p>0000000001_1_2014-09-01_05h00m02s.jpg</text:p>
          </table:table-cell>
          <table:table-cell office:value-type="float" office:value="35313">
            <text:p>35313</text:p>
          </table:table-cell>
          <table:table-cell table:formula="of:=IF([.C113]=&quot;&quot;;&quot;&quot;;IF([.F113]=[.C113];0;1))" office:value-type="float" office:value="0">
            <text:p>0</text:p>
          </table:table-cell>
          <table:table-cell table:formula="of:=IF([.$A113]=&quot;&quot;;&quot;&quot;;CONCATENATE(&quot;/home/fstruman/framework/ocr-test/Test3 ~/ocr-results/&quot;;[.A113];&quot; debug&quot;))" office:value-type="string" office:string-value="/home/fstruman/framework/ocr-test/Test3 ~/ocr-results/0000000001_1_2014-09-01_05h00m02s.jpg debug">
            <text:p>/home/fstruman/framework/ocr-test/Test3 ~/ocr-results/0000000001_1_2014-09-01_05h00m02s.jpg debug</text:p>
          </table:table-cell>
        </table:table-row>
        <table:table-row table:style-name="ro1">
          <table:table-cell office:value-type="string">
            <text:p>0000000001_1_2014-09-01_06h00m02s.jpg</text:p>
          </table:table-cell>
          <table:table-cell office:value-type="string">
            <text:p>eng.meter.exp112</text:p>
          </table:table-cell>
          <table:table-cell office:value-type="float" office:value="35346">
            <text:p>35346</text:p>
          </table:table-cell>
          <table:table-cell/>
          <table:table-cell office:value-type="string">
            <text:p>0000000001_1_2014-09-01_06h00m02s.jpg</text:p>
          </table:table-cell>
          <table:table-cell office:value-type="float" office:value="35346">
            <text:p>35346</text:p>
          </table:table-cell>
          <table:table-cell table:formula="of:=IF([.C114]=&quot;&quot;;&quot;&quot;;IF([.F114]=[.C114];0;1))" office:value-type="float" office:value="0">
            <text:p>0</text:p>
          </table:table-cell>
          <table:table-cell table:formula="of:=IF([.$A114]=&quot;&quot;;&quot;&quot;;CONCATENATE(&quot;/home/fstruman/framework/ocr-test/Test3 ~/ocr-results/&quot;;[.A114];&quot; debug&quot;))" office:value-type="string" office:string-value="/home/fstruman/framework/ocr-test/Test3 ~/ocr-results/0000000001_1_2014-09-01_06h00m02s.jpg debug">
            <text:p>/home/fstruman/framework/ocr-test/Test3 ~/ocr-results/0000000001_1_2014-09-01_06h00m02s.jpg debug</text:p>
          </table:table-cell>
        </table:table-row>
        <table:table-row table:style-name="ro1">
          <table:table-cell office:value-type="string">
            <text:p>0000000001_1_2014-09-01_07h00m03s.jpg</text:p>
          </table:table-cell>
          <table:table-cell office:value-type="string">
            <text:p>eng.meter.exp113</text:p>
          </table:table-cell>
          <table:table-cell office:value-type="float" office:value="35378">
            <text:p>35378</text:p>
          </table:table-cell>
          <table:table-cell/>
          <table:table-cell office:value-type="string">
            <text:p>0000000001_1_2014-09-01_07h00m03s.jpg</text:p>
          </table:table-cell>
          <table:table-cell office:value-type="float" office:value="35378">
            <text:p>35378</text:p>
          </table:table-cell>
          <table:table-cell table:formula="of:=IF([.C115]=&quot;&quot;;&quot;&quot;;IF([.F115]=[.C115];0;1))" office:value-type="float" office:value="0">
            <text:p>0</text:p>
          </table:table-cell>
          <table:table-cell table:formula="of:=IF([.$A115]=&quot;&quot;;&quot;&quot;;CONCATENATE(&quot;/home/fstruman/framework/ocr-test/Test3 ~/ocr-results/&quot;;[.A115];&quot; debug&quot;))" office:value-type="string" office:string-value="/home/fstruman/framework/ocr-test/Test3 ~/ocr-results/0000000001_1_2014-09-01_07h00m03s.jpg debug">
            <text:p>/home/fstruman/framework/ocr-test/Test3 ~/ocr-results/0000000001_1_2014-09-01_07h00m03s.jpg debug</text:p>
          </table:table-cell>
        </table:table-row>
        <table:table-row table:style-name="ro1">
          <table:table-cell office:value-type="string">
            <text:p>0000000001_1_2014-09-01_08h00m02s.jpg</text:p>
          </table:table-cell>
          <table:table-cell office:value-type="string">
            <text:p>eng.meter.exp114</text:p>
          </table:table-cell>
          <table:table-cell office:value-type="float" office:value="35417">
            <text:p>35417</text:p>
          </table:table-cell>
          <table:table-cell/>
          <table:table-cell office:value-type="string">
            <text:p>0000000001_1_2014-09-01_08h00m02s.jpg</text:p>
          </table:table-cell>
          <table:table-cell office:value-type="float" office:value="35417">
            <text:p>35417</text:p>
          </table:table-cell>
          <table:table-cell table:formula="of:=IF([.C116]=&quot;&quot;;&quot;&quot;;IF([.F116]=[.C116];0;1))" office:value-type="float" office:value="0">
            <text:p>0</text:p>
          </table:table-cell>
          <table:table-cell table:formula="of:=IF([.$A116]=&quot;&quot;;&quot;&quot;;CONCATENATE(&quot;/home/fstruman/framework/ocr-test/Test3 ~/ocr-results/&quot;;[.A116];&quot; debug&quot;))" office:value-type="string" office:string-value="/home/fstruman/framework/ocr-test/Test3 ~/ocr-results/0000000001_1_2014-09-01_08h00m02s.jpg debug">
            <text:p>/home/fstruman/framework/ocr-test/Test3 ~/ocr-results/0000000001_1_2014-09-01_08h00m02s.jpg debug</text:p>
          </table:table-cell>
        </table:table-row>
        <table:table-row table:style-name="ro1">
          <table:table-cell office:value-type="string">
            <text:p>0000000001_1_2014-09-01_09h00m02s.jpg</text:p>
          </table:table-cell>
          <table:table-cell office:value-type="string">
            <text:p>eng.meter.exp115</text:p>
          </table:table-cell>
          <table:table-cell office:value-type="float" office:value="35456">
            <text:p>35456</text:p>
          </table:table-cell>
          <table:table-cell/>
          <table:table-cell office:value-type="string">
            <text:p>0000000001_1_2014-09-01_09h00m02s.jpg</text:p>
          </table:table-cell>
          <table:table-cell office:value-type="float" office:value="35456">
            <text:p>35456</text:p>
          </table:table-cell>
          <table:table-cell table:formula="of:=IF([.C117]=&quot;&quot;;&quot;&quot;;IF([.F117]=[.C117];0;1))" office:value-type="float" office:value="0">
            <text:p>0</text:p>
          </table:table-cell>
          <table:table-cell table:formula="of:=IF([.$A117]=&quot;&quot;;&quot;&quot;;CONCATENATE(&quot;/home/fstruman/framework/ocr-test/Test3 ~/ocr-results/&quot;;[.A117];&quot; debug&quot;))" office:value-type="string" office:string-value="/home/fstruman/framework/ocr-test/Test3 ~/ocr-results/0000000001_1_2014-09-01_09h00m02s.jpg debug">
            <text:p>/home/fstruman/framework/ocr-test/Test3 ~/ocr-results/0000000001_1_2014-09-01_09h00m02s.jpg debug</text:p>
          </table:table-cell>
        </table:table-row>
        <table:table-row table:style-name="ro1">
          <table:table-cell office:value-type="string">
            <text:p>0000000001_1_2014-09-01_10h00m02s.jpg</text:p>
          </table:table-cell>
          <table:table-cell office:value-type="string">
            <text:p>eng.meter.exp116</text:p>
          </table:table-cell>
          <table:table-cell office:value-type="float" office:value="35500">
            <text:p>35500</text:p>
          </table:table-cell>
          <table:table-cell/>
          <table:table-cell office:value-type="string">
            <text:p>0000000001_1_2014-09-01_10h00m02s.jpg</text:p>
          </table:table-cell>
          <table:table-cell office:value-type="float" office:value="35500">
            <text:p>35500</text:p>
          </table:table-cell>
          <table:table-cell table:formula="of:=IF([.C118]=&quot;&quot;;&quot;&quot;;IF([.F118]=[.C118];0;1))" office:value-type="float" office:value="0">
            <text:p>0</text:p>
          </table:table-cell>
          <table:table-cell table:formula="of:=IF([.$A118]=&quot;&quot;;&quot;&quot;;CONCATENATE(&quot;/home/fstruman/framework/ocr-test/Test3 ~/ocr-results/&quot;;[.A118];&quot; debug&quot;))" office:value-type="string" office:string-value="/home/fstruman/framework/ocr-test/Test3 ~/ocr-results/0000000001_1_2014-09-01_10h00m02s.jpg debug">
            <text:p>/home/fstruman/framework/ocr-test/Test3 ~/ocr-results/0000000001_1_2014-09-01_10h00m02s.jpg debug</text:p>
          </table:table-cell>
        </table:table-row>
        <table:table-row table:style-name="ro1">
          <table:table-cell office:value-type="string">
            <text:p>0000000001_1_2014-09-01_11h00m02s.jpg</text:p>
          </table:table-cell>
          <table:table-cell office:value-type="string">
            <text:p>eng.meter.exp117</text:p>
          </table:table-cell>
          <table:table-cell office:value-type="float" office:value="35532">
            <text:p>35532</text:p>
          </table:table-cell>
          <table:table-cell/>
          <table:table-cell office:value-type="string">
            <text:p>0000000001_1_2014-09-01_11h00m02s.jpg</text:p>
          </table:table-cell>
          <table:table-cell office:value-type="float" office:value="35532">
            <text:p>35532</text:p>
          </table:table-cell>
          <table:table-cell table:formula="of:=IF([.C119]=&quot;&quot;;&quot;&quot;;IF([.F119]=[.C119];0;1))" office:value-type="float" office:value="0">
            <text:p>0</text:p>
          </table:table-cell>
          <table:table-cell table:formula="of:=IF([.$A119]=&quot;&quot;;&quot;&quot;;CONCATENATE(&quot;/home/fstruman/framework/ocr-test/Test3 ~/ocr-results/&quot;;[.A119];&quot; debug&quot;))" office:value-type="string" office:string-value="/home/fstruman/framework/ocr-test/Test3 ~/ocr-results/0000000001_1_2014-09-01_11h00m02s.jpg debug">
            <text:p>/home/fstruman/framework/ocr-test/Test3 ~/ocr-results/0000000001_1_2014-09-01_11h00m02s.jpg debug</text:p>
          </table:table-cell>
        </table:table-row>
        <table:table-row table:style-name="ro1">
          <table:table-cell office:value-type="string">
            <text:p>0000000001_1_2014-09-01_12h00m03s.jpg</text:p>
          </table:table-cell>
          <table:table-cell office:value-type="string">
            <text:p>eng.meter.exp118</text:p>
          </table:table-cell>
          <table:table-cell office:value-type="float" office:value="35571">
            <text:p>35571</text:p>
          </table:table-cell>
          <table:table-cell/>
          <table:table-cell office:value-type="string">
            <text:p>0000000001_1_2014-09-01_12h00m03s.jpg</text:p>
          </table:table-cell>
          <table:table-cell office:value-type="float" office:value="35571">
            <text:p>35571</text:p>
          </table:table-cell>
          <table:table-cell table:formula="of:=IF([.C120]=&quot;&quot;;&quot;&quot;;IF([.F120]=[.C120];0;1))" office:value-type="float" office:value="0">
            <text:p>0</text:p>
          </table:table-cell>
          <table:table-cell table:formula="of:=IF([.$A120]=&quot;&quot;;&quot;&quot;;CONCATENATE(&quot;/home/fstruman/framework/ocr-test/Test3 ~/ocr-results/&quot;;[.A120];&quot; debug&quot;))" office:value-type="string" office:string-value="/home/fstruman/framework/ocr-test/Test3 ~/ocr-results/0000000001_1_2014-09-01_12h00m03s.jpg debug">
            <text:p>/home/fstruman/framework/ocr-test/Test3 ~/ocr-results/0000000001_1_2014-09-01_12h00m03s.jpg debug</text:p>
          </table:table-cell>
        </table:table-row>
        <table:table-row table:style-name="ro1">
          <table:table-cell office:value-type="string">
            <text:p>0000000001_1_2014-09-01_13h00m02s.jpg</text:p>
          </table:table-cell>
          <table:table-cell office:value-type="string">
            <text:p>eng.meter.exp119</text:p>
          </table:table-cell>
          <table:table-cell office:value-type="float" office:value="35616">
            <text:p>35616</text:p>
          </table:table-cell>
          <table:table-cell/>
          <table:table-cell office:value-type="string">
            <text:p>0000000001_1_2014-09-01_13h00m02s.jpg</text:p>
          </table:table-cell>
          <table:table-cell office:value-type="float" office:value="35616">
            <text:p>35616</text:p>
          </table:table-cell>
          <table:table-cell table:formula="of:=IF([.C121]=&quot;&quot;;&quot;&quot;;IF([.F121]=[.C121];0;1))" office:value-type="float" office:value="0">
            <text:p>0</text:p>
          </table:table-cell>
          <table:table-cell table:formula="of:=IF([.$A121]=&quot;&quot;;&quot;&quot;;CONCATENATE(&quot;/home/fstruman/framework/ocr-test/Test3 ~/ocr-results/&quot;;[.A121];&quot; debug&quot;))" office:value-type="string" office:string-value="/home/fstruman/framework/ocr-test/Test3 ~/ocr-results/0000000001_1_2014-09-01_13h00m02s.jpg debug">
            <text:p>/home/fstruman/framework/ocr-test/Test3 ~/ocr-results/0000000001_1_2014-09-01_13h00m02s.jpg debug</text:p>
          </table:table-cell>
        </table:table-row>
        <table:table-row table:style-name="ro1">
          <table:table-cell office:value-type="string">
            <text:p>0000000001_1_2014-09-01_14h00m03s.jpg</text:p>
          </table:table-cell>
          <table:table-cell office:value-type="string">
            <text:p>eng.meter.exp120</text:p>
          </table:table-cell>
          <table:table-cell office:value-type="float" office:value="35658">
            <text:p>35658</text:p>
          </table:table-cell>
          <table:table-cell/>
          <table:table-cell office:value-type="string">
            <text:p>0000000001_1_2014-09-01_14h00m03s.jpg</text:p>
          </table:table-cell>
          <table:table-cell office:value-type="float" office:value="35658">
            <text:p>35658</text:p>
          </table:table-cell>
          <table:table-cell table:formula="of:=IF([.C122]=&quot;&quot;;&quot;&quot;;IF([.F122]=[.C122];0;1))" office:value-type="float" office:value="0">
            <text:p>0</text:p>
          </table:table-cell>
          <table:table-cell table:formula="of:=IF([.$A122]=&quot;&quot;;&quot;&quot;;CONCATENATE(&quot;/home/fstruman/framework/ocr-test/Test3 ~/ocr-results/&quot;;[.A122];&quot; debug&quot;))" office:value-type="string" office:string-value="/home/fstruman/framework/ocr-test/Test3 ~/ocr-results/0000000001_1_2014-09-01_14h00m03s.jpg debug">
            <text:p>/home/fstruman/framework/ocr-test/Test3 ~/ocr-results/0000000001_1_2014-09-01_14h00m03s.jpg debug</text:p>
          </table:table-cell>
        </table:table-row>
        <table:table-row table:style-name="ro1">
          <table:table-cell office:value-type="string">
            <text:p>0000000001_1_2014-09-01_15h00m02s.jpg</text:p>
          </table:table-cell>
          <table:table-cell office:value-type="string">
            <text:p>eng.meter.exp121</text:p>
          </table:table-cell>
          <table:table-cell office:value-type="float" office:value="35698">
            <text:p>35698</text:p>
          </table:table-cell>
          <table:table-cell/>
          <table:table-cell office:value-type="string">
            <text:p>0000000001_1_2014-09-01_15h00m02s.jpg</text:p>
          </table:table-cell>
          <table:table-cell office:value-type="float" office:value="35698">
            <text:p>35698</text:p>
          </table:table-cell>
          <table:table-cell table:formula="of:=IF([.C123]=&quot;&quot;;&quot;&quot;;IF([.F123]=[.C123];0;1))" office:value-type="float" office:value="0">
            <text:p>0</text:p>
          </table:table-cell>
          <table:table-cell table:formula="of:=IF([.$A123]=&quot;&quot;;&quot;&quot;;CONCATENATE(&quot;/home/fstruman/framework/ocr-test/Test3 ~/ocr-results/&quot;;[.A123];&quot; debug&quot;))" office:value-type="string" office:string-value="/home/fstruman/framework/ocr-test/Test3 ~/ocr-results/0000000001_1_2014-09-01_15h00m02s.jpg debug">
            <text:p>/home/fstruman/framework/ocr-test/Test3 ~/ocr-results/0000000001_1_2014-09-01_15h00m02s.jpg debug</text:p>
          </table:table-cell>
        </table:table-row>
        <table:table-row table:style-name="ro1">
          <table:table-cell office:value-type="string">
            <text:p>0000000001_1_2014-09-01_16h00m02s.jpg</text:p>
          </table:table-cell>
          <table:table-cell office:value-type="string">
            <text:p>eng.meter.exp122</text:p>
          </table:table-cell>
          <table:table-cell office:value-type="float" office:value="35741">
            <text:p>35741</text:p>
          </table:table-cell>
          <table:table-cell/>
          <table:table-cell office:value-type="string">
            <text:p>0000000001_1_2014-09-01_16h00m02s.jpg</text:p>
          </table:table-cell>
          <table:table-cell office:value-type="float" office:value="35741">
            <text:p>35741</text:p>
          </table:table-cell>
          <table:table-cell table:formula="of:=IF([.C124]=&quot;&quot;;&quot;&quot;;IF([.F124]=[.C124];0;1))" office:value-type="float" office:value="0">
            <text:p>0</text:p>
          </table:table-cell>
          <table:table-cell table:formula="of:=IF([.$A124]=&quot;&quot;;&quot;&quot;;CONCATENATE(&quot;/home/fstruman/framework/ocr-test/Test3 ~/ocr-results/&quot;;[.A124];&quot; debug&quot;))" office:value-type="string" office:string-value="/home/fstruman/framework/ocr-test/Test3 ~/ocr-results/0000000001_1_2014-09-01_16h00m02s.jpg debug">
            <text:p>/home/fstruman/framework/ocr-test/Test3 ~/ocr-results/0000000001_1_2014-09-01_16h00m02s.jpg debug</text:p>
          </table:table-cell>
        </table:table-row>
        <table:table-row table:style-name="ro1">
          <table:table-cell office:value-type="string">
            <text:p>0000000001_1_2014-09-01_17h00m02s.jpg</text:p>
          </table:table-cell>
          <table:table-cell office:value-type="string">
            <text:p>eng.meter.exp123</text:p>
          </table:table-cell>
          <table:table-cell office:value-type="float" office:value="35785">
            <text:p>35785</text:p>
          </table:table-cell>
          <table:table-cell/>
          <table:table-cell office:value-type="string">
            <text:p>0000000001_1_2014-09-01_17h00m02s.jpg</text:p>
          </table:table-cell>
          <table:table-cell office:value-type="float" office:value="35785">
            <text:p>35785</text:p>
          </table:table-cell>
          <table:table-cell table:formula="of:=IF([.C125]=&quot;&quot;;&quot;&quot;;IF([.F125]=[.C125];0;1))" office:value-type="float" office:value="0">
            <text:p>0</text:p>
          </table:table-cell>
          <table:table-cell table:formula="of:=IF([.$A125]=&quot;&quot;;&quot;&quot;;CONCATENATE(&quot;/home/fstruman/framework/ocr-test/Test3 ~/ocr-results/&quot;;[.A125];&quot; debug&quot;))" office:value-type="string" office:string-value="/home/fstruman/framework/ocr-test/Test3 ~/ocr-results/0000000001_1_2014-09-01_17h00m02s.jpg debug">
            <text:p>/home/fstruman/framework/ocr-test/Test3 ~/ocr-results/0000000001_1_2014-09-01_17h00m02s.jpg debug</text:p>
          </table:table-cell>
        </table:table-row>
        <table:table-row table:style-name="ro1">
          <table:table-cell office:value-type="string">
            <text:p>0000000001_1_2014-09-01_18h00m02s.jpg</text:p>
          </table:table-cell>
          <table:table-cell office:value-type="string">
            <text:p>eng.meter.exp124</text:p>
          </table:table-cell>
          <table:table-cell office:value-type="float" office:value="35821">
            <text:p>35821</text:p>
          </table:table-cell>
          <table:table-cell/>
          <table:table-cell office:value-type="string">
            <text:p>0000000001_1_2014-09-01_18h00m02s.jpg</text:p>
          </table:table-cell>
          <table:table-cell office:value-type="float" office:value="35821">
            <text:p>35821</text:p>
          </table:table-cell>
          <table:table-cell table:formula="of:=IF([.C126]=&quot;&quot;;&quot;&quot;;IF([.F126]=[.C126];0;1))" office:value-type="float" office:value="0">
            <text:p>0</text:p>
          </table:table-cell>
          <table:table-cell table:formula="of:=IF([.$A126]=&quot;&quot;;&quot;&quot;;CONCATENATE(&quot;/home/fstruman/framework/ocr-test/Test3 ~/ocr-results/&quot;;[.A126];&quot; debug&quot;))" office:value-type="string" office:string-value="/home/fstruman/framework/ocr-test/Test3 ~/ocr-results/0000000001_1_2014-09-01_18h00m02s.jpg debug">
            <text:p>/home/fstruman/framework/ocr-test/Test3 ~/ocr-results/0000000001_1_2014-09-01_18h00m02s.jpg debug</text:p>
          </table:table-cell>
        </table:table-row>
        <table:table-row table:style-name="ro1">
          <table:table-cell office:value-type="string">
            <text:p>0000000001_1_2014-09-01_19h00m03s.jpg</text:p>
          </table:table-cell>
          <table:table-cell office:value-type="string">
            <text:p>eng.meter.exp125</text:p>
          </table:table-cell>
          <table:table-cell office:value-type="float" office:value="35847">
            <text:p>35847</text:p>
          </table:table-cell>
          <table:table-cell/>
          <table:table-cell office:value-type="string">
            <text:p>0000000001_1_2014-09-01_19h00m03s.jpg</text:p>
          </table:table-cell>
          <table:table-cell office:value-type="float" office:value="35847">
            <text:p>35847</text:p>
          </table:table-cell>
          <table:table-cell table:formula="of:=IF([.C127]=&quot;&quot;;&quot;&quot;;IF([.F127]=[.C127];0;1))" office:value-type="float" office:value="0">
            <text:p>0</text:p>
          </table:table-cell>
          <table:table-cell table:formula="of:=IF([.$A127]=&quot;&quot;;&quot;&quot;;CONCATENATE(&quot;/home/fstruman/framework/ocr-test/Test3 ~/ocr-results/&quot;;[.A127];&quot; debug&quot;))" office:value-type="string" office:string-value="/home/fstruman/framework/ocr-test/Test3 ~/ocr-results/0000000001_1_2014-09-01_19h00m03s.jpg debug">
            <text:p>/home/fstruman/framework/ocr-test/Test3 ~/ocr-results/0000000001_1_2014-09-01_19h00m03s.jpg debug</text:p>
          </table:table-cell>
        </table:table-row>
        <table:table-row table:style-name="ro1">
          <table:table-cell office:value-type="string">
            <text:p>0000000001_1_2014-09-01_20h00m02s.jpg</text:p>
          </table:table-cell>
          <table:table-cell office:value-type="string">
            <text:p>eng.meter.exp126</text:p>
          </table:table-cell>
          <table:table-cell office:value-type="float" office:value="35872">
            <text:p>35872</text:p>
          </table:table-cell>
          <table:table-cell/>
          <table:table-cell office:value-type="string">
            <text:p>0000000001_1_2014-09-01_20h00m02s.jpg</text:p>
          </table:table-cell>
          <table:table-cell office:value-type="float" office:value="35872">
            <text:p>35872</text:p>
          </table:table-cell>
          <table:table-cell table:formula="of:=IF([.C128]=&quot;&quot;;&quot;&quot;;IF([.F128]=[.C128];0;1))" office:value-type="float" office:value="0">
            <text:p>0</text:p>
          </table:table-cell>
          <table:table-cell table:formula="of:=IF([.$A128]=&quot;&quot;;&quot;&quot;;CONCATENATE(&quot;/home/fstruman/framework/ocr-test/Test3 ~/ocr-results/&quot;;[.A128];&quot; debug&quot;))" office:value-type="string" office:string-value="/home/fstruman/framework/ocr-test/Test3 ~/ocr-results/0000000001_1_2014-09-01_20h00m02s.jpg debug">
            <text:p>/home/fstruman/framework/ocr-test/Test3 ~/ocr-results/0000000001_1_2014-09-01_20h00m02s.jpg debug</text:p>
          </table:table-cell>
        </table:table-row>
        <table:table-row table:style-name="ro1">
          <table:table-cell office:value-type="string">
            <text:p>0000000001_1_2014-09-01_21h00m02s.jpg</text:p>
          </table:table-cell>
          <table:table-cell office:value-type="string">
            <text:p>eng.meter.exp127</text:p>
          </table:table-cell>
          <table:table-cell office:value-type="float" office:value="35911">
            <text:p>35911</text:p>
          </table:table-cell>
          <table:table-cell/>
          <table:table-cell office:value-type="string">
            <text:p>0000000001_1_2014-09-01_21h00m02s.jpg</text:p>
          </table:table-cell>
          <table:table-cell office:value-type="float" office:value="35911">
            <text:p>35911</text:p>
          </table:table-cell>
          <table:table-cell table:formula="of:=IF([.C129]=&quot;&quot;;&quot;&quot;;IF([.F129]=[.C129];0;1))" office:value-type="float" office:value="0">
            <text:p>0</text:p>
          </table:table-cell>
          <table:table-cell table:formula="of:=IF([.$A129]=&quot;&quot;;&quot;&quot;;CONCATENATE(&quot;/home/fstruman/framework/ocr-test/Test3 ~/ocr-results/&quot;;[.A129];&quot; debug&quot;))" office:value-type="string" office:string-value="/home/fstruman/framework/ocr-test/Test3 ~/ocr-results/0000000001_1_2014-09-01_21h00m02s.jpg debug">
            <text:p>/home/fstruman/framework/ocr-test/Test3 ~/ocr-results/0000000001_1_2014-09-01_21h00m02s.jpg debug</text:p>
          </table:table-cell>
        </table:table-row>
        <table:table-row table:style-name="ro1">
          <table:table-cell office:value-type="string">
            <text:p>0000000001_1_2014-09-01_22h00m02s.jpg</text:p>
          </table:table-cell>
          <table:table-cell office:value-type="string">
            <text:p>eng.meter.exp128</text:p>
          </table:table-cell>
          <table:table-cell office:value-type="float" office:value="35955">
            <text:p>35955</text:p>
          </table:table-cell>
          <table:table-cell/>
          <table:table-cell office:value-type="string">
            <text:p>0000000001_1_2014-09-01_22h00m02s.jpg</text:p>
          </table:table-cell>
          <table:table-cell office:value-type="float" office:value="35955">
            <text:p>35955</text:p>
          </table:table-cell>
          <table:table-cell table:formula="of:=IF([.C130]=&quot;&quot;;&quot;&quot;;IF([.F130]=[.C130];0;1))" office:value-type="float" office:value="0">
            <text:p>0</text:p>
          </table:table-cell>
          <table:table-cell table:formula="of:=IF([.$A130]=&quot;&quot;;&quot;&quot;;CONCATENATE(&quot;/home/fstruman/framework/ocr-test/Test3 ~/ocr-results/&quot;;[.A130];&quot; debug&quot;))" office:value-type="string" office:string-value="/home/fstruman/framework/ocr-test/Test3 ~/ocr-results/0000000001_1_2014-09-01_22h00m02s.jpg debug">
            <text:p>/home/fstruman/framework/ocr-test/Test3 ~/ocr-results/0000000001_1_2014-09-01_22h00m02s.jpg debug</text:p>
          </table:table-cell>
        </table:table-row>
        <table:table-row table:style-name="ro1">
          <table:table-cell office:value-type="string">
            <text:p>0000000001_1_2014-09-01_23h00m03s.jpg</text:p>
          </table:table-cell>
          <table:table-cell office:value-type="string">
            <text:p>eng.meter.exp129</text:p>
          </table:table-cell>
          <table:table-cell office:value-type="float" office:value="36008">
            <text:p>36008</text:p>
          </table:table-cell>
          <table:table-cell/>
          <table:table-cell office:value-type="string">
            <text:p>0000000001_1_2014-09-01_23h00m03s.jpg</text:p>
          </table:table-cell>
          <table:table-cell office:value-type="float" office:value="36008">
            <text:p>36008</text:p>
          </table:table-cell>
          <table:table-cell table:formula="of:=IF([.C131]=&quot;&quot;;&quot;&quot;;IF([.F131]=[.C131];0;1))" office:value-type="float" office:value="0">
            <text:p>0</text:p>
          </table:table-cell>
          <table:table-cell table:formula="of:=IF([.$A131]=&quot;&quot;;&quot;&quot;;CONCATENATE(&quot;/home/fstruman/framework/ocr-test/Test3 ~/ocr-results/&quot;;[.A131];&quot; debug&quot;))" office:value-type="string" office:string-value="/home/fstruman/framework/ocr-test/Test3 ~/ocr-results/0000000001_1_2014-09-01_23h00m03s.jpg debug">
            <text:p>/home/fstruman/framework/ocr-test/Test3 ~/ocr-results/0000000001_1_2014-09-01_23h00m03s.jpg debug</text:p>
          </table:table-cell>
        </table:table-row>
        <table:table-row table:style-name="ro1">
          <table:table-cell office:value-type="string">
            <text:p>0000000001_1_2014-09-02_00h00m02s.jpg</text:p>
          </table:table-cell>
          <table:table-cell office:value-type="string">
            <text:p>eng.meter.exp130</text:p>
          </table:table-cell>
          <table:table-cell office:value-type="float" office:value="36046">
            <text:p>36046</text:p>
          </table:table-cell>
          <table:table-cell/>
          <table:table-cell office:value-type="string">
            <text:p>0000000001_1_2014-09-02_00h00m02s.jpg</text:p>
          </table:table-cell>
          <table:table-cell office:value-type="float" office:value="36046">
            <text:p>36046</text:p>
          </table:table-cell>
          <table:table-cell table:formula="of:=IF([.C132]=&quot;&quot;;&quot;&quot;;IF([.F132]=[.C132];0;1))" office:value-type="float" office:value="0">
            <text:p>0</text:p>
          </table:table-cell>
          <table:table-cell table:formula="of:=IF([.$A132]=&quot;&quot;;&quot;&quot;;CONCATENATE(&quot;/home/fstruman/framework/ocr-test/Test3 ~/ocr-results/&quot;;[.A132];&quot; debug&quot;))" office:value-type="string" office:string-value="/home/fstruman/framework/ocr-test/Test3 ~/ocr-results/0000000001_1_2014-09-02_00h00m02s.jpg debug">
            <text:p>/home/fstruman/framework/ocr-test/Test3 ~/ocr-results/0000000001_1_2014-09-02_00h00m02s.jpg debug</text:p>
          </table:table-cell>
        </table:table-row>
        <table:table-row table:style-name="ro1">
          <table:table-cell office:value-type="string">
            <text:p>0000000001_1_2014-09-02_01h00m02s.jpg</text:p>
          </table:table-cell>
          <table:table-cell office:value-type="string">
            <text:p>eng.meter.exp131</text:p>
          </table:table-cell>
          <table:table-cell office:value-type="float" office:value="36082">
            <text:p>36082</text:p>
          </table:table-cell>
          <table:table-cell/>
          <table:table-cell office:value-type="string">
            <text:p>0000000001_1_2014-09-02_01h00m02s.jpg</text:p>
          </table:table-cell>
          <table:table-cell office:value-type="float" office:value="36082">
            <text:p>36082</text:p>
          </table:table-cell>
          <table:table-cell table:formula="of:=IF([.C133]=&quot;&quot;;&quot;&quot;;IF([.F133]=[.C133];0;1))" office:value-type="float" office:value="0">
            <text:p>0</text:p>
          </table:table-cell>
          <table:table-cell table:formula="of:=IF([.$A133]=&quot;&quot;;&quot;&quot;;CONCATENATE(&quot;/home/fstruman/framework/ocr-test/Test3 ~/ocr-results/&quot;;[.A133];&quot; debug&quot;))" office:value-type="string" office:string-value="/home/fstruman/framework/ocr-test/Test3 ~/ocr-results/0000000001_1_2014-09-02_01h00m02s.jpg debug">
            <text:p>/home/fstruman/framework/ocr-test/Test3 ~/ocr-results/0000000001_1_2014-09-02_01h00m02s.jpg debug</text:p>
          </table:table-cell>
        </table:table-row>
        <table:table-row table:style-name="ro1">
          <table:table-cell office:value-type="string">
            <text:p>0000000001_1_2014-09-02_02h00m02s.jpg</text:p>
          </table:table-cell>
          <table:table-cell office:value-type="string">
            <text:p>eng.meter.exp132</text:p>
          </table:table-cell>
          <table:table-cell office:value-type="float" office:value="36111">
            <text:p>36111</text:p>
          </table:table-cell>
          <table:table-cell/>
          <table:table-cell office:value-type="string">
            <text:p>0000000001_1_2014-09-02_02h00m02s.jpg</text:p>
          </table:table-cell>
          <table:table-cell office:value-type="float" office:value="36111">
            <text:p>36111</text:p>
          </table:table-cell>
          <table:table-cell table:formula="of:=IF([.C134]=&quot;&quot;;&quot;&quot;;IF([.F134]=[.C134];0;1))" office:value-type="float" office:value="0">
            <text:p>0</text:p>
          </table:table-cell>
          <table:table-cell table:formula="of:=IF([.$A134]=&quot;&quot;;&quot;&quot;;CONCATENATE(&quot;/home/fstruman/framework/ocr-test/Test3 ~/ocr-results/&quot;;[.A134];&quot; debug&quot;))" office:value-type="string" office:string-value="/home/fstruman/framework/ocr-test/Test3 ~/ocr-results/0000000001_1_2014-09-02_02h00m02s.jpg debug">
            <text:p>/home/fstruman/framework/ocr-test/Test3 ~/ocr-results/0000000001_1_2014-09-02_02h00m02s.jpg debug</text:p>
          </table:table-cell>
        </table:table-row>
        <table:table-row table:style-name="ro1">
          <table:table-cell office:value-type="string">
            <text:p>0000000001_1_2014-09-02_03h00m02s.jpg</text:p>
          </table:table-cell>
          <table:table-cell office:value-type="string">
            <text:p>eng.meter.exp133</text:p>
          </table:table-cell>
          <table:table-cell office:value-type="float" office:value="36137">
            <text:p>36137</text:p>
          </table:table-cell>
          <table:table-cell/>
          <table:table-cell office:value-type="string">
            <text:p>0000000001_1_2014-09-02_03h00m02s.jpg</text:p>
          </table:table-cell>
          <table:table-cell office:value-type="float" office:value="36137">
            <text:p>36137</text:p>
          </table:table-cell>
          <table:table-cell table:formula="of:=IF([.C135]=&quot;&quot;;&quot;&quot;;IF([.F135]=[.C135];0;1))" office:value-type="float" office:value="0">
            <text:p>0</text:p>
          </table:table-cell>
          <table:table-cell table:formula="of:=IF([.$A135]=&quot;&quot;;&quot;&quot;;CONCATENATE(&quot;/home/fstruman/framework/ocr-test/Test3 ~/ocr-results/&quot;;[.A135];&quot; debug&quot;))" office:value-type="string" office:string-value="/home/fstruman/framework/ocr-test/Test3 ~/ocr-results/0000000001_1_2014-09-02_03h00m02s.jpg debug">
            <text:p>/home/fstruman/framework/ocr-test/Test3 ~/ocr-results/0000000001_1_2014-09-02_03h00m02s.jpg debug</text:p>
          </table:table-cell>
        </table:table-row>
        <table:table-row table:style-name="ro1">
          <table:table-cell office:value-type="string">
            <text:p>0000000001_1_2014-09-02_04h00m02s.jpg</text:p>
          </table:table-cell>
          <table:table-cell office:value-type="string">
            <text:p>eng.meter.exp134</text:p>
          </table:table-cell>
          <table:table-cell office:value-type="float" office:value="36166">
            <text:p>36166</text:p>
          </table:table-cell>
          <table:table-cell/>
          <table:table-cell office:value-type="string">
            <text:p>0000000001_1_2014-09-02_04h00m02s.jpg</text:p>
          </table:table-cell>
          <table:table-cell office:value-type="float" office:value="36166">
            <text:p>36166</text:p>
          </table:table-cell>
          <table:table-cell table:formula="of:=IF([.C136]=&quot;&quot;;&quot;&quot;;IF([.F136]=[.C136];0;1))" office:value-type="float" office:value="0">
            <text:p>0</text:p>
          </table:table-cell>
          <table:table-cell table:formula="of:=IF([.$A136]=&quot;&quot;;&quot;&quot;;CONCATENATE(&quot;/home/fstruman/framework/ocr-test/Test3 ~/ocr-results/&quot;;[.A136];&quot; debug&quot;))" office:value-type="string" office:string-value="/home/fstruman/framework/ocr-test/Test3 ~/ocr-results/0000000001_1_2014-09-02_04h00m02s.jpg debug">
            <text:p>/home/fstruman/framework/ocr-test/Test3 ~/ocr-results/0000000001_1_2014-09-02_04h00m02s.jpg debug</text:p>
          </table:table-cell>
        </table:table-row>
        <table:table-row table:style-name="ro1">
          <table:table-cell office:value-type="string">
            <text:p>0000000001_1_2014-09-02_05h00m02s.jpg</text:p>
          </table:table-cell>
          <table:table-cell office:value-type="string">
            <text:p>eng.meter.exp135</text:p>
          </table:table-cell>
          <table:table-cell office:value-type="float" office:value="36192">
            <text:p>36192</text:p>
          </table:table-cell>
          <table:table-cell/>
          <table:table-cell office:value-type="string">
            <text:p>0000000001_1_2014-09-02_05h00m02s.jpg</text:p>
          </table:table-cell>
          <table:table-cell office:value-type="float" office:value="36192">
            <text:p>36192</text:p>
          </table:table-cell>
          <table:table-cell table:formula="of:=IF([.C137]=&quot;&quot;;&quot;&quot;;IF([.F137]=[.C137];0;1))" office:value-type="float" office:value="0">
            <text:p>0</text:p>
          </table:table-cell>
          <table:table-cell table:formula="of:=IF([.$A137]=&quot;&quot;;&quot;&quot;;CONCATENATE(&quot;/home/fstruman/framework/ocr-test/Test3 ~/ocr-results/&quot;;[.A137];&quot; debug&quot;))" office:value-type="string" office:string-value="/home/fstruman/framework/ocr-test/Test3 ~/ocr-results/0000000001_1_2014-09-02_05h00m02s.jpg debug">
            <text:p>/home/fstruman/framework/ocr-test/Test3 ~/ocr-results/0000000001_1_2014-09-02_05h00m02s.jpg debug</text:p>
          </table:table-cell>
        </table:table-row>
        <table:table-row table:style-name="ro1">
          <table:table-cell office:value-type="string">
            <text:p>0000000001_1_2014-09-02_06h00m03s.jpg</text:p>
          </table:table-cell>
          <table:table-cell office:value-type="string">
            <text:p>eng.meter.exp136</text:p>
          </table:table-cell>
          <table:table-cell office:value-type="float" office:value="36220">
            <text:p>36220</text:p>
          </table:table-cell>
          <table:table-cell/>
          <table:table-cell office:value-type="string">
            <text:p>0000000001_1_2014-09-02_06h00m03s.jpg</text:p>
          </table:table-cell>
          <table:table-cell office:value-type="float" office:value="36220">
            <text:p>36220</text:p>
          </table:table-cell>
          <table:table-cell table:formula="of:=IF([.C138]=&quot;&quot;;&quot;&quot;;IF([.F138]=[.C138];0;1))" office:value-type="float" office:value="0">
            <text:p>0</text:p>
          </table:table-cell>
          <table:table-cell table:formula="of:=IF([.$A138]=&quot;&quot;;&quot;&quot;;CONCATENATE(&quot;/home/fstruman/framework/ocr-test/Test3 ~/ocr-results/&quot;;[.A138];&quot; debug&quot;))" office:value-type="string" office:string-value="/home/fstruman/framework/ocr-test/Test3 ~/ocr-results/0000000001_1_2014-09-02_06h00m03s.jpg debug">
            <text:p>/home/fstruman/framework/ocr-test/Test3 ~/ocr-results/0000000001_1_2014-09-02_06h00m03s.jpg debug</text:p>
          </table:table-cell>
        </table:table-row>
        <table:table-row table:style-name="ro1">
          <table:table-cell office:value-type="string">
            <text:p>0000000001_1_2014-09-02_07h00m02s.jpg</text:p>
          </table:table-cell>
          <table:table-cell office:value-type="string">
            <text:p>eng.meter.exp137</text:p>
          </table:table-cell>
          <table:table-cell office:value-type="float" office:value="36245">
            <text:p>36245</text:p>
          </table:table-cell>
          <table:table-cell/>
          <table:table-cell office:value-type="string">
            <text:p>0000000001_1_2014-09-02_07h00m02s.jpg</text:p>
          </table:table-cell>
          <table:table-cell office:value-type="float" office:value="36245">
            <text:p>36245</text:p>
          </table:table-cell>
          <table:table-cell table:formula="of:=IF([.C139]=&quot;&quot;;&quot;&quot;;IF([.F139]=[.C139];0;1))" office:value-type="float" office:value="0">
            <text:p>0</text:p>
          </table:table-cell>
          <table:table-cell table:formula="of:=IF([.$A139]=&quot;&quot;;&quot;&quot;;CONCATENATE(&quot;/home/fstruman/framework/ocr-test/Test3 ~/ocr-results/&quot;;[.A139];&quot; debug&quot;))" office:value-type="string" office:string-value="/home/fstruman/framework/ocr-test/Test3 ~/ocr-results/0000000001_1_2014-09-02_07h00m02s.jpg debug">
            <text:p>/home/fstruman/framework/ocr-test/Test3 ~/ocr-results/0000000001_1_2014-09-02_07h00m02s.jpg debug</text:p>
          </table:table-cell>
        </table:table-row>
        <table:table-row table:style-name="ro1">
          <table:table-cell office:value-type="string">
            <text:p>0000000001_1_2014-09-02_08h00m02s.jpg</text:p>
          </table:table-cell>
          <table:table-cell office:value-type="string">
            <text:p>eng.meter.exp138</text:p>
          </table:table-cell>
          <table:table-cell office:value-type="float" office:value="36269">
            <text:p>36269</text:p>
          </table:table-cell>
          <table:table-cell/>
          <table:table-cell office:value-type="string">
            <text:p>0000000001_1_2014-09-02_08h00m02s.jpg</text:p>
          </table:table-cell>
          <table:table-cell office:value-type="float" office:value="36269">
            <text:p>36269</text:p>
          </table:table-cell>
          <table:table-cell table:formula="of:=IF([.C140]=&quot;&quot;;&quot;&quot;;IF([.F140]=[.C140];0;1))" office:value-type="float" office:value="0">
            <text:p>0</text:p>
          </table:table-cell>
          <table:table-cell table:formula="of:=IF([.$A140]=&quot;&quot;;&quot;&quot;;CONCATENATE(&quot;/home/fstruman/framework/ocr-test/Test3 ~/ocr-results/&quot;;[.A140];&quot; debug&quot;))" office:value-type="string" office:string-value="/home/fstruman/framework/ocr-test/Test3 ~/ocr-results/0000000001_1_2014-09-02_08h00m02s.jpg debug">
            <text:p>/home/fstruman/framework/ocr-test/Test3 ~/ocr-results/0000000001_1_2014-09-02_08h00m02s.jpg debug</text:p>
          </table:table-cell>
        </table:table-row>
        <table:table-row table:style-name="ro1">
          <table:table-cell office:value-type="string">
            <text:p>0000000001_1_2014-09-02_09h00m02s.jpg</text:p>
          </table:table-cell>
          <table:table-cell office:value-type="string">
            <text:p>eng.meter.exp139</text:p>
          </table:table-cell>
          <table:table-cell office:value-type="float" office:value="36294">
            <text:p>36294</text:p>
          </table:table-cell>
          <table:table-cell/>
          <table:table-cell office:value-type="string">
            <text:p>0000000001_1_2014-09-02_09h00m02s.jpg</text:p>
          </table:table-cell>
          <table:table-cell office:value-type="float" office:value="36294">
            <text:p>36294</text:p>
          </table:table-cell>
          <table:table-cell table:formula="of:=IF([.C141]=&quot;&quot;;&quot;&quot;;IF([.F141]=[.C141];0;1))" office:value-type="float" office:value="0">
            <text:p>0</text:p>
          </table:table-cell>
          <table:table-cell table:formula="of:=IF([.$A141]=&quot;&quot;;&quot;&quot;;CONCATENATE(&quot;/home/fstruman/framework/ocr-test/Test3 ~/ocr-results/&quot;;[.A141];&quot; debug&quot;))" office:value-type="string" office:string-value="/home/fstruman/framework/ocr-test/Test3 ~/ocr-results/0000000001_1_2014-09-02_09h00m02s.jpg debug">
            <text:p>/home/fstruman/framework/ocr-test/Test3 ~/ocr-results/0000000001_1_2014-09-02_09h00m02s.jpg debug</text:p>
          </table:table-cell>
        </table:table-row>
        <table:table-row table:style-name="ro1">
          <table:table-cell/>
          <table:table-cell/>
          <table:table-cell/>
          <table:table-cell/>
          <table:table-cell office:value-type="string">
            <text:p>0000000001_1_2014-09-02_10h00m02s.jpg</text:p>
          </table:table-cell>
          <table:table-cell office:value-type="float" office:value="36921">
            <text:p>36921</text:p>
          </table:table-cell>
          <table:table-cell table:formula="of:=IF([.C142]=&quot;&quot;;&quot;&quot;;IF([.F142]=[.C142];0;1))">
            <text:p/>
          </table:table-cell>
          <table:table-cell table:formula="of:=IF([.$A142]=&quot;&quot;;&quot;&quot;;CONCATENATE(&quot;/home/fstruman/framework/ocr-test/Test3 ~/ocr-results/&quot;;[.A142];&quot; debug&quot;))">
            <text:p/>
          </table:table-cell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Default"/>
          <table:table-cell/>
        </table:table-row>
      </table:table>
      <table:table table:name="training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13" table:default-cell-style-name="Default"/>
        <table:table-row table:style-name="ro3">
          <table:table-cell office:value-type="string">
            <text:p>0000000001_1_2014-08-27_14h00m02s.jpg</text:p>
          </table:table-cell>
          <table:table-cell office:value-type="string">
            <text:p>eng.meter.exp0</text:p>
          </table:table-cell>
          <table:table-cell office:value-type="float" office:value="27285">
            <text:p>27285</text:p>
          </table:table-cell>
          <table:table-cell/>
          <table:table-cell table:formula="of:=IF([.D1]=&quot;force&quot;;&quot;ok&quot;;IF([score.C2]=[score.F2];IF([.D1]=&quot;&quot;;&quot;&quot;;&quot;ok&quot;);&quot;&quot;))">
            <text:p/>
          </table:table-cell>
          <table:table-cell table:formula="of:=IF([.$D1]=&quot;&quot;;&quot;&quot;;CONCATENATE(&quot;/home/fstruman/framework/ocr-test/Test3 ~/ocr-results/&quot;;[.A1]))">
            <text:p/>
          </table:table-cell>
          <table:table-cell table:formula="of:=IF([.$D1]=&quot;&quot;;&quot;&quot;;CONCATENATE(&quot;mv /tmp/&quot;;[.$A1];&quot;.tif /home/fstruman/framework/ocr-test/train/&quot;;[.$B1];&quot;.tif&quot;))">
            <text:p/>
          </table:table-cell>
          <table:table-cell table:formula="of:=IF([.$D1]=&quot;&quot;;&quot;&quot;;CONCATENATE(&quot;tesseract &quot;;[.$B1];&quot;.tif &quot;;[.$B1];&quot; -l &quot;;[.$N$1];&quot; batch.nochop makebox&quot;))">
            <text:p/>
          </table:table-cell>
          <table:table-cell table:formula="of:=IF([.$D1]=&quot;&quot;;&quot;&quot;;CONCATENATE(&quot;tesseract &quot;;[.$B1];&quot;.tif &quot;;[.$B1];&quot; box.train&quot;))">
            <text:p/>
          </table:table-cell>
          <table:table-cell table:number-columns-repeated="4"/>
          <table:table-cell office:value-type="string">
            <text:p>liquidcrystal</text:p>
          </table:table-cell>
          <table:table-cell office:value-type="string">
            <text:p>unicharset_extractor *.box</text:p>
          </table:table-cell>
        </table:table-row>
        <table:table-row table:style-name="ro3">
          <table:table-cell office:value-type="string">
            <text:p>0000000001_1_2014-08-27_15h00m03s.jpg</text:p>
          </table:table-cell>
          <table:table-cell office:value-type="string">
            <text:p>eng.meter.exp1</text:p>
          </table:table-cell>
          <table:table-cell office:value-type="float" office:value="27539">
            <text:p>27539</text:p>
          </table:table-cell>
          <table:table-cell office:value-type="string">
            <text:p>ok</text:p>
          </table:table-cell>
          <table:table-cell table:formula="of:=IF([.D2]=&quot;force&quot;;&quot;ok&quot;;IF([score.C3]=[score.F3];IF([.D2]=&quot;&quot;;&quot;&quot;;&quot;ok&quot;);&quot;&quot;))" office:value-type="string" office:string-value="ok">
            <text:p>ok</text:p>
          </table:table-cell>
          <table:table-cell table:formula="of:=IF([.$E2]=&quot;&quot;;&quot;&quot;;CONCATENATE(&quot;/home/fstruman/framework/ocr-test/Test2 ~/ocr-results/&quot;;[.A2]))" office:value-type="string" office:string-value="/home/fstruman/framework/ocr-test/Test2 ~/ocr-results/0000000001_1_2014-08-27_15h00m03s.jpg">
            <text:p>/home/fstruman/framework/ocr-test/Test2 ~/ocr-results/0000000001_1_2014-08-27_15h00m03s.jpg</text:p>
          </table:table-cell>
          <table:table-cell table:formula="of:=IF([.$E2]=&quot;&quot;;&quot;&quot;;CONCATENATE(&quot;mv /tmp/&quot;;[.$A2];&quot;.tif /home/fstruman/framework/ocr-test/train/&quot;;[.$B2];&quot;.tif&quot;))" office:value-type="string" office:string-value="mv /tmp/0000000001_1_2014-08-27_15h00m03s.jpg.tif /home/fstruman/framework/ocr-test/train/eng.meter.exp1.tif">
            <text:p>mv /tmp/0000000001_1_2014-08-27_15h00m03s.jpg.tif /home/fstruman/framework/ocr-test/train/eng.meter.exp1.tif</text:p>
          </table:table-cell>
          <table:table-cell table:formula="of:=IF([.$E2]=&quot;&quot;;&quot;&quot;;CONCATENATE(&quot;tesseract &quot;;[.$B2];&quot;.tif &quot;;[.$B2];&quot; -l &quot;;[.$N$1];&quot; batch.nochop makebox&quot;))" office:value-type="string" office:string-value="tesseract eng.meter.exp1.tif eng.meter.exp1 -l liquidcrystal batch.nochop makebox">
            <text:p>tesseract eng.meter.exp1.tif eng.meter.exp1 -l liquidcrystal batch.nochop makebox</text:p>
          </table:table-cell>
          <table:table-cell table:formula="of:=IF([.$E2]=&quot;&quot;;&quot;&quot;;CONCATENATE(&quot;tesseract &quot;;[.$B2];&quot;.tif &quot;;[.$B2];&quot; box.train&quot;))" office:value-type="string" office:string-value="tesseract eng.meter.exp1.tif eng.meter.exp1 box.train">
            <text:p>tesseract eng.meter.exp1.tif eng.meter.exp1 box.train</text:p>
          </table:table-cell>
          <table:table-cell table:number-columns-repeated="5"/>
          <table:table-cell office:value-type="string">
            <text:p>echo 'meter 1 0 0 1 0' &gt; font_properties</text:p>
          </table:table-cell>
        </table:table-row>
        <table:table-row table:style-name="ro3">
          <table:table-cell office:value-type="string">
            <text:p>0000000001_1_2014-08-27_16h00m02s.jpg</text:p>
          </table:table-cell>
          <table:table-cell office:value-type="string">
            <text:p>eng.meter.exp2</text:p>
          </table:table-cell>
          <table:table-cell office:value-type="float" office:value="27734">
            <text:p>27734</text:p>
          </table:table-cell>
          <table:table-cell/>
          <table:table-cell table:formula="of:=IF([.D3]=&quot;force&quot;;&quot;ok&quot;;IF([score.C4]=[score.F4];IF([.D3]=&quot;&quot;;&quot;&quot;;&quot;ok&quot;);&quot;&quot;))">
            <text:p/>
          </table:table-cell>
          <table:table-cell table:formula="of:=IF([.$E3]=&quot;&quot;;&quot;&quot;;CONCATENATE(&quot;/home/fstruman/framework/ocr-test/Test2 ~/ocr-results/&quot;;[.A3]))">
            <text:p/>
          </table:table-cell>
          <table:table-cell table:formula="of:=IF([.$E3]=&quot;&quot;;&quot;&quot;;CONCATENATE(&quot;mv /tmp/&quot;;[.$A3];&quot;.tif /home/fstruman/framework/ocr-test/train/&quot;;[.$B3];&quot;.tif&quot;))">
            <text:p/>
          </table:table-cell>
          <table:table-cell table:formula="of:=IF([.$E3]=&quot;&quot;;&quot;&quot;;CONCATENATE(&quot;tesseract &quot;;[.$B3];&quot;.tif &quot;;[.$B3];&quot; -l &quot;;[.$N$1];&quot; batch.nochop makebox&quot;))">
            <text:p/>
          </table:table-cell>
          <table:table-cell table:formula="of:=IF([.$E3]=&quot;&quot;;&quot;&quot;;CONCATENATE(&quot;tesseract &quot;;[.$B3];&quot;.tif &quot;;[.$B3];&quot; box.train&quot;))">
            <text:p/>
          </table:table-cell>
          <table:table-cell table:number-columns-repeated="5"/>
          <table:table-cell office:value-type="string">
            <text:p>shapeclustering -F font_properties -U unicharset *.tr</text:p>
          </table:table-cell>
        </table:table-row>
        <table:table-row table:style-name="ro3">
          <table:table-cell office:value-type="string">
            <text:p>0000000001_1_2014-08-27_17h00m02s.jpg</text:p>
          </table:table-cell>
          <table:table-cell office:value-type="string">
            <text:p>eng.meter.exp3</text:p>
          </table:table-cell>
          <table:table-cell office:value-type="float" office:value="27778">
            <text:p>27778</text:p>
          </table:table-cell>
          <table:table-cell/>
          <table:table-cell table:formula="of:=IF([.D4]=&quot;force&quot;;&quot;ok&quot;;IF([score.C5]=[score.F5];IF([.D4]=&quot;&quot;;&quot;&quot;;&quot;ok&quot;);&quot;&quot;))">
            <text:p/>
          </table:table-cell>
          <table:table-cell table:formula="of:=IF([.$E4]=&quot;&quot;;&quot;&quot;;CONCATENATE(&quot;/home/fstruman/framework/ocr-test/Test2 ~/ocr-results/&quot;;[.A4]))">
            <text:p/>
          </table:table-cell>
          <table:table-cell table:formula="of:=IF([.$E4]=&quot;&quot;;&quot;&quot;;CONCATENATE(&quot;mv /tmp/&quot;;[.$A4];&quot;.tif /home/fstruman/framework/ocr-test/train/&quot;;[.$B4];&quot;.tif&quot;))">
            <text:p/>
          </table:table-cell>
          <table:table-cell table:formula="of:=IF([.$E4]=&quot;&quot;;&quot;&quot;;CONCATENATE(&quot;tesseract &quot;;[.$B4];&quot;.tif &quot;;[.$B4];&quot; -l &quot;;[.$N$1];&quot; batch.nochop makebox&quot;))">
            <text:p/>
          </table:table-cell>
          <table:table-cell table:formula="of:=IF([.$E4]=&quot;&quot;;&quot;&quot;;CONCATENATE(&quot;tesseract &quot;;[.$B4];&quot;.tif &quot;;[.$B4];&quot; box.train&quot;))">
            <text:p/>
          </table:table-cell>
          <table:table-cell table:number-columns-repeated="5"/>
          <table:table-cell office:value-type="string">
            <text:p>mftraining -F font_properties -U unicharset -O meter2.unicharset *.tr</text:p>
          </table:table-cell>
        </table:table-row>
        <table:table-row table:style-name="ro3">
          <table:table-cell office:value-type="string">
            <text:p>0000000001_1_2014-08-27_18h00m03s.jpg</text:p>
          </table:table-cell>
          <table:table-cell office:value-type="string">
            <text:p>eng.meter.exp4</text:p>
          </table:table-cell>
          <table:table-cell office:value-type="float" office:value="27827">
            <text:p>27827</text:p>
          </table:table-cell>
          <table:table-cell office:value-type="string">
            <text:p>ok</text:p>
          </table:table-cell>
          <table:table-cell table:formula="of:=IF([.D5]=&quot;force&quot;;&quot;ok&quot;;IF([score.C6]=[score.F6];IF([.D5]=&quot;&quot;;&quot;&quot;;&quot;ok&quot;);&quot;&quot;))" office:value-type="string" office:string-value="ok">
            <text:p>ok</text:p>
          </table:table-cell>
          <table:table-cell table:formula="of:=IF([.$E5]=&quot;&quot;;&quot;&quot;;CONCATENATE(&quot;/home/fstruman/framework/ocr-test/Test2 ~/ocr-results/&quot;;[.A5]))" office:value-type="string" office:string-value="/home/fstruman/framework/ocr-test/Test2 ~/ocr-results/0000000001_1_2014-08-27_18h00m03s.jpg">
            <text:p>/home/fstruman/framework/ocr-test/Test2 ~/ocr-results/0000000001_1_2014-08-27_18h00m03s.jpg</text:p>
          </table:table-cell>
          <table:table-cell table:formula="of:=IF([.$E5]=&quot;&quot;;&quot;&quot;;CONCATENATE(&quot;mv /tmp/&quot;;[.$A5];&quot;.tif /home/fstruman/framework/ocr-test/train/&quot;;[.$B5];&quot;.tif&quot;))" office:value-type="string" office:string-value="mv /tmp/0000000001_1_2014-08-27_18h00m03s.jpg.tif /home/fstruman/framework/ocr-test/train/eng.meter.exp4.tif">
            <text:p>mv /tmp/0000000001_1_2014-08-27_18h00m03s.jpg.tif /home/fstruman/framework/ocr-test/train/eng.meter.exp4.tif</text:p>
          </table:table-cell>
          <table:table-cell table:formula="of:=IF([.$E5]=&quot;&quot;;&quot;&quot;;CONCATENATE(&quot;tesseract &quot;;[.$B5];&quot;.tif &quot;;[.$B5];&quot; -l &quot;;[.$N$1];&quot; batch.nochop makebox&quot;))" office:value-type="string" office:string-value="tesseract eng.meter.exp4.tif eng.meter.exp4 -l liquidcrystal batch.nochop makebox">
            <text:p>tesseract eng.meter.exp4.tif eng.meter.exp4 -l liquidcrystal batch.nochop makebox</text:p>
          </table:table-cell>
          <table:table-cell table:formula="of:=IF([.$E5]=&quot;&quot;;&quot;&quot;;CONCATENATE(&quot;tesseract &quot;;[.$B5];&quot;.tif &quot;;[.$B5];&quot; box.train&quot;))" office:value-type="string" office:string-value="tesseract eng.meter.exp4.tif eng.meter.exp4 box.train">
            <text:p>tesseract eng.meter.exp4.tif eng.meter.exp4 box.train</text:p>
          </table:table-cell>
          <table:table-cell table:number-columns-repeated="5"/>
          <table:table-cell office:value-type="string">
            <text:p>cntraining *.tr</text:p>
          </table:table-cell>
        </table:table-row>
        <table:table-row table:style-name="ro3">
          <table:table-cell office:value-type="string">
            <text:p>0000000001_1_2014-08-27_19h00m03s.jpg</text:p>
          </table:table-cell>
          <table:table-cell office:value-type="string">
            <text:p>eng.meter.exp5</text:p>
          </table:table-cell>
          <table:table-cell office:value-type="float" office:value="27869">
            <text:p>27869</text:p>
          </table:table-cell>
          <table:table-cell office:value-type="string">
            <text:p>ok</text:p>
          </table:table-cell>
          <table:table-cell table:formula="of:=IF([.D6]=&quot;force&quot;;&quot;ok&quot;;IF([score.C7]=[score.F7];IF([.D6]=&quot;&quot;;&quot;&quot;;&quot;ok&quot;);&quot;&quot;))" office:value-type="string" office:string-value="ok">
            <text:p>ok</text:p>
          </table:table-cell>
          <table:table-cell table:formula="of:=IF([.$E6]=&quot;&quot;;&quot;&quot;;CONCATENATE(&quot;/home/fstruman/framework/ocr-test/Test2 ~/ocr-results/&quot;;[.A6]))" office:value-type="string" office:string-value="/home/fstruman/framework/ocr-test/Test2 ~/ocr-results/0000000001_1_2014-08-27_19h00m03s.jpg">
            <text:p>/home/fstruman/framework/ocr-test/Test2 ~/ocr-results/0000000001_1_2014-08-27_19h00m03s.jpg</text:p>
          </table:table-cell>
          <table:table-cell table:formula="of:=IF([.$E6]=&quot;&quot;;&quot;&quot;;CONCATENATE(&quot;mv /tmp/&quot;;[.$A6];&quot;.tif /home/fstruman/framework/ocr-test/train/&quot;;[.$B6];&quot;.tif&quot;))" office:value-type="string" office:string-value="mv /tmp/0000000001_1_2014-08-27_19h00m03s.jpg.tif /home/fstruman/framework/ocr-test/train/eng.meter.exp5.tif">
            <text:p>mv /tmp/0000000001_1_2014-08-27_19h00m03s.jpg.tif /home/fstruman/framework/ocr-test/train/eng.meter.exp5.tif</text:p>
          </table:table-cell>
          <table:table-cell table:formula="of:=IF([.$E6]=&quot;&quot;;&quot;&quot;;CONCATENATE(&quot;tesseract &quot;;[.$B6];&quot;.tif &quot;;[.$B6];&quot; -l &quot;;[.$N$1];&quot; batch.nochop makebox&quot;))" office:value-type="string" office:string-value="tesseract eng.meter.exp5.tif eng.meter.exp5 -l liquidcrystal batch.nochop makebox">
            <text:p>tesseract eng.meter.exp5.tif eng.meter.exp5 -l liquidcrystal batch.nochop makebox</text:p>
          </table:table-cell>
          <table:table-cell table:formula="of:=IF([.$E6]=&quot;&quot;;&quot;&quot;;CONCATENATE(&quot;tesseract &quot;;[.$B6];&quot;.tif &quot;;[.$B6];&quot; box.train&quot;))" office:value-type="string" office:string-value="tesseract eng.meter.exp5.tif eng.meter.exp5 box.train">
            <text:p>tesseract eng.meter.exp5.tif eng.meter.exp5 box.train</text:p>
          </table:table-cell>
          <table:table-cell table:number-columns-repeated="5"/>
          <table:table-cell office:value-type="string">
            <text:p>mv shapetable meter2.shapetable; mv normproto meter2.normproto; mv inttemp meter2.inttemp; mv pffmtable meter2.pffmtable; mv unicharset meter2.unicharset</text:p>
          </table:table-cell>
        </table:table-row>
        <table:table-row table:style-name="ro3">
          <table:table-cell office:value-type="string">
            <text:p>0000000001_1_2014-08-27_20h00m02s.jpg</text:p>
          </table:table-cell>
          <table:table-cell office:value-type="string">
            <text:p>eng.meter.exp6</text:p>
          </table:table-cell>
          <table:table-cell office:value-type="float" office:value="27901">
            <text:p>27901</text:p>
          </table:table-cell>
          <table:table-cell/>
          <table:table-cell table:formula="of:=IF([.D7]=&quot;force&quot;;&quot;ok&quot;;IF([score.C8]=[score.F8];IF([.D7]=&quot;&quot;;&quot;&quot;;&quot;ok&quot;);&quot;&quot;))">
            <text:p/>
          </table:table-cell>
          <table:table-cell table:formula="of:=IF([.$E7]=&quot;&quot;;&quot;&quot;;CONCATENATE(&quot;/home/fstruman/framework/ocr-test/Test2 ~/ocr-results/&quot;;[.A7]))">
            <text:p/>
          </table:table-cell>
          <table:table-cell table:formula="of:=IF([.$E7]=&quot;&quot;;&quot;&quot;;CONCATENATE(&quot;mv /tmp/&quot;;[.$A7];&quot;.tif /home/fstruman/framework/ocr-test/train/&quot;;[.$B7];&quot;.tif&quot;))">
            <text:p/>
          </table:table-cell>
          <table:table-cell table:formula="of:=IF([.$E7]=&quot;&quot;;&quot;&quot;;CONCATENATE(&quot;tesseract &quot;;[.$B7];&quot;.tif &quot;;[.$B7];&quot; -l &quot;;[.$N$1];&quot; batch.nochop makebox&quot;))">
            <text:p/>
          </table:table-cell>
          <table:table-cell table:formula="of:=IF([.$E7]=&quot;&quot;;&quot;&quot;;CONCATENATE(&quot;tesseract &quot;;[.$B7];&quot;.tif &quot;;[.$B7];&quot; box.train&quot;))">
            <text:p/>
          </table:table-cell>
          <table:table-cell table:number-columns-repeated="5"/>
          <table:table-cell office:value-type="string">
            <text:p>combine_tessdata meter2.</text:p>
          </table:table-cell>
        </table:table-row>
        <table:table-row table:style-name="ro1">
          <table:table-cell office:value-type="string">
            <text:p>0000000001_1_2014-08-27_21h00m02s.jpg</text:p>
          </table:table-cell>
          <table:table-cell office:value-type="string">
            <text:p>eng.meter.exp7</text:p>
          </table:table-cell>
          <table:table-cell office:value-type="float" office:value="28050">
            <text:p>28050</text:p>
          </table:table-cell>
          <table:table-cell/>
          <table:table-cell table:formula="of:=IF([.D8]=&quot;force&quot;;&quot;ok&quot;;IF([score.C9]=[score.F9];IF([.D8]=&quot;&quot;;&quot;&quot;;&quot;ok&quot;);&quot;&quot;))">
            <text:p/>
          </table:table-cell>
          <table:table-cell table:formula="of:=IF([.$E8]=&quot;&quot;;&quot;&quot;;CONCATENATE(&quot;/home/fstruman/framework/ocr-test/Test2 ~/ocr-results/&quot;;[.A8]))">
            <text:p/>
          </table:table-cell>
          <table:table-cell table:formula="of:=IF([.$E8]=&quot;&quot;;&quot;&quot;;CONCATENATE(&quot;mv /tmp/&quot;;[.$A8];&quot;.tif /home/fstruman/framework/ocr-test/train/&quot;;[.$B8];&quot;.tif&quot;))">
            <text:p/>
          </table:table-cell>
          <table:table-cell table:formula="of:=IF([.$E8]=&quot;&quot;;&quot;&quot;;CONCATENATE(&quot;tesseract &quot;;[.$B8];&quot;.tif &quot;;[.$B8];&quot; -l &quot;;[.$N$1];&quot; batch.nochop makebox&quot;))">
            <text:p/>
          </table:table-cell>
          <table:table-cell table:formula="of:=IF([.$E8]=&quot;&quot;;&quot;&quot;;CONCATENATE(&quot;tesseract &quot;;[.$B8];&quot;.tif &quot;;[.$B8];&quot; box.train&quot;))">
            <text:p/>
          </table:table-cell>
          <table:table-cell table:number-columns-repeated="5"/>
          <table:table-cell table:formula="of:=CONCATENATE(&quot;sudo mv meter2.traineddata /usr/share/tesseract-ocr/tessdata/&quot;;[.$N$1];&quot;.traineddata&quot;)" office:value-type="string" office:string-value="sudo mv meter2.traineddata /usr/share/tesseract-ocr/tessdata/liquidcrystal.traineddata">
            <text:p>sudo mv meter2.traineddata /usr/share/tesseract-ocr/tessdata/liquidcrystal.traineddata</text:p>
          </table:table-cell>
        </table:table-row>
        <table:table-row table:style-name="ro1">
          <table:table-cell office:value-type="string">
            <text:p>0000000001_1_2014-08-27_22h00m02s.jpg</text:p>
          </table:table-cell>
          <table:table-cell office:value-type="string">
            <text:p>eng.meter.exp8</text:p>
          </table:table-cell>
          <table:table-cell office:value-type="float" office:value="28302">
            <text:p>28302</text:p>
          </table:table-cell>
          <table:table-cell/>
          <table:table-cell table:formula="of:=IF([.D9]=&quot;force&quot;;&quot;ok&quot;;IF([score.C10]=[score.F10];IF([.D9]=&quot;&quot;;&quot;&quot;;&quot;ok&quot;);&quot;&quot;))">
            <text:p/>
          </table:table-cell>
          <table:table-cell table:formula="of:=IF([.$E9]=&quot;&quot;;&quot;&quot;;CONCATENATE(&quot;/home/fstruman/framework/ocr-test/Test2 ~/ocr-results/&quot;;[.A9]))">
            <text:p/>
          </table:table-cell>
          <table:table-cell table:formula="of:=IF([.$E9]=&quot;&quot;;&quot;&quot;;CONCATENATE(&quot;mv /tmp/&quot;;[.$A9];&quot;.tif /home/fstruman/framework/ocr-test/train/&quot;;[.$B9];&quot;.tif&quot;))">
            <text:p/>
          </table:table-cell>
          <table:table-cell table:formula="of:=IF([.$E9]=&quot;&quot;;&quot;&quot;;CONCATENATE(&quot;tesseract &quot;;[.$B9];&quot;.tif &quot;;[.$B9];&quot; -l &quot;;[.$N$1];&quot; batch.nochop makebox&quot;))">
            <text:p/>
          </table:table-cell>
          <table:table-cell table:formula="of:=IF([.$E9]=&quot;&quot;;&quot;&quot;;CONCATENATE(&quot;tesseract &quot;;[.$B9];&quot;.tif &quot;;[.$B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7_23h00m02s.jpg</text:p>
          </table:table-cell>
          <table:table-cell office:value-type="string">
            <text:p>eng.meter.exp9</text:p>
          </table:table-cell>
          <table:table-cell office:value-type="float" office:value="28409">
            <text:p>28409</text:p>
          </table:table-cell>
          <table:table-cell/>
          <table:table-cell table:formula="of:=IF([.D10]=&quot;force&quot;;&quot;ok&quot;;IF([score.C11]=[score.F11];IF([.D10]=&quot;&quot;;&quot;&quot;;&quot;ok&quot;);&quot;&quot;))">
            <text:p/>
          </table:table-cell>
          <table:table-cell table:formula="of:=IF([.$E10]=&quot;&quot;;&quot;&quot;;CONCATENATE(&quot;/home/fstruman/framework/ocr-test/Test2 ~/ocr-results/&quot;;[.A10]))">
            <text:p/>
          </table:table-cell>
          <table:table-cell table:formula="of:=IF([.$E10]=&quot;&quot;;&quot;&quot;;CONCATENATE(&quot;mv /tmp/&quot;;[.$A10];&quot;.tif /home/fstruman/framework/ocr-test/train/&quot;;[.$B10];&quot;.tif&quot;))">
            <text:p/>
          </table:table-cell>
          <table:table-cell table:formula="of:=IF([.$E10]=&quot;&quot;;&quot;&quot;;CONCATENATE(&quot;tesseract &quot;;[.$B10];&quot;.tif &quot;;[.$B10];&quot; -l &quot;;[.$N$1];&quot; batch.nochop makebox&quot;))">
            <text:p/>
          </table:table-cell>
          <table:table-cell table:formula="of:=IF([.$E10]=&quot;&quot;;&quot;&quot;;CONCATENATE(&quot;tesseract &quot;;[.$B10];&quot;.tif &quot;;[.$B10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00h00m03s.jpg</text:p>
          </table:table-cell>
          <table:table-cell office:value-type="string">
            <text:p>eng.meter.exp10</text:p>
          </table:table-cell>
          <table:table-cell office:value-type="float" office:value="28460">
            <text:p>28460</text:p>
          </table:table-cell>
          <table:table-cell/>
          <table:table-cell table:formula="of:=IF([.D11]=&quot;force&quot;;&quot;ok&quot;;IF([score.C12]=[score.F12];IF([.D11]=&quot;&quot;;&quot;&quot;;&quot;ok&quot;);&quot;&quot;))">
            <text:p/>
          </table:table-cell>
          <table:table-cell table:formula="of:=IF([.$E11]=&quot;&quot;;&quot;&quot;;CONCATENATE(&quot;/home/fstruman/framework/ocr-test/Test2 ~/ocr-results/&quot;;[.A11]))">
            <text:p/>
          </table:table-cell>
          <table:table-cell table:formula="of:=IF([.$E11]=&quot;&quot;;&quot;&quot;;CONCATENATE(&quot;mv /tmp/&quot;;[.$A11];&quot;.tif /home/fstruman/framework/ocr-test/train/&quot;;[.$B11];&quot;.tif&quot;))">
            <text:p/>
          </table:table-cell>
          <table:table-cell table:formula="of:=IF([.$E11]=&quot;&quot;;&quot;&quot;;CONCATENATE(&quot;tesseract &quot;;[.$B11];&quot;.tif &quot;;[.$B11];&quot; -l &quot;;[.$N$1];&quot; batch.nochop makebox&quot;))">
            <text:p/>
          </table:table-cell>
          <table:table-cell table:formula="of:=IF([.$E11]=&quot;&quot;;&quot;&quot;;CONCATENATE(&quot;tesseract &quot;;[.$B11];&quot;.tif &quot;;[.$B11];&quot; box.train&quot;))">
            <text:p/>
          </table:table-cell>
          <table:table-cell table:number-columns-repeated="6"/>
        </table:table-row>
        <table:table-row table:style-name="ro3">
          <table:table-cell office:value-type="string">
            <text:p>0000000001_1_2014-08-28_01h00m02s.jpg</text:p>
          </table:table-cell>
          <table:table-cell office:value-type="string">
            <text:p>eng.meter.exp11</text:p>
          </table:table-cell>
          <table:table-cell office:value-type="float" office:value="28506">
            <text:p>28506</text:p>
          </table:table-cell>
          <table:table-cell office:value-type="string">
            <text:p>ok</text:p>
          </table:table-cell>
          <table:table-cell table:formula="of:=IF([.D12]=&quot;force&quot;;&quot;ok&quot;;IF([score.C13]=[score.F13];IF([.D12]=&quot;&quot;;&quot;&quot;;&quot;ok&quot;);&quot;&quot;))" office:value-type="string" office:string-value="ok">
            <text:p>ok</text:p>
          </table:table-cell>
          <table:table-cell table:formula="of:=IF([.$E12]=&quot;&quot;;&quot;&quot;;CONCATENATE(&quot;/home/fstruman/framework/ocr-test/Test2 ~/ocr-results/&quot;;[.A12]))" office:value-type="string" office:string-value="/home/fstruman/framework/ocr-test/Test2 ~/ocr-results/0000000001_1_2014-08-28_01h00m02s.jpg">
            <text:p>/home/fstruman/framework/ocr-test/Test2 ~/ocr-results/0000000001_1_2014-08-28_01h00m02s.jpg</text:p>
          </table:table-cell>
          <table:table-cell table:formula="of:=IF([.$E12]=&quot;&quot;;&quot;&quot;;CONCATENATE(&quot;mv /tmp/&quot;;[.$A12];&quot;.tif /home/fstruman/framework/ocr-test/train/&quot;;[.$B12];&quot;.tif&quot;))" office:value-type="string" office:string-value="mv /tmp/0000000001_1_2014-08-28_01h00m02s.jpg.tif /home/fstruman/framework/ocr-test/train/eng.meter.exp11.tif">
            <text:p>mv /tmp/0000000001_1_2014-08-28_01h00m02s.jpg.tif /home/fstruman/framework/ocr-test/train/eng.meter.exp11.tif</text:p>
          </table:table-cell>
          <table:table-cell table:formula="of:=IF([.$E12]=&quot;&quot;;&quot;&quot;;CONCATENATE(&quot;tesseract &quot;;[.$B12];&quot;.tif &quot;;[.$B12];&quot; -l &quot;;[.$N$1];&quot; batch.nochop makebox&quot;))" office:value-type="string" office:string-value="tesseract eng.meter.exp11.tif eng.meter.exp11 -l liquidcrystal batch.nochop makebox">
            <text:p>tesseract eng.meter.exp11.tif eng.meter.exp11 -l liquidcrystal batch.nochop makebox</text:p>
          </table:table-cell>
          <table:table-cell table:formula="of:=IF([.$E12]=&quot;&quot;;&quot;&quot;;CONCATENATE(&quot;tesseract &quot;;[.$B12];&quot;.tif &quot;;[.$B12];&quot; box.train&quot;))" office:value-type="string" office:string-value="tesseract eng.meter.exp11.tif eng.meter.exp11 box.train">
            <text:p>tesseract eng.meter.exp11.tif eng.meter.exp11 box.train</text:p>
          </table:table-cell>
          <table:table-cell table:number-columns-repeated="6"/>
        </table:table-row>
        <table:table-row table:style-name="ro3">
          <table:table-cell office:value-type="string">
            <text:p>0000000001_1_2014-08-28_02h00m02s.jpg</text:p>
          </table:table-cell>
          <table:table-cell office:value-type="string">
            <text:p>eng.meter.exp12</text:p>
          </table:table-cell>
          <table:table-cell office:value-type="float" office:value="28543">
            <text:p>28543</text:p>
          </table:table-cell>
          <table:table-cell office:value-type="string">
            <text:p>ok</text:p>
          </table:table-cell>
          <table:table-cell table:formula="of:=IF([.D13]=&quot;force&quot;;&quot;ok&quot;;IF([score.C14]=[score.F14];IF([.D13]=&quot;&quot;;&quot;&quot;;&quot;ok&quot;);&quot;&quot;))" office:value-type="string" office:string-value="ok">
            <text:p>ok</text:p>
          </table:table-cell>
          <table:table-cell table:formula="of:=IF([.$E13]=&quot;&quot;;&quot;&quot;;CONCATENATE(&quot;/home/fstruman/framework/ocr-test/Test2 ~/ocr-results/&quot;;[.A13]))" office:value-type="string" office:string-value="/home/fstruman/framework/ocr-test/Test2 ~/ocr-results/0000000001_1_2014-08-28_02h00m02s.jpg">
            <text:p>/home/fstruman/framework/ocr-test/Test2 ~/ocr-results/0000000001_1_2014-08-28_02h00m02s.jpg</text:p>
          </table:table-cell>
          <table:table-cell table:formula="of:=IF([.$E13]=&quot;&quot;;&quot;&quot;;CONCATENATE(&quot;mv /tmp/&quot;;[.$A13];&quot;.tif /home/fstruman/framework/ocr-test/train/&quot;;[.$B13];&quot;.tif&quot;))" office:value-type="string" office:string-value="mv /tmp/0000000001_1_2014-08-28_02h00m02s.jpg.tif /home/fstruman/framework/ocr-test/train/eng.meter.exp12.tif">
            <text:p>mv /tmp/0000000001_1_2014-08-28_02h00m02s.jpg.tif /home/fstruman/framework/ocr-test/train/eng.meter.exp12.tif</text:p>
          </table:table-cell>
          <table:table-cell table:formula="of:=IF([.$E13]=&quot;&quot;;&quot;&quot;;CONCATENATE(&quot;tesseract &quot;;[.$B13];&quot;.tif &quot;;[.$B13];&quot; -l &quot;;[.$N$1];&quot; batch.nochop makebox&quot;))" office:value-type="string" office:string-value="tesseract eng.meter.exp12.tif eng.meter.exp12 -l liquidcrystal batch.nochop makebox">
            <text:p>tesseract eng.meter.exp12.tif eng.meter.exp12 -l liquidcrystal batch.nochop makebox</text:p>
          </table:table-cell>
          <table:table-cell table:formula="of:=IF([.$E13]=&quot;&quot;;&quot;&quot;;CONCATENATE(&quot;tesseract &quot;;[.$B13];&quot;.tif &quot;;[.$B13];&quot; box.train&quot;))" office:value-type="string" office:string-value="tesseract eng.meter.exp12.tif eng.meter.exp12 box.train">
            <text:p>tesseract eng.meter.exp12.tif eng.meter.exp12 box.train</text:p>
          </table:table-cell>
          <table:table-cell table:number-columns-repeated="6"/>
        </table:table-row>
        <table:table-row table:style-name="ro1">
          <table:table-cell office:value-type="string">
            <text:p>0000000001_1_2014-08-28_03h00m03s.jpg</text:p>
          </table:table-cell>
          <table:table-cell office:value-type="string">
            <text:p>eng.meter.exp13</text:p>
          </table:table-cell>
          <table:table-cell office:value-type="float" office:value="28576">
            <text:p>28576</text:p>
          </table:table-cell>
          <table:table-cell/>
          <table:table-cell table:formula="of:=IF([.D14]=&quot;force&quot;;&quot;ok&quot;;IF([score.C15]=[score.F15];IF([.D14]=&quot;&quot;;&quot;&quot;;&quot;ok&quot;);&quot;&quot;))">
            <text:p/>
          </table:table-cell>
          <table:table-cell table:formula="of:=IF([.$E14]=&quot;&quot;;&quot;&quot;;CONCATENATE(&quot;/home/fstruman/framework/ocr-test/Test2 ~/ocr-results/&quot;;[.A14]))">
            <text:p/>
          </table:table-cell>
          <table:table-cell table:formula="of:=IF([.$E14]=&quot;&quot;;&quot;&quot;;CONCATENATE(&quot;mv /tmp/&quot;;[.$A14];&quot;.tif /home/fstruman/framework/ocr-test/train/&quot;;[.$B14];&quot;.tif&quot;))">
            <text:p/>
          </table:table-cell>
          <table:table-cell table:formula="of:=IF([.$E14]=&quot;&quot;;&quot;&quot;;CONCATENATE(&quot;tesseract &quot;;[.$B14];&quot;.tif &quot;;[.$B14];&quot; -l &quot;;[.$N$1];&quot; batch.nochop makebox&quot;))">
            <text:p/>
          </table:table-cell>
          <table:table-cell table:formula="of:=IF([.$E14]=&quot;&quot;;&quot;&quot;;CONCATENATE(&quot;tesseract &quot;;[.$B14];&quot;.tif &quot;;[.$B14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04h00m03s.jpg</text:p>
          </table:table-cell>
          <table:table-cell office:value-type="string">
            <text:p>eng.meter.exp14</text:p>
          </table:table-cell>
          <table:table-cell office:value-type="float" office:value="28608">
            <text:p>28608</text:p>
          </table:table-cell>
          <table:table-cell/>
          <table:table-cell table:formula="of:=IF([.D15]=&quot;force&quot;;&quot;ok&quot;;IF([score.C16]=[score.F16];IF([.D15]=&quot;&quot;;&quot;&quot;;&quot;ok&quot;);&quot;&quot;))">
            <text:p/>
          </table:table-cell>
          <table:table-cell table:formula="of:=IF([.$E15]=&quot;&quot;;&quot;&quot;;CONCATENATE(&quot;/home/fstruman/framework/ocr-test/Test2 ~/ocr-results/&quot;;[.A15]))">
            <text:p/>
          </table:table-cell>
          <table:table-cell table:formula="of:=IF([.$E15]=&quot;&quot;;&quot;&quot;;CONCATENATE(&quot;mv /tmp/&quot;;[.$A15];&quot;.tif /home/fstruman/framework/ocr-test/train/&quot;;[.$B15];&quot;.tif&quot;))">
            <text:p/>
          </table:table-cell>
          <table:table-cell table:formula="of:=IF([.$E15]=&quot;&quot;;&quot;&quot;;CONCATENATE(&quot;tesseract &quot;;[.$B15];&quot;.tif &quot;;[.$B15];&quot; -l &quot;;[.$N$1];&quot; batch.nochop makebox&quot;))">
            <text:p/>
          </table:table-cell>
          <table:table-cell table:formula="of:=IF([.$E15]=&quot;&quot;;&quot;&quot;;CONCATENATE(&quot;tesseract &quot;;[.$B15];&quot;.tif &quot;;[.$B15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05h00m02s.jpg</text:p>
          </table:table-cell>
          <table:table-cell office:value-type="string">
            <text:p>eng.meter.exp15</text:p>
          </table:table-cell>
          <table:table-cell office:value-type="float" office:value="28636">
            <text:p>28636</text:p>
          </table:table-cell>
          <table:table-cell/>
          <table:table-cell table:formula="of:=IF([.D16]=&quot;force&quot;;&quot;ok&quot;;IF([score.C17]=[score.F17];IF([.D16]=&quot;&quot;;&quot;&quot;;&quot;ok&quot;);&quot;&quot;))">
            <text:p/>
          </table:table-cell>
          <table:table-cell table:formula="of:=IF([.$E16]=&quot;&quot;;&quot;&quot;;CONCATENATE(&quot;/home/fstruman/framework/ocr-test/Test2 ~/ocr-results/&quot;;[.A16]))">
            <text:p/>
          </table:table-cell>
          <table:table-cell table:formula="of:=IF([.$E16]=&quot;&quot;;&quot;&quot;;CONCATENATE(&quot;mv /tmp/&quot;;[.$A16];&quot;.tif /home/fstruman/framework/ocr-test/train/&quot;;[.$B16];&quot;.tif&quot;))">
            <text:p/>
          </table:table-cell>
          <table:table-cell table:formula="of:=IF([.$E16]=&quot;&quot;;&quot;&quot;;CONCATENATE(&quot;tesseract &quot;;[.$B16];&quot;.tif &quot;;[.$B16];&quot; -l &quot;;[.$N$1];&quot; batch.nochop makebox&quot;))">
            <text:p/>
          </table:table-cell>
          <table:table-cell table:formula="of:=IF([.$E16]=&quot;&quot;;&quot;&quot;;CONCATENATE(&quot;tesseract &quot;;[.$B16];&quot;.tif &quot;;[.$B16];&quot; box.train&quot;))">
            <text:p/>
          </table:table-cell>
          <table:table-cell table:number-columns-repeated="6"/>
        </table:table-row>
        <table:table-row table:style-name="ro3">
          <table:table-cell office:value-type="string">
            <text:p>0000000001_1_2014-08-28_06h00m02s.jpg</text:p>
          </table:table-cell>
          <table:table-cell office:value-type="string">
            <text:p>eng.meter.exp16</text:p>
          </table:table-cell>
          <table:table-cell office:value-type="float" office:value="28671">
            <text:p>28671</text:p>
          </table:table-cell>
          <table:table-cell office:value-type="string">
            <text:p>ok</text:p>
          </table:table-cell>
          <table:table-cell table:formula="of:=IF([.D17]=&quot;force&quot;;&quot;ok&quot;;IF([score.C18]=[score.F18];IF([.D17]=&quot;&quot;;&quot;&quot;;&quot;ok&quot;);&quot;&quot;))" office:value-type="string" office:string-value="ok">
            <text:p>ok</text:p>
          </table:table-cell>
          <table:table-cell table:formula="of:=IF([.$E17]=&quot;&quot;;&quot;&quot;;CONCATENATE(&quot;/home/fstruman/framework/ocr-test/Test2 ~/ocr-results/&quot;;[.A17]))" office:value-type="string" office:string-value="/home/fstruman/framework/ocr-test/Test2 ~/ocr-results/0000000001_1_2014-08-28_06h00m02s.jpg">
            <text:p>/home/fstruman/framework/ocr-test/Test2 ~/ocr-results/0000000001_1_2014-08-28_06h00m02s.jpg</text:p>
          </table:table-cell>
          <table:table-cell table:formula="of:=IF([.$E17]=&quot;&quot;;&quot;&quot;;CONCATENATE(&quot;mv /tmp/&quot;;[.$A17];&quot;.tif /home/fstruman/framework/ocr-test/train/&quot;;[.$B17];&quot;.tif&quot;))" office:value-type="string" office:string-value="mv /tmp/0000000001_1_2014-08-28_06h00m02s.jpg.tif /home/fstruman/framework/ocr-test/train/eng.meter.exp16.tif">
            <text:p>mv /tmp/0000000001_1_2014-08-28_06h00m02s.jpg.tif /home/fstruman/framework/ocr-test/train/eng.meter.exp16.tif</text:p>
          </table:table-cell>
          <table:table-cell table:formula="of:=IF([.$E17]=&quot;&quot;;&quot;&quot;;CONCATENATE(&quot;tesseract &quot;;[.$B17];&quot;.tif &quot;;[.$B17];&quot; -l &quot;;[.$N$1];&quot; batch.nochop makebox&quot;))" office:value-type="string" office:string-value="tesseract eng.meter.exp16.tif eng.meter.exp16 -l liquidcrystal batch.nochop makebox">
            <text:p>tesseract eng.meter.exp16.tif eng.meter.exp16 -l liquidcrystal batch.nochop makebox</text:p>
          </table:table-cell>
          <table:table-cell table:formula="of:=IF([.$E17]=&quot;&quot;;&quot;&quot;;CONCATENATE(&quot;tesseract &quot;;[.$B17];&quot;.tif &quot;;[.$B17];&quot; box.train&quot;))" office:value-type="string" office:string-value="tesseract eng.meter.exp16.tif eng.meter.exp16 box.train">
            <text:p>tesseract eng.meter.exp16.tif eng.meter.exp16 box.train</text:p>
          </table:table-cell>
          <table:table-cell table:number-columns-repeated="6"/>
        </table:table-row>
        <table:table-row table:style-name="ro1">
          <table:table-cell office:value-type="string">
            <text:p>0000000001_1_2014-08-28_07h00m02s.jpg</text:p>
          </table:table-cell>
          <table:table-cell office:value-type="string">
            <text:p>eng.meter.exp17</text:p>
          </table:table-cell>
          <table:table-cell office:value-type="float" office:value="28701">
            <text:p>28701</text:p>
          </table:table-cell>
          <table:table-cell/>
          <table:table-cell table:formula="of:=IF([.D18]=&quot;force&quot;;&quot;ok&quot;;IF([score.C19]=[score.F19];IF([.D18]=&quot;&quot;;&quot;&quot;;&quot;ok&quot;);&quot;&quot;))">
            <text:p/>
          </table:table-cell>
          <table:table-cell table:formula="of:=IF([.$E18]=&quot;&quot;;&quot;&quot;;CONCATENATE(&quot;/home/fstruman/framework/ocr-test/Test2 ~/ocr-results/&quot;;[.A18]))">
            <text:p/>
          </table:table-cell>
          <table:table-cell table:formula="of:=IF([.$E18]=&quot;&quot;;&quot;&quot;;CONCATENATE(&quot;mv /tmp/&quot;;[.$A18];&quot;.tif /home/fstruman/framework/ocr-test/train/&quot;;[.$B18];&quot;.tif&quot;))">
            <text:p/>
          </table:table-cell>
          <table:table-cell table:formula="of:=IF([.$E18]=&quot;&quot;;&quot;&quot;;CONCATENATE(&quot;tesseract &quot;;[.$B18];&quot;.tif &quot;;[.$B18];&quot; -l &quot;;[.$N$1];&quot; batch.nochop makebox&quot;))">
            <text:p/>
          </table:table-cell>
          <table:table-cell table:formula="of:=IF([.$E18]=&quot;&quot;;&quot;&quot;;CONCATENATE(&quot;tesseract &quot;;[.$B18];&quot;.tif &quot;;[.$B18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08h00m03s.jpg</text:p>
          </table:table-cell>
          <table:table-cell office:value-type="string">
            <text:p>eng.meter.exp18</text:p>
          </table:table-cell>
          <table:table-cell office:value-type="float" office:value="28728">
            <text:p>28728</text:p>
          </table:table-cell>
          <table:table-cell/>
          <table:table-cell table:formula="of:=IF([.D19]=&quot;force&quot;;&quot;ok&quot;;IF([score.C20]=[score.F20];IF([.D19]=&quot;&quot;;&quot;&quot;;&quot;ok&quot;);&quot;&quot;))">
            <text:p/>
          </table:table-cell>
          <table:table-cell table:formula="of:=IF([.$E19]=&quot;&quot;;&quot;&quot;;CONCATENATE(&quot;/home/fstruman/framework/ocr-test/Test2 ~/ocr-results/&quot;;[.A19]))">
            <text:p/>
          </table:table-cell>
          <table:table-cell table:formula="of:=IF([.$E19]=&quot;&quot;;&quot;&quot;;CONCATENATE(&quot;mv /tmp/&quot;;[.$A19];&quot;.tif /home/fstruman/framework/ocr-test/train/&quot;;[.$B19];&quot;.tif&quot;))">
            <text:p/>
          </table:table-cell>
          <table:table-cell table:formula="of:=IF([.$E19]=&quot;&quot;;&quot;&quot;;CONCATENATE(&quot;tesseract &quot;;[.$B19];&quot;.tif &quot;;[.$B19];&quot; -l &quot;;[.$N$1];&quot; batch.nochop makebox&quot;))">
            <text:p/>
          </table:table-cell>
          <table:table-cell table:formula="of:=IF([.$E19]=&quot;&quot;;&quot;&quot;;CONCATENATE(&quot;tesseract &quot;;[.$B19];&quot;.tif &quot;;[.$B1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09h00m02s.jpg</text:p>
          </table:table-cell>
          <table:table-cell office:value-type="string">
            <text:p>eng.meter.exp19</text:p>
          </table:table-cell>
          <table:table-cell office:value-type="float" office:value="28903">
            <text:p>28903</text:p>
          </table:table-cell>
          <table:table-cell/>
          <table:table-cell table:formula="of:=IF([.D20]=&quot;force&quot;;&quot;ok&quot;;IF([score.C21]=[score.F21];IF([.D20]=&quot;&quot;;&quot;&quot;;&quot;ok&quot;);&quot;&quot;))">
            <text:p/>
          </table:table-cell>
          <table:table-cell table:formula="of:=IF([.$E20]=&quot;&quot;;&quot;&quot;;CONCATENATE(&quot;/home/fstruman/framework/ocr-test/Test2 ~/ocr-results/&quot;;[.A20]))">
            <text:p/>
          </table:table-cell>
          <table:table-cell table:formula="of:=IF([.$E20]=&quot;&quot;;&quot;&quot;;CONCATENATE(&quot;mv /tmp/&quot;;[.$A20];&quot;.tif /home/fstruman/framework/ocr-test/train/&quot;;[.$B20];&quot;.tif&quot;))">
            <text:p/>
          </table:table-cell>
          <table:table-cell table:formula="of:=IF([.$E20]=&quot;&quot;;&quot;&quot;;CONCATENATE(&quot;tesseract &quot;;[.$B20];&quot;.tif &quot;;[.$B20];&quot; -l &quot;;[.$N$1];&quot; batch.nochop makebox&quot;))">
            <text:p/>
          </table:table-cell>
          <table:table-cell table:formula="of:=IF([.$E20]=&quot;&quot;;&quot;&quot;;CONCATENATE(&quot;tesseract &quot;;[.$B20];&quot;.tif &quot;;[.$B20];&quot; box.train&quot;))">
            <text:p/>
          </table:table-cell>
          <table:table-cell table:number-columns-repeated="6"/>
        </table:table-row>
        <table:table-row table:style-name="ro3">
          <table:table-cell office:value-type="string">
            <text:p>0000000001_1_2014-08-28_10h00m02s.jpg</text:p>
          </table:table-cell>
          <table:table-cell office:value-type="string">
            <text:p>eng.meter.exp20</text:p>
          </table:table-cell>
          <table:table-cell office:value-type="float" office:value="29146">
            <text:p>29146</text:p>
          </table:table-cell>
          <table:table-cell office:value-type="string">
            <text:p>ok</text:p>
          </table:table-cell>
          <table:table-cell table:formula="of:=IF([.D21]=&quot;force&quot;;&quot;ok&quot;;IF([score.C22]=[score.F22];IF([.D21]=&quot;&quot;;&quot;&quot;;&quot;ok&quot;);&quot;&quot;))" office:value-type="string" office:string-value="ok">
            <text:p>ok</text:p>
          </table:table-cell>
          <table:table-cell table:formula="of:=IF([.$E21]=&quot;&quot;;&quot;&quot;;CONCATENATE(&quot;/home/fstruman/framework/ocr-test/Test2 ~/ocr-results/&quot;;[.A21]))" office:value-type="string" office:string-value="/home/fstruman/framework/ocr-test/Test2 ~/ocr-results/0000000001_1_2014-08-28_10h00m02s.jpg">
            <text:p>/home/fstruman/framework/ocr-test/Test2 ~/ocr-results/0000000001_1_2014-08-28_10h00m02s.jpg</text:p>
          </table:table-cell>
          <table:table-cell table:formula="of:=IF([.$E21]=&quot;&quot;;&quot;&quot;;CONCATENATE(&quot;mv /tmp/&quot;;[.$A21];&quot;.tif /home/fstruman/framework/ocr-test/train/&quot;;[.$B21];&quot;.tif&quot;))" office:value-type="string" office:string-value="mv /tmp/0000000001_1_2014-08-28_10h00m02s.jpg.tif /home/fstruman/framework/ocr-test/train/eng.meter.exp20.tif">
            <text:p>mv /tmp/0000000001_1_2014-08-28_10h00m02s.jpg.tif /home/fstruman/framework/ocr-test/train/eng.meter.exp20.tif</text:p>
          </table:table-cell>
          <table:table-cell table:formula="of:=IF([.$E21]=&quot;&quot;;&quot;&quot;;CONCATENATE(&quot;tesseract &quot;;[.$B21];&quot;.tif &quot;;[.$B21];&quot; -l &quot;;[.$N$1];&quot; batch.nochop makebox&quot;))" office:value-type="string" office:string-value="tesseract eng.meter.exp20.tif eng.meter.exp20 -l liquidcrystal batch.nochop makebox">
            <text:p>tesseract eng.meter.exp20.tif eng.meter.exp20 -l liquidcrystal batch.nochop makebox</text:p>
          </table:table-cell>
          <table:table-cell table:formula="of:=IF([.$E21]=&quot;&quot;;&quot;&quot;;CONCATENATE(&quot;tesseract &quot;;[.$B21];&quot;.tif &quot;;[.$B21];&quot; box.train&quot;))" office:value-type="string" office:string-value="tesseract eng.meter.exp20.tif eng.meter.exp20 box.train">
            <text:p>tesseract eng.meter.exp20.tif eng.meter.exp20 box.train</text:p>
          </table:table-cell>
          <table:table-cell table:number-columns-repeated="6"/>
        </table:table-row>
        <table:table-row table:style-name="ro1">
          <table:table-cell office:value-type="string">
            <text:p>0000000001_1_2014-08-28_11h00m03s.jpg</text:p>
          </table:table-cell>
          <table:table-cell office:value-type="string">
            <text:p>eng.meter.exp21</text:p>
          </table:table-cell>
          <table:table-cell office:value-type="float" office:value="29384">
            <text:p>29384</text:p>
          </table:table-cell>
          <table:table-cell/>
          <table:table-cell table:formula="of:=IF([.D22]=&quot;force&quot;;&quot;ok&quot;;IF([score.C23]=[score.F23];IF([.D22]=&quot;&quot;;&quot;&quot;;&quot;ok&quot;);&quot;&quot;))">
            <text:p/>
          </table:table-cell>
          <table:table-cell table:formula="of:=IF([.$E22]=&quot;&quot;;&quot;&quot;;CONCATENATE(&quot;/home/fstruman/framework/ocr-test/Test2 ~/ocr-results/&quot;;[.A22]))">
            <text:p/>
          </table:table-cell>
          <table:table-cell table:formula="of:=IF([.$E22]=&quot;&quot;;&quot;&quot;;CONCATENATE(&quot;mv /tmp/&quot;;[.$A22];&quot;.tif /home/fstruman/framework/ocr-test/train/&quot;;[.$B22];&quot;.tif&quot;))">
            <text:p/>
          </table:table-cell>
          <table:table-cell table:formula="of:=IF([.$E22]=&quot;&quot;;&quot;&quot;;CONCATENATE(&quot;tesseract &quot;;[.$B22];&quot;.tif &quot;;[.$B22];&quot; -l &quot;;[.$N$1];&quot; batch.nochop makebox&quot;))">
            <text:p/>
          </table:table-cell>
          <table:table-cell table:formula="of:=IF([.$E22]=&quot;&quot;;&quot;&quot;;CONCATENATE(&quot;tesseract &quot;;[.$B22];&quot;.tif &quot;;[.$B22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12h00m02s.jpg</text:p>
          </table:table-cell>
          <table:table-cell office:value-type="string">
            <text:p>eng.meter.exp22</text:p>
          </table:table-cell>
          <table:table-cell office:value-type="float" office:value="29626">
            <text:p>29626</text:p>
          </table:table-cell>
          <table:table-cell/>
          <table:table-cell table:formula="of:=IF([.D23]=&quot;force&quot;;&quot;ok&quot;;IF([score.C24]=[score.F24];IF([.D23]=&quot;&quot;;&quot;&quot;;&quot;ok&quot;);&quot;&quot;))">
            <text:p/>
          </table:table-cell>
          <table:table-cell table:formula="of:=IF([.$E23]=&quot;&quot;;&quot;&quot;;CONCATENATE(&quot;/home/fstruman/framework/ocr-test/Test2 ~/ocr-results/&quot;;[.A23]))">
            <text:p/>
          </table:table-cell>
          <table:table-cell table:formula="of:=IF([.$E23]=&quot;&quot;;&quot;&quot;;CONCATENATE(&quot;mv /tmp/&quot;;[.$A23];&quot;.tif /home/fstruman/framework/ocr-test/train/&quot;;[.$B23];&quot;.tif&quot;))">
            <text:p/>
          </table:table-cell>
          <table:table-cell table:formula="of:=IF([.$E23]=&quot;&quot;;&quot;&quot;;CONCATENATE(&quot;tesseract &quot;;[.$B23];&quot;.tif &quot;;[.$B23];&quot; -l &quot;;[.$N$1];&quot; batch.nochop makebox&quot;))">
            <text:p/>
          </table:table-cell>
          <table:table-cell table:formula="of:=IF([.$E23]=&quot;&quot;;&quot;&quot;;CONCATENATE(&quot;tesseract &quot;;[.$B23];&quot;.tif &quot;;[.$B23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13h00m03s.jpg</text:p>
          </table:table-cell>
          <table:table-cell office:value-type="string">
            <text:p>eng.meter.exp23</text:p>
          </table:table-cell>
          <table:table-cell office:value-type="float" office:value="29868">
            <text:p>29868</text:p>
          </table:table-cell>
          <table:table-cell/>
          <table:table-cell table:formula="of:=IF([.D24]=&quot;force&quot;;&quot;ok&quot;;IF([score.C25]=[score.F25];IF([.D24]=&quot;&quot;;&quot;&quot;;&quot;ok&quot;);&quot;&quot;))">
            <text:p/>
          </table:table-cell>
          <table:table-cell table:formula="of:=IF([.$E24]=&quot;&quot;;&quot;&quot;;CONCATENATE(&quot;/home/fstruman/framework/ocr-test/Test2 ~/ocr-results/&quot;;[.A24]))">
            <text:p/>
          </table:table-cell>
          <table:table-cell table:formula="of:=IF([.$E24]=&quot;&quot;;&quot;&quot;;CONCATENATE(&quot;mv /tmp/&quot;;[.$A24];&quot;.tif /home/fstruman/framework/ocr-test/train/&quot;;[.$B24];&quot;.tif&quot;))">
            <text:p/>
          </table:table-cell>
          <table:table-cell table:formula="of:=IF([.$E24]=&quot;&quot;;&quot;&quot;;CONCATENATE(&quot;tesseract &quot;;[.$B24];&quot;.tif &quot;;[.$B24];&quot; -l &quot;;[.$N$1];&quot; batch.nochop makebox&quot;))">
            <text:p/>
          </table:table-cell>
          <table:table-cell table:formula="of:=IF([.$E24]=&quot;&quot;;&quot;&quot;;CONCATENATE(&quot;tesseract &quot;;[.$B24];&quot;.tif &quot;;[.$B24];&quot; box.train&quot;))">
            <text:p/>
          </table:table-cell>
          <table:table-cell table:number-columns-repeated="6"/>
        </table:table-row>
        <table:table-row table:style-name="ro3">
          <table:table-cell office:value-type="string">
            <text:p>0000000001_1_2014-08-28_14h00m03s.jpg</text:p>
          </table:table-cell>
          <table:table-cell office:value-type="string">
            <text:p>eng.meter.exp24</text:p>
          </table:table-cell>
          <table:table-cell office:value-type="float" office:value="30105">
            <text:p>30105</text:p>
          </table:table-cell>
          <table:table-cell office:value-type="string">
            <text:p>ok</text:p>
          </table:table-cell>
          <table:table-cell table:formula="of:=IF([.D25]=&quot;force&quot;;&quot;ok&quot;;IF([score.C26]=[score.F26];IF([.D25]=&quot;&quot;;&quot;&quot;;&quot;ok&quot;);&quot;&quot;))" office:value-type="string" office:string-value="ok">
            <text:p>ok</text:p>
          </table:table-cell>
          <table:table-cell table:formula="of:=IF([.$E25]=&quot;&quot;;&quot;&quot;;CONCATENATE(&quot;/home/fstruman/framework/ocr-test/Test2 ~/ocr-results/&quot;;[.A25]))" office:value-type="string" office:string-value="/home/fstruman/framework/ocr-test/Test2 ~/ocr-results/0000000001_1_2014-08-28_14h00m03s.jpg">
            <text:p>/home/fstruman/framework/ocr-test/Test2 ~/ocr-results/0000000001_1_2014-08-28_14h00m03s.jpg</text:p>
          </table:table-cell>
          <table:table-cell table:formula="of:=IF([.$E25]=&quot;&quot;;&quot;&quot;;CONCATENATE(&quot;mv /tmp/&quot;;[.$A25];&quot;.tif /home/fstruman/framework/ocr-test/train/&quot;;[.$B25];&quot;.tif&quot;))" office:value-type="string" office:string-value="mv /tmp/0000000001_1_2014-08-28_14h00m03s.jpg.tif /home/fstruman/framework/ocr-test/train/eng.meter.exp24.tif">
            <text:p>mv /tmp/0000000001_1_2014-08-28_14h00m03s.jpg.tif /home/fstruman/framework/ocr-test/train/eng.meter.exp24.tif</text:p>
          </table:table-cell>
          <table:table-cell table:formula="of:=IF([.$E25]=&quot;&quot;;&quot;&quot;;CONCATENATE(&quot;tesseract &quot;;[.$B25];&quot;.tif &quot;;[.$B25];&quot; -l &quot;;[.$N$1];&quot; batch.nochop makebox&quot;))" office:value-type="string" office:string-value="tesseract eng.meter.exp24.tif eng.meter.exp24 -l liquidcrystal batch.nochop makebox">
            <text:p>tesseract eng.meter.exp24.tif eng.meter.exp24 -l liquidcrystal batch.nochop makebox</text:p>
          </table:table-cell>
          <table:table-cell table:formula="of:=IF([.$E25]=&quot;&quot;;&quot;&quot;;CONCATENATE(&quot;tesseract &quot;;[.$B25];&quot;.tif &quot;;[.$B25];&quot; box.train&quot;))" office:value-type="string" office:string-value="tesseract eng.meter.exp24.tif eng.meter.exp24 box.train">
            <text:p>tesseract eng.meter.exp24.tif eng.meter.exp24 box.train</text:p>
          </table:table-cell>
          <table:table-cell table:number-columns-repeated="6"/>
        </table:table-row>
        <table:table-row table:style-name="ro1">
          <table:table-cell office:value-type="string">
            <text:p>0000000001_1_2014-08-28_15h00m02s.jpg</text:p>
          </table:table-cell>
          <table:table-cell office:value-type="string">
            <text:p>eng.meter.exp25</text:p>
          </table:table-cell>
          <table:table-cell office:value-type="float" office:value="30344">
            <text:p>30344</text:p>
          </table:table-cell>
          <table:table-cell/>
          <table:table-cell table:formula="of:=IF([.D26]=&quot;force&quot;;&quot;ok&quot;;IF([score.C27]=[score.F27];IF([.D26]=&quot;&quot;;&quot;&quot;;&quot;ok&quot;);&quot;&quot;))">
            <text:p/>
          </table:table-cell>
          <table:table-cell table:formula="of:=IF([.$E26]=&quot;&quot;;&quot;&quot;;CONCATENATE(&quot;/home/fstruman/framework/ocr-test/Test2 ~/ocr-results/&quot;;[.A26]))">
            <text:p/>
          </table:table-cell>
          <table:table-cell table:formula="of:=IF([.$E26]=&quot;&quot;;&quot;&quot;;CONCATENATE(&quot;mv /tmp/&quot;;[.$A26];&quot;.tif /home/fstruman/framework/ocr-test/train/&quot;;[.$B26];&quot;.tif&quot;))">
            <text:p/>
          </table:table-cell>
          <table:table-cell table:formula="of:=IF([.$E26]=&quot;&quot;;&quot;&quot;;CONCATENATE(&quot;tesseract &quot;;[.$B26];&quot;.tif &quot;;[.$B26];&quot; -l &quot;;[.$N$1];&quot; batch.nochop makebox&quot;))">
            <text:p/>
          </table:table-cell>
          <table:table-cell table:formula="of:=IF([.$E26]=&quot;&quot;;&quot;&quot;;CONCATENATE(&quot;tesseract &quot;;[.$B26];&quot;.tif &quot;;[.$B26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16h00m02s.jpg</text:p>
          </table:table-cell>
          <table:table-cell office:value-type="string">
            <text:p>eng.meter.exp26</text:p>
          </table:table-cell>
          <table:table-cell office:value-type="float" office:value="30547">
            <text:p>30547</text:p>
          </table:table-cell>
          <table:table-cell/>
          <table:table-cell table:formula="of:=IF([.D27]=&quot;force&quot;;&quot;ok&quot;;IF([score.C28]=[score.F28];IF([.D27]=&quot;&quot;;&quot;&quot;;&quot;ok&quot;);&quot;&quot;))">
            <text:p/>
          </table:table-cell>
          <table:table-cell table:formula="of:=IF([.$E27]=&quot;&quot;;&quot;&quot;;CONCATENATE(&quot;/home/fstruman/framework/ocr-test/Test2 ~/ocr-results/&quot;;[.A27]))">
            <text:p/>
          </table:table-cell>
          <table:table-cell table:formula="of:=IF([.$E27]=&quot;&quot;;&quot;&quot;;CONCATENATE(&quot;mv /tmp/&quot;;[.$A27];&quot;.tif /home/fstruman/framework/ocr-test/train/&quot;;[.$B27];&quot;.tif&quot;))">
            <text:p/>
          </table:table-cell>
          <table:table-cell table:formula="of:=IF([.$E27]=&quot;&quot;;&quot;&quot;;CONCATENATE(&quot;tesseract &quot;;[.$B27];&quot;.tif &quot;;[.$B27];&quot; -l &quot;;[.$N$1];&quot; batch.nochop makebox&quot;))">
            <text:p/>
          </table:table-cell>
          <table:table-cell table:formula="of:=IF([.$E27]=&quot;&quot;;&quot;&quot;;CONCATENATE(&quot;tesseract &quot;;[.$B27];&quot;.tif &quot;;[.$B27];&quot; box.train&quot;))">
            <text:p/>
          </table:table-cell>
          <table:table-cell table:number-columns-repeated="6"/>
        </table:table-row>
        <table:table-row table:style-name="ro3">
          <table:table-cell office:value-type="string">
            <text:p>0000000001_1_2014-08-28_17h00m03s.jpg</text:p>
          </table:table-cell>
          <table:table-cell office:value-type="string">
            <text:p>eng.meter.exp27</text:p>
          </table:table-cell>
          <table:table-cell office:value-type="float" office:value="30594">
            <text:p>30594</text:p>
          </table:table-cell>
          <table:table-cell office:value-type="string">
            <text:p>ok</text:p>
          </table:table-cell>
          <table:table-cell table:formula="of:=IF([.D28]=&quot;force&quot;;&quot;ok&quot;;IF([score.C29]=[score.F29];IF([.D28]=&quot;&quot;;&quot;&quot;;&quot;ok&quot;);&quot;&quot;))" office:value-type="string" office:string-value="ok">
            <text:p>ok</text:p>
          </table:table-cell>
          <table:table-cell table:formula="of:=IF([.$E28]=&quot;&quot;;&quot;&quot;;CONCATENATE(&quot;/home/fstruman/framework/ocr-test/Test2 ~/ocr-results/&quot;;[.A28]))" office:value-type="string" office:string-value="/home/fstruman/framework/ocr-test/Test2 ~/ocr-results/0000000001_1_2014-08-28_17h00m03s.jpg">
            <text:p>/home/fstruman/framework/ocr-test/Test2 ~/ocr-results/0000000001_1_2014-08-28_17h00m03s.jpg</text:p>
          </table:table-cell>
          <table:table-cell table:formula="of:=IF([.$E28]=&quot;&quot;;&quot;&quot;;CONCATENATE(&quot;mv /tmp/&quot;;[.$A28];&quot;.tif /home/fstruman/framework/ocr-test/train/&quot;;[.$B28];&quot;.tif&quot;))" office:value-type="string" office:string-value="mv /tmp/0000000001_1_2014-08-28_17h00m03s.jpg.tif /home/fstruman/framework/ocr-test/train/eng.meter.exp27.tif">
            <text:p>mv /tmp/0000000001_1_2014-08-28_17h00m03s.jpg.tif /home/fstruman/framework/ocr-test/train/eng.meter.exp27.tif</text:p>
          </table:table-cell>
          <table:table-cell table:formula="of:=IF([.$E28]=&quot;&quot;;&quot;&quot;;CONCATENATE(&quot;tesseract &quot;;[.$B28];&quot;.tif &quot;;[.$B28];&quot; -l &quot;;[.$N$1];&quot; batch.nochop makebox&quot;))" office:value-type="string" office:string-value="tesseract eng.meter.exp27.tif eng.meter.exp27 -l liquidcrystal batch.nochop makebox">
            <text:p>tesseract eng.meter.exp27.tif eng.meter.exp27 -l liquidcrystal batch.nochop makebox</text:p>
          </table:table-cell>
          <table:table-cell table:formula="of:=IF([.$E28]=&quot;&quot;;&quot;&quot;;CONCATENATE(&quot;tesseract &quot;;[.$B28];&quot;.tif &quot;;[.$B28];&quot; box.train&quot;))" office:value-type="string" office:string-value="tesseract eng.meter.exp27.tif eng.meter.exp27 box.train">
            <text:p>tesseract eng.meter.exp27.tif eng.meter.exp27 box.train</text:p>
          </table:table-cell>
          <table:table-cell table:number-columns-repeated="6"/>
        </table:table-row>
        <table:table-row table:style-name="ro1">
          <table:table-cell office:value-type="string">
            <text:p>0000000001_1_2014-08-28_18h00m02s.jpg</text:p>
          </table:table-cell>
          <table:table-cell office:value-type="string">
            <text:p>eng.meter.exp28</text:p>
          </table:table-cell>
          <table:table-cell office:value-type="float" office:value="30661">
            <text:p>30661</text:p>
          </table:table-cell>
          <table:table-cell/>
          <table:table-cell table:formula="of:=IF([.D29]=&quot;force&quot;;&quot;ok&quot;;IF([score.C30]=[score.F30];IF([.D29]=&quot;&quot;;&quot;&quot;;&quot;ok&quot;);&quot;&quot;))">
            <text:p/>
          </table:table-cell>
          <table:table-cell table:formula="of:=IF([.$E29]=&quot;&quot;;&quot;&quot;;CONCATENATE(&quot;/home/fstruman/framework/ocr-test/Test2 ~/ocr-results/&quot;;[.A29]))">
            <text:p/>
          </table:table-cell>
          <table:table-cell table:formula="of:=IF([.$E29]=&quot;&quot;;&quot;&quot;;CONCATENATE(&quot;mv /tmp/&quot;;[.$A29];&quot;.tif /home/fstruman/framework/ocr-test/train/&quot;;[.$B29];&quot;.tif&quot;))">
            <text:p/>
          </table:table-cell>
          <table:table-cell table:formula="of:=IF([.$E29]=&quot;&quot;;&quot;&quot;;CONCATENATE(&quot;tesseract &quot;;[.$B29];&quot;.tif &quot;;[.$B29];&quot; -l &quot;;[.$N$1];&quot; batch.nochop makebox&quot;))">
            <text:p/>
          </table:table-cell>
          <table:table-cell table:formula="of:=IF([.$E29]=&quot;&quot;;&quot;&quot;;CONCATENATE(&quot;tesseract &quot;;[.$B29];&quot;.tif &quot;;[.$B2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19h00m02s.jpg</text:p>
          </table:table-cell>
          <table:table-cell office:value-type="string">
            <text:p>eng.meter.exp29</text:p>
          </table:table-cell>
          <table:table-cell office:value-type="float" office:value="30724">
            <text:p>30724</text:p>
          </table:table-cell>
          <table:table-cell/>
          <table:table-cell table:formula="of:=IF([.D30]=&quot;force&quot;;&quot;ok&quot;;IF([score.C31]=[score.F31];IF([.D30]=&quot;&quot;;&quot;&quot;;&quot;ok&quot;);&quot;&quot;))">
            <text:p/>
          </table:table-cell>
          <table:table-cell table:formula="of:=IF([.$E30]=&quot;&quot;;&quot;&quot;;CONCATENATE(&quot;/home/fstruman/framework/ocr-test/Test2 ~/ocr-results/&quot;;[.A30]))">
            <text:p/>
          </table:table-cell>
          <table:table-cell table:formula="of:=IF([.$E30]=&quot;&quot;;&quot;&quot;;CONCATENATE(&quot;mv /tmp/&quot;;[.$A30];&quot;.tif /home/fstruman/framework/ocr-test/train/&quot;;[.$B30];&quot;.tif&quot;))">
            <text:p/>
          </table:table-cell>
          <table:table-cell table:formula="of:=IF([.$E30]=&quot;&quot;;&quot;&quot;;CONCATENATE(&quot;tesseract &quot;;[.$B30];&quot;.tif &quot;;[.$B30];&quot; -l &quot;;[.$N$1];&quot; batch.nochop makebox&quot;))">
            <text:p/>
          </table:table-cell>
          <table:table-cell table:formula="of:=IF([.$E30]=&quot;&quot;;&quot;&quot;;CONCATENATE(&quot;tesseract &quot;;[.$B30];&quot;.tif &quot;;[.$B30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20h00m02s.jpg</text:p>
          </table:table-cell>
          <table:table-cell office:value-type="string">
            <text:p>eng.meter.exp30</text:p>
          </table:table-cell>
          <table:table-cell office:value-type="float" office:value="30797">
            <text:p>30797</text:p>
          </table:table-cell>
          <table:table-cell/>
          <table:table-cell table:formula="of:=IF([.D31]=&quot;force&quot;;&quot;ok&quot;;IF([score.C32]=[score.F32];IF([.D31]=&quot;&quot;;&quot;&quot;;&quot;ok&quot;);&quot;&quot;))">
            <text:p/>
          </table:table-cell>
          <table:table-cell table:formula="of:=IF([.$E31]=&quot;&quot;;&quot;&quot;;CONCATENATE(&quot;/home/fstruman/framework/ocr-test/Test2 ~/ocr-results/&quot;;[.A31]))">
            <text:p/>
          </table:table-cell>
          <table:table-cell table:formula="of:=IF([.$E31]=&quot;&quot;;&quot;&quot;;CONCATENATE(&quot;mv /tmp/&quot;;[.$A31];&quot;.tif /home/fstruman/framework/ocr-test/train/&quot;;[.$B31];&quot;.tif&quot;))">
            <text:p/>
          </table:table-cell>
          <table:table-cell table:formula="of:=IF([.$E31]=&quot;&quot;;&quot;&quot;;CONCATENATE(&quot;tesseract &quot;;[.$B31];&quot;.tif &quot;;[.$B31];&quot; -l &quot;;[.$N$1];&quot; batch.nochop makebox&quot;))">
            <text:p/>
          </table:table-cell>
          <table:table-cell table:formula="of:=IF([.$E31]=&quot;&quot;;&quot;&quot;;CONCATENATE(&quot;tesseract &quot;;[.$B31];&quot;.tif &quot;;[.$B31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21h00m02s.jpg</text:p>
          </table:table-cell>
          <table:table-cell office:value-type="string">
            <text:p>eng.meter.exp31</text:p>
          </table:table-cell>
          <table:table-cell office:value-type="float" office:value="30848">
            <text:p>30848</text:p>
          </table:table-cell>
          <table:table-cell/>
          <table:table-cell table:formula="of:=IF([.D32]=&quot;force&quot;;&quot;ok&quot;;IF([score.C33]=[score.F33];IF([.D32]=&quot;&quot;;&quot;&quot;;&quot;ok&quot;);&quot;&quot;))">
            <text:p/>
          </table:table-cell>
          <table:table-cell table:formula="of:=IF([.$E32]=&quot;&quot;;&quot;&quot;;CONCATENATE(&quot;/home/fstruman/framework/ocr-test/Test2 ~/ocr-results/&quot;;[.A32]))">
            <text:p/>
          </table:table-cell>
          <table:table-cell table:formula="of:=IF([.$E32]=&quot;&quot;;&quot;&quot;;CONCATENATE(&quot;mv /tmp/&quot;;[.$A32];&quot;.tif /home/fstruman/framework/ocr-test/train/&quot;;[.$B32];&quot;.tif&quot;))">
            <text:p/>
          </table:table-cell>
          <table:table-cell table:formula="of:=IF([.$E32]=&quot;&quot;;&quot;&quot;;CONCATENATE(&quot;tesseract &quot;;[.$B32];&quot;.tif &quot;;[.$B32];&quot; -l &quot;;[.$N$1];&quot; batch.nochop makebox&quot;))">
            <text:p/>
          </table:table-cell>
          <table:table-cell table:formula="of:=IF([.$E32]=&quot;&quot;;&quot;&quot;;CONCATENATE(&quot;tesseract &quot;;[.$B32];&quot;.tif &quot;;[.$B32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22h00m02s.jpg</text:p>
          </table:table-cell>
          <table:table-cell office:value-type="string">
            <text:p>eng.meter.exp32</text:p>
          </table:table-cell>
          <table:table-cell office:value-type="float" office:value="30890">
            <text:p>30890</text:p>
          </table:table-cell>
          <table:table-cell/>
          <table:table-cell table:formula="of:=IF([.D33]=&quot;force&quot;;&quot;ok&quot;;IF([score.C34]=[score.F34];IF([.D33]=&quot;&quot;;&quot;&quot;;&quot;ok&quot;);&quot;&quot;))">
            <text:p/>
          </table:table-cell>
          <table:table-cell table:formula="of:=IF([.$E33]=&quot;&quot;;&quot;&quot;;CONCATENATE(&quot;/home/fstruman/framework/ocr-test/Test2 ~/ocr-results/&quot;;[.A33]))">
            <text:p/>
          </table:table-cell>
          <table:table-cell table:formula="of:=IF([.$E33]=&quot;&quot;;&quot;&quot;;CONCATENATE(&quot;mv /tmp/&quot;;[.$A33];&quot;.tif /home/fstruman/framework/ocr-test/train/&quot;;[.$B33];&quot;.tif&quot;))">
            <text:p/>
          </table:table-cell>
          <table:table-cell table:formula="of:=IF([.$E33]=&quot;&quot;;&quot;&quot;;CONCATENATE(&quot;tesseract &quot;;[.$B33];&quot;.tif &quot;;[.$B33];&quot; -l &quot;;[.$N$1];&quot; batch.nochop makebox&quot;))">
            <text:p/>
          </table:table-cell>
          <table:table-cell table:formula="of:=IF([.$E33]=&quot;&quot;;&quot;&quot;;CONCATENATE(&quot;tesseract &quot;;[.$B33];&quot;.tif &quot;;[.$B33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8_23h00m02s.jpg</text:p>
          </table:table-cell>
          <table:table-cell office:value-type="string">
            <text:p>eng.meter.exp33</text:p>
          </table:table-cell>
          <table:table-cell office:value-type="float" office:value="30942">
            <text:p>30942</text:p>
          </table:table-cell>
          <table:table-cell/>
          <table:table-cell table:formula="of:=IF([.D34]=&quot;force&quot;;&quot;ok&quot;;IF([score.C35]=[score.F35];IF([.D34]=&quot;&quot;;&quot;&quot;;&quot;ok&quot;);&quot;&quot;))">
            <text:p/>
          </table:table-cell>
          <table:table-cell table:formula="of:=IF([.$E34]=&quot;&quot;;&quot;&quot;;CONCATENATE(&quot;/home/fstruman/framework/ocr-test/Test2 ~/ocr-results/&quot;;[.A34]))">
            <text:p/>
          </table:table-cell>
          <table:table-cell table:formula="of:=IF([.$E34]=&quot;&quot;;&quot;&quot;;CONCATENATE(&quot;mv /tmp/&quot;;[.$A34];&quot;.tif /home/fstruman/framework/ocr-test/train/&quot;;[.$B34];&quot;.tif&quot;))">
            <text:p/>
          </table:table-cell>
          <table:table-cell table:formula="of:=IF([.$E34]=&quot;&quot;;&quot;&quot;;CONCATENATE(&quot;tesseract &quot;;[.$B34];&quot;.tif &quot;;[.$B34];&quot; -l &quot;;[.$N$1];&quot; batch.nochop makebox&quot;))">
            <text:p/>
          </table:table-cell>
          <table:table-cell table:formula="of:=IF([.$E34]=&quot;&quot;;&quot;&quot;;CONCATENATE(&quot;tesseract &quot;;[.$B34];&quot;.tif &quot;;[.$B34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00h00m02s.jpg</text:p>
          </table:table-cell>
          <table:table-cell office:value-type="string">
            <text:p>eng.meter.exp34</text:p>
          </table:table-cell>
          <table:table-cell office:value-type="float" office:value="30989">
            <text:p>30989</text:p>
          </table:table-cell>
          <table:table-cell/>
          <table:table-cell table:formula="of:=IF([.D35]=&quot;force&quot;;&quot;ok&quot;;IF([score.C36]=[score.F36];IF([.D35]=&quot;&quot;;&quot;&quot;;&quot;ok&quot;);&quot;&quot;))">
            <text:p/>
          </table:table-cell>
          <table:table-cell table:formula="of:=IF([.$E35]=&quot;&quot;;&quot;&quot;;CONCATENATE(&quot;/home/fstruman/framework/ocr-test/Test2 ~/ocr-results/&quot;;[.A35]))">
            <text:p/>
          </table:table-cell>
          <table:table-cell table:formula="of:=IF([.$E35]=&quot;&quot;;&quot;&quot;;CONCATENATE(&quot;mv /tmp/&quot;;[.$A35];&quot;.tif /home/fstruman/framework/ocr-test/train/&quot;;[.$B35];&quot;.tif&quot;))">
            <text:p/>
          </table:table-cell>
          <table:table-cell table:formula="of:=IF([.$E35]=&quot;&quot;;&quot;&quot;;CONCATENATE(&quot;tesseract &quot;;[.$B35];&quot;.tif &quot;;[.$B35];&quot; -l &quot;;[.$N$1];&quot; batch.nochop makebox&quot;))">
            <text:p/>
          </table:table-cell>
          <table:table-cell table:formula="of:=IF([.$E35]=&quot;&quot;;&quot;&quot;;CONCATENATE(&quot;tesseract &quot;;[.$B35];&quot;.tif &quot;;[.$B35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01h00m03s.jpg</text:p>
          </table:table-cell>
          <table:table-cell office:value-type="string">
            <text:p>eng.meter.exp35</text:p>
          </table:table-cell>
          <table:table-cell office:value-type="float" office:value="31026">
            <text:p>31026</text:p>
          </table:table-cell>
          <table:table-cell/>
          <table:table-cell table:formula="of:=IF([.D36]=&quot;force&quot;;&quot;ok&quot;;IF([score.C37]=[score.F37];IF([.D36]=&quot;&quot;;&quot;&quot;;&quot;ok&quot;);&quot;&quot;))">
            <text:p/>
          </table:table-cell>
          <table:table-cell table:formula="of:=IF([.$E36]=&quot;&quot;;&quot;&quot;;CONCATENATE(&quot;/home/fstruman/framework/ocr-test/Test2 ~/ocr-results/&quot;;[.A36]))">
            <text:p/>
          </table:table-cell>
          <table:table-cell table:formula="of:=IF([.$E36]=&quot;&quot;;&quot;&quot;;CONCATENATE(&quot;mv /tmp/&quot;;[.$A36];&quot;.tif /home/fstruman/framework/ocr-test/train/&quot;;[.$B36];&quot;.tif&quot;))">
            <text:p/>
          </table:table-cell>
          <table:table-cell table:formula="of:=IF([.$E36]=&quot;&quot;;&quot;&quot;;CONCATENATE(&quot;tesseract &quot;;[.$B36];&quot;.tif &quot;;[.$B36];&quot; -l &quot;;[.$N$1];&quot; batch.nochop makebox&quot;))">
            <text:p/>
          </table:table-cell>
          <table:table-cell table:formula="of:=IF([.$E36]=&quot;&quot;;&quot;&quot;;CONCATENATE(&quot;tesseract &quot;;[.$B36];&quot;.tif &quot;;[.$B36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02h00m03s.jpg</text:p>
          </table:table-cell>
          <table:table-cell office:value-type="string">
            <text:p>eng.meter.exp36</text:p>
          </table:table-cell>
          <table:table-cell office:value-type="float" office:value="31060">
            <text:p>31060</text:p>
          </table:table-cell>
          <table:table-cell/>
          <table:table-cell table:formula="of:=IF([.D37]=&quot;force&quot;;&quot;ok&quot;;IF([score.C38]=[score.F38];IF([.D37]=&quot;&quot;;&quot;&quot;;&quot;ok&quot;);&quot;&quot;))">
            <text:p/>
          </table:table-cell>
          <table:table-cell table:formula="of:=IF([.$E37]=&quot;&quot;;&quot;&quot;;CONCATENATE(&quot;/home/fstruman/framework/ocr-test/Test2 ~/ocr-results/&quot;;[.A37]))">
            <text:p/>
          </table:table-cell>
          <table:table-cell table:formula="of:=IF([.$E37]=&quot;&quot;;&quot;&quot;;CONCATENATE(&quot;mv /tmp/&quot;;[.$A37];&quot;.tif /home/fstruman/framework/ocr-test/train/&quot;;[.$B37];&quot;.tif&quot;))">
            <text:p/>
          </table:table-cell>
          <table:table-cell table:formula="of:=IF([.$E37]=&quot;&quot;;&quot;&quot;;CONCATENATE(&quot;tesseract &quot;;[.$B37];&quot;.tif &quot;;[.$B37];&quot; -l &quot;;[.$N$1];&quot; batch.nochop makebox&quot;))">
            <text:p/>
          </table:table-cell>
          <table:table-cell table:formula="of:=IF([.$E37]=&quot;&quot;;&quot;&quot;;CONCATENATE(&quot;tesseract &quot;;[.$B37];&quot;.tif &quot;;[.$B37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03h00m02s.jpg</text:p>
          </table:table-cell>
          <table:table-cell office:value-type="string">
            <text:p>eng.meter.exp37</text:p>
          </table:table-cell>
          <table:table-cell office:value-type="float" office:value="31092">
            <text:p>31092</text:p>
          </table:table-cell>
          <table:table-cell/>
          <table:table-cell table:formula="of:=IF([.D38]=&quot;force&quot;;&quot;ok&quot;;IF([score.C39]=[score.F39];IF([.D38]=&quot;&quot;;&quot;&quot;;&quot;ok&quot;);&quot;&quot;))">
            <text:p/>
          </table:table-cell>
          <table:table-cell table:formula="of:=IF([.$E38]=&quot;&quot;;&quot;&quot;;CONCATENATE(&quot;/home/fstruman/framework/ocr-test/Test2 ~/ocr-results/&quot;;[.A38]))">
            <text:p/>
          </table:table-cell>
          <table:table-cell table:formula="of:=IF([.$E38]=&quot;&quot;;&quot;&quot;;CONCATENATE(&quot;mv /tmp/&quot;;[.$A38];&quot;.tif /home/fstruman/framework/ocr-test/train/&quot;;[.$B38];&quot;.tif&quot;))">
            <text:p/>
          </table:table-cell>
          <table:table-cell table:formula="of:=IF([.$E38]=&quot;&quot;;&quot;&quot;;CONCATENATE(&quot;tesseract &quot;;[.$B38];&quot;.tif &quot;;[.$B38];&quot; -l &quot;;[.$N$1];&quot; batch.nochop makebox&quot;))">
            <text:p/>
          </table:table-cell>
          <table:table-cell table:formula="of:=IF([.$E38]=&quot;&quot;;&quot;&quot;;CONCATENATE(&quot;tesseract &quot;;[.$B38];&quot;.tif &quot;;[.$B38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04h00m03s.jpg</text:p>
          </table:table-cell>
          <table:table-cell office:value-type="string">
            <text:p>eng.meter.exp38</text:p>
          </table:table-cell>
          <table:table-cell office:value-type="float" office:value="31126">
            <text:p>31126</text:p>
          </table:table-cell>
          <table:table-cell/>
          <table:table-cell table:formula="of:=IF([.D39]=&quot;force&quot;;&quot;ok&quot;;IF([score.C40]=[score.F40];IF([.D39]=&quot;&quot;;&quot;&quot;;&quot;ok&quot;);&quot;&quot;))">
            <text:p/>
          </table:table-cell>
          <table:table-cell table:formula="of:=IF([.$E39]=&quot;&quot;;&quot;&quot;;CONCATENATE(&quot;/home/fstruman/framework/ocr-test/Test2 ~/ocr-results/&quot;;[.A39]))">
            <text:p/>
          </table:table-cell>
          <table:table-cell table:formula="of:=IF([.$E39]=&quot;&quot;;&quot;&quot;;CONCATENATE(&quot;mv /tmp/&quot;;[.$A39];&quot;.tif /home/fstruman/framework/ocr-test/train/&quot;;[.$B39];&quot;.tif&quot;))">
            <text:p/>
          </table:table-cell>
          <table:table-cell table:formula="of:=IF([.$E39]=&quot;&quot;;&quot;&quot;;CONCATENATE(&quot;tesseract &quot;;[.$B39];&quot;.tif &quot;;[.$B39];&quot; -l &quot;;[.$N$1];&quot; batch.nochop makebox&quot;))">
            <text:p/>
          </table:table-cell>
          <table:table-cell table:formula="of:=IF([.$E39]=&quot;&quot;;&quot;&quot;;CONCATENATE(&quot;tesseract &quot;;[.$B39];&quot;.tif &quot;;[.$B3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05h00m03s.jpg</text:p>
          </table:table-cell>
          <table:table-cell office:value-type="string">
            <text:p>eng.meter.exp39</text:p>
          </table:table-cell>
          <table:table-cell office:value-type="float" office:value="31154">
            <text:p>31154</text:p>
          </table:table-cell>
          <table:table-cell/>
          <table:table-cell table:formula="of:=IF([.D40]=&quot;force&quot;;&quot;ok&quot;;IF([score.C41]=[score.F41];IF([.D40]=&quot;&quot;;&quot;&quot;;&quot;ok&quot;);&quot;&quot;))">
            <text:p/>
          </table:table-cell>
          <table:table-cell table:formula="of:=IF([.$E40]=&quot;&quot;;&quot;&quot;;CONCATENATE(&quot;/home/fstruman/framework/ocr-test/Test2 ~/ocr-results/&quot;;[.A40]))">
            <text:p/>
          </table:table-cell>
          <table:table-cell table:formula="of:=IF([.$E40]=&quot;&quot;;&quot;&quot;;CONCATENATE(&quot;mv /tmp/&quot;;[.$A40];&quot;.tif /home/fstruman/framework/ocr-test/train/&quot;;[.$B40];&quot;.tif&quot;))">
            <text:p/>
          </table:table-cell>
          <table:table-cell table:formula="of:=IF([.$E40]=&quot;&quot;;&quot;&quot;;CONCATENATE(&quot;tesseract &quot;;[.$B40];&quot;.tif &quot;;[.$B40];&quot; -l &quot;;[.$N$1];&quot; batch.nochop makebox&quot;))">
            <text:p/>
          </table:table-cell>
          <table:table-cell table:formula="of:=IF([.$E40]=&quot;&quot;;&quot;&quot;;CONCATENATE(&quot;tesseract &quot;;[.$B40];&quot;.tif &quot;;[.$B40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06h00m02s.jpg</text:p>
          </table:table-cell>
          <table:table-cell office:value-type="string">
            <text:p>eng.meter.exp40</text:p>
          </table:table-cell>
          <table:table-cell office:value-type="float" office:value="31190">
            <text:p>31190</text:p>
          </table:table-cell>
          <table:table-cell/>
          <table:table-cell table:formula="of:=IF([.D41]=&quot;force&quot;;&quot;ok&quot;;IF([score.C42]=[score.F42];IF([.D41]=&quot;&quot;;&quot;&quot;;&quot;ok&quot;);&quot;&quot;))">
            <text:p/>
          </table:table-cell>
          <table:table-cell table:formula="of:=IF([.$E41]=&quot;&quot;;&quot;&quot;;CONCATENATE(&quot;/home/fstruman/framework/ocr-test/Test2 ~/ocr-results/&quot;;[.A41]))">
            <text:p/>
          </table:table-cell>
          <table:table-cell table:formula="of:=IF([.$E41]=&quot;&quot;;&quot;&quot;;CONCATENATE(&quot;mv /tmp/&quot;;[.$A41];&quot;.tif /home/fstruman/framework/ocr-test/train/&quot;;[.$B41];&quot;.tif&quot;))">
            <text:p/>
          </table:table-cell>
          <table:table-cell table:formula="of:=IF([.$E41]=&quot;&quot;;&quot;&quot;;CONCATENATE(&quot;tesseract &quot;;[.$B41];&quot;.tif &quot;;[.$B41];&quot; -l &quot;;[.$N$1];&quot; batch.nochop makebox&quot;))">
            <text:p/>
          </table:table-cell>
          <table:table-cell table:formula="of:=IF([.$E41]=&quot;&quot;;&quot;&quot;;CONCATENATE(&quot;tesseract &quot;;[.$B41];&quot;.tif &quot;;[.$B41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07h00m02s.jpg</text:p>
          </table:table-cell>
          <table:table-cell office:value-type="string">
            <text:p>eng.meter.exp41</text:p>
          </table:table-cell>
          <table:table-cell office:value-type="float" office:value="31222">
            <text:p>31222</text:p>
          </table:table-cell>
          <table:table-cell/>
          <table:table-cell table:formula="of:=IF([.D42]=&quot;force&quot;;&quot;ok&quot;;IF([score.C43]=[score.F43];IF([.D42]=&quot;&quot;;&quot;&quot;;&quot;ok&quot;);&quot;&quot;))">
            <text:p/>
          </table:table-cell>
          <table:table-cell table:formula="of:=IF([.$E42]=&quot;&quot;;&quot;&quot;;CONCATENATE(&quot;/home/fstruman/framework/ocr-test/Test2 ~/ocr-results/&quot;;[.A42]))">
            <text:p/>
          </table:table-cell>
          <table:table-cell table:formula="of:=IF([.$E42]=&quot;&quot;;&quot;&quot;;CONCATENATE(&quot;mv /tmp/&quot;;[.$A42];&quot;.tif /home/fstruman/framework/ocr-test/train/&quot;;[.$B42];&quot;.tif&quot;))">
            <text:p/>
          </table:table-cell>
          <table:table-cell table:formula="of:=IF([.$E42]=&quot;&quot;;&quot;&quot;;CONCATENATE(&quot;tesseract &quot;;[.$B42];&quot;.tif &quot;;[.$B42];&quot; -l &quot;;[.$N$1];&quot; batch.nochop makebox&quot;))">
            <text:p/>
          </table:table-cell>
          <table:table-cell table:formula="of:=IF([.$E42]=&quot;&quot;;&quot;&quot;;CONCATENATE(&quot;tesseract &quot;;[.$B42];&quot;.tif &quot;;[.$B42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08h00m03s.jpg</text:p>
          </table:table-cell>
          <table:table-cell office:value-type="string">
            <text:p>eng.meter.exp42</text:p>
          </table:table-cell>
          <table:table-cell office:value-type="float" office:value="31252">
            <text:p>31252</text:p>
          </table:table-cell>
          <table:table-cell/>
          <table:table-cell table:formula="of:=IF([.D43]=&quot;force&quot;;&quot;ok&quot;;IF([score.C44]=[score.F44];IF([.D43]=&quot;&quot;;&quot;&quot;;&quot;ok&quot;);&quot;&quot;))">
            <text:p/>
          </table:table-cell>
          <table:table-cell table:formula="of:=IF([.$E43]=&quot;&quot;;&quot;&quot;;CONCATENATE(&quot;/home/fstruman/framework/ocr-test/Test2 ~/ocr-results/&quot;;[.A43]))">
            <text:p/>
          </table:table-cell>
          <table:table-cell table:formula="of:=IF([.$E43]=&quot;&quot;;&quot;&quot;;CONCATENATE(&quot;mv /tmp/&quot;;[.$A43];&quot;.tif /home/fstruman/framework/ocr-test/train/&quot;;[.$B43];&quot;.tif&quot;))">
            <text:p/>
          </table:table-cell>
          <table:table-cell table:formula="of:=IF([.$E43]=&quot;&quot;;&quot;&quot;;CONCATENATE(&quot;tesseract &quot;;[.$B43];&quot;.tif &quot;;[.$B43];&quot; -l &quot;;[.$N$1];&quot; batch.nochop makebox&quot;))">
            <text:p/>
          </table:table-cell>
          <table:table-cell table:formula="of:=IF([.$E43]=&quot;&quot;;&quot;&quot;;CONCATENATE(&quot;tesseract &quot;;[.$B43];&quot;.tif &quot;;[.$B43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09h00m02s.jpg</text:p>
          </table:table-cell>
          <table:table-cell office:value-type="string">
            <text:p>eng.meter.exp43</text:p>
          </table:table-cell>
          <table:table-cell office:value-type="float" office:value="31423">
            <text:p>31423</text:p>
          </table:table-cell>
          <table:table-cell/>
          <table:table-cell table:formula="of:=IF([.D44]=&quot;force&quot;;&quot;ok&quot;;IF([score.C45]=[score.F45];IF([.D44]=&quot;&quot;;&quot;&quot;;&quot;ok&quot;);&quot;&quot;))">
            <text:p/>
          </table:table-cell>
          <table:table-cell table:formula="of:=IF([.$E44]=&quot;&quot;;&quot;&quot;;CONCATENATE(&quot;/home/fstruman/framework/ocr-test/Test2 ~/ocr-results/&quot;;[.A44]))">
            <text:p/>
          </table:table-cell>
          <table:table-cell table:formula="of:=IF([.$E44]=&quot;&quot;;&quot;&quot;;CONCATENATE(&quot;mv /tmp/&quot;;[.$A44];&quot;.tif /home/fstruman/framework/ocr-test/train/&quot;;[.$B44];&quot;.tif&quot;))">
            <text:p/>
          </table:table-cell>
          <table:table-cell table:formula="of:=IF([.$E44]=&quot;&quot;;&quot;&quot;;CONCATENATE(&quot;tesseract &quot;;[.$B44];&quot;.tif &quot;;[.$B44];&quot; -l &quot;;[.$N$1];&quot; batch.nochop makebox&quot;))">
            <text:p/>
          </table:table-cell>
          <table:table-cell table:formula="of:=IF([.$E44]=&quot;&quot;;&quot;&quot;;CONCATENATE(&quot;tesseract &quot;;[.$B44];&quot;.tif &quot;;[.$B44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10h00m02s.jpg</text:p>
          </table:table-cell>
          <table:table-cell office:value-type="string">
            <text:p>eng.meter.exp44</text:p>
          </table:table-cell>
          <table:table-cell office:value-type="float" office:value="31664">
            <text:p>31664</text:p>
          </table:table-cell>
          <table:table-cell/>
          <table:table-cell table:formula="of:=IF([.D45]=&quot;force&quot;;&quot;ok&quot;;IF([score.C46]=[score.F46];IF([.D45]=&quot;&quot;;&quot;&quot;;&quot;ok&quot;);&quot;&quot;))">
            <text:p/>
          </table:table-cell>
          <table:table-cell table:formula="of:=IF([.$E45]=&quot;&quot;;&quot;&quot;;CONCATENATE(&quot;/home/fstruman/framework/ocr-test/Test2 ~/ocr-results/&quot;;[.A45]))">
            <text:p/>
          </table:table-cell>
          <table:table-cell table:formula="of:=IF([.$E45]=&quot;&quot;;&quot;&quot;;CONCATENATE(&quot;mv /tmp/&quot;;[.$A45];&quot;.tif /home/fstruman/framework/ocr-test/train/&quot;;[.$B45];&quot;.tif&quot;))">
            <text:p/>
          </table:table-cell>
          <table:table-cell table:formula="of:=IF([.$E45]=&quot;&quot;;&quot;&quot;;CONCATENATE(&quot;tesseract &quot;;[.$B45];&quot;.tif &quot;;[.$B45];&quot; -l &quot;;[.$N$1];&quot; batch.nochop makebox&quot;))">
            <text:p/>
          </table:table-cell>
          <table:table-cell table:formula="of:=IF([.$E45]=&quot;&quot;;&quot;&quot;;CONCATENATE(&quot;tesseract &quot;;[.$B45];&quot;.tif &quot;;[.$B45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11h00m02s.jpg</text:p>
          </table:table-cell>
          <table:table-cell office:value-type="string">
            <text:p>eng.meter.exp45</text:p>
          </table:table-cell>
          <table:table-cell office:value-type="float" office:value="31904">
            <text:p>31904</text:p>
          </table:table-cell>
          <table:table-cell/>
          <table:table-cell table:formula="of:=IF([.D46]=&quot;force&quot;;&quot;ok&quot;;IF([score.C47]=[score.F47];IF([.D46]=&quot;&quot;;&quot;&quot;;&quot;ok&quot;);&quot;&quot;))">
            <text:p/>
          </table:table-cell>
          <table:table-cell table:formula="of:=IF([.$E46]=&quot;&quot;;&quot;&quot;;CONCATENATE(&quot;/home/fstruman/framework/ocr-test/Test2 ~/ocr-results/&quot;;[.A46]))">
            <text:p/>
          </table:table-cell>
          <table:table-cell table:formula="of:=IF([.$E46]=&quot;&quot;;&quot;&quot;;CONCATENATE(&quot;mv /tmp/&quot;;[.$A46];&quot;.tif /home/fstruman/framework/ocr-test/train/&quot;;[.$B46];&quot;.tif&quot;))">
            <text:p/>
          </table:table-cell>
          <table:table-cell table:formula="of:=IF([.$E46]=&quot;&quot;;&quot;&quot;;CONCATENATE(&quot;tesseract &quot;;[.$B46];&quot;.tif &quot;;[.$B46];&quot; -l &quot;;[.$N$1];&quot; batch.nochop makebox&quot;))">
            <text:p/>
          </table:table-cell>
          <table:table-cell table:formula="of:=IF([.$E46]=&quot;&quot;;&quot;&quot;;CONCATENATE(&quot;tesseract &quot;;[.$B46];&quot;.tif &quot;;[.$B46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12h00m02s.jpg</text:p>
          </table:table-cell>
          <table:table-cell office:value-type="string">
            <text:p>eng.meter.exp46</text:p>
          </table:table-cell>
          <table:table-cell office:value-type="float" office:value="32144">
            <text:p>32144</text:p>
          </table:table-cell>
          <table:table-cell/>
          <table:table-cell table:formula="of:=IF([.D47]=&quot;force&quot;;&quot;ok&quot;;IF([score.C48]=[score.F48];IF([.D47]=&quot;&quot;;&quot;&quot;;&quot;ok&quot;);&quot;&quot;))">
            <text:p/>
          </table:table-cell>
          <table:table-cell table:formula="of:=IF([.$E47]=&quot;&quot;;&quot;&quot;;CONCATENATE(&quot;/home/fstruman/framework/ocr-test/Test2 ~/ocr-results/&quot;;[.A47]))">
            <text:p/>
          </table:table-cell>
          <table:table-cell table:formula="of:=IF([.$E47]=&quot;&quot;;&quot;&quot;;CONCATENATE(&quot;mv /tmp/&quot;;[.$A47];&quot;.tif /home/fstruman/framework/ocr-test/train/&quot;;[.$B47];&quot;.tif&quot;))">
            <text:p/>
          </table:table-cell>
          <table:table-cell table:formula="of:=IF([.$E47]=&quot;&quot;;&quot;&quot;;CONCATENATE(&quot;tesseract &quot;;[.$B47];&quot;.tif &quot;;[.$B47];&quot; -l &quot;;[.$N$1];&quot; batch.nochop makebox&quot;))">
            <text:p/>
          </table:table-cell>
          <table:table-cell table:formula="of:=IF([.$E47]=&quot;&quot;;&quot;&quot;;CONCATENATE(&quot;tesseract &quot;;[.$B47];&quot;.tif &quot;;[.$B47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13h00m02s.jpg</text:p>
          </table:table-cell>
          <table:table-cell office:value-type="string">
            <text:p>eng.meter.exp47</text:p>
          </table:table-cell>
          <table:table-cell office:value-type="float" office:value="32384">
            <text:p>32384</text:p>
          </table:table-cell>
          <table:table-cell/>
          <table:table-cell table:formula="of:=IF([.D48]=&quot;force&quot;;&quot;ok&quot;;IF([score.C49]=[score.F49];IF([.D48]=&quot;&quot;;&quot;&quot;;&quot;ok&quot;);&quot;&quot;))">
            <text:p/>
          </table:table-cell>
          <table:table-cell table:formula="of:=IF([.$E48]=&quot;&quot;;&quot;&quot;;CONCATENATE(&quot;/home/fstruman/framework/ocr-test/Test2 ~/ocr-results/&quot;;[.A48]))">
            <text:p/>
          </table:table-cell>
          <table:table-cell table:formula="of:=IF([.$E48]=&quot;&quot;;&quot;&quot;;CONCATENATE(&quot;mv /tmp/&quot;;[.$A48];&quot;.tif /home/fstruman/framework/ocr-test/train/&quot;;[.$B48];&quot;.tif&quot;))">
            <text:p/>
          </table:table-cell>
          <table:table-cell table:formula="of:=IF([.$E48]=&quot;&quot;;&quot;&quot;;CONCATENATE(&quot;tesseract &quot;;[.$B48];&quot;.tif &quot;;[.$B48];&quot; -l &quot;;[.$N$1];&quot; batch.nochop makebox&quot;))">
            <text:p/>
          </table:table-cell>
          <table:table-cell table:formula="of:=IF([.$E48]=&quot;&quot;;&quot;&quot;;CONCATENATE(&quot;tesseract &quot;;[.$B48];&quot;.tif &quot;;[.$B48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14h00m03s.jpg</text:p>
          </table:table-cell>
          <table:table-cell office:value-type="string">
            <text:p>eng.meter.exp48</text:p>
          </table:table-cell>
          <table:table-cell office:value-type="float" office:value="32628">
            <text:p>32628</text:p>
          </table:table-cell>
          <table:table-cell/>
          <table:table-cell table:formula="of:=IF([.D49]=&quot;force&quot;;&quot;ok&quot;;IF([score.C50]=[score.F50];IF([.D49]=&quot;&quot;;&quot;&quot;;&quot;ok&quot;);&quot;&quot;))">
            <text:p/>
          </table:table-cell>
          <table:table-cell table:formula="of:=IF([.$E49]=&quot;&quot;;&quot;&quot;;CONCATENATE(&quot;/home/fstruman/framework/ocr-test/Test2 ~/ocr-results/&quot;;[.A49]))">
            <text:p/>
          </table:table-cell>
          <table:table-cell table:formula="of:=IF([.$E49]=&quot;&quot;;&quot;&quot;;CONCATENATE(&quot;mv /tmp/&quot;;[.$A49];&quot;.tif /home/fstruman/framework/ocr-test/train/&quot;;[.$B49];&quot;.tif&quot;))">
            <text:p/>
          </table:table-cell>
          <table:table-cell table:formula="of:=IF([.$E49]=&quot;&quot;;&quot;&quot;;CONCATENATE(&quot;tesseract &quot;;[.$B49];&quot;.tif &quot;;[.$B49];&quot; -l &quot;;[.$N$1];&quot; batch.nochop makebox&quot;))">
            <text:p/>
          </table:table-cell>
          <table:table-cell table:formula="of:=IF([.$E49]=&quot;&quot;;&quot;&quot;;CONCATENATE(&quot;tesseract &quot;;[.$B49];&quot;.tif &quot;;[.$B4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15h00m03s.jpg</text:p>
          </table:table-cell>
          <table:table-cell office:value-type="string">
            <text:p>eng.meter.exp49</text:p>
          </table:table-cell>
          <table:table-cell office:value-type="float" office:value="32760">
            <text:p>32760</text:p>
          </table:table-cell>
          <table:table-cell/>
          <table:table-cell table:formula="of:=IF([.D50]=&quot;force&quot;;&quot;ok&quot;;IF([score.C51]=[score.F51];IF([.D50]=&quot;&quot;;&quot;&quot;;&quot;ok&quot;);&quot;&quot;))">
            <text:p/>
          </table:table-cell>
          <table:table-cell table:formula="of:=IF([.$E50]=&quot;&quot;;&quot;&quot;;CONCATENATE(&quot;/home/fstruman/framework/ocr-test/Test2 ~/ocr-results/&quot;;[.A50]))">
            <text:p/>
          </table:table-cell>
          <table:table-cell table:formula="of:=IF([.$E50]=&quot;&quot;;&quot;&quot;;CONCATENATE(&quot;mv /tmp/&quot;;[.$A50];&quot;.tif /home/fstruman/framework/ocr-test/train/&quot;;[.$B50];&quot;.tif&quot;))">
            <text:p/>
          </table:table-cell>
          <table:table-cell table:formula="of:=IF([.$E50]=&quot;&quot;;&quot;&quot;;CONCATENATE(&quot;tesseract &quot;;[.$B50];&quot;.tif &quot;;[.$B50];&quot; -l &quot;;[.$N$1];&quot; batch.nochop makebox&quot;))">
            <text:p/>
          </table:table-cell>
          <table:table-cell table:formula="of:=IF([.$E50]=&quot;&quot;;&quot;&quot;;CONCATENATE(&quot;tesseract &quot;;[.$B50];&quot;.tif &quot;;[.$B50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16h00m03s.jpg</text:p>
          </table:table-cell>
          <table:table-cell office:value-type="string">
            <text:p>eng.meter.exp50</text:p>
          </table:table-cell>
          <table:table-cell office:value-type="float" office:value="32814">
            <text:p>32814</text:p>
          </table:table-cell>
          <table:table-cell/>
          <table:table-cell table:formula="of:=IF([.D51]=&quot;force&quot;;&quot;ok&quot;;IF([score.C52]=[score.F52];IF([.D51]=&quot;&quot;;&quot;&quot;;&quot;ok&quot;);&quot;&quot;))">
            <text:p/>
          </table:table-cell>
          <table:table-cell table:formula="of:=IF([.$E51]=&quot;&quot;;&quot;&quot;;CONCATENATE(&quot;/home/fstruman/framework/ocr-test/Test2 ~/ocr-results/&quot;;[.A51]))">
            <text:p/>
          </table:table-cell>
          <table:table-cell table:formula="of:=IF([.$E51]=&quot;&quot;;&quot;&quot;;CONCATENATE(&quot;mv /tmp/&quot;;[.$A51];&quot;.tif /home/fstruman/framework/ocr-test/train/&quot;;[.$B51];&quot;.tif&quot;))">
            <text:p/>
          </table:table-cell>
          <table:table-cell table:formula="of:=IF([.$E51]=&quot;&quot;;&quot;&quot;;CONCATENATE(&quot;tesseract &quot;;[.$B51];&quot;.tif &quot;;[.$B51];&quot; -l &quot;;[.$N$1];&quot; batch.nochop makebox&quot;))">
            <text:p/>
          </table:table-cell>
          <table:table-cell table:formula="of:=IF([.$E51]=&quot;&quot;;&quot;&quot;;CONCATENATE(&quot;tesseract &quot;;[.$B51];&quot;.tif &quot;;[.$B51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17h00m02s.jpg</text:p>
          </table:table-cell>
          <table:table-cell office:value-type="string">
            <text:p>eng.meter.exp51</text:p>
          </table:table-cell>
          <table:table-cell office:value-type="float" office:value="32865">
            <text:p>32865</text:p>
          </table:table-cell>
          <table:table-cell/>
          <table:table-cell table:formula="of:=IF([.D52]=&quot;force&quot;;&quot;ok&quot;;IF([score.C53]=[score.F53];IF([.D52]=&quot;&quot;;&quot;&quot;;&quot;ok&quot;);&quot;&quot;))">
            <text:p/>
          </table:table-cell>
          <table:table-cell table:formula="of:=IF([.$E52]=&quot;&quot;;&quot;&quot;;CONCATENATE(&quot;/home/fstruman/framework/ocr-test/Test2 ~/ocr-results/&quot;;[.A52]))">
            <text:p/>
          </table:table-cell>
          <table:table-cell table:formula="of:=IF([.$E52]=&quot;&quot;;&quot;&quot;;CONCATENATE(&quot;mv /tmp/&quot;;[.$A52];&quot;.tif /home/fstruman/framework/ocr-test/train/&quot;;[.$B52];&quot;.tif&quot;))">
            <text:p/>
          </table:table-cell>
          <table:table-cell table:formula="of:=IF([.$E52]=&quot;&quot;;&quot;&quot;;CONCATENATE(&quot;tesseract &quot;;[.$B52];&quot;.tif &quot;;[.$B52];&quot; -l &quot;;[.$N$1];&quot; batch.nochop makebox&quot;))">
            <text:p/>
          </table:table-cell>
          <table:table-cell table:formula="of:=IF([.$E52]=&quot;&quot;;&quot;&quot;;CONCATENATE(&quot;tesseract &quot;;[.$B52];&quot;.tif &quot;;[.$B52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18h00m03s.jpg</text:p>
          </table:table-cell>
          <table:table-cell office:value-type="string">
            <text:p>eng.meter.exp52</text:p>
          </table:table-cell>
          <table:table-cell office:value-type="float" office:value="32908">
            <text:p>32908</text:p>
          </table:table-cell>
          <table:table-cell/>
          <table:table-cell table:formula="of:=IF([.D53]=&quot;force&quot;;&quot;ok&quot;;IF([score.C54]=[score.F54];IF([.D53]=&quot;&quot;;&quot;&quot;;&quot;ok&quot;);&quot;&quot;))">
            <text:p/>
          </table:table-cell>
          <table:table-cell table:formula="of:=IF([.$E53]=&quot;&quot;;&quot;&quot;;CONCATENATE(&quot;/home/fstruman/framework/ocr-test/Test2 ~/ocr-results/&quot;;[.A53]))">
            <text:p/>
          </table:table-cell>
          <table:table-cell table:formula="of:=IF([.$E53]=&quot;&quot;;&quot;&quot;;CONCATENATE(&quot;mv /tmp/&quot;;[.$A53];&quot;.tif /home/fstruman/framework/ocr-test/train/&quot;;[.$B53];&quot;.tif&quot;))">
            <text:p/>
          </table:table-cell>
          <table:table-cell table:formula="of:=IF([.$E53]=&quot;&quot;;&quot;&quot;;CONCATENATE(&quot;tesseract &quot;;[.$B53];&quot;.tif &quot;;[.$B53];&quot; -l &quot;;[.$N$1];&quot; batch.nochop makebox&quot;))">
            <text:p/>
          </table:table-cell>
          <table:table-cell table:formula="of:=IF([.$E53]=&quot;&quot;;&quot;&quot;;CONCATENATE(&quot;tesseract &quot;;[.$B53];&quot;.tif &quot;;[.$B53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19h00m03s.jpg</text:p>
          </table:table-cell>
          <table:table-cell office:value-type="string">
            <text:p>eng.meter.exp53</text:p>
          </table:table-cell>
          <table:table-cell office:value-type="float" office:value="32953">
            <text:p>32953</text:p>
          </table:table-cell>
          <table:table-cell/>
          <table:table-cell table:formula="of:=IF([.D54]=&quot;force&quot;;&quot;ok&quot;;IF([score.C55]=[score.F55];IF([.D54]=&quot;&quot;;&quot;&quot;;&quot;ok&quot;);&quot;&quot;))">
            <text:p/>
          </table:table-cell>
          <table:table-cell table:formula="of:=IF([.$E54]=&quot;&quot;;&quot;&quot;;CONCATENATE(&quot;/home/fstruman/framework/ocr-test/Test2 ~/ocr-results/&quot;;[.A54]))">
            <text:p/>
          </table:table-cell>
          <table:table-cell table:formula="of:=IF([.$E54]=&quot;&quot;;&quot;&quot;;CONCATENATE(&quot;mv /tmp/&quot;;[.$A54];&quot;.tif /home/fstruman/framework/ocr-test/train/&quot;;[.$B54];&quot;.tif&quot;))">
            <text:p/>
          </table:table-cell>
          <table:table-cell table:formula="of:=IF([.$E54]=&quot;&quot;;&quot;&quot;;CONCATENATE(&quot;tesseract &quot;;[.$B54];&quot;.tif &quot;;[.$B54];&quot; -l &quot;;[.$N$1];&quot; batch.nochop makebox&quot;))">
            <text:p/>
          </table:table-cell>
          <table:table-cell table:formula="of:=IF([.$E54]=&quot;&quot;;&quot;&quot;;CONCATENATE(&quot;tesseract &quot;;[.$B54];&quot;.tif &quot;;[.$B54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20h00m03s.jpg</text:p>
          </table:table-cell>
          <table:table-cell office:value-type="string">
            <text:p>eng.meter.exp54</text:p>
          </table:table-cell>
          <table:table-cell office:value-type="float" office:value="33007">
            <text:p>33007</text:p>
          </table:table-cell>
          <table:table-cell/>
          <table:table-cell table:formula="of:=IF([.D55]=&quot;force&quot;;&quot;ok&quot;;IF([score.C56]=[score.F56];IF([.D55]=&quot;&quot;;&quot;&quot;;&quot;ok&quot;);&quot;&quot;))">
            <text:p/>
          </table:table-cell>
          <table:table-cell table:formula="of:=IF([.$E55]=&quot;&quot;;&quot;&quot;;CONCATENATE(&quot;/home/fstruman/framework/ocr-test/Test2 ~/ocr-results/&quot;;[.A55]))">
            <text:p/>
          </table:table-cell>
          <table:table-cell table:formula="of:=IF([.$E55]=&quot;&quot;;&quot;&quot;;CONCATENATE(&quot;mv /tmp/&quot;;[.$A55];&quot;.tif /home/fstruman/framework/ocr-test/train/&quot;;[.$B55];&quot;.tif&quot;))">
            <text:p/>
          </table:table-cell>
          <table:table-cell table:formula="of:=IF([.$E55]=&quot;&quot;;&quot;&quot;;CONCATENATE(&quot;tesseract &quot;;[.$B55];&quot;.tif &quot;;[.$B55];&quot; -l &quot;;[.$N$1];&quot; batch.nochop makebox&quot;))">
            <text:p/>
          </table:table-cell>
          <table:table-cell table:formula="of:=IF([.$E55]=&quot;&quot;;&quot;&quot;;CONCATENATE(&quot;tesseract &quot;;[.$B55];&quot;.tif &quot;;[.$B55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21h00m02s.jpg</text:p>
          </table:table-cell>
          <table:table-cell office:value-type="string">
            <text:p>eng.meter.exp55</text:p>
          </table:table-cell>
          <table:table-cell office:value-type="float" office:value="33044">
            <text:p>33044</text:p>
          </table:table-cell>
          <table:table-cell/>
          <table:table-cell table:formula="of:=IF([.D56]=&quot;force&quot;;&quot;ok&quot;;IF([score.C57]=[score.F57];IF([.D56]=&quot;&quot;;&quot;&quot;;&quot;ok&quot;);&quot;&quot;))">
            <text:p/>
          </table:table-cell>
          <table:table-cell table:formula="of:=IF([.$E56]=&quot;&quot;;&quot;&quot;;CONCATENATE(&quot;/home/fstruman/framework/ocr-test/Test2 ~/ocr-results/&quot;;[.A56]))">
            <text:p/>
          </table:table-cell>
          <table:table-cell table:formula="of:=IF([.$E56]=&quot;&quot;;&quot;&quot;;CONCATENATE(&quot;mv /tmp/&quot;;[.$A56];&quot;.tif /home/fstruman/framework/ocr-test/train/&quot;;[.$B56];&quot;.tif&quot;))">
            <text:p/>
          </table:table-cell>
          <table:table-cell table:formula="of:=IF([.$E56]=&quot;&quot;;&quot;&quot;;CONCATENATE(&quot;tesseract &quot;;[.$B56];&quot;.tif &quot;;[.$B56];&quot; -l &quot;;[.$N$1];&quot; batch.nochop makebox&quot;))">
            <text:p/>
          </table:table-cell>
          <table:table-cell table:formula="of:=IF([.$E56]=&quot;&quot;;&quot;&quot;;CONCATENATE(&quot;tesseract &quot;;[.$B56];&quot;.tif &quot;;[.$B56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22h00m02s.jpg</text:p>
          </table:table-cell>
          <table:table-cell office:value-type="string">
            <text:p>eng.meter.exp56</text:p>
          </table:table-cell>
          <table:table-cell office:value-type="float" office:value="33080">
            <text:p>33080</text:p>
          </table:table-cell>
          <table:table-cell/>
          <table:table-cell table:formula="of:=IF([.D57]=&quot;force&quot;;&quot;ok&quot;;IF([score.C58]=[score.F58];IF([.D57]=&quot;&quot;;&quot;&quot;;&quot;ok&quot;);&quot;&quot;))">
            <text:p/>
          </table:table-cell>
          <table:table-cell table:formula="of:=IF([.$E57]=&quot;&quot;;&quot;&quot;;CONCATENATE(&quot;/home/fstruman/framework/ocr-test/Test2 ~/ocr-results/&quot;;[.A57]))">
            <text:p/>
          </table:table-cell>
          <table:table-cell table:formula="of:=IF([.$E57]=&quot;&quot;;&quot;&quot;;CONCATENATE(&quot;mv /tmp/&quot;;[.$A57];&quot;.tif /home/fstruman/framework/ocr-test/train/&quot;;[.$B57];&quot;.tif&quot;))">
            <text:p/>
          </table:table-cell>
          <table:table-cell table:formula="of:=IF([.$E57]=&quot;&quot;;&quot;&quot;;CONCATENATE(&quot;tesseract &quot;;[.$B57];&quot;.tif &quot;;[.$B57];&quot; -l &quot;;[.$N$1];&quot; batch.nochop makebox&quot;))">
            <text:p/>
          </table:table-cell>
          <table:table-cell table:formula="of:=IF([.$E57]=&quot;&quot;;&quot;&quot;;CONCATENATE(&quot;tesseract &quot;;[.$B57];&quot;.tif &quot;;[.$B57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29_23h00m02s.jpg</text:p>
          </table:table-cell>
          <table:table-cell office:value-type="string">
            <text:p>eng.meter.exp57</text:p>
          </table:table-cell>
          <table:table-cell office:value-type="float" office:value="33122">
            <text:p>33122</text:p>
          </table:table-cell>
          <table:table-cell/>
          <table:table-cell table:formula="of:=IF([.D58]=&quot;force&quot;;&quot;ok&quot;;IF([score.C59]=[score.F59];IF([.D58]=&quot;&quot;;&quot;&quot;;&quot;ok&quot;);&quot;&quot;))">
            <text:p/>
          </table:table-cell>
          <table:table-cell table:formula="of:=IF([.$E58]=&quot;&quot;;&quot;&quot;;CONCATENATE(&quot;/home/fstruman/framework/ocr-test/Test2 ~/ocr-results/&quot;;[.A58]))">
            <text:p/>
          </table:table-cell>
          <table:table-cell table:formula="of:=IF([.$E58]=&quot;&quot;;&quot;&quot;;CONCATENATE(&quot;mv /tmp/&quot;;[.$A58];&quot;.tif /home/fstruman/framework/ocr-test/train/&quot;;[.$B58];&quot;.tif&quot;))">
            <text:p/>
          </table:table-cell>
          <table:table-cell table:formula="of:=IF([.$E58]=&quot;&quot;;&quot;&quot;;CONCATENATE(&quot;tesseract &quot;;[.$B58];&quot;.tif &quot;;[.$B58];&quot; -l &quot;;[.$N$1];&quot; batch.nochop makebox&quot;))">
            <text:p/>
          </table:table-cell>
          <table:table-cell table:formula="of:=IF([.$E58]=&quot;&quot;;&quot;&quot;;CONCATENATE(&quot;tesseract &quot;;[.$B58];&quot;.tif &quot;;[.$B58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00h00m03s.jpg</text:p>
          </table:table-cell>
          <table:table-cell office:value-type="string">
            <text:p>eng.meter.exp58</text:p>
          </table:table-cell>
          <table:table-cell office:value-type="float" office:value="33162">
            <text:p>33162</text:p>
          </table:table-cell>
          <table:table-cell/>
          <table:table-cell table:formula="of:=IF([.D59]=&quot;force&quot;;&quot;ok&quot;;IF([score.C60]=[score.F60];IF([.D59]=&quot;&quot;;&quot;&quot;;&quot;ok&quot;);&quot;&quot;))">
            <text:p/>
          </table:table-cell>
          <table:table-cell table:formula="of:=IF([.$E59]=&quot;&quot;;&quot;&quot;;CONCATENATE(&quot;/home/fstruman/framework/ocr-test/Test2 ~/ocr-results/&quot;;[.A59]))">
            <text:p/>
          </table:table-cell>
          <table:table-cell table:formula="of:=IF([.$E59]=&quot;&quot;;&quot;&quot;;CONCATENATE(&quot;mv /tmp/&quot;;[.$A59];&quot;.tif /home/fstruman/framework/ocr-test/train/&quot;;[.$B59];&quot;.tif&quot;))">
            <text:p/>
          </table:table-cell>
          <table:table-cell table:formula="of:=IF([.$E59]=&quot;&quot;;&quot;&quot;;CONCATENATE(&quot;tesseract &quot;;[.$B59];&quot;.tif &quot;;[.$B59];&quot; -l &quot;;[.$N$1];&quot; batch.nochop makebox&quot;))">
            <text:p/>
          </table:table-cell>
          <table:table-cell table:formula="of:=IF([.$E59]=&quot;&quot;;&quot;&quot;;CONCATENATE(&quot;tesseract &quot;;[.$B59];&quot;.tif &quot;;[.$B5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01h00m03s.jpg</text:p>
          </table:table-cell>
          <table:table-cell office:value-type="string">
            <text:p>eng.meter.exp59</text:p>
          </table:table-cell>
          <table:table-cell office:value-type="float" office:value="33210">
            <text:p>33210</text:p>
          </table:table-cell>
          <table:table-cell/>
          <table:table-cell table:formula="of:=IF([.D60]=&quot;force&quot;;&quot;ok&quot;;IF([score.C61]=[score.F61];IF([.D60]=&quot;&quot;;&quot;&quot;;&quot;ok&quot;);&quot;&quot;))">
            <text:p/>
          </table:table-cell>
          <table:table-cell table:formula="of:=IF([.$E60]=&quot;&quot;;&quot;&quot;;CONCATENATE(&quot;/home/fstruman/framework/ocr-test/Test2 ~/ocr-results/&quot;;[.A60]))">
            <text:p/>
          </table:table-cell>
          <table:table-cell table:formula="of:=IF([.$E60]=&quot;&quot;;&quot;&quot;;CONCATENATE(&quot;mv /tmp/&quot;;[.$A60];&quot;.tif /home/fstruman/framework/ocr-test/train/&quot;;[.$B60];&quot;.tif&quot;))">
            <text:p/>
          </table:table-cell>
          <table:table-cell table:formula="of:=IF([.$E60]=&quot;&quot;;&quot;&quot;;CONCATENATE(&quot;tesseract &quot;;[.$B60];&quot;.tif &quot;;[.$B60];&quot; -l &quot;;[.$N$1];&quot; batch.nochop makebox&quot;))">
            <text:p/>
          </table:table-cell>
          <table:table-cell table:formula="of:=IF([.$E60]=&quot;&quot;;&quot;&quot;;CONCATENATE(&quot;tesseract &quot;;[.$B60];&quot;.tif &quot;;[.$B60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02h00m03s.jpg</text:p>
          </table:table-cell>
          <table:table-cell office:value-type="string">
            <text:p>eng.meter.exp60</text:p>
          </table:table-cell>
          <table:table-cell office:value-type="float" office:value="33247">
            <text:p>33247</text:p>
          </table:table-cell>
          <table:table-cell/>
          <table:table-cell table:formula="of:=IF([.D61]=&quot;force&quot;;&quot;ok&quot;;IF([score.C62]=[score.F62];IF([.D61]=&quot;&quot;;&quot;&quot;;&quot;ok&quot;);&quot;&quot;))">
            <text:p/>
          </table:table-cell>
          <table:table-cell table:formula="of:=IF([.$E61]=&quot;&quot;;&quot;&quot;;CONCATENATE(&quot;/home/fstruman/framework/ocr-test/Test2 ~/ocr-results/&quot;;[.A61]))">
            <text:p/>
          </table:table-cell>
          <table:table-cell table:formula="of:=IF([.$E61]=&quot;&quot;;&quot;&quot;;CONCATENATE(&quot;mv /tmp/&quot;;[.$A61];&quot;.tif /home/fstruman/framework/ocr-test/train/&quot;;[.$B61];&quot;.tif&quot;))">
            <text:p/>
          </table:table-cell>
          <table:table-cell table:formula="of:=IF([.$E61]=&quot;&quot;;&quot;&quot;;CONCATENATE(&quot;tesseract &quot;;[.$B61];&quot;.tif &quot;;[.$B61];&quot; -l &quot;;[.$N$1];&quot; batch.nochop makebox&quot;))">
            <text:p/>
          </table:table-cell>
          <table:table-cell table:formula="of:=IF([.$E61]=&quot;&quot;;&quot;&quot;;CONCATENATE(&quot;tesseract &quot;;[.$B61];&quot;.tif &quot;;[.$B61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03h00m03s.jpg</text:p>
          </table:table-cell>
          <table:table-cell office:value-type="string">
            <text:p>eng.meter.exp61</text:p>
          </table:table-cell>
          <table:table-cell office:value-type="float" office:value="33285">
            <text:p>33285</text:p>
          </table:table-cell>
          <table:table-cell/>
          <table:table-cell table:formula="of:=IF([.D62]=&quot;force&quot;;&quot;ok&quot;;IF([score.C63]=[score.F63];IF([.D62]=&quot;&quot;;&quot;&quot;;&quot;ok&quot;);&quot;&quot;))">
            <text:p/>
          </table:table-cell>
          <table:table-cell table:formula="of:=IF([.$E62]=&quot;&quot;;&quot;&quot;;CONCATENATE(&quot;/home/fstruman/framework/ocr-test/Test2 ~/ocr-results/&quot;;[.A62]))">
            <text:p/>
          </table:table-cell>
          <table:table-cell table:formula="of:=IF([.$E62]=&quot;&quot;;&quot;&quot;;CONCATENATE(&quot;mv /tmp/&quot;;[.$A62];&quot;.tif /home/fstruman/framework/ocr-test/train/&quot;;[.$B62];&quot;.tif&quot;))">
            <text:p/>
          </table:table-cell>
          <table:table-cell table:formula="of:=IF([.$E62]=&quot;&quot;;&quot;&quot;;CONCATENATE(&quot;tesseract &quot;;[.$B62];&quot;.tif &quot;;[.$B62];&quot; -l &quot;;[.$N$1];&quot; batch.nochop makebox&quot;))">
            <text:p/>
          </table:table-cell>
          <table:table-cell table:formula="of:=IF([.$E62]=&quot;&quot;;&quot;&quot;;CONCATENATE(&quot;tesseract &quot;;[.$B62];&quot;.tif &quot;;[.$B62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04h00m03s.jpg</text:p>
          </table:table-cell>
          <table:table-cell office:value-type="string">
            <text:p>eng.meter.exp62</text:p>
          </table:table-cell>
          <table:table-cell office:value-type="float" office:value="33319">
            <text:p>33319</text:p>
          </table:table-cell>
          <table:table-cell/>
          <table:table-cell table:formula="of:=IF([.D63]=&quot;force&quot;;&quot;ok&quot;;IF([score.C64]=[score.F64];IF([.D63]=&quot;&quot;;&quot;&quot;;&quot;ok&quot;);&quot;&quot;))">
            <text:p/>
          </table:table-cell>
          <table:table-cell table:formula="of:=IF([.$E63]=&quot;&quot;;&quot;&quot;;CONCATENATE(&quot;/home/fstruman/framework/ocr-test/Test2 ~/ocr-results/&quot;;[.A63]))">
            <text:p/>
          </table:table-cell>
          <table:table-cell table:formula="of:=IF([.$E63]=&quot;&quot;;&quot;&quot;;CONCATENATE(&quot;mv /tmp/&quot;;[.$A63];&quot;.tif /home/fstruman/framework/ocr-test/train/&quot;;[.$B63];&quot;.tif&quot;))">
            <text:p/>
          </table:table-cell>
          <table:table-cell table:formula="of:=IF([.$E63]=&quot;&quot;;&quot;&quot;;CONCATENATE(&quot;tesseract &quot;;[.$B63];&quot;.tif &quot;;[.$B63];&quot; -l &quot;;[.$N$1];&quot; batch.nochop makebox&quot;))">
            <text:p/>
          </table:table-cell>
          <table:table-cell table:formula="of:=IF([.$E63]=&quot;&quot;;&quot;&quot;;CONCATENATE(&quot;tesseract &quot;;[.$B63];&quot;.tif &quot;;[.$B63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05h00m03s.jpg</text:p>
          </table:table-cell>
          <table:table-cell office:value-type="string">
            <text:p>eng.meter.exp63</text:p>
          </table:table-cell>
          <table:table-cell office:value-type="float" office:value="33352">
            <text:p>33352</text:p>
          </table:table-cell>
          <table:table-cell/>
          <table:table-cell table:formula="of:=IF([.D64]=&quot;force&quot;;&quot;ok&quot;;IF([score.C65]=[score.F65];IF([.D64]=&quot;&quot;;&quot;&quot;;&quot;ok&quot;);&quot;&quot;))">
            <text:p/>
          </table:table-cell>
          <table:table-cell table:formula="of:=IF([.$E64]=&quot;&quot;;&quot;&quot;;CONCATENATE(&quot;/home/fstruman/framework/ocr-test/Test2 ~/ocr-results/&quot;;[.A64]))">
            <text:p/>
          </table:table-cell>
          <table:table-cell table:formula="of:=IF([.$E64]=&quot;&quot;;&quot;&quot;;CONCATENATE(&quot;mv /tmp/&quot;;[.$A64];&quot;.tif /home/fstruman/framework/ocr-test/train/&quot;;[.$B64];&quot;.tif&quot;))">
            <text:p/>
          </table:table-cell>
          <table:table-cell table:formula="of:=IF([.$E64]=&quot;&quot;;&quot;&quot;;CONCATENATE(&quot;tesseract &quot;;[.$B64];&quot;.tif &quot;;[.$B64];&quot; -l &quot;;[.$N$1];&quot; batch.nochop makebox&quot;))">
            <text:p/>
          </table:table-cell>
          <table:table-cell table:formula="of:=IF([.$E64]=&quot;&quot;;&quot;&quot;;CONCATENATE(&quot;tesseract &quot;;[.$B64];&quot;.tif &quot;;[.$B64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06h00m02s.jpg</text:p>
          </table:table-cell>
          <table:table-cell office:value-type="string">
            <text:p>eng.meter.exp64</text:p>
          </table:table-cell>
          <table:table-cell office:value-type="float" office:value="33392">
            <text:p>33392</text:p>
          </table:table-cell>
          <table:table-cell/>
          <table:table-cell table:formula="of:=IF([.D65]=&quot;force&quot;;&quot;ok&quot;;IF([score.C66]=[score.F66];IF([.D65]=&quot;&quot;;&quot;&quot;;&quot;ok&quot;);&quot;&quot;))">
            <text:p/>
          </table:table-cell>
          <table:table-cell table:formula="of:=IF([.$E65]=&quot;&quot;;&quot;&quot;;CONCATENATE(&quot;/home/fstruman/framework/ocr-test/Test2 ~/ocr-results/&quot;;[.A65]))">
            <text:p/>
          </table:table-cell>
          <table:table-cell table:formula="of:=IF([.$E65]=&quot;&quot;;&quot;&quot;;CONCATENATE(&quot;mv /tmp/&quot;;[.$A65];&quot;.tif /home/fstruman/framework/ocr-test/train/&quot;;[.$B65];&quot;.tif&quot;))">
            <text:p/>
          </table:table-cell>
          <table:table-cell table:formula="of:=IF([.$E65]=&quot;&quot;;&quot;&quot;;CONCATENATE(&quot;tesseract &quot;;[.$B65];&quot;.tif &quot;;[.$B65];&quot; -l &quot;;[.$N$1];&quot; batch.nochop makebox&quot;))">
            <text:p/>
          </table:table-cell>
          <table:table-cell table:formula="of:=IF([.$E65]=&quot;&quot;;&quot;&quot;;CONCATENATE(&quot;tesseract &quot;;[.$B65];&quot;.tif &quot;;[.$B65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07h00m03s.jpg</text:p>
          </table:table-cell>
          <table:table-cell office:value-type="string">
            <text:p>eng.meter.exp65</text:p>
          </table:table-cell>
          <table:table-cell office:value-type="float" office:value="33427">
            <text:p>33427</text:p>
          </table:table-cell>
          <table:table-cell/>
          <table:table-cell table:formula="of:=IF([.D66]=&quot;force&quot;;&quot;ok&quot;;IF([score.C67]=[score.F67];IF([.D66]=&quot;&quot;;&quot;&quot;;&quot;ok&quot;);&quot;&quot;))">
            <text:p/>
          </table:table-cell>
          <table:table-cell table:formula="of:=IF([.$E66]=&quot;&quot;;&quot;&quot;;CONCATENATE(&quot;/home/fstruman/framework/ocr-test/Test2 ~/ocr-results/&quot;;[.A66]))">
            <text:p/>
          </table:table-cell>
          <table:table-cell table:formula="of:=IF([.$E66]=&quot;&quot;;&quot;&quot;;CONCATENATE(&quot;mv /tmp/&quot;;[.$A66];&quot;.tif /home/fstruman/framework/ocr-test/train/&quot;;[.$B66];&quot;.tif&quot;))">
            <text:p/>
          </table:table-cell>
          <table:table-cell table:formula="of:=IF([.$E66]=&quot;&quot;;&quot;&quot;;CONCATENATE(&quot;tesseract &quot;;[.$B66];&quot;.tif &quot;;[.$B66];&quot; -l &quot;;[.$N$1];&quot; batch.nochop makebox&quot;))">
            <text:p/>
          </table:table-cell>
          <table:table-cell table:formula="of:=IF([.$E66]=&quot;&quot;;&quot;&quot;;CONCATENATE(&quot;tesseract &quot;;[.$B66];&quot;.tif &quot;;[.$B66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08h00m03s.jpg</text:p>
          </table:table-cell>
          <table:table-cell office:value-type="string">
            <text:p>eng.meter.exp66</text:p>
          </table:table-cell>
          <table:table-cell office:value-type="float" office:value="33459">
            <text:p>33459</text:p>
          </table:table-cell>
          <table:table-cell/>
          <table:table-cell table:formula="of:=IF([.D67]=&quot;force&quot;;&quot;ok&quot;;IF([score.C68]=[score.F68];IF([.D67]=&quot;&quot;;&quot;&quot;;&quot;ok&quot;);&quot;&quot;))">
            <text:p/>
          </table:table-cell>
          <table:table-cell table:formula="of:=IF([.$E67]=&quot;&quot;;&quot;&quot;;CONCATENATE(&quot;/home/fstruman/framework/ocr-test/Test2 ~/ocr-results/&quot;;[.A67]))">
            <text:p/>
          </table:table-cell>
          <table:table-cell table:formula="of:=IF([.$E67]=&quot;&quot;;&quot;&quot;;CONCATENATE(&quot;mv /tmp/&quot;;[.$A67];&quot;.tif /home/fstruman/framework/ocr-test/train/&quot;;[.$B67];&quot;.tif&quot;))">
            <text:p/>
          </table:table-cell>
          <table:table-cell table:formula="of:=IF([.$E67]=&quot;&quot;;&quot;&quot;;CONCATENATE(&quot;tesseract &quot;;[.$B67];&quot;.tif &quot;;[.$B67];&quot; -l &quot;;[.$N$1];&quot; batch.nochop makebox&quot;))">
            <text:p/>
          </table:table-cell>
          <table:table-cell table:formula="of:=IF([.$E67]=&quot;&quot;;&quot;&quot;;CONCATENATE(&quot;tesseract &quot;;[.$B67];&quot;.tif &quot;;[.$B67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09h00m03s.jpg</text:p>
          </table:table-cell>
          <table:table-cell office:value-type="string">
            <text:p>eng.meter.exp67</text:p>
          </table:table-cell>
          <table:table-cell office:value-type="float" office:value="33492">
            <text:p>33492</text:p>
          </table:table-cell>
          <table:table-cell/>
          <table:table-cell table:formula="of:=IF([.D68]=&quot;force&quot;;&quot;ok&quot;;IF([score.C69]=[score.F69];IF([.D68]=&quot;&quot;;&quot;&quot;;&quot;ok&quot;);&quot;&quot;))">
            <text:p/>
          </table:table-cell>
          <table:table-cell table:formula="of:=IF([.$E68]=&quot;&quot;;&quot;&quot;;CONCATENATE(&quot;/home/fstruman/framework/ocr-test/Test2 ~/ocr-results/&quot;;[.A68]))">
            <text:p/>
          </table:table-cell>
          <table:table-cell table:formula="of:=IF([.$E68]=&quot;&quot;;&quot;&quot;;CONCATENATE(&quot;mv /tmp/&quot;;[.$A68];&quot;.tif /home/fstruman/framework/ocr-test/train/&quot;;[.$B68];&quot;.tif&quot;))">
            <text:p/>
          </table:table-cell>
          <table:table-cell table:formula="of:=IF([.$E68]=&quot;&quot;;&quot;&quot;;CONCATENATE(&quot;tesseract &quot;;[.$B68];&quot;.tif &quot;;[.$B68];&quot; -l &quot;;[.$N$1];&quot; batch.nochop makebox&quot;))">
            <text:p/>
          </table:table-cell>
          <table:table-cell table:formula="of:=IF([.$E68]=&quot;&quot;;&quot;&quot;;CONCATENATE(&quot;tesseract &quot;;[.$B68];&quot;.tif &quot;;[.$B68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10h00m02s.jpg</text:p>
          </table:table-cell>
          <table:table-cell office:value-type="string">
            <text:p>eng.meter.exp68</text:p>
          </table:table-cell>
          <table:table-cell office:value-type="float" office:value="33526">
            <text:p>33526</text:p>
          </table:table-cell>
          <table:table-cell/>
          <table:table-cell table:formula="of:=IF([.D69]=&quot;force&quot;;&quot;ok&quot;;IF([score.C70]=[score.F70];IF([.D69]=&quot;&quot;;&quot;&quot;;&quot;ok&quot;);&quot;&quot;))">
            <text:p/>
          </table:table-cell>
          <table:table-cell table:formula="of:=IF([.$E69]=&quot;&quot;;&quot;&quot;;CONCATENATE(&quot;/home/fstruman/framework/ocr-test/Test2 ~/ocr-results/&quot;;[.A69]))">
            <text:p/>
          </table:table-cell>
          <table:table-cell table:formula="of:=IF([.$E69]=&quot;&quot;;&quot;&quot;;CONCATENATE(&quot;mv /tmp/&quot;;[.$A69];&quot;.tif /home/fstruman/framework/ocr-test/train/&quot;;[.$B69];&quot;.tif&quot;))">
            <text:p/>
          </table:table-cell>
          <table:table-cell table:formula="of:=IF([.$E69]=&quot;&quot;;&quot;&quot;;CONCATENATE(&quot;tesseract &quot;;[.$B69];&quot;.tif &quot;;[.$B69];&quot; -l &quot;;[.$N$1];&quot; batch.nochop makebox&quot;))">
            <text:p/>
          </table:table-cell>
          <table:table-cell table:formula="of:=IF([.$E69]=&quot;&quot;;&quot;&quot;;CONCATENATE(&quot;tesseract &quot;;[.$B69];&quot;.tif &quot;;[.$B6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11h00m02s.jpg</text:p>
          </table:table-cell>
          <table:table-cell office:value-type="string">
            <text:p>eng.meter.exp69</text:p>
          </table:table-cell>
          <table:table-cell office:value-type="float" office:value="33564">
            <text:p>33564</text:p>
          </table:table-cell>
          <table:table-cell/>
          <table:table-cell table:formula="of:=IF([.D70]=&quot;force&quot;;&quot;ok&quot;;IF([score.C71]=[score.F71];IF([.D70]=&quot;&quot;;&quot;&quot;;&quot;ok&quot;);&quot;&quot;))">
            <text:p/>
          </table:table-cell>
          <table:table-cell table:formula="of:=IF([.$E70]=&quot;&quot;;&quot;&quot;;CONCATENATE(&quot;/home/fstruman/framework/ocr-test/Test2 ~/ocr-results/&quot;;[.A70]))">
            <text:p/>
          </table:table-cell>
          <table:table-cell table:formula="of:=IF([.$E70]=&quot;&quot;;&quot;&quot;;CONCATENATE(&quot;mv /tmp/&quot;;[.$A70];&quot;.tif /home/fstruman/framework/ocr-test/train/&quot;;[.$B70];&quot;.tif&quot;))">
            <text:p/>
          </table:table-cell>
          <table:table-cell table:formula="of:=IF([.$E70]=&quot;&quot;;&quot;&quot;;CONCATENATE(&quot;tesseract &quot;;[.$B70];&quot;.tif &quot;;[.$B70];&quot; -l &quot;;[.$N$1];&quot; batch.nochop makebox&quot;))">
            <text:p/>
          </table:table-cell>
          <table:table-cell table:formula="of:=IF([.$E70]=&quot;&quot;;&quot;&quot;;CONCATENATE(&quot;tesseract &quot;;[.$B70];&quot;.tif &quot;;[.$B70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12h00m03s.jpg</text:p>
          </table:table-cell>
          <table:table-cell office:value-type="string">
            <text:p>eng.meter.exp70</text:p>
          </table:table-cell>
          <table:table-cell office:value-type="float" office:value="33595">
            <text:p>33595</text:p>
          </table:table-cell>
          <table:table-cell/>
          <table:table-cell table:formula="of:=IF([.D71]=&quot;force&quot;;&quot;ok&quot;;IF([score.C72]=[score.F72];IF([.D71]=&quot;&quot;;&quot;&quot;;&quot;ok&quot;);&quot;&quot;))">
            <text:p/>
          </table:table-cell>
          <table:table-cell table:formula="of:=IF([.$E71]=&quot;&quot;;&quot;&quot;;CONCATENATE(&quot;/home/fstruman/framework/ocr-test/Test2 ~/ocr-results/&quot;;[.A71]))">
            <text:p/>
          </table:table-cell>
          <table:table-cell table:formula="of:=IF([.$E71]=&quot;&quot;;&quot;&quot;;CONCATENATE(&quot;mv /tmp/&quot;;[.$A71];&quot;.tif /home/fstruman/framework/ocr-test/train/&quot;;[.$B71];&quot;.tif&quot;))">
            <text:p/>
          </table:table-cell>
          <table:table-cell table:formula="of:=IF([.$E71]=&quot;&quot;;&quot;&quot;;CONCATENATE(&quot;tesseract &quot;;[.$B71];&quot;.tif &quot;;[.$B71];&quot; -l &quot;;[.$N$1];&quot; batch.nochop makebox&quot;))">
            <text:p/>
          </table:table-cell>
          <table:table-cell table:formula="of:=IF([.$E71]=&quot;&quot;;&quot;&quot;;CONCATENATE(&quot;tesseract &quot;;[.$B71];&quot;.tif &quot;;[.$B71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13h00m02s.jpg</text:p>
          </table:table-cell>
          <table:table-cell office:value-type="string">
            <text:p>eng.meter.exp71</text:p>
          </table:table-cell>
          <table:table-cell office:value-type="float" office:value="33631">
            <text:p>33631</text:p>
          </table:table-cell>
          <table:table-cell/>
          <table:table-cell table:formula="of:=IF([.D72]=&quot;force&quot;;&quot;ok&quot;;IF([score.C73]=[score.F73];IF([.D72]=&quot;&quot;;&quot;&quot;;&quot;ok&quot;);&quot;&quot;))">
            <text:p/>
          </table:table-cell>
          <table:table-cell table:formula="of:=IF([.$E72]=&quot;&quot;;&quot;&quot;;CONCATENATE(&quot;/home/fstruman/framework/ocr-test/Test2 ~/ocr-results/&quot;;[.A72]))">
            <text:p/>
          </table:table-cell>
          <table:table-cell table:formula="of:=IF([.$E72]=&quot;&quot;;&quot;&quot;;CONCATENATE(&quot;mv /tmp/&quot;;[.$A72];&quot;.tif /home/fstruman/framework/ocr-test/train/&quot;;[.$B72];&quot;.tif&quot;))">
            <text:p/>
          </table:table-cell>
          <table:table-cell table:formula="of:=IF([.$E72]=&quot;&quot;;&quot;&quot;;CONCATENATE(&quot;tesseract &quot;;[.$B72];&quot;.tif &quot;;[.$B72];&quot; -l &quot;;[.$N$1];&quot; batch.nochop makebox&quot;))">
            <text:p/>
          </table:table-cell>
          <table:table-cell table:formula="of:=IF([.$E72]=&quot;&quot;;&quot;&quot;;CONCATENATE(&quot;tesseract &quot;;[.$B72];&quot;.tif &quot;;[.$B72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14h00m02s.jpg</text:p>
          </table:table-cell>
          <table:table-cell office:value-type="string">
            <text:p>eng.meter.exp72</text:p>
          </table:table-cell>
          <table:table-cell office:value-type="float" office:value="33669">
            <text:p>33669</text:p>
          </table:table-cell>
          <table:table-cell/>
          <table:table-cell table:formula="of:=IF([.D73]=&quot;force&quot;;&quot;ok&quot;;IF([score.C74]=[score.F74];IF([.D73]=&quot;&quot;;&quot;&quot;;&quot;ok&quot;);&quot;&quot;))">
            <text:p/>
          </table:table-cell>
          <table:table-cell table:formula="of:=IF([.$E73]=&quot;&quot;;&quot;&quot;;CONCATENATE(&quot;/home/fstruman/framework/ocr-test/Test2 ~/ocr-results/&quot;;[.A73]))">
            <text:p/>
          </table:table-cell>
          <table:table-cell table:formula="of:=IF([.$E73]=&quot;&quot;;&quot;&quot;;CONCATENATE(&quot;mv /tmp/&quot;;[.$A73];&quot;.tif /home/fstruman/framework/ocr-test/train/&quot;;[.$B73];&quot;.tif&quot;))">
            <text:p/>
          </table:table-cell>
          <table:table-cell table:formula="of:=IF([.$E73]=&quot;&quot;;&quot;&quot;;CONCATENATE(&quot;tesseract &quot;;[.$B73];&quot;.tif &quot;;[.$B73];&quot; -l &quot;;[.$N$1];&quot; batch.nochop makebox&quot;))">
            <text:p/>
          </table:table-cell>
          <table:table-cell table:formula="of:=IF([.$E73]=&quot;&quot;;&quot;&quot;;CONCATENATE(&quot;tesseract &quot;;[.$B73];&quot;.tif &quot;;[.$B73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15h00m03s.jpg</text:p>
          </table:table-cell>
          <table:table-cell office:value-type="string">
            <text:p>eng.meter.exp73</text:p>
          </table:table-cell>
          <table:table-cell office:value-type="float" office:value="33711">
            <text:p>33711</text:p>
          </table:table-cell>
          <table:table-cell office:value-type="string">
            <text:p>force</text:p>
          </table:table-cell>
          <table:table-cell table:formula="of:=IF([.D74]=&quot;force&quot;;&quot;ok&quot;;IF([score.C75]=[score.F75];IF([.D74]=&quot;&quot;;&quot;&quot;;&quot;ok&quot;);&quot;&quot;))" office:value-type="string" office:string-value="ok">
            <text:p>ok</text:p>
          </table:table-cell>
          <table:table-cell table:formula="of:=IF([.$E74]=&quot;&quot;;&quot;&quot;;CONCATENATE(&quot;/home/fstruman/framework/ocr-test/Test2 ~/ocr-results/&quot;;[.A74]))" office:value-type="string" office:string-value="/home/fstruman/framework/ocr-test/Test2 ~/ocr-results/0000000001_1_2014-08-30_15h00m03s.jpg">
            <text:p>/home/fstruman/framework/ocr-test/Test2 ~/ocr-results/0000000001_1_2014-08-30_15h00m03s.jpg</text:p>
          </table:table-cell>
          <table:table-cell table:formula="of:=IF([.$E74]=&quot;&quot;;&quot;&quot;;CONCATENATE(&quot;mv /tmp/&quot;;[.$A74];&quot;.tif /home/fstruman/framework/ocr-test/train/&quot;;[.$B74];&quot;.tif&quot;))" office:value-type="string" office:string-value="mv /tmp/0000000001_1_2014-08-30_15h00m03s.jpg.tif /home/fstruman/framework/ocr-test/train/eng.meter.exp73.tif">
            <text:p>mv /tmp/0000000001_1_2014-08-30_15h00m03s.jpg.tif /home/fstruman/framework/ocr-test/train/eng.meter.exp73.tif</text:p>
          </table:table-cell>
          <table:table-cell table:formula="of:=IF([.$E74]=&quot;&quot;;&quot;&quot;;CONCATENATE(&quot;tesseract &quot;;[.$B74];&quot;.tif &quot;;[.$B74];&quot; -l &quot;;[.$N$1];&quot; batch.nochop makebox&quot;))" office:value-type="string" office:string-value="tesseract eng.meter.exp73.tif eng.meter.exp73 -l liquidcrystal batch.nochop makebox">
            <text:p>tesseract eng.meter.exp73.tif eng.meter.exp73 -l liquidcrystal batch.nochop makebox</text:p>
          </table:table-cell>
          <table:table-cell table:formula="of:=IF([.$E74]=&quot;&quot;;&quot;&quot;;CONCATENATE(&quot;tesseract &quot;;[.$B74];&quot;.tif &quot;;[.$B74];&quot; box.train&quot;))" office:value-type="string" office:string-value="tesseract eng.meter.exp73.tif eng.meter.exp73 box.train">
            <text:p>tesseract eng.meter.exp73.tif eng.meter.exp73 box.train</text:p>
          </table:table-cell>
          <table:table-cell table:number-columns-repeated="6"/>
        </table:table-row>
        <table:table-row table:style-name="ro1">
          <table:table-cell office:value-type="string">
            <text:p>0000000001_1_2014-08-30_16h00m03s.jpg</text:p>
          </table:table-cell>
          <table:table-cell office:value-type="string">
            <text:p>eng.meter.exp74</text:p>
          </table:table-cell>
          <table:table-cell office:value-type="float" office:value="33756">
            <text:p>33756</text:p>
          </table:table-cell>
          <table:table-cell/>
          <table:table-cell table:formula="of:=IF([.D75]=&quot;force&quot;;&quot;ok&quot;;IF([score.C76]=[score.F76];IF([.D75]=&quot;&quot;;&quot;&quot;;&quot;ok&quot;);&quot;&quot;))">
            <text:p/>
          </table:table-cell>
          <table:table-cell table:formula="of:=IF([.$E75]=&quot;&quot;;&quot;&quot;;CONCATENATE(&quot;/home/fstruman/framework/ocr-test/Test2 ~/ocr-results/&quot;;[.A75]))">
            <text:p/>
          </table:table-cell>
          <table:table-cell table:formula="of:=IF([.$E75]=&quot;&quot;;&quot;&quot;;CONCATENATE(&quot;mv /tmp/&quot;;[.$A75];&quot;.tif /home/fstruman/framework/ocr-test/train/&quot;;[.$B75];&quot;.tif&quot;))">
            <text:p/>
          </table:table-cell>
          <table:table-cell table:formula="of:=IF([.$E75]=&quot;&quot;;&quot;&quot;;CONCATENATE(&quot;tesseract &quot;;[.$B75];&quot;.tif &quot;;[.$B75];&quot; -l &quot;;[.$N$1];&quot; batch.nochop makebox&quot;))">
            <text:p/>
          </table:table-cell>
          <table:table-cell table:formula="of:=IF([.$E75]=&quot;&quot;;&quot;&quot;;CONCATENATE(&quot;tesseract &quot;;[.$B75];&quot;.tif &quot;;[.$B75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17h00m03s.jpg</text:p>
          </table:table-cell>
          <table:table-cell office:value-type="string">
            <text:p>eng.meter.exp75</text:p>
          </table:table-cell>
          <table:table-cell office:value-type="float" office:value="33796">
            <text:p>33796</text:p>
          </table:table-cell>
          <table:table-cell/>
          <table:table-cell table:formula="of:=IF([.D76]=&quot;force&quot;;&quot;ok&quot;;IF([score.C77]=[score.F77];IF([.D76]=&quot;&quot;;&quot;&quot;;&quot;ok&quot;);&quot;&quot;))">
            <text:p/>
          </table:table-cell>
          <table:table-cell table:formula="of:=IF([.$E76]=&quot;&quot;;&quot;&quot;;CONCATENATE(&quot;/home/fstruman/framework/ocr-test/Test2 ~/ocr-results/&quot;;[.A76]))">
            <text:p/>
          </table:table-cell>
          <table:table-cell table:formula="of:=IF([.$E76]=&quot;&quot;;&quot;&quot;;CONCATENATE(&quot;mv /tmp/&quot;;[.$A76];&quot;.tif /home/fstruman/framework/ocr-test/train/&quot;;[.$B76];&quot;.tif&quot;))">
            <text:p/>
          </table:table-cell>
          <table:table-cell table:formula="of:=IF([.$E76]=&quot;&quot;;&quot;&quot;;CONCATENATE(&quot;tesseract &quot;;[.$B76];&quot;.tif &quot;;[.$B76];&quot; -l &quot;;[.$N$1];&quot; batch.nochop makebox&quot;))">
            <text:p/>
          </table:table-cell>
          <table:table-cell table:formula="of:=IF([.$E76]=&quot;&quot;;&quot;&quot;;CONCATENATE(&quot;tesseract &quot;;[.$B76];&quot;.tif &quot;;[.$B76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18h00m02s.jpg</text:p>
          </table:table-cell>
          <table:table-cell office:value-type="string">
            <text:p>eng.meter.exp76</text:p>
          </table:table-cell>
          <table:table-cell office:value-type="float" office:value="33830">
            <text:p>33830</text:p>
          </table:table-cell>
          <table:table-cell/>
          <table:table-cell table:formula="of:=IF([.D77]=&quot;force&quot;;&quot;ok&quot;;IF([score.C78]=[score.F78];IF([.D77]=&quot;&quot;;&quot;&quot;;&quot;ok&quot;);&quot;&quot;))">
            <text:p/>
          </table:table-cell>
          <table:table-cell table:formula="of:=IF([.$E77]=&quot;&quot;;&quot;&quot;;CONCATENATE(&quot;/home/fstruman/framework/ocr-test/Test2 ~/ocr-results/&quot;;[.A77]))">
            <text:p/>
          </table:table-cell>
          <table:table-cell table:formula="of:=IF([.$E77]=&quot;&quot;;&quot;&quot;;CONCATENATE(&quot;mv /tmp/&quot;;[.$A77];&quot;.tif /home/fstruman/framework/ocr-test/train/&quot;;[.$B77];&quot;.tif&quot;))">
            <text:p/>
          </table:table-cell>
          <table:table-cell table:formula="of:=IF([.$E77]=&quot;&quot;;&quot;&quot;;CONCATENATE(&quot;tesseract &quot;;[.$B77];&quot;.tif &quot;;[.$B77];&quot; -l &quot;;[.$N$1];&quot; batch.nochop makebox&quot;))">
            <text:p/>
          </table:table-cell>
          <table:table-cell table:formula="of:=IF([.$E77]=&quot;&quot;;&quot;&quot;;CONCATENATE(&quot;tesseract &quot;;[.$B77];&quot;.tif &quot;;[.$B77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19h00m02s.jpg</text:p>
          </table:table-cell>
          <table:table-cell office:value-type="string">
            <text:p>eng.meter.exp77</text:p>
          </table:table-cell>
          <table:table-cell office:value-type="float" office:value="33868">
            <text:p>33868</text:p>
          </table:table-cell>
          <table:table-cell/>
          <table:table-cell table:formula="of:=IF([.D78]=&quot;force&quot;;&quot;ok&quot;;IF([score.C79]=[score.F79];IF([.D78]=&quot;&quot;;&quot;&quot;;&quot;ok&quot;);&quot;&quot;))">
            <text:p/>
          </table:table-cell>
          <table:table-cell table:formula="of:=IF([.$E78]=&quot;&quot;;&quot;&quot;;CONCATENATE(&quot;/home/fstruman/framework/ocr-test/Test2 ~/ocr-results/&quot;;[.A78]))">
            <text:p/>
          </table:table-cell>
          <table:table-cell table:formula="of:=IF([.$E78]=&quot;&quot;;&quot;&quot;;CONCATENATE(&quot;mv /tmp/&quot;;[.$A78];&quot;.tif /home/fstruman/framework/ocr-test/train/&quot;;[.$B78];&quot;.tif&quot;))">
            <text:p/>
          </table:table-cell>
          <table:table-cell table:formula="of:=IF([.$E78]=&quot;&quot;;&quot;&quot;;CONCATENATE(&quot;tesseract &quot;;[.$B78];&quot;.tif &quot;;[.$B78];&quot; -l &quot;;[.$N$1];&quot; batch.nochop makebox&quot;))">
            <text:p/>
          </table:table-cell>
          <table:table-cell table:formula="of:=IF([.$E78]=&quot;&quot;;&quot;&quot;;CONCATENATE(&quot;tesseract &quot;;[.$B78];&quot;.tif &quot;;[.$B78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20h00m02s.jpg</text:p>
          </table:table-cell>
          <table:table-cell office:value-type="string">
            <text:p>eng.meter.exp78</text:p>
          </table:table-cell>
          <table:table-cell office:value-type="float" office:value="33907">
            <text:p>33907</text:p>
          </table:table-cell>
          <table:table-cell/>
          <table:table-cell table:formula="of:=IF([.D79]=&quot;force&quot;;&quot;ok&quot;;IF([score.C80]=[score.F80];IF([.D79]=&quot;&quot;;&quot;&quot;;&quot;ok&quot;);&quot;&quot;))">
            <text:p/>
          </table:table-cell>
          <table:table-cell table:formula="of:=IF([.$E79]=&quot;&quot;;&quot;&quot;;CONCATENATE(&quot;/home/fstruman/framework/ocr-test/Test2 ~/ocr-results/&quot;;[.A79]))">
            <text:p/>
          </table:table-cell>
          <table:table-cell table:formula="of:=IF([.$E79]=&quot;&quot;;&quot;&quot;;CONCATENATE(&quot;mv /tmp/&quot;;[.$A79];&quot;.tif /home/fstruman/framework/ocr-test/train/&quot;;[.$B79];&quot;.tif&quot;))">
            <text:p/>
          </table:table-cell>
          <table:table-cell table:formula="of:=IF([.$E79]=&quot;&quot;;&quot;&quot;;CONCATENATE(&quot;tesseract &quot;;[.$B79];&quot;.tif &quot;;[.$B79];&quot; -l &quot;;[.$N$1];&quot; batch.nochop makebox&quot;))">
            <text:p/>
          </table:table-cell>
          <table:table-cell table:formula="of:=IF([.$E79]=&quot;&quot;;&quot;&quot;;CONCATENATE(&quot;tesseract &quot;;[.$B79];&quot;.tif &quot;;[.$B7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21h00m03s.jpg</text:p>
          </table:table-cell>
          <table:table-cell office:value-type="string">
            <text:p>eng.meter.exp79</text:p>
          </table:table-cell>
          <table:table-cell office:value-type="float" office:value="33954">
            <text:p>33954</text:p>
          </table:table-cell>
          <table:table-cell/>
          <table:table-cell table:formula="of:=IF([.D80]=&quot;force&quot;;&quot;ok&quot;;IF([score.C81]=[score.F81];IF([.D80]=&quot;&quot;;&quot;&quot;;&quot;ok&quot;);&quot;&quot;))">
            <text:p/>
          </table:table-cell>
          <table:table-cell table:formula="of:=IF([.$E80]=&quot;&quot;;&quot;&quot;;CONCATENATE(&quot;/home/fstruman/framework/ocr-test/Test2 ~/ocr-results/&quot;;[.A80]))">
            <text:p/>
          </table:table-cell>
          <table:table-cell table:formula="of:=IF([.$E80]=&quot;&quot;;&quot;&quot;;CONCATENATE(&quot;mv /tmp/&quot;;[.$A80];&quot;.tif /home/fstruman/framework/ocr-test/train/&quot;;[.$B80];&quot;.tif&quot;))">
            <text:p/>
          </table:table-cell>
          <table:table-cell table:formula="of:=IF([.$E80]=&quot;&quot;;&quot;&quot;;CONCATENATE(&quot;tesseract &quot;;[.$B80];&quot;.tif &quot;;[.$B80];&quot; -l &quot;;[.$N$1];&quot; batch.nochop makebox&quot;))">
            <text:p/>
          </table:table-cell>
          <table:table-cell table:formula="of:=IF([.$E80]=&quot;&quot;;&quot;&quot;;CONCATENATE(&quot;tesseract &quot;;[.$B80];&quot;.tif &quot;;[.$B80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22h00m02s.jpg</text:p>
          </table:table-cell>
          <table:table-cell office:value-type="string">
            <text:p>eng.meter.exp80</text:p>
          </table:table-cell>
          <table:table-cell office:value-type="float" office:value="34012">
            <text:p>34012</text:p>
          </table:table-cell>
          <table:table-cell/>
          <table:table-cell table:formula="of:=IF([.D81]=&quot;force&quot;;&quot;ok&quot;;IF([score.C82]=[score.F82];IF([.D81]=&quot;&quot;;&quot;&quot;;&quot;ok&quot;);&quot;&quot;))">
            <text:p/>
          </table:table-cell>
          <table:table-cell table:formula="of:=IF([.$E81]=&quot;&quot;;&quot;&quot;;CONCATENATE(&quot;/home/fstruman/framework/ocr-test/Test2 ~/ocr-results/&quot;;[.A81]))">
            <text:p/>
          </table:table-cell>
          <table:table-cell table:formula="of:=IF([.$E81]=&quot;&quot;;&quot;&quot;;CONCATENATE(&quot;mv /tmp/&quot;;[.$A81];&quot;.tif /home/fstruman/framework/ocr-test/train/&quot;;[.$B81];&quot;.tif&quot;))">
            <text:p/>
          </table:table-cell>
          <table:table-cell table:formula="of:=IF([.$E81]=&quot;&quot;;&quot;&quot;;CONCATENATE(&quot;tesseract &quot;;[.$B81];&quot;.tif &quot;;[.$B81];&quot; -l &quot;;[.$N$1];&quot; batch.nochop makebox&quot;))">
            <text:p/>
          </table:table-cell>
          <table:table-cell table:formula="of:=IF([.$E81]=&quot;&quot;;&quot;&quot;;CONCATENATE(&quot;tesseract &quot;;[.$B81];&quot;.tif &quot;;[.$B81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0_23h00m02s.jpg</text:p>
          </table:table-cell>
          <table:table-cell office:value-type="string">
            <text:p>eng.meter.exp81</text:p>
          </table:table-cell>
          <table:table-cell office:value-type="float" office:value="34073">
            <text:p>34073</text:p>
          </table:table-cell>
          <table:table-cell/>
          <table:table-cell table:formula="of:=IF([.D82]=&quot;force&quot;;&quot;ok&quot;;IF([score.C83]=[score.F83];IF([.D82]=&quot;&quot;;&quot;&quot;;&quot;ok&quot;);&quot;&quot;))">
            <text:p/>
          </table:table-cell>
          <table:table-cell table:formula="of:=IF([.$E82]=&quot;&quot;;&quot;&quot;;CONCATENATE(&quot;/home/fstruman/framework/ocr-test/Test2 ~/ocr-results/&quot;;[.A82]))">
            <text:p/>
          </table:table-cell>
          <table:table-cell table:formula="of:=IF([.$E82]=&quot;&quot;;&quot;&quot;;CONCATENATE(&quot;mv /tmp/&quot;;[.$A82];&quot;.tif /home/fstruman/framework/ocr-test/train/&quot;;[.$B82];&quot;.tif&quot;))">
            <text:p/>
          </table:table-cell>
          <table:table-cell table:formula="of:=IF([.$E82]=&quot;&quot;;&quot;&quot;;CONCATENATE(&quot;tesseract &quot;;[.$B82];&quot;.tif &quot;;[.$B82];&quot; -l &quot;;[.$N$1];&quot; batch.nochop makebox&quot;))">
            <text:p/>
          </table:table-cell>
          <table:table-cell table:formula="of:=IF([.$E82]=&quot;&quot;;&quot;&quot;;CONCATENATE(&quot;tesseract &quot;;[.$B82];&quot;.tif &quot;;[.$B82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00h00m03s.jpg</text:p>
          </table:table-cell>
          <table:table-cell office:value-type="string">
            <text:p>eng.meter.exp82</text:p>
          </table:table-cell>
          <table:table-cell office:value-type="float" office:value="34129">
            <text:p>34129</text:p>
          </table:table-cell>
          <table:table-cell/>
          <table:table-cell table:formula="of:=IF([.D83]=&quot;force&quot;;&quot;ok&quot;;IF([score.C84]=[score.F84];IF([.D83]=&quot;&quot;;&quot;&quot;;&quot;ok&quot;);&quot;&quot;))">
            <text:p/>
          </table:table-cell>
          <table:table-cell table:formula="of:=IF([.$E83]=&quot;&quot;;&quot;&quot;;CONCATENATE(&quot;/home/fstruman/framework/ocr-test/Test2 ~/ocr-results/&quot;;[.A83]))">
            <text:p/>
          </table:table-cell>
          <table:table-cell table:formula="of:=IF([.$E83]=&quot;&quot;;&quot;&quot;;CONCATENATE(&quot;mv /tmp/&quot;;[.$A83];&quot;.tif /home/fstruman/framework/ocr-test/train/&quot;;[.$B83];&quot;.tif&quot;))">
            <text:p/>
          </table:table-cell>
          <table:table-cell table:formula="of:=IF([.$E83]=&quot;&quot;;&quot;&quot;;CONCATENATE(&quot;tesseract &quot;;[.$B83];&quot;.tif &quot;;[.$B83];&quot; -l &quot;;[.$N$1];&quot; batch.nochop makebox&quot;))">
            <text:p/>
          </table:table-cell>
          <table:table-cell table:formula="of:=IF([.$E83]=&quot;&quot;;&quot;&quot;;CONCATENATE(&quot;tesseract &quot;;[.$B83];&quot;.tif &quot;;[.$B83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01h00m03s.jpg</text:p>
          </table:table-cell>
          <table:table-cell office:value-type="string">
            <text:p>eng.meter.exp83</text:p>
          </table:table-cell>
          <table:table-cell office:value-type="float" office:value="34198">
            <text:p>34198</text:p>
          </table:table-cell>
          <table:table-cell/>
          <table:table-cell table:formula="of:=IF([.D84]=&quot;force&quot;;&quot;ok&quot;;IF([score.C85]=[score.F85];IF([.D84]=&quot;&quot;;&quot;&quot;;&quot;ok&quot;);&quot;&quot;))">
            <text:p/>
          </table:table-cell>
          <table:table-cell table:formula="of:=IF([.$E84]=&quot;&quot;;&quot;&quot;;CONCATENATE(&quot;/home/fstruman/framework/ocr-test/Test2 ~/ocr-results/&quot;;[.A84]))">
            <text:p/>
          </table:table-cell>
          <table:table-cell table:formula="of:=IF([.$E84]=&quot;&quot;;&quot;&quot;;CONCATENATE(&quot;mv /tmp/&quot;;[.$A84];&quot;.tif /home/fstruman/framework/ocr-test/train/&quot;;[.$B84];&quot;.tif&quot;))">
            <text:p/>
          </table:table-cell>
          <table:table-cell table:formula="of:=IF([.$E84]=&quot;&quot;;&quot;&quot;;CONCATENATE(&quot;tesseract &quot;;[.$B84];&quot;.tif &quot;;[.$B84];&quot; -l &quot;;[.$N$1];&quot; batch.nochop makebox&quot;))">
            <text:p/>
          </table:table-cell>
          <table:table-cell table:formula="of:=IF([.$E84]=&quot;&quot;;&quot;&quot;;CONCATENATE(&quot;tesseract &quot;;[.$B84];&quot;.tif &quot;;[.$B84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02h00m02s.jpg</text:p>
          </table:table-cell>
          <table:table-cell office:value-type="string">
            <text:p>eng.meter.exp84</text:p>
          </table:table-cell>
          <table:table-cell office:value-type="float" office:value="34251">
            <text:p>34251</text:p>
          </table:table-cell>
          <table:table-cell/>
          <table:table-cell table:formula="of:=IF([.D85]=&quot;force&quot;;&quot;ok&quot;;IF([score.C86]=[score.F86];IF([.D85]=&quot;&quot;;&quot;&quot;;&quot;ok&quot;);&quot;&quot;))">
            <text:p/>
          </table:table-cell>
          <table:table-cell table:formula="of:=IF([.$E85]=&quot;&quot;;&quot;&quot;;CONCATENATE(&quot;/home/fstruman/framework/ocr-test/Test2 ~/ocr-results/&quot;;[.A85]))">
            <text:p/>
          </table:table-cell>
          <table:table-cell table:formula="of:=IF([.$E85]=&quot;&quot;;&quot;&quot;;CONCATENATE(&quot;mv /tmp/&quot;;[.$A85];&quot;.tif /home/fstruman/framework/ocr-test/train/&quot;;[.$B85];&quot;.tif&quot;))">
            <text:p/>
          </table:table-cell>
          <table:table-cell table:formula="of:=IF([.$E85]=&quot;&quot;;&quot;&quot;;CONCATENATE(&quot;tesseract &quot;;[.$B85];&quot;.tif &quot;;[.$B85];&quot; -l &quot;;[.$N$1];&quot; batch.nochop makebox&quot;))">
            <text:p/>
          </table:table-cell>
          <table:table-cell table:formula="of:=IF([.$E85]=&quot;&quot;;&quot;&quot;;CONCATENATE(&quot;tesseract &quot;;[.$B85];&quot;.tif &quot;;[.$B85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03h00m03s.jpg</text:p>
          </table:table-cell>
          <table:table-cell office:value-type="string">
            <text:p>eng.meter.exp85</text:p>
          </table:table-cell>
          <table:table-cell office:value-type="float" office:value="34291">
            <text:p>34291</text:p>
          </table:table-cell>
          <table:table-cell/>
          <table:table-cell table:formula="of:=IF([.D86]=&quot;force&quot;;&quot;ok&quot;;IF([score.C87]=[score.F87];IF([.D86]=&quot;&quot;;&quot;&quot;;&quot;ok&quot;);&quot;&quot;))">
            <text:p/>
          </table:table-cell>
          <table:table-cell table:formula="of:=IF([.$E86]=&quot;&quot;;&quot;&quot;;CONCATENATE(&quot;/home/fstruman/framework/ocr-test/Test2 ~/ocr-results/&quot;;[.A86]))">
            <text:p/>
          </table:table-cell>
          <table:table-cell table:formula="of:=IF([.$E86]=&quot;&quot;;&quot;&quot;;CONCATENATE(&quot;mv /tmp/&quot;;[.$A86];&quot;.tif /home/fstruman/framework/ocr-test/train/&quot;;[.$B86];&quot;.tif&quot;))">
            <text:p/>
          </table:table-cell>
          <table:table-cell table:formula="of:=IF([.$E86]=&quot;&quot;;&quot;&quot;;CONCATENATE(&quot;tesseract &quot;;[.$B86];&quot;.tif &quot;;[.$B86];&quot; -l &quot;;[.$N$1];&quot; batch.nochop makebox&quot;))">
            <text:p/>
          </table:table-cell>
          <table:table-cell table:formula="of:=IF([.$E86]=&quot;&quot;;&quot;&quot;;CONCATENATE(&quot;tesseract &quot;;[.$B86];&quot;.tif &quot;;[.$B86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04h00m02s.jpg</text:p>
          </table:table-cell>
          <table:table-cell office:value-type="string">
            <text:p>eng.meter.exp86</text:p>
          </table:table-cell>
          <table:table-cell office:value-type="float" office:value="34329">
            <text:p>34329</text:p>
          </table:table-cell>
          <table:table-cell/>
          <table:table-cell table:formula="of:=IF([.D87]=&quot;force&quot;;&quot;ok&quot;;IF([score.C88]=[score.F88];IF([.D87]=&quot;&quot;;&quot;&quot;;&quot;ok&quot;);&quot;&quot;))">
            <text:p/>
          </table:table-cell>
          <table:table-cell table:formula="of:=IF([.$E87]=&quot;&quot;;&quot;&quot;;CONCATENATE(&quot;/home/fstruman/framework/ocr-test/Test2 ~/ocr-results/&quot;;[.A87]))">
            <text:p/>
          </table:table-cell>
          <table:table-cell table:formula="of:=IF([.$E87]=&quot;&quot;;&quot;&quot;;CONCATENATE(&quot;mv /tmp/&quot;;[.$A87];&quot;.tif /home/fstruman/framework/ocr-test/train/&quot;;[.$B87];&quot;.tif&quot;))">
            <text:p/>
          </table:table-cell>
          <table:table-cell table:formula="of:=IF([.$E87]=&quot;&quot;;&quot;&quot;;CONCATENATE(&quot;tesseract &quot;;[.$B87];&quot;.tif &quot;;[.$B87];&quot; -l &quot;;[.$N$1];&quot; batch.nochop makebox&quot;))">
            <text:p/>
          </table:table-cell>
          <table:table-cell table:formula="of:=IF([.$E87]=&quot;&quot;;&quot;&quot;;CONCATENATE(&quot;tesseract &quot;;[.$B87];&quot;.tif &quot;;[.$B87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05h00m03s.jpg</text:p>
          </table:table-cell>
          <table:table-cell office:value-type="string">
            <text:p>eng.meter.exp87</text:p>
          </table:table-cell>
          <table:table-cell office:value-type="float" office:value="34368">
            <text:p>34368</text:p>
          </table:table-cell>
          <table:table-cell/>
          <table:table-cell table:formula="of:=IF([.D88]=&quot;force&quot;;&quot;ok&quot;;IF([score.C89]=[score.F89];IF([.D88]=&quot;&quot;;&quot;&quot;;&quot;ok&quot;);&quot;&quot;))">
            <text:p/>
          </table:table-cell>
          <table:table-cell table:formula="of:=IF([.$E88]=&quot;&quot;;&quot;&quot;;CONCATENATE(&quot;/home/fstruman/framework/ocr-test/Test2 ~/ocr-results/&quot;;[.A88]))">
            <text:p/>
          </table:table-cell>
          <table:table-cell table:formula="of:=IF([.$E88]=&quot;&quot;;&quot;&quot;;CONCATENATE(&quot;mv /tmp/&quot;;[.$A88];&quot;.tif /home/fstruman/framework/ocr-test/train/&quot;;[.$B88];&quot;.tif&quot;))">
            <text:p/>
          </table:table-cell>
          <table:table-cell table:formula="of:=IF([.$E88]=&quot;&quot;;&quot;&quot;;CONCATENATE(&quot;tesseract &quot;;[.$B88];&quot;.tif &quot;;[.$B88];&quot; -l &quot;;[.$N$1];&quot; batch.nochop makebox&quot;))">
            <text:p/>
          </table:table-cell>
          <table:table-cell table:formula="of:=IF([.$E88]=&quot;&quot;;&quot;&quot;;CONCATENATE(&quot;tesseract &quot;;[.$B88];&quot;.tif &quot;;[.$B88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06h00m03s.jpg</text:p>
          </table:table-cell>
          <table:table-cell office:value-type="string">
            <text:p>eng.meter.exp88</text:p>
          </table:table-cell>
          <table:table-cell office:value-type="float" office:value="34409">
            <text:p>34409</text:p>
          </table:table-cell>
          <table:table-cell/>
          <table:table-cell table:formula="of:=IF([.D89]=&quot;force&quot;;&quot;ok&quot;;IF([score.C90]=[score.F90];IF([.D89]=&quot;&quot;;&quot;&quot;;&quot;ok&quot;);&quot;&quot;))">
            <text:p/>
          </table:table-cell>
          <table:table-cell table:formula="of:=IF([.$E89]=&quot;&quot;;&quot;&quot;;CONCATENATE(&quot;/home/fstruman/framework/ocr-test/Test2 ~/ocr-results/&quot;;[.A89]))">
            <text:p/>
          </table:table-cell>
          <table:table-cell table:formula="of:=IF([.$E89]=&quot;&quot;;&quot;&quot;;CONCATENATE(&quot;mv /tmp/&quot;;[.$A89];&quot;.tif /home/fstruman/framework/ocr-test/train/&quot;;[.$B89];&quot;.tif&quot;))">
            <text:p/>
          </table:table-cell>
          <table:table-cell table:formula="of:=IF([.$E89]=&quot;&quot;;&quot;&quot;;CONCATENATE(&quot;tesseract &quot;;[.$B89];&quot;.tif &quot;;[.$B89];&quot; -l &quot;;[.$N$1];&quot; batch.nochop makebox&quot;))">
            <text:p/>
          </table:table-cell>
          <table:table-cell table:formula="of:=IF([.$E89]=&quot;&quot;;&quot;&quot;;CONCATENATE(&quot;tesseract &quot;;[.$B89];&quot;.tif &quot;;[.$B8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07h00m02s.jpg</text:p>
          </table:table-cell>
          <table:table-cell office:value-type="string">
            <text:p>eng.meter.exp89</text:p>
          </table:table-cell>
          <table:table-cell office:value-type="float" office:value="34445">
            <text:p>34445</text:p>
          </table:table-cell>
          <table:table-cell/>
          <table:table-cell table:formula="of:=IF([.D90]=&quot;force&quot;;&quot;ok&quot;;IF([score.C91]=[score.F91];IF([.D90]=&quot;&quot;;&quot;&quot;;&quot;ok&quot;);&quot;&quot;))">
            <text:p/>
          </table:table-cell>
          <table:table-cell table:formula="of:=IF([.$E90]=&quot;&quot;;&quot;&quot;;CONCATENATE(&quot;/home/fstruman/framework/ocr-test/Test2 ~/ocr-results/&quot;;[.A90]))">
            <text:p/>
          </table:table-cell>
          <table:table-cell table:formula="of:=IF([.$E90]=&quot;&quot;;&quot;&quot;;CONCATENATE(&quot;mv /tmp/&quot;;[.$A90];&quot;.tif /home/fstruman/framework/ocr-test/train/&quot;;[.$B90];&quot;.tif&quot;))">
            <text:p/>
          </table:table-cell>
          <table:table-cell table:formula="of:=IF([.$E90]=&quot;&quot;;&quot;&quot;;CONCATENATE(&quot;tesseract &quot;;[.$B90];&quot;.tif &quot;;[.$B90];&quot; -l &quot;;[.$N$1];&quot; batch.nochop makebox&quot;))">
            <text:p/>
          </table:table-cell>
          <table:table-cell table:formula="of:=IF([.$E90]=&quot;&quot;;&quot;&quot;;CONCATENATE(&quot;tesseract &quot;;[.$B90];&quot;.tif &quot;;[.$B90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08h00m02s.jpg</text:p>
          </table:table-cell>
          <table:table-cell office:value-type="string">
            <text:p>eng.meter.exp90</text:p>
          </table:table-cell>
          <table:table-cell office:value-type="float" office:value="34477">
            <text:p>34477</text:p>
          </table:table-cell>
          <table:table-cell/>
          <table:table-cell table:formula="of:=IF([.D91]=&quot;force&quot;;&quot;ok&quot;;IF([score.C92]=[score.F92];IF([.D91]=&quot;&quot;;&quot;&quot;;&quot;ok&quot;);&quot;&quot;))">
            <text:p/>
          </table:table-cell>
          <table:table-cell table:formula="of:=IF([.$E91]=&quot;&quot;;&quot;&quot;;CONCATENATE(&quot;/home/fstruman/framework/ocr-test/Test2 ~/ocr-results/&quot;;[.A91]))">
            <text:p/>
          </table:table-cell>
          <table:table-cell table:formula="of:=IF([.$E91]=&quot;&quot;;&quot;&quot;;CONCATENATE(&quot;mv /tmp/&quot;;[.$A91];&quot;.tif /home/fstruman/framework/ocr-test/train/&quot;;[.$B91];&quot;.tif&quot;))">
            <text:p/>
          </table:table-cell>
          <table:table-cell table:formula="of:=IF([.$E91]=&quot;&quot;;&quot;&quot;;CONCATENATE(&quot;tesseract &quot;;[.$B91];&quot;.tif &quot;;[.$B91];&quot; -l &quot;;[.$N$1];&quot; batch.nochop makebox&quot;))">
            <text:p/>
          </table:table-cell>
          <table:table-cell table:formula="of:=IF([.$E91]=&quot;&quot;;&quot;&quot;;CONCATENATE(&quot;tesseract &quot;;[.$B91];&quot;.tif &quot;;[.$B91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09h00m02s.jpg</text:p>
          </table:table-cell>
          <table:table-cell office:value-type="string">
            <text:p>eng.meter.exp91</text:p>
          </table:table-cell>
          <table:table-cell office:value-type="float" office:value="34510">
            <text:p>34510</text:p>
          </table:table-cell>
          <table:table-cell/>
          <table:table-cell table:formula="of:=IF([.D92]=&quot;force&quot;;&quot;ok&quot;;IF([score.C93]=[score.F93];IF([.D92]=&quot;&quot;;&quot;&quot;;&quot;ok&quot;);&quot;&quot;))">
            <text:p/>
          </table:table-cell>
          <table:table-cell table:formula="of:=IF([.$E92]=&quot;&quot;;&quot;&quot;;CONCATENATE(&quot;/home/fstruman/framework/ocr-test/Test2 ~/ocr-results/&quot;;[.A92]))">
            <text:p/>
          </table:table-cell>
          <table:table-cell table:formula="of:=IF([.$E92]=&quot;&quot;;&quot;&quot;;CONCATENATE(&quot;mv /tmp/&quot;;[.$A92];&quot;.tif /home/fstruman/framework/ocr-test/train/&quot;;[.$B92];&quot;.tif&quot;))">
            <text:p/>
          </table:table-cell>
          <table:table-cell table:formula="of:=IF([.$E92]=&quot;&quot;;&quot;&quot;;CONCATENATE(&quot;tesseract &quot;;[.$B92];&quot;.tif &quot;;[.$B92];&quot; -l &quot;;[.$N$1];&quot; batch.nochop makebox&quot;))">
            <text:p/>
          </table:table-cell>
          <table:table-cell table:formula="of:=IF([.$E92]=&quot;&quot;;&quot;&quot;;CONCATENATE(&quot;tesseract &quot;;[.$B92];&quot;.tif &quot;;[.$B92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10h00m02s.jpg</text:p>
          </table:table-cell>
          <table:table-cell office:value-type="string">
            <text:p>eng.meter.exp92</text:p>
          </table:table-cell>
          <table:table-cell office:value-type="float" office:value="34545">
            <text:p>34545</text:p>
          </table:table-cell>
          <table:table-cell/>
          <table:table-cell table:formula="of:=IF([.D93]=&quot;force&quot;;&quot;ok&quot;;IF([score.C94]=[score.F94];IF([.D93]=&quot;&quot;;&quot;&quot;;&quot;ok&quot;);&quot;&quot;))">
            <text:p/>
          </table:table-cell>
          <table:table-cell table:formula="of:=IF([.$E93]=&quot;&quot;;&quot;&quot;;CONCATENATE(&quot;/home/fstruman/framework/ocr-test/Test2 ~/ocr-results/&quot;;[.A93]))">
            <text:p/>
          </table:table-cell>
          <table:table-cell table:formula="of:=IF([.$E93]=&quot;&quot;;&quot;&quot;;CONCATENATE(&quot;mv /tmp/&quot;;[.$A93];&quot;.tif /home/fstruman/framework/ocr-test/train/&quot;;[.$B93];&quot;.tif&quot;))">
            <text:p/>
          </table:table-cell>
          <table:table-cell table:formula="of:=IF([.$E93]=&quot;&quot;;&quot;&quot;;CONCATENATE(&quot;tesseract &quot;;[.$B93];&quot;.tif &quot;;[.$B93];&quot; -l &quot;;[.$N$1];&quot; batch.nochop makebox&quot;))">
            <text:p/>
          </table:table-cell>
          <table:table-cell table:formula="of:=IF([.$E93]=&quot;&quot;;&quot;&quot;;CONCATENATE(&quot;tesseract &quot;;[.$B93];&quot;.tif &quot;;[.$B93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11h00m02s.jpg</text:p>
          </table:table-cell>
          <table:table-cell office:value-type="string">
            <text:p>eng.meter.exp93</text:p>
          </table:table-cell>
          <table:table-cell office:value-type="float" office:value="34580">
            <text:p>34580</text:p>
          </table:table-cell>
          <table:table-cell/>
          <table:table-cell table:formula="of:=IF([.D94]=&quot;force&quot;;&quot;ok&quot;;IF([score.C95]=[score.F95];IF([.D94]=&quot;&quot;;&quot;&quot;;&quot;ok&quot;);&quot;&quot;))">
            <text:p/>
          </table:table-cell>
          <table:table-cell table:formula="of:=IF([.$E94]=&quot;&quot;;&quot;&quot;;CONCATENATE(&quot;/home/fstruman/framework/ocr-test/Test2 ~/ocr-results/&quot;;[.A94]))">
            <text:p/>
          </table:table-cell>
          <table:table-cell table:formula="of:=IF([.$E94]=&quot;&quot;;&quot;&quot;;CONCATENATE(&quot;mv /tmp/&quot;;[.$A94];&quot;.tif /home/fstruman/framework/ocr-test/train/&quot;;[.$B94];&quot;.tif&quot;))">
            <text:p/>
          </table:table-cell>
          <table:table-cell table:formula="of:=IF([.$E94]=&quot;&quot;;&quot;&quot;;CONCATENATE(&quot;tesseract &quot;;[.$B94];&quot;.tif &quot;;[.$B94];&quot; -l &quot;;[.$N$1];&quot; batch.nochop makebox&quot;))">
            <text:p/>
          </table:table-cell>
          <table:table-cell table:formula="of:=IF([.$E94]=&quot;&quot;;&quot;&quot;;CONCATENATE(&quot;tesseract &quot;;[.$B94];&quot;.tif &quot;;[.$B94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12h00m02s.jpg</text:p>
          </table:table-cell>
          <table:table-cell office:value-type="string">
            <text:p>eng.meter.exp94</text:p>
          </table:table-cell>
          <table:table-cell office:value-type="float" office:value="34621">
            <text:p>34621</text:p>
          </table:table-cell>
          <table:table-cell/>
          <table:table-cell table:formula="of:=IF([.D95]=&quot;force&quot;;&quot;ok&quot;;IF([score.C96]=[score.F96];IF([.D95]=&quot;&quot;;&quot;&quot;;&quot;ok&quot;);&quot;&quot;))">
            <text:p/>
          </table:table-cell>
          <table:table-cell table:formula="of:=IF([.$E95]=&quot;&quot;;&quot;&quot;;CONCATENATE(&quot;/home/fstruman/framework/ocr-test/Test2 ~/ocr-results/&quot;;[.A95]))">
            <text:p/>
          </table:table-cell>
          <table:table-cell table:formula="of:=IF([.$E95]=&quot;&quot;;&quot;&quot;;CONCATENATE(&quot;mv /tmp/&quot;;[.$A95];&quot;.tif /home/fstruman/framework/ocr-test/train/&quot;;[.$B95];&quot;.tif&quot;))">
            <text:p/>
          </table:table-cell>
          <table:table-cell table:formula="of:=IF([.$E95]=&quot;&quot;;&quot;&quot;;CONCATENATE(&quot;tesseract &quot;;[.$B95];&quot;.tif &quot;;[.$B95];&quot; -l &quot;;[.$N$1];&quot; batch.nochop makebox&quot;))">
            <text:p/>
          </table:table-cell>
          <table:table-cell table:formula="of:=IF([.$E95]=&quot;&quot;;&quot;&quot;;CONCATENATE(&quot;tesseract &quot;;[.$B95];&quot;.tif &quot;;[.$B95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13h00m02s.jpg</text:p>
          </table:table-cell>
          <table:table-cell office:value-type="string">
            <text:p>eng.meter.exp95</text:p>
          </table:table-cell>
          <table:table-cell office:value-type="float" office:value="34659">
            <text:p>34659</text:p>
          </table:table-cell>
          <table:table-cell/>
          <table:table-cell table:formula="of:=IF([.D96]=&quot;force&quot;;&quot;ok&quot;;IF([score.C97]=[score.F97];IF([.D96]=&quot;&quot;;&quot;&quot;;&quot;ok&quot;);&quot;&quot;))">
            <text:p/>
          </table:table-cell>
          <table:table-cell table:formula="of:=IF([.$E96]=&quot;&quot;;&quot;&quot;;CONCATENATE(&quot;/home/fstruman/framework/ocr-test/Test2 ~/ocr-results/&quot;;[.A96]))">
            <text:p/>
          </table:table-cell>
          <table:table-cell table:formula="of:=IF([.$E96]=&quot;&quot;;&quot;&quot;;CONCATENATE(&quot;mv /tmp/&quot;;[.$A96];&quot;.tif /home/fstruman/framework/ocr-test/train/&quot;;[.$B96];&quot;.tif&quot;))">
            <text:p/>
          </table:table-cell>
          <table:table-cell table:formula="of:=IF([.$E96]=&quot;&quot;;&quot;&quot;;CONCATENATE(&quot;tesseract &quot;;[.$B96];&quot;.tif &quot;;[.$B96];&quot; -l &quot;;[.$N$1];&quot; batch.nochop makebox&quot;))">
            <text:p/>
          </table:table-cell>
          <table:table-cell table:formula="of:=IF([.$E96]=&quot;&quot;;&quot;&quot;;CONCATENATE(&quot;tesseract &quot;;[.$B96];&quot;.tif &quot;;[.$B96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14h00m02s.jpg</text:p>
          </table:table-cell>
          <table:table-cell office:value-type="string">
            <text:p>eng.meter.exp96</text:p>
          </table:table-cell>
          <table:table-cell office:value-type="float" office:value="34695">
            <text:p>34695</text:p>
          </table:table-cell>
          <table:table-cell/>
          <table:table-cell table:formula="of:=IF([.D97]=&quot;force&quot;;&quot;ok&quot;;IF([score.C98]=[score.F98];IF([.D97]=&quot;&quot;;&quot;&quot;;&quot;ok&quot;);&quot;&quot;))">
            <text:p/>
          </table:table-cell>
          <table:table-cell table:formula="of:=IF([.$E97]=&quot;&quot;;&quot;&quot;;CONCATENATE(&quot;/home/fstruman/framework/ocr-test/Test2 ~/ocr-results/&quot;;[.A97]))">
            <text:p/>
          </table:table-cell>
          <table:table-cell table:formula="of:=IF([.$E97]=&quot;&quot;;&quot;&quot;;CONCATENATE(&quot;mv /tmp/&quot;;[.$A97];&quot;.tif /home/fstruman/framework/ocr-test/train/&quot;;[.$B97];&quot;.tif&quot;))">
            <text:p/>
          </table:table-cell>
          <table:table-cell table:formula="of:=IF([.$E97]=&quot;&quot;;&quot;&quot;;CONCATENATE(&quot;tesseract &quot;;[.$B97];&quot;.tif &quot;;[.$B97];&quot; -l &quot;;[.$N$1];&quot; batch.nochop makebox&quot;))">
            <text:p/>
          </table:table-cell>
          <table:table-cell table:formula="of:=IF([.$E97]=&quot;&quot;;&quot;&quot;;CONCATENATE(&quot;tesseract &quot;;[.$B97];&quot;.tif &quot;;[.$B97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15h00m02s.jpg</text:p>
          </table:table-cell>
          <table:table-cell office:value-type="string">
            <text:p>eng.meter.exp97</text:p>
          </table:table-cell>
          <table:table-cell office:value-type="float" office:value="34733">
            <text:p>34733</text:p>
          </table:table-cell>
          <table:table-cell/>
          <table:table-cell table:formula="of:=IF([.D98]=&quot;force&quot;;&quot;ok&quot;;IF([score.C99]=[score.F99];IF([.D98]=&quot;&quot;;&quot;&quot;;&quot;ok&quot;);&quot;&quot;))">
            <text:p/>
          </table:table-cell>
          <table:table-cell table:formula="of:=IF([.$E98]=&quot;&quot;;&quot;&quot;;CONCATENATE(&quot;/home/fstruman/framework/ocr-test/Test2 ~/ocr-results/&quot;;[.A98]))">
            <text:p/>
          </table:table-cell>
          <table:table-cell table:formula="of:=IF([.$E98]=&quot;&quot;;&quot;&quot;;CONCATENATE(&quot;mv /tmp/&quot;;[.$A98];&quot;.tif /home/fstruman/framework/ocr-test/train/&quot;;[.$B98];&quot;.tif&quot;))">
            <text:p/>
          </table:table-cell>
          <table:table-cell table:formula="of:=IF([.$E98]=&quot;&quot;;&quot;&quot;;CONCATENATE(&quot;tesseract &quot;;[.$B98];&quot;.tif &quot;;[.$B98];&quot; -l &quot;;[.$N$1];&quot; batch.nochop makebox&quot;))">
            <text:p/>
          </table:table-cell>
          <table:table-cell table:formula="of:=IF([.$E98]=&quot;&quot;;&quot;&quot;;CONCATENATE(&quot;tesseract &quot;;[.$B98];&quot;.tif &quot;;[.$B98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16h00m03s.jpg</text:p>
          </table:table-cell>
          <table:table-cell office:value-type="string">
            <text:p>eng.meter.exp98</text:p>
          </table:table-cell>
          <table:table-cell office:value-type="float" office:value="34786">
            <text:p>34786</text:p>
          </table:table-cell>
          <table:table-cell/>
          <table:table-cell table:formula="of:=IF([.D99]=&quot;force&quot;;&quot;ok&quot;;IF([score.C100]=[score.F100];IF([.D99]=&quot;&quot;;&quot;&quot;;&quot;ok&quot;);&quot;&quot;))">
            <text:p/>
          </table:table-cell>
          <table:table-cell table:formula="of:=IF([.$E99]=&quot;&quot;;&quot;&quot;;CONCATENATE(&quot;/home/fstruman/framework/ocr-test/Test2 ~/ocr-results/&quot;;[.A99]))">
            <text:p/>
          </table:table-cell>
          <table:table-cell table:formula="of:=IF([.$E99]=&quot;&quot;;&quot;&quot;;CONCATENATE(&quot;mv /tmp/&quot;;[.$A99];&quot;.tif /home/fstruman/framework/ocr-test/train/&quot;;[.$B99];&quot;.tif&quot;))">
            <text:p/>
          </table:table-cell>
          <table:table-cell table:formula="of:=IF([.$E99]=&quot;&quot;;&quot;&quot;;CONCATENATE(&quot;tesseract &quot;;[.$B99];&quot;.tif &quot;;[.$B99];&quot; -l &quot;;[.$N$1];&quot; batch.nochop makebox&quot;))">
            <text:p/>
          </table:table-cell>
          <table:table-cell table:formula="of:=IF([.$E99]=&quot;&quot;;&quot;&quot;;CONCATENATE(&quot;tesseract &quot;;[.$B99];&quot;.tif &quot;;[.$B9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17h00m02s.jpg</text:p>
          </table:table-cell>
          <table:table-cell office:value-type="string">
            <text:p>eng.meter.exp99</text:p>
          </table:table-cell>
          <table:table-cell office:value-type="float" office:value="34827">
            <text:p>34827</text:p>
          </table:table-cell>
          <table:table-cell/>
          <table:table-cell table:formula="of:=IF([.D100]=&quot;force&quot;;&quot;ok&quot;;IF([score.C101]=[score.F101];IF([.D100]=&quot;&quot;;&quot;&quot;;&quot;ok&quot;);&quot;&quot;))">
            <text:p/>
          </table:table-cell>
          <table:table-cell table:formula="of:=IF([.$E100]=&quot;&quot;;&quot;&quot;;CONCATENATE(&quot;/home/fstruman/framework/ocr-test/Test2 ~/ocr-results/&quot;;[.A100]))">
            <text:p/>
          </table:table-cell>
          <table:table-cell table:formula="of:=IF([.$E100]=&quot;&quot;;&quot;&quot;;CONCATENATE(&quot;mv /tmp/&quot;;[.$A100];&quot;.tif /home/fstruman/framework/ocr-test/train/&quot;;[.$B100];&quot;.tif&quot;))">
            <text:p/>
          </table:table-cell>
          <table:table-cell table:formula="of:=IF([.$E100]=&quot;&quot;;&quot;&quot;;CONCATENATE(&quot;tesseract &quot;;[.$B100];&quot;.tif &quot;;[.$B100];&quot; -l &quot;;[.$N$1];&quot; batch.nochop makebox&quot;))">
            <text:p/>
          </table:table-cell>
          <table:table-cell table:formula="of:=IF([.$E100]=&quot;&quot;;&quot;&quot;;CONCATENATE(&quot;tesseract &quot;;[.$B100];&quot;.tif &quot;;[.$B100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18h00m02s.jpg</text:p>
          </table:table-cell>
          <table:table-cell office:value-type="string">
            <text:p>eng.meter.exp100</text:p>
          </table:table-cell>
          <table:table-cell office:value-type="float" office:value="34869">
            <text:p>34869</text:p>
          </table:table-cell>
          <table:table-cell/>
          <table:table-cell table:formula="of:=IF([.D101]=&quot;force&quot;;&quot;ok&quot;;IF([score.C102]=[score.F102];IF([.D101]=&quot;&quot;;&quot;&quot;;&quot;ok&quot;);&quot;&quot;))">
            <text:p/>
          </table:table-cell>
          <table:table-cell table:formula="of:=IF([.$E101]=&quot;&quot;;&quot;&quot;;CONCATENATE(&quot;/home/fstruman/framework/ocr-test/Test2 ~/ocr-results/&quot;;[.A101]))">
            <text:p/>
          </table:table-cell>
          <table:table-cell table:formula="of:=IF([.$E101]=&quot;&quot;;&quot;&quot;;CONCATENATE(&quot;mv /tmp/&quot;;[.$A101];&quot;.tif /home/fstruman/framework/ocr-test/train/&quot;;[.$B101];&quot;.tif&quot;))">
            <text:p/>
          </table:table-cell>
          <table:table-cell table:formula="of:=IF([.$E101]=&quot;&quot;;&quot;&quot;;CONCATENATE(&quot;tesseract &quot;;[.$B101];&quot;.tif &quot;;[.$B101];&quot; -l &quot;;[.$N$1];&quot; batch.nochop makebox&quot;))">
            <text:p/>
          </table:table-cell>
          <table:table-cell table:formula="of:=IF([.$E101]=&quot;&quot;;&quot;&quot;;CONCATENATE(&quot;tesseract &quot;;[.$B101];&quot;.tif &quot;;[.$B101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19h00m02s.jpg</text:p>
          </table:table-cell>
          <table:table-cell office:value-type="string">
            <text:p>eng.meter.exp101</text:p>
          </table:table-cell>
          <table:table-cell office:value-type="float" office:value="34919">
            <text:p>34919</text:p>
          </table:table-cell>
          <table:table-cell/>
          <table:table-cell table:formula="of:=IF([.D102]=&quot;force&quot;;&quot;ok&quot;;IF([score.C103]=[score.F103];IF([.D102]=&quot;&quot;;&quot;&quot;;&quot;ok&quot;);&quot;&quot;))">
            <text:p/>
          </table:table-cell>
          <table:table-cell table:formula="of:=IF([.$E102]=&quot;&quot;;&quot;&quot;;CONCATENATE(&quot;/home/fstruman/framework/ocr-test/Test2 ~/ocr-results/&quot;;[.A102]))">
            <text:p/>
          </table:table-cell>
          <table:table-cell table:formula="of:=IF([.$E102]=&quot;&quot;;&quot;&quot;;CONCATENATE(&quot;mv /tmp/&quot;;[.$A102];&quot;.tif /home/fstruman/framework/ocr-test/train/&quot;;[.$B102];&quot;.tif&quot;))">
            <text:p/>
          </table:table-cell>
          <table:table-cell table:formula="of:=IF([.$E102]=&quot;&quot;;&quot;&quot;;CONCATENATE(&quot;tesseract &quot;;[.$B102];&quot;.tif &quot;;[.$B102];&quot; -l &quot;;[.$N$1];&quot; batch.nochop makebox&quot;))">
            <text:p/>
          </table:table-cell>
          <table:table-cell table:formula="of:=IF([.$E102]=&quot;&quot;;&quot;&quot;;CONCATENATE(&quot;tesseract &quot;;[.$B102];&quot;.tif &quot;;[.$B102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20h00m02s.jpg</text:p>
          </table:table-cell>
          <table:table-cell office:value-type="string">
            <text:p>eng.meter.exp102</text:p>
          </table:table-cell>
          <table:table-cell office:value-type="float" office:value="34963">
            <text:p>34963</text:p>
          </table:table-cell>
          <table:table-cell/>
          <table:table-cell table:formula="of:=IF([.D103]=&quot;force&quot;;&quot;ok&quot;;IF([score.C104]=[score.F104];IF([.D103]=&quot;&quot;;&quot;&quot;;&quot;ok&quot;);&quot;&quot;))">
            <text:p/>
          </table:table-cell>
          <table:table-cell table:formula="of:=IF([.$E103]=&quot;&quot;;&quot;&quot;;CONCATENATE(&quot;/home/fstruman/framework/ocr-test/Test2 ~/ocr-results/&quot;;[.A103]))">
            <text:p/>
          </table:table-cell>
          <table:table-cell table:formula="of:=IF([.$E103]=&quot;&quot;;&quot;&quot;;CONCATENATE(&quot;mv /tmp/&quot;;[.$A103];&quot;.tif /home/fstruman/framework/ocr-test/train/&quot;;[.$B103];&quot;.tif&quot;))">
            <text:p/>
          </table:table-cell>
          <table:table-cell table:formula="of:=IF([.$E103]=&quot;&quot;;&quot;&quot;;CONCATENATE(&quot;tesseract &quot;;[.$B103];&quot;.tif &quot;;[.$B103];&quot; -l &quot;;[.$N$1];&quot; batch.nochop makebox&quot;))">
            <text:p/>
          </table:table-cell>
          <table:table-cell table:formula="of:=IF([.$E103]=&quot;&quot;;&quot;&quot;;CONCATENATE(&quot;tesseract &quot;;[.$B103];&quot;.tif &quot;;[.$B103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21h00m02s.jpg</text:p>
          </table:table-cell>
          <table:table-cell office:value-type="string">
            <text:p>eng.meter.exp103</text:p>
          </table:table-cell>
          <table:table-cell office:value-type="float" office:value="35002">
            <text:p>35002</text:p>
          </table:table-cell>
          <table:table-cell/>
          <table:table-cell table:formula="of:=IF([.D104]=&quot;force&quot;;&quot;ok&quot;;IF([score.C105]=[score.F105];IF([.D104]=&quot;&quot;;&quot;&quot;;&quot;ok&quot;);&quot;&quot;))">
            <text:p/>
          </table:table-cell>
          <table:table-cell table:formula="of:=IF([.$E104]=&quot;&quot;;&quot;&quot;;CONCATENATE(&quot;/home/fstruman/framework/ocr-test/Test2 ~/ocr-results/&quot;;[.A104]))">
            <text:p/>
          </table:table-cell>
          <table:table-cell table:formula="of:=IF([.$E104]=&quot;&quot;;&quot;&quot;;CONCATENATE(&quot;mv /tmp/&quot;;[.$A104];&quot;.tif /home/fstruman/framework/ocr-test/train/&quot;;[.$B104];&quot;.tif&quot;))">
            <text:p/>
          </table:table-cell>
          <table:table-cell table:formula="of:=IF([.$E104]=&quot;&quot;;&quot;&quot;;CONCATENATE(&quot;tesseract &quot;;[.$B104];&quot;.tif &quot;;[.$B104];&quot; -l &quot;;[.$N$1];&quot; batch.nochop makebox&quot;))">
            <text:p/>
          </table:table-cell>
          <table:table-cell table:formula="of:=IF([.$E104]=&quot;&quot;;&quot;&quot;;CONCATENATE(&quot;tesseract &quot;;[.$B104];&quot;.tif &quot;;[.$B104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22h00m02s.jpg</text:p>
          </table:table-cell>
          <table:table-cell office:value-type="string">
            <text:p>eng.meter.exp104</text:p>
          </table:table-cell>
          <table:table-cell office:value-type="float" office:value="35044">
            <text:p>35044</text:p>
          </table:table-cell>
          <table:table-cell/>
          <table:table-cell table:formula="of:=IF([.D105]=&quot;force&quot;;&quot;ok&quot;;IF([score.C106]=[score.F106];IF([.D105]=&quot;&quot;;&quot;&quot;;&quot;ok&quot;);&quot;&quot;))">
            <text:p/>
          </table:table-cell>
          <table:table-cell table:formula="of:=IF([.$E105]=&quot;&quot;;&quot;&quot;;CONCATENATE(&quot;/home/fstruman/framework/ocr-test/Test2 ~/ocr-results/&quot;;[.A105]))">
            <text:p/>
          </table:table-cell>
          <table:table-cell table:formula="of:=IF([.$E105]=&quot;&quot;;&quot;&quot;;CONCATENATE(&quot;mv /tmp/&quot;;[.$A105];&quot;.tif /home/fstruman/framework/ocr-test/train/&quot;;[.$B105];&quot;.tif&quot;))">
            <text:p/>
          </table:table-cell>
          <table:table-cell table:formula="of:=IF([.$E105]=&quot;&quot;;&quot;&quot;;CONCATENATE(&quot;tesseract &quot;;[.$B105];&quot;.tif &quot;;[.$B105];&quot; -l &quot;;[.$N$1];&quot; batch.nochop makebox&quot;))">
            <text:p/>
          </table:table-cell>
          <table:table-cell table:formula="of:=IF([.$E105]=&quot;&quot;;&quot;&quot;;CONCATENATE(&quot;tesseract &quot;;[.$B105];&quot;.tif &quot;;[.$B105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8-31_23h00m02s.jpg</text:p>
          </table:table-cell>
          <table:table-cell office:value-type="string">
            <text:p>eng.meter.exp105</text:p>
          </table:table-cell>
          <table:table-cell office:value-type="float" office:value="35094">
            <text:p>35094</text:p>
          </table:table-cell>
          <table:table-cell/>
          <table:table-cell table:formula="of:=IF([.D106]=&quot;force&quot;;&quot;ok&quot;;IF([score.C107]=[score.F107];IF([.D106]=&quot;&quot;;&quot;&quot;;&quot;ok&quot;);&quot;&quot;))">
            <text:p/>
          </table:table-cell>
          <table:table-cell table:formula="of:=IF([.$E106]=&quot;&quot;;&quot;&quot;;CONCATENATE(&quot;/home/fstruman/framework/ocr-test/Test2 ~/ocr-results/&quot;;[.A106]))">
            <text:p/>
          </table:table-cell>
          <table:table-cell table:formula="of:=IF([.$E106]=&quot;&quot;;&quot;&quot;;CONCATENATE(&quot;mv /tmp/&quot;;[.$A106];&quot;.tif /home/fstruman/framework/ocr-test/train/&quot;;[.$B106];&quot;.tif&quot;))">
            <text:p/>
          </table:table-cell>
          <table:table-cell table:formula="of:=IF([.$E106]=&quot;&quot;;&quot;&quot;;CONCATENATE(&quot;tesseract &quot;;[.$B106];&quot;.tif &quot;;[.$B106];&quot; -l &quot;;[.$N$1];&quot; batch.nochop makebox&quot;))">
            <text:p/>
          </table:table-cell>
          <table:table-cell table:formula="of:=IF([.$E106]=&quot;&quot;;&quot;&quot;;CONCATENATE(&quot;tesseract &quot;;[.$B106];&quot;.tif &quot;;[.$B106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00h00m02s.jpg</text:p>
          </table:table-cell>
          <table:table-cell office:value-type="string">
            <text:p>eng.meter.exp106</text:p>
          </table:table-cell>
          <table:table-cell office:value-type="float" office:value="35147">
            <text:p>35147</text:p>
          </table:table-cell>
          <table:table-cell/>
          <table:table-cell table:formula="of:=IF([.D107]=&quot;force&quot;;&quot;ok&quot;;IF([score.C108]=[score.F108];IF([.D107]=&quot;&quot;;&quot;&quot;;&quot;ok&quot;);&quot;&quot;))">
            <text:p/>
          </table:table-cell>
          <table:table-cell table:formula="of:=IF([.$E107]=&quot;&quot;;&quot;&quot;;CONCATENATE(&quot;/home/fstruman/framework/ocr-test/Test2 ~/ocr-results/&quot;;[.A107]))">
            <text:p/>
          </table:table-cell>
          <table:table-cell table:formula="of:=IF([.$E107]=&quot;&quot;;&quot;&quot;;CONCATENATE(&quot;mv /tmp/&quot;;[.$A107];&quot;.tif /home/fstruman/framework/ocr-test/train/&quot;;[.$B107];&quot;.tif&quot;))">
            <text:p/>
          </table:table-cell>
          <table:table-cell table:formula="of:=IF([.$E107]=&quot;&quot;;&quot;&quot;;CONCATENATE(&quot;tesseract &quot;;[.$B107];&quot;.tif &quot;;[.$B107];&quot; -l &quot;;[.$N$1];&quot; batch.nochop makebox&quot;))">
            <text:p/>
          </table:table-cell>
          <table:table-cell table:formula="of:=IF([.$E107]=&quot;&quot;;&quot;&quot;;CONCATENATE(&quot;tesseract &quot;;[.$B107];&quot;.tif &quot;;[.$B107];&quot; box.train&quot;))">
            <text:p/>
          </table:table-cell>
          <table:table-cell table:number-columns-repeated="6"/>
        </table:table-row>
        <table:table-row table:style-name="ro3">
          <table:table-cell office:value-type="string">
            <text:p>0000000001_1_2014-09-01_01h00m03s.jpg</text:p>
          </table:table-cell>
          <table:table-cell office:value-type="string">
            <text:p>eng.meter.exp107</text:p>
          </table:table-cell>
          <table:table-cell office:value-type="float" office:value="35193">
            <text:p>35193</text:p>
          </table:table-cell>
          <table:table-cell office:value-type="string">
            <text:p>ok</text:p>
          </table:table-cell>
          <table:table-cell table:formula="of:=IF([.D108]=&quot;force&quot;;&quot;ok&quot;;IF([score.C109]=[score.F109];IF([.D108]=&quot;&quot;;&quot;&quot;;&quot;ok&quot;);&quot;&quot;))" office:value-type="string" office:string-value="ok">
            <text:p>ok</text:p>
          </table:table-cell>
          <table:table-cell table:formula="of:=IF([.$E108]=&quot;&quot;;&quot;&quot;;CONCATENATE(&quot;/home/fstruman/framework/ocr-test/Test2 ~/ocr-results/&quot;;[.A108]))" office:value-type="string" office:string-value="/home/fstruman/framework/ocr-test/Test2 ~/ocr-results/0000000001_1_2014-09-01_01h00m03s.jpg">
            <text:p>/home/fstruman/framework/ocr-test/Test2 ~/ocr-results/0000000001_1_2014-09-01_01h00m03s.jpg</text:p>
          </table:table-cell>
          <table:table-cell table:formula="of:=IF([.$E108]=&quot;&quot;;&quot;&quot;;CONCATENATE(&quot;mv /tmp/&quot;;[.$A108];&quot;.tif /home/fstruman/framework/ocr-test/train/&quot;;[.$B108];&quot;.tif&quot;))" office:value-type="string" office:string-value="mv /tmp/0000000001_1_2014-09-01_01h00m03s.jpg.tif /home/fstruman/framework/ocr-test/train/eng.meter.exp107.tif">
            <text:p>mv /tmp/0000000001_1_2014-09-01_01h00m03s.jpg.tif /home/fstruman/framework/ocr-test/train/eng.meter.exp107.tif</text:p>
          </table:table-cell>
          <table:table-cell table:formula="of:=IF([.$E108]=&quot;&quot;;&quot;&quot;;CONCATENATE(&quot;tesseract &quot;;[.$B108];&quot;.tif &quot;;[.$B108];&quot; -l &quot;;[.$N$1];&quot; batch.nochop makebox&quot;))" office:value-type="string" office:string-value="tesseract eng.meter.exp107.tif eng.meter.exp107 -l liquidcrystal batch.nochop makebox">
            <text:p>tesseract eng.meter.exp107.tif eng.meter.exp107 -l liquidcrystal batch.nochop makebox</text:p>
          </table:table-cell>
          <table:table-cell table:formula="of:=IF([.$E108]=&quot;&quot;;&quot;&quot;;CONCATENATE(&quot;tesseract &quot;;[.$B108];&quot;.tif &quot;;[.$B108];&quot; box.train&quot;))" office:value-type="string" office:string-value="tesseract eng.meter.exp107.tif eng.meter.exp107 box.train">
            <text:p>tesseract eng.meter.exp107.tif eng.meter.exp107 box.train</text:p>
          </table:table-cell>
          <table:table-cell table:number-columns-repeated="6"/>
        </table:table-row>
        <table:table-row table:style-name="ro1">
          <table:table-cell office:value-type="string">
            <text:p>0000000001_1_2014-09-01_02h00m02s.jpg</text:p>
          </table:table-cell>
          <table:table-cell office:value-type="string">
            <text:p>eng.meter.exp108</text:p>
          </table:table-cell>
          <table:table-cell office:value-type="float" office:value="35225">
            <text:p>35225</text:p>
          </table:table-cell>
          <table:table-cell/>
          <table:table-cell table:formula="of:=IF([.D109]=&quot;force&quot;;&quot;ok&quot;;IF([score.C110]=[score.F110];IF([.D109]=&quot;&quot;;&quot;&quot;;&quot;ok&quot;);&quot;&quot;))">
            <text:p/>
          </table:table-cell>
          <table:table-cell table:formula="of:=IF([.$E109]=&quot;&quot;;&quot;&quot;;CONCATENATE(&quot;/home/fstruman/framework/ocr-test/Test2 ~/ocr-results/&quot;;[.A109]))">
            <text:p/>
          </table:table-cell>
          <table:table-cell table:formula="of:=IF([.$E109]=&quot;&quot;;&quot;&quot;;CONCATENATE(&quot;mv /tmp/&quot;;[.$A109];&quot;.tif /home/fstruman/framework/ocr-test/train/&quot;;[.$B109];&quot;.tif&quot;))">
            <text:p/>
          </table:table-cell>
          <table:table-cell table:formula="of:=IF([.$E109]=&quot;&quot;;&quot;&quot;;CONCATENATE(&quot;tesseract &quot;;[.$B109];&quot;.tif &quot;;[.$B109];&quot; -l &quot;;[.$N$1];&quot; batch.nochop makebox&quot;))">
            <text:p/>
          </table:table-cell>
          <table:table-cell table:formula="of:=IF([.$E109]=&quot;&quot;;&quot;&quot;;CONCATENATE(&quot;tesseract &quot;;[.$B109];&quot;.tif &quot;;[.$B109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03h00m02s.jpg</text:p>
          </table:table-cell>
          <table:table-cell office:value-type="string">
            <text:p>eng.meter.exp109</text:p>
          </table:table-cell>
          <table:table-cell office:value-type="float" office:value="35258">
            <text:p>35258</text:p>
          </table:table-cell>
          <table:table-cell/>
          <table:table-cell table:formula="of:=IF([.D110]=&quot;force&quot;;&quot;ok&quot;;IF([score.C111]=[score.F111];IF([.D110]=&quot;&quot;;&quot;&quot;;&quot;ok&quot;);&quot;&quot;))">
            <text:p/>
          </table:table-cell>
          <table:table-cell table:formula="of:=IF([.$E110]=&quot;&quot;;&quot;&quot;;CONCATENATE(&quot;/home/fstruman/framework/ocr-test/Test2 ~/ocr-results/&quot;;[.A110]))">
            <text:p/>
          </table:table-cell>
          <table:table-cell table:formula="of:=IF([.$E110]=&quot;&quot;;&quot;&quot;;CONCATENATE(&quot;mv /tmp/&quot;;[.$A110];&quot;.tif /home/fstruman/framework/ocr-test/train/&quot;;[.$B110];&quot;.tif&quot;))">
            <text:p/>
          </table:table-cell>
          <table:table-cell table:formula="of:=IF([.$E110]=&quot;&quot;;&quot;&quot;;CONCATENATE(&quot;tesseract &quot;;[.$B110];&quot;.tif &quot;;[.$B110];&quot; -l &quot;;[.$N$1];&quot; batch.nochop makebox&quot;))">
            <text:p/>
          </table:table-cell>
          <table:table-cell table:formula="of:=IF([.$E110]=&quot;&quot;;&quot;&quot;;CONCATENATE(&quot;tesseract &quot;;[.$B110];&quot;.tif &quot;;[.$B110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04h00m02s.jpg</text:p>
          </table:table-cell>
          <table:table-cell office:value-type="string">
            <text:p>eng.meter.exp110</text:p>
          </table:table-cell>
          <table:table-cell office:value-type="float" office:value="35288">
            <text:p>35288</text:p>
          </table:table-cell>
          <table:table-cell/>
          <table:table-cell table:formula="of:=IF([.D111]=&quot;force&quot;;&quot;ok&quot;;IF([score.C112]=[score.F112];IF([.D111]=&quot;&quot;;&quot;&quot;;&quot;ok&quot;);&quot;&quot;))">
            <text:p/>
          </table:table-cell>
          <table:table-cell table:formula="of:=IF([.$E111]=&quot;&quot;;&quot;&quot;;CONCATENATE(&quot;/home/fstruman/framework/ocr-test/Test2 ~/ocr-results/&quot;;[.A111]))">
            <text:p/>
          </table:table-cell>
          <table:table-cell table:formula="of:=IF([.$E111]=&quot;&quot;;&quot;&quot;;CONCATENATE(&quot;mv /tmp/&quot;;[.$A111];&quot;.tif /home/fstruman/framework/ocr-test/train/&quot;;[.$B111];&quot;.tif&quot;))">
            <text:p/>
          </table:table-cell>
          <table:table-cell table:formula="of:=IF([.$E111]=&quot;&quot;;&quot;&quot;;CONCATENATE(&quot;tesseract &quot;;[.$B111];&quot;.tif &quot;;[.$B111];&quot; -l &quot;;[.$N$1];&quot; batch.nochop makebox&quot;))">
            <text:p/>
          </table:table-cell>
          <table:table-cell table:formula="of:=IF([.$E111]=&quot;&quot;;&quot;&quot;;CONCATENATE(&quot;tesseract &quot;;[.$B111];&quot;.tif &quot;;[.$B111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05h00m02s.jpg</text:p>
          </table:table-cell>
          <table:table-cell office:value-type="string">
            <text:p>eng.meter.exp111</text:p>
          </table:table-cell>
          <table:table-cell office:value-type="float" office:value="35313">
            <text:p>35313</text:p>
          </table:table-cell>
          <table:table-cell/>
          <table:table-cell table:formula="of:=IF([.D112]=&quot;force&quot;;&quot;ok&quot;;IF([score.C113]=[score.F113];IF([.D112]=&quot;&quot;;&quot;&quot;;&quot;ok&quot;);&quot;&quot;))">
            <text:p/>
          </table:table-cell>
          <table:table-cell table:formula="of:=IF([.$E112]=&quot;&quot;;&quot;&quot;;CONCATENATE(&quot;/home/fstruman/framework/ocr-test/Test2 ~/ocr-results/&quot;;[.A112]))">
            <text:p/>
          </table:table-cell>
          <table:table-cell table:formula="of:=IF([.$E112]=&quot;&quot;;&quot;&quot;;CONCATENATE(&quot;mv /tmp/&quot;;[.$A112];&quot;.tif /home/fstruman/framework/ocr-test/train/&quot;;[.$B112];&quot;.tif&quot;))">
            <text:p/>
          </table:table-cell>
          <table:table-cell table:formula="of:=IF([.$E112]=&quot;&quot;;&quot;&quot;;CONCATENATE(&quot;tesseract &quot;;[.$B112];&quot;.tif &quot;;[.$B112];&quot; -l &quot;;[.$N$1];&quot; batch.nochop makebox&quot;))">
            <text:p/>
          </table:table-cell>
          <table:table-cell table:formula="of:=IF([.$E112]=&quot;&quot;;&quot;&quot;;CONCATENATE(&quot;tesseract &quot;;[.$B112];&quot;.tif &quot;;[.$B112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06h00m02s.jpg</text:p>
          </table:table-cell>
          <table:table-cell office:value-type="string">
            <text:p>eng.meter.exp112</text:p>
          </table:table-cell>
          <table:table-cell office:value-type="float" office:value="35346">
            <text:p>35346</text:p>
          </table:table-cell>
          <table:table-cell/>
          <table:table-cell table:formula="of:=IF([.D113]=&quot;force&quot;;&quot;ok&quot;;IF([score.C114]=[score.F114];IF([.D113]=&quot;&quot;;&quot;&quot;;&quot;ok&quot;);&quot;&quot;))">
            <text:p/>
          </table:table-cell>
          <table:table-cell table:formula="of:=IF([.$E113]=&quot;&quot;;&quot;&quot;;CONCATENATE(&quot;/home/fstruman/framework/ocr-test/Test2 ~/ocr-results/&quot;;[.A113]))">
            <text:p/>
          </table:table-cell>
          <table:table-cell table:formula="of:=IF([.$E113]=&quot;&quot;;&quot;&quot;;CONCATENATE(&quot;mv /tmp/&quot;;[.$A113];&quot;.tif /home/fstruman/framework/ocr-test/train/&quot;;[.$B113];&quot;.tif&quot;))">
            <text:p/>
          </table:table-cell>
          <table:table-cell table:formula="of:=IF([.$E113]=&quot;&quot;;&quot;&quot;;CONCATENATE(&quot;tesseract &quot;;[.$B113];&quot;.tif &quot;;[.$B113];&quot; -l &quot;;[.$N$1];&quot; batch.nochop makebox&quot;))">
            <text:p/>
          </table:table-cell>
          <table:table-cell table:formula="of:=IF([.$E113]=&quot;&quot;;&quot;&quot;;CONCATENATE(&quot;tesseract &quot;;[.$B113];&quot;.tif &quot;;[.$B113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07h00m03s.jpg</text:p>
          </table:table-cell>
          <table:table-cell office:value-type="string">
            <text:p>eng.meter.exp113</text:p>
          </table:table-cell>
          <table:table-cell office:value-type="float" office:value="35378">
            <text:p>35378</text:p>
          </table:table-cell>
          <table:table-cell/>
          <table:table-cell table:formula="of:=IF([.D114]=&quot;force&quot;;&quot;ok&quot;;IF([score.C115]=[score.F115];IF([.D114]=&quot;&quot;;&quot;&quot;;&quot;ok&quot;);&quot;&quot;))">
            <text:p/>
          </table:table-cell>
          <table:table-cell table:formula="of:=IF([.$E114]=&quot;&quot;;&quot;&quot;;CONCATENATE(&quot;/home/fstruman/framework/ocr-test/Test2 ~/ocr-results/&quot;;[.A114]))">
            <text:p/>
          </table:table-cell>
          <table:table-cell table:formula="of:=IF([.$E114]=&quot;&quot;;&quot;&quot;;CONCATENATE(&quot;mv /tmp/&quot;;[.$A114];&quot;.tif /home/fstruman/framework/ocr-test/train/&quot;;[.$B114];&quot;.tif&quot;))">
            <text:p/>
          </table:table-cell>
          <table:table-cell table:formula="of:=IF([.$E114]=&quot;&quot;;&quot;&quot;;CONCATENATE(&quot;tesseract &quot;;[.$B114];&quot;.tif &quot;;[.$B114];&quot; -l &quot;;[.$N$1];&quot; batch.nochop makebox&quot;))">
            <text:p/>
          </table:table-cell>
          <table:table-cell table:formula="of:=IF([.$E114]=&quot;&quot;;&quot;&quot;;CONCATENATE(&quot;tesseract &quot;;[.$B114];&quot;.tif &quot;;[.$B114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08h00m02s.jpg</text:p>
          </table:table-cell>
          <table:table-cell office:value-type="string">
            <text:p>eng.meter.exp114</text:p>
          </table:table-cell>
          <table:table-cell office:value-type="float" office:value="35417">
            <text:p>35417</text:p>
          </table:table-cell>
          <table:table-cell/>
          <table:table-cell table:formula="of:=IF([.D115]=&quot;force&quot;;&quot;ok&quot;;IF([score.C116]=[score.F116];IF([.D115]=&quot;&quot;;&quot;&quot;;&quot;ok&quot;);&quot;&quot;))">
            <text:p/>
          </table:table-cell>
          <table:table-cell table:formula="of:=IF([.$E115]=&quot;&quot;;&quot;&quot;;CONCATENATE(&quot;/home/fstruman/framework/ocr-test/Test2 ~/ocr-results/&quot;;[.A115]))">
            <text:p/>
          </table:table-cell>
          <table:table-cell table:formula="of:=IF([.$E115]=&quot;&quot;;&quot;&quot;;CONCATENATE(&quot;mv /tmp/&quot;;[.$A115];&quot;.tif /home/fstruman/framework/ocr-test/train/&quot;;[.$B115];&quot;.tif&quot;))">
            <text:p/>
          </table:table-cell>
          <table:table-cell table:formula="of:=IF([.$E115]=&quot;&quot;;&quot;&quot;;CONCATENATE(&quot;tesseract &quot;;[.$B115];&quot;.tif &quot;;[.$B115];&quot; -l &quot;;[.$N$1];&quot; batch.nochop makebox&quot;))">
            <text:p/>
          </table:table-cell>
          <table:table-cell table:formula="of:=IF([.$E115]=&quot;&quot;;&quot;&quot;;CONCATENATE(&quot;tesseract &quot;;[.$B115];&quot;.tif &quot;;[.$B115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09h00m02s.jpg</text:p>
          </table:table-cell>
          <table:table-cell office:value-type="string">
            <text:p>eng.meter.exp115</text:p>
          </table:table-cell>
          <table:table-cell office:value-type="float" office:value="35456">
            <text:p>35456</text:p>
          </table:table-cell>
          <table:table-cell/>
          <table:table-cell table:formula="of:=IF([.D116]=&quot;force&quot;;&quot;ok&quot;;IF([score.C117]=[score.F117];IF([.D116]=&quot;&quot;;&quot;&quot;;&quot;ok&quot;);&quot;&quot;))">
            <text:p/>
          </table:table-cell>
          <table:table-cell table:formula="of:=IF([.$E116]=&quot;&quot;;&quot;&quot;;CONCATENATE(&quot;/home/fstruman/framework/ocr-test/Test2 ~/ocr-results/&quot;;[.A116]))">
            <text:p/>
          </table:table-cell>
          <table:table-cell table:formula="of:=IF([.$E116]=&quot;&quot;;&quot;&quot;;CONCATENATE(&quot;mv /tmp/&quot;;[.$A116];&quot;.tif /home/fstruman/framework/ocr-test/train/&quot;;[.$B116];&quot;.tif&quot;))">
            <text:p/>
          </table:table-cell>
          <table:table-cell table:formula="of:=IF([.$E116]=&quot;&quot;;&quot;&quot;;CONCATENATE(&quot;tesseract &quot;;[.$B116];&quot;.tif &quot;;[.$B116];&quot; -l &quot;;[.$N$1];&quot; batch.nochop makebox&quot;))">
            <text:p/>
          </table:table-cell>
          <table:table-cell table:formula="of:=IF([.$E116]=&quot;&quot;;&quot;&quot;;CONCATENATE(&quot;tesseract &quot;;[.$B116];&quot;.tif &quot;;[.$B116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10h00m02s.jpg</text:p>
          </table:table-cell>
          <table:table-cell office:value-type="string">
            <text:p>eng.meter.exp116</text:p>
          </table:table-cell>
          <table:table-cell office:value-type="float" office:value="35500">
            <text:p>35500</text:p>
          </table:table-cell>
          <table:table-cell/>
          <table:table-cell table:formula="of:=IF([.D117]=&quot;force&quot;;&quot;ok&quot;;IF([score.C118]=[score.F118];IF([.D117]=&quot;&quot;;&quot;&quot;;&quot;ok&quot;);&quot;&quot;))">
            <text:p/>
          </table:table-cell>
          <table:table-cell table:formula="of:=IF([.$E117]=&quot;&quot;;&quot;&quot;;CONCATENATE(&quot;/home/fstruman/framework/ocr-test/Test2 ~/ocr-results/&quot;;[.A117]))">
            <text:p/>
          </table:table-cell>
          <table:table-cell table:formula="of:=IF([.$E117]=&quot;&quot;;&quot;&quot;;CONCATENATE(&quot;mv /tmp/&quot;;[.$A117];&quot;.tif /home/fstruman/framework/ocr-test/train/&quot;;[.$B117];&quot;.tif&quot;))">
            <text:p/>
          </table:table-cell>
          <table:table-cell table:formula="of:=IF([.$E117]=&quot;&quot;;&quot;&quot;;CONCATENATE(&quot;tesseract &quot;;[.$B117];&quot;.tif &quot;;[.$B117];&quot; -l &quot;;[.$N$1];&quot; batch.nochop makebox&quot;))">
            <text:p/>
          </table:table-cell>
          <table:table-cell table:formula="of:=IF([.$E117]=&quot;&quot;;&quot;&quot;;CONCATENATE(&quot;tesseract &quot;;[.$B117];&quot;.tif &quot;;[.$B117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11h00m02s.jpg</text:p>
          </table:table-cell>
          <table:table-cell office:value-type="string">
            <text:p>eng.meter.exp117</text:p>
          </table:table-cell>
          <table:table-cell office:value-type="float" office:value="35532">
            <text:p>35532</text:p>
          </table:table-cell>
          <table:table-cell/>
          <table:table-cell table:formula="of:=IF([.D118]=&quot;force&quot;;&quot;ok&quot;;IF([score.C119]=[score.F119];IF([.D118]=&quot;&quot;;&quot;&quot;;&quot;ok&quot;);&quot;&quot;))">
            <text:p/>
          </table:table-cell>
          <table:table-cell table:formula="of:=IF([.$E118]=&quot;&quot;;&quot;&quot;;CONCATENATE(&quot;/home/fstruman/framework/ocr-test/Test2 ~/ocr-results/&quot;;[.A118]))">
            <text:p/>
          </table:table-cell>
          <table:table-cell table:formula="of:=IF([.$E118]=&quot;&quot;;&quot;&quot;;CONCATENATE(&quot;mv /tmp/&quot;;[.$A118];&quot;.tif /home/fstruman/framework/ocr-test/train/&quot;;[.$B118];&quot;.tif&quot;))">
            <text:p/>
          </table:table-cell>
          <table:table-cell table:formula="of:=IF([.$E118]=&quot;&quot;;&quot;&quot;;CONCATENATE(&quot;tesseract &quot;;[.$B118];&quot;.tif &quot;;[.$B118];&quot; -l &quot;;[.$N$1];&quot; batch.nochop makebox&quot;))">
            <text:p/>
          </table:table-cell>
          <table:table-cell table:formula="of:=IF([.$E118]=&quot;&quot;;&quot;&quot;;CONCATENATE(&quot;tesseract &quot;;[.$B118];&quot;.tif &quot;;[.$B118];&quot; box.train&quot;))">
            <text:p/>
          </table:table-cell>
          <table:table-cell table:number-columns-repeated="6"/>
        </table:table-row>
        <table:table-row table:style-name="ro1">
          <table:table-cell office:value-type="string">
            <text:p>0000000001_1_2014-09-01_12h00m03s.jpg</text:p>
          </table:table-cell>
          <table:table-cell office:value-type="string">
            <text:p>eng.meter.exp118</text:p>
          </table:table-cell>
          <table:table-cell office:value-type="float" office:value="35571">
            <text:p>35571</text:p>
          </table:table-cell>
          <table:table-cell/>
          <table:table-cell table:formula="of:=IF([.D119]=&quot;force&quot;;&quot;ok&quot;;IF([score.C120]=[score.F120];IF([.D119]=&quot;&quot;;&quot;&quot;;&quot;ok&quot;);&quot;&quot;))">
            <text:p/>
          </table:table-cell>
          <table:table-cell table:formula="of:=IF([.$E119]=&quot;&quot;;&quot;&quot;;CONCATENATE(&quot;/home/fstruman/framework/ocr-test/Test2 ~/ocr-results/&quot;;[.A119]))">
            <text:p/>
          </table:table-cell>
          <table:table-cell table:formula="of:=IF([.$E119]=&quot;&quot;;&quot;&quot;;CONCATENATE(&quot;mv /tmp/&quot;;[.$A119];&quot;.tif /home/fstruman/framework/ocr-test/train/&quot;;[.$B119];&quot;.tif&quot;))">
            <text:p/>
          </table:table-cell>
          <table:table-cell table:formula="of:=IF([.$E119]=&quot;&quot;;&quot;&quot;;CONCATENATE(&quot;tesseract &quot;;[.$B119];&quot;.tif &quot;;[.$B119];&quot; -l &quot;;[.$N$1];&quot; batch.nochop makebox&quot;))">
            <text:p/>
          </table:table-cell>
          <table:table-cell table:formula="of:=IF([.$E119]=&quot;&quot;;&quot;&quot;;CONCATENATE(&quot;tesseract &quot;;[.$B119];&quot;.tif &quot;;[.$B119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20]=&quot;force&quot;;&quot;ok&quot;;IF([score.C121]=[score.F121];IF([.D120]=&quot;&quot;;&quot;&quot;;&quot;ok&quot;);&quot;&quot;))">
            <text:p/>
          </table:table-cell>
          <table:table-cell table:formula="of:=IF([.$E120]=&quot;&quot;;&quot;&quot;;CONCATENATE(&quot;/home/fstruman/framework/ocr-test/Test2 ~/ocr-results/&quot;;[.A120]))">
            <text:p/>
          </table:table-cell>
          <table:table-cell table:formula="of:=IF([.$E120]=&quot;&quot;;&quot;&quot;;CONCATENATE(&quot;mv /tmp/&quot;;[.$A120];&quot;.tif /home/fstruman/framework/ocr-test/train/&quot;;[.$B120];&quot;.tif&quot;))">
            <text:p/>
          </table:table-cell>
          <table:table-cell table:formula="of:=IF([.$E120]=&quot;&quot;;&quot;&quot;;CONCATENATE(&quot;tesseract &quot;;[.$B120];&quot;.tif &quot;;[.$B120];&quot; -l &quot;;[.$N$1];&quot; batch.nochop makebox&quot;))">
            <text:p/>
          </table:table-cell>
          <table:table-cell table:formula="of:=IF([.$E120]=&quot;&quot;;&quot;&quot;;CONCATENATE(&quot;tesseract &quot;;[.$B120];&quot;.tif &quot;;[.$B120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21]=&quot;force&quot;;&quot;ok&quot;;IF([score.C122]=[score.F122];IF([.D121]=&quot;&quot;;&quot;&quot;;&quot;ok&quot;);&quot;&quot;))">
            <text:p/>
          </table:table-cell>
          <table:table-cell table:formula="of:=IF([.$E121]=&quot;&quot;;&quot;&quot;;CONCATENATE(&quot;/home/fstruman/framework/ocr-test/Test2 ~/ocr-results/&quot;;[.A121]))">
            <text:p/>
          </table:table-cell>
          <table:table-cell table:formula="of:=IF([.$E121]=&quot;&quot;;&quot;&quot;;CONCATENATE(&quot;mv /tmp/&quot;;[.$A121];&quot;.tif /home/fstruman/framework/ocr-test/train/&quot;;[.$B121];&quot;.tif&quot;))">
            <text:p/>
          </table:table-cell>
          <table:table-cell table:formula="of:=IF([.$E121]=&quot;&quot;;&quot;&quot;;CONCATENATE(&quot;tesseract &quot;;[.$B121];&quot;.tif &quot;;[.$B121];&quot; -l &quot;;[.$N$1];&quot; batch.nochop makebox&quot;))">
            <text:p/>
          </table:table-cell>
          <table:table-cell table:formula="of:=IF([.$E121]=&quot;&quot;;&quot;&quot;;CONCATENATE(&quot;tesseract &quot;;[.$B121];&quot;.tif &quot;;[.$B121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22]=&quot;force&quot;;&quot;ok&quot;;IF([score.C123]=[score.F123];IF([.D122]=&quot;&quot;;&quot;&quot;;&quot;ok&quot;);&quot;&quot;))">
            <text:p/>
          </table:table-cell>
          <table:table-cell table:formula="of:=IF([.$E122]=&quot;&quot;;&quot;&quot;;CONCATENATE(&quot;/home/fstruman/framework/ocr-test/Test2 ~/ocr-results/&quot;;[.A122]))">
            <text:p/>
          </table:table-cell>
          <table:table-cell table:formula="of:=IF([.$E122]=&quot;&quot;;&quot;&quot;;CONCATENATE(&quot;mv /tmp/&quot;;[.$A122];&quot;.tif /home/fstruman/framework/ocr-test/train/&quot;;[.$B122];&quot;.tif&quot;))">
            <text:p/>
          </table:table-cell>
          <table:table-cell table:formula="of:=IF([.$E122]=&quot;&quot;;&quot;&quot;;CONCATENATE(&quot;tesseract &quot;;[.$B122];&quot;.tif &quot;;[.$B122];&quot; -l &quot;;[.$N$1];&quot; batch.nochop makebox&quot;))">
            <text:p/>
          </table:table-cell>
          <table:table-cell table:formula="of:=IF([.$E122]=&quot;&quot;;&quot;&quot;;CONCATENATE(&quot;tesseract &quot;;[.$B122];&quot;.tif &quot;;[.$B122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23]=&quot;force&quot;;&quot;ok&quot;;IF([score.C124]=[score.F124];IF([.D123]=&quot;&quot;;&quot;&quot;;&quot;ok&quot;);&quot;&quot;))">
            <text:p/>
          </table:table-cell>
          <table:table-cell table:formula="of:=IF([.$E123]=&quot;&quot;;&quot;&quot;;CONCATENATE(&quot;/home/fstruman/framework/ocr-test/Test2 ~/ocr-results/&quot;;[.A123]))">
            <text:p/>
          </table:table-cell>
          <table:table-cell table:formula="of:=IF([.$E123]=&quot;&quot;;&quot;&quot;;CONCATENATE(&quot;mv /tmp/&quot;;[.$A123];&quot;.tif /home/fstruman/framework/ocr-test/train/&quot;;[.$B123];&quot;.tif&quot;))">
            <text:p/>
          </table:table-cell>
          <table:table-cell table:formula="of:=IF([.$E123]=&quot;&quot;;&quot;&quot;;CONCATENATE(&quot;tesseract &quot;;[.$B123];&quot;.tif &quot;;[.$B123];&quot; -l &quot;;[.$N$1];&quot; batch.nochop makebox&quot;))">
            <text:p/>
          </table:table-cell>
          <table:table-cell table:formula="of:=IF([.$E123]=&quot;&quot;;&quot;&quot;;CONCATENATE(&quot;tesseract &quot;;[.$B123];&quot;.tif &quot;;[.$B123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24]=&quot;force&quot;;&quot;ok&quot;;IF([score.C125]=[score.F125];IF([.D124]=&quot;&quot;;&quot;&quot;;&quot;ok&quot;);&quot;&quot;))">
            <text:p/>
          </table:table-cell>
          <table:table-cell table:formula="of:=IF([.$E124]=&quot;&quot;;&quot;&quot;;CONCATENATE(&quot;/home/fstruman/framework/ocr-test/Test2 ~/ocr-results/&quot;;[.A124]))">
            <text:p/>
          </table:table-cell>
          <table:table-cell table:formula="of:=IF([.$E124]=&quot;&quot;;&quot;&quot;;CONCATENATE(&quot;mv /tmp/&quot;;[.$A124];&quot;.tif /home/fstruman/framework/ocr-test/train/&quot;;[.$B124];&quot;.tif&quot;))">
            <text:p/>
          </table:table-cell>
          <table:table-cell table:formula="of:=IF([.$E124]=&quot;&quot;;&quot;&quot;;CONCATENATE(&quot;tesseract &quot;;[.$B124];&quot;.tif &quot;;[.$B124];&quot; -l &quot;;[.$N$1];&quot; batch.nochop makebox&quot;))">
            <text:p/>
          </table:table-cell>
          <table:table-cell table:formula="of:=IF([.$E124]=&quot;&quot;;&quot;&quot;;CONCATENATE(&quot;tesseract &quot;;[.$B124];&quot;.tif &quot;;[.$B124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25]=&quot;force&quot;;&quot;ok&quot;;IF([score.C126]=[score.F126];IF([.D125]=&quot;&quot;;&quot;&quot;;&quot;ok&quot;);&quot;&quot;))">
            <text:p/>
          </table:table-cell>
          <table:table-cell table:formula="of:=IF([.$E125]=&quot;&quot;;&quot;&quot;;CONCATENATE(&quot;/home/fstruman/framework/ocr-test/Test2 ~/ocr-results/&quot;;[.A125]))">
            <text:p/>
          </table:table-cell>
          <table:table-cell table:formula="of:=IF([.$E125]=&quot;&quot;;&quot;&quot;;CONCATENATE(&quot;mv /tmp/&quot;;[.$A125];&quot;.tif /home/fstruman/framework/ocr-test/train/&quot;;[.$B125];&quot;.tif&quot;))">
            <text:p/>
          </table:table-cell>
          <table:table-cell table:formula="of:=IF([.$E125]=&quot;&quot;;&quot;&quot;;CONCATENATE(&quot;tesseract &quot;;[.$B125];&quot;.tif &quot;;[.$B125];&quot; -l &quot;;[.$N$1];&quot; batch.nochop makebox&quot;))">
            <text:p/>
          </table:table-cell>
          <table:table-cell table:formula="of:=IF([.$E125]=&quot;&quot;;&quot;&quot;;CONCATENATE(&quot;tesseract &quot;;[.$B125];&quot;.tif &quot;;[.$B125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26]=&quot;force&quot;;&quot;ok&quot;;IF([score.C127]=[score.F127];IF([.D126]=&quot;&quot;;&quot;&quot;;&quot;ok&quot;);&quot;&quot;))">
            <text:p/>
          </table:table-cell>
          <table:table-cell table:formula="of:=IF([.$E126]=&quot;&quot;;&quot;&quot;;CONCATENATE(&quot;/home/fstruman/framework/ocr-test/Test2 ~/ocr-results/&quot;;[.A126]))">
            <text:p/>
          </table:table-cell>
          <table:table-cell table:formula="of:=IF([.$E126]=&quot;&quot;;&quot;&quot;;CONCATENATE(&quot;mv /tmp/&quot;;[.$A126];&quot;.tif /home/fstruman/framework/ocr-test/train/&quot;;[.$B126];&quot;.tif&quot;))">
            <text:p/>
          </table:table-cell>
          <table:table-cell table:formula="of:=IF([.$E126]=&quot;&quot;;&quot;&quot;;CONCATENATE(&quot;tesseract &quot;;[.$B126];&quot;.tif &quot;;[.$B126];&quot; -l &quot;;[.$N$1];&quot; batch.nochop makebox&quot;))">
            <text:p/>
          </table:table-cell>
          <table:table-cell table:formula="of:=IF([.$E126]=&quot;&quot;;&quot;&quot;;CONCATENATE(&quot;tesseract &quot;;[.$B126];&quot;.tif &quot;;[.$B126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27]=&quot;force&quot;;&quot;ok&quot;;IF([score.C128]=[score.F128];IF([.D127]=&quot;&quot;;&quot;&quot;;&quot;ok&quot;);&quot;&quot;))">
            <text:p/>
          </table:table-cell>
          <table:table-cell table:formula="of:=IF([.$E127]=&quot;&quot;;&quot;&quot;;CONCATENATE(&quot;/home/fstruman/framework/ocr-test/Test2 ~/ocr-results/&quot;;[.A127]))">
            <text:p/>
          </table:table-cell>
          <table:table-cell table:formula="of:=IF([.$E127]=&quot;&quot;;&quot;&quot;;CONCATENATE(&quot;mv /tmp/&quot;;[.$A127];&quot;.tif /home/fstruman/framework/ocr-test/train/&quot;;[.$B127];&quot;.tif&quot;))">
            <text:p/>
          </table:table-cell>
          <table:table-cell table:formula="of:=IF([.$E127]=&quot;&quot;;&quot;&quot;;CONCATENATE(&quot;tesseract &quot;;[.$B127];&quot;.tif &quot;;[.$B127];&quot; -l &quot;;[.$N$1];&quot; batch.nochop makebox&quot;))">
            <text:p/>
          </table:table-cell>
          <table:table-cell table:formula="of:=IF([.$E127]=&quot;&quot;;&quot;&quot;;CONCATENATE(&quot;tesseract &quot;;[.$B127];&quot;.tif &quot;;[.$B127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28]=&quot;force&quot;;&quot;ok&quot;;IF([score.C129]=[score.F129];IF([.D128]=&quot;&quot;;&quot;&quot;;&quot;ok&quot;);&quot;&quot;))">
            <text:p/>
          </table:table-cell>
          <table:table-cell table:formula="of:=IF([.$E128]=&quot;&quot;;&quot;&quot;;CONCATENATE(&quot;/home/fstruman/framework/ocr-test/Test2 ~/ocr-results/&quot;;[.A128]))">
            <text:p/>
          </table:table-cell>
          <table:table-cell table:formula="of:=IF([.$E128]=&quot;&quot;;&quot;&quot;;CONCATENATE(&quot;mv /tmp/&quot;;[.$A128];&quot;.tif /home/fstruman/framework/ocr-test/train/&quot;;[.$B128];&quot;.tif&quot;))">
            <text:p/>
          </table:table-cell>
          <table:table-cell table:formula="of:=IF([.$E128]=&quot;&quot;;&quot;&quot;;CONCATENATE(&quot;tesseract &quot;;[.$B128];&quot;.tif &quot;;[.$B128];&quot; -l &quot;;[.$N$1];&quot; batch.nochop makebox&quot;))">
            <text:p/>
          </table:table-cell>
          <table:table-cell table:formula="of:=IF([.$E128]=&quot;&quot;;&quot;&quot;;CONCATENATE(&quot;tesseract &quot;;[.$B128];&quot;.tif &quot;;[.$B128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29]=&quot;force&quot;;&quot;ok&quot;;IF([score.C130]=[score.F130];IF([.D129]=&quot;&quot;;&quot;&quot;;&quot;ok&quot;);&quot;&quot;))">
            <text:p/>
          </table:table-cell>
          <table:table-cell table:formula="of:=IF([.$E129]=&quot;&quot;;&quot;&quot;;CONCATENATE(&quot;/home/fstruman/framework/ocr-test/Test2 ~/ocr-results/&quot;;[.A129]))">
            <text:p/>
          </table:table-cell>
          <table:table-cell table:formula="of:=IF([.$E129]=&quot;&quot;;&quot;&quot;;CONCATENATE(&quot;mv /tmp/&quot;;[.$A129];&quot;.tif /home/fstruman/framework/ocr-test/train/&quot;;[.$B129];&quot;.tif&quot;))">
            <text:p/>
          </table:table-cell>
          <table:table-cell table:formula="of:=IF([.$E129]=&quot;&quot;;&quot;&quot;;CONCATENATE(&quot;tesseract &quot;;[.$B129];&quot;.tif &quot;;[.$B129];&quot; -l &quot;;[.$N$1];&quot; batch.nochop makebox&quot;))">
            <text:p/>
          </table:table-cell>
          <table:table-cell table:formula="of:=IF([.$E129]=&quot;&quot;;&quot;&quot;;CONCATENATE(&quot;tesseract &quot;;[.$B129];&quot;.tif &quot;;[.$B129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30]=&quot;force&quot;;&quot;ok&quot;;IF([score.C131]=[score.F131];IF([.D130]=&quot;&quot;;&quot;&quot;;&quot;ok&quot;);&quot;&quot;))">
            <text:p/>
          </table:table-cell>
          <table:table-cell table:formula="of:=IF([.$E130]=&quot;&quot;;&quot;&quot;;CONCATENATE(&quot;/home/fstruman/framework/ocr-test/Test2 ~/ocr-results/&quot;;[.A130]))">
            <text:p/>
          </table:table-cell>
          <table:table-cell table:formula="of:=IF([.$E130]=&quot;&quot;;&quot;&quot;;CONCATENATE(&quot;mv /tmp/&quot;;[.$A130];&quot;.tif /home/fstruman/framework/ocr-test/train/&quot;;[.$B130];&quot;.tif&quot;))">
            <text:p/>
          </table:table-cell>
          <table:table-cell table:formula="of:=IF([.$E130]=&quot;&quot;;&quot;&quot;;CONCATENATE(&quot;tesseract &quot;;[.$B130];&quot;.tif &quot;;[.$B130];&quot; -l &quot;;[.$N$1];&quot; batch.nochop makebox&quot;))">
            <text:p/>
          </table:table-cell>
          <table:table-cell table:formula="of:=IF([.$E130]=&quot;&quot;;&quot;&quot;;CONCATENATE(&quot;tesseract &quot;;[.$B130];&quot;.tif &quot;;[.$B130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31]=&quot;force&quot;;&quot;ok&quot;;IF([score.C132]=[score.F132];IF([.D131]=&quot;&quot;;&quot;&quot;;&quot;ok&quot;);&quot;&quot;))">
            <text:p/>
          </table:table-cell>
          <table:table-cell table:formula="of:=IF([.$E131]=&quot;&quot;;&quot;&quot;;CONCATENATE(&quot;/home/fstruman/framework/ocr-test/Test2 ~/ocr-results/&quot;;[.A131]))">
            <text:p/>
          </table:table-cell>
          <table:table-cell table:formula="of:=IF([.$E131]=&quot;&quot;;&quot;&quot;;CONCATENATE(&quot;mv /tmp/&quot;;[.$A131];&quot;.tif /home/fstruman/framework/ocr-test/train/&quot;;[.$B131];&quot;.tif&quot;))">
            <text:p/>
          </table:table-cell>
          <table:table-cell table:formula="of:=IF([.$E131]=&quot;&quot;;&quot;&quot;;CONCATENATE(&quot;tesseract &quot;;[.$B131];&quot;.tif &quot;;[.$B131];&quot; -l &quot;;[.$N$1];&quot; batch.nochop makebox&quot;))">
            <text:p/>
          </table:table-cell>
          <table:table-cell table:formula="of:=IF([.$E131]=&quot;&quot;;&quot;&quot;;CONCATENATE(&quot;tesseract &quot;;[.$B131];&quot;.tif &quot;;[.$B131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32]=&quot;force&quot;;&quot;ok&quot;;IF([score.C133]=[score.F133];IF([.D132]=&quot;&quot;;&quot;&quot;;&quot;ok&quot;);&quot;&quot;))">
            <text:p/>
          </table:table-cell>
          <table:table-cell table:formula="of:=IF([.$E132]=&quot;&quot;;&quot;&quot;;CONCATENATE(&quot;/home/fstruman/framework/ocr-test/Test2 ~/ocr-results/&quot;;[.A132]))">
            <text:p/>
          </table:table-cell>
          <table:table-cell table:formula="of:=IF([.$E132]=&quot;&quot;;&quot;&quot;;CONCATENATE(&quot;mv /tmp/&quot;;[.$A132];&quot;.tif /home/fstruman/framework/ocr-test/train/&quot;;[.$B132];&quot;.tif&quot;))">
            <text:p/>
          </table:table-cell>
          <table:table-cell table:formula="of:=IF([.$E132]=&quot;&quot;;&quot;&quot;;CONCATENATE(&quot;tesseract &quot;;[.$B132];&quot;.tif &quot;;[.$B132];&quot; -l &quot;;[.$N$1];&quot; batch.nochop makebox&quot;))">
            <text:p/>
          </table:table-cell>
          <table:table-cell table:formula="of:=IF([.$E132]=&quot;&quot;;&quot;&quot;;CONCATENATE(&quot;tesseract &quot;;[.$B132];&quot;.tif &quot;;[.$B132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33]=&quot;force&quot;;&quot;ok&quot;;IF([score.C134]=[score.F134];IF([.D133]=&quot;&quot;;&quot;&quot;;&quot;ok&quot;);&quot;&quot;))">
            <text:p/>
          </table:table-cell>
          <table:table-cell table:formula="of:=IF([.$E133]=&quot;&quot;;&quot;&quot;;CONCATENATE(&quot;/home/fstruman/framework/ocr-test/Test2 ~/ocr-results/&quot;;[.A133]))">
            <text:p/>
          </table:table-cell>
          <table:table-cell table:formula="of:=IF([.$E133]=&quot;&quot;;&quot;&quot;;CONCATENATE(&quot;mv /tmp/&quot;;[.$A133];&quot;.tif /home/fstruman/framework/ocr-test/train/&quot;;[.$B133];&quot;.tif&quot;))">
            <text:p/>
          </table:table-cell>
          <table:table-cell table:formula="of:=IF([.$E133]=&quot;&quot;;&quot;&quot;;CONCATENATE(&quot;tesseract &quot;;[.$B133];&quot;.tif &quot;;[.$B133];&quot; -l &quot;;[.$N$1];&quot; batch.nochop makebox&quot;))">
            <text:p/>
          </table:table-cell>
          <table:table-cell table:formula="of:=IF([.$E133]=&quot;&quot;;&quot;&quot;;CONCATENATE(&quot;tesseract &quot;;[.$B133];&quot;.tif &quot;;[.$B133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34]=&quot;force&quot;;&quot;ok&quot;;IF([score.C135]=[score.F135];IF([.D134]=&quot;&quot;;&quot;&quot;;&quot;ok&quot;);&quot;&quot;))">
            <text:p/>
          </table:table-cell>
          <table:table-cell table:formula="of:=IF([.$E134]=&quot;&quot;;&quot;&quot;;CONCATENATE(&quot;/home/fstruman/framework/ocr-test/Test2 ~/ocr-results/&quot;;[.A134]))">
            <text:p/>
          </table:table-cell>
          <table:table-cell table:formula="of:=IF([.$E134]=&quot;&quot;;&quot;&quot;;CONCATENATE(&quot;mv /tmp/&quot;;[.$A134];&quot;.tif /home/fstruman/framework/ocr-test/train/&quot;;[.$B134];&quot;.tif&quot;))">
            <text:p/>
          </table:table-cell>
          <table:table-cell table:formula="of:=IF([.$E134]=&quot;&quot;;&quot;&quot;;CONCATENATE(&quot;tesseract &quot;;[.$B134];&quot;.tif &quot;;[.$B134];&quot; -l &quot;;[.$N$1];&quot; batch.nochop makebox&quot;))">
            <text:p/>
          </table:table-cell>
          <table:table-cell table:formula="of:=IF([.$E134]=&quot;&quot;;&quot;&quot;;CONCATENATE(&quot;tesseract &quot;;[.$B134];&quot;.tif &quot;;[.$B134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35]=&quot;force&quot;;&quot;ok&quot;;IF([score.C136]=[score.F136];IF([.D135]=&quot;&quot;;&quot;&quot;;&quot;ok&quot;);&quot;&quot;))">
            <text:p/>
          </table:table-cell>
          <table:table-cell table:formula="of:=IF([.$E135]=&quot;&quot;;&quot;&quot;;CONCATENATE(&quot;/home/fstruman/framework/ocr-test/Test2 ~/ocr-results/&quot;;[.A135]))">
            <text:p/>
          </table:table-cell>
          <table:table-cell table:formula="of:=IF([.$E135]=&quot;&quot;;&quot;&quot;;CONCATENATE(&quot;mv /tmp/&quot;;[.$A135];&quot;.tif /home/fstruman/framework/ocr-test/train/&quot;;[.$B135];&quot;.tif&quot;))">
            <text:p/>
          </table:table-cell>
          <table:table-cell table:formula="of:=IF([.$E135]=&quot;&quot;;&quot;&quot;;CONCATENATE(&quot;tesseract &quot;;[.$B135];&quot;.tif &quot;;[.$B135];&quot; -l &quot;;[.$N$1];&quot; batch.nochop makebox&quot;))">
            <text:p/>
          </table:table-cell>
          <table:table-cell table:formula="of:=IF([.$E135]=&quot;&quot;;&quot;&quot;;CONCATENATE(&quot;tesseract &quot;;[.$B135];&quot;.tif &quot;;[.$B135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36]=&quot;force&quot;;&quot;ok&quot;;IF([score.C137]=[score.F137];IF([.D136]=&quot;&quot;;&quot;&quot;;&quot;ok&quot;);&quot;&quot;))">
            <text:p/>
          </table:table-cell>
          <table:table-cell table:formula="of:=IF([.$E136]=&quot;&quot;;&quot;&quot;;CONCATENATE(&quot;/home/fstruman/framework/ocr-test/Test2 ~/ocr-results/&quot;;[.A136]))">
            <text:p/>
          </table:table-cell>
          <table:table-cell table:formula="of:=IF([.$E136]=&quot;&quot;;&quot;&quot;;CONCATENATE(&quot;mv /tmp/&quot;;[.$A136];&quot;.tif /home/fstruman/framework/ocr-test/train/&quot;;[.$B136];&quot;.tif&quot;))">
            <text:p/>
          </table:table-cell>
          <table:table-cell table:formula="of:=IF([.$E136]=&quot;&quot;;&quot;&quot;;CONCATENATE(&quot;tesseract &quot;;[.$B136];&quot;.tif &quot;;[.$B136];&quot; -l &quot;;[.$N$1];&quot; batch.nochop makebox&quot;))">
            <text:p/>
          </table:table-cell>
          <table:table-cell table:formula="of:=IF([.$E136]=&quot;&quot;;&quot;&quot;;CONCATENATE(&quot;tesseract &quot;;[.$B136];&quot;.tif &quot;;[.$B136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37]=&quot;force&quot;;&quot;ok&quot;;IF([score.C138]=[score.F138];IF([.D137]=&quot;&quot;;&quot;&quot;;&quot;ok&quot;);&quot;&quot;))">
            <text:p/>
          </table:table-cell>
          <table:table-cell table:formula="of:=IF([.$E137]=&quot;&quot;;&quot;&quot;;CONCATENATE(&quot;/home/fstruman/framework/ocr-test/Test2 ~/ocr-results/&quot;;[.A137]))">
            <text:p/>
          </table:table-cell>
          <table:table-cell table:formula="of:=IF([.$E137]=&quot;&quot;;&quot;&quot;;CONCATENATE(&quot;mv /tmp/&quot;;[.$A137];&quot;.tif /home/fstruman/framework/ocr-test/train/&quot;;[.$B137];&quot;.tif&quot;))">
            <text:p/>
          </table:table-cell>
          <table:table-cell table:formula="of:=IF([.$E137]=&quot;&quot;;&quot;&quot;;CONCATENATE(&quot;tesseract &quot;;[.$B137];&quot;.tif &quot;;[.$B137];&quot; -l &quot;;[.$N$1];&quot; batch.nochop makebox&quot;))">
            <text:p/>
          </table:table-cell>
          <table:table-cell table:formula="of:=IF([.$E137]=&quot;&quot;;&quot;&quot;;CONCATENATE(&quot;tesseract &quot;;[.$B137];&quot;.tif &quot;;[.$B137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38]=&quot;force&quot;;&quot;ok&quot;;IF([score.C139]=[score.F139];IF([.D138]=&quot;&quot;;&quot;&quot;;&quot;ok&quot;);&quot;&quot;))">
            <text:p/>
          </table:table-cell>
          <table:table-cell table:formula="of:=IF([.$E138]=&quot;&quot;;&quot;&quot;;CONCATENATE(&quot;/home/fstruman/framework/ocr-test/Test2 ~/ocr-results/&quot;;[.A138]))">
            <text:p/>
          </table:table-cell>
          <table:table-cell table:formula="of:=IF([.$E138]=&quot;&quot;;&quot;&quot;;CONCATENATE(&quot;mv /tmp/&quot;;[.$A138];&quot;.tif /home/fstruman/framework/ocr-test/train/&quot;;[.$B138];&quot;.tif&quot;))">
            <text:p/>
          </table:table-cell>
          <table:table-cell table:formula="of:=IF([.$E138]=&quot;&quot;;&quot;&quot;;CONCATENATE(&quot;tesseract &quot;;[.$B138];&quot;.tif &quot;;[.$B138];&quot; -l &quot;;[.$N$1];&quot; batch.nochop makebox&quot;))">
            <text:p/>
          </table:table-cell>
          <table:table-cell table:formula="of:=IF([.$E138]=&quot;&quot;;&quot;&quot;;CONCATENATE(&quot;tesseract &quot;;[.$B138];&quot;.tif &quot;;[.$B138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39]=&quot;force&quot;;&quot;ok&quot;;IF([score.C140]=[score.F140];IF([.D139]=&quot;&quot;;&quot;&quot;;&quot;ok&quot;);&quot;&quot;))">
            <text:p/>
          </table:table-cell>
          <table:table-cell table:formula="of:=IF([.$E139]=&quot;&quot;;&quot;&quot;;CONCATENATE(&quot;/home/fstruman/framework/ocr-test/Test2 ~/ocr-results/&quot;;[.A139]))">
            <text:p/>
          </table:table-cell>
          <table:table-cell table:formula="of:=IF([.$E139]=&quot;&quot;;&quot;&quot;;CONCATENATE(&quot;mv /tmp/&quot;;[.$A139];&quot;.tif /home/fstruman/framework/ocr-test/train/&quot;;[.$B139];&quot;.tif&quot;))">
            <text:p/>
          </table:table-cell>
          <table:table-cell table:formula="of:=IF([.$E139]=&quot;&quot;;&quot;&quot;;CONCATENATE(&quot;tesseract &quot;;[.$B139];&quot;.tif &quot;;[.$B139];&quot; -l &quot;;[.$N$1];&quot; batch.nochop makebox&quot;))">
            <text:p/>
          </table:table-cell>
          <table:table-cell table:formula="of:=IF([.$E139]=&quot;&quot;;&quot;&quot;;CONCATENATE(&quot;tesseract &quot;;[.$B139];&quot;.tif &quot;;[.$B139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40]=&quot;force&quot;;&quot;ok&quot;;IF([score.C141]=[score.F141];IF([.D140]=&quot;&quot;;&quot;&quot;;&quot;ok&quot;);&quot;&quot;))">
            <text:p/>
          </table:table-cell>
          <table:table-cell table:formula="of:=IF([.$E140]=&quot;&quot;;&quot;&quot;;CONCATENATE(&quot;/home/fstruman/framework/ocr-test/Test2 ~/ocr-results/&quot;;[.A140]))">
            <text:p/>
          </table:table-cell>
          <table:table-cell table:formula="of:=IF([.$E140]=&quot;&quot;;&quot;&quot;;CONCATENATE(&quot;mv /tmp/&quot;;[.$A140];&quot;.tif /home/fstruman/framework/ocr-test/train/&quot;;[.$B140];&quot;.tif&quot;))">
            <text:p/>
          </table:table-cell>
          <table:table-cell table:formula="of:=IF([.$E140]=&quot;&quot;;&quot;&quot;;CONCATENATE(&quot;tesseract &quot;;[.$B140];&quot;.tif &quot;;[.$B140];&quot; -l &quot;;[.$N$1];&quot; batch.nochop makebox&quot;))">
            <text:p/>
          </table:table-cell>
          <table:table-cell table:formula="of:=IF([.$E140]=&quot;&quot;;&quot;&quot;;CONCATENATE(&quot;tesseract &quot;;[.$B140];&quot;.tif &quot;;[.$B140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41]=&quot;force&quot;;&quot;ok&quot;;IF([score.C142]=[score.F142];IF([.D141]=&quot;&quot;;&quot;&quot;;&quot;ok&quot;);&quot;&quot;))">
            <text:p/>
          </table:table-cell>
          <table:table-cell table:formula="of:=IF([.$E141]=&quot;&quot;;&quot;&quot;;CONCATENATE(&quot;/home/fstruman/framework/ocr-test/Test2 ~/ocr-results/&quot;;[.A141]))">
            <text:p/>
          </table:table-cell>
          <table:table-cell table:formula="of:=IF([.$E141]=&quot;&quot;;&quot;&quot;;CONCATENATE(&quot;mv /tmp/&quot;;[.$A141];&quot;.tif /home/fstruman/framework/ocr-test/train/&quot;;[.$B141];&quot;.tif&quot;))">
            <text:p/>
          </table:table-cell>
          <table:table-cell table:formula="of:=IF([.$E141]=&quot;&quot;;&quot;&quot;;CONCATENATE(&quot;tesseract &quot;;[.$B141];&quot;.tif &quot;;[.$B141];&quot; -l &quot;;[.$N$1];&quot; batch.nochop makebox&quot;))">
            <text:p/>
          </table:table-cell>
          <table:table-cell table:formula="of:=IF([.$E141]=&quot;&quot;;&quot;&quot;;CONCATENATE(&quot;tesseract &quot;;[.$B141];&quot;.tif &quot;;[.$B141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42]=&quot;force&quot;;&quot;ok&quot;;IF([score.C143]=[score.F143];IF([.D142]=&quot;&quot;;&quot;&quot;;&quot;ok&quot;);&quot;&quot;))">
            <text:p/>
          </table:table-cell>
          <table:table-cell table:formula="of:=IF([.$E142]=&quot;&quot;;&quot;&quot;;CONCATENATE(&quot;/home/fstruman/framework/ocr-test/Test2 ~/ocr-results/&quot;;[.A142]))">
            <text:p/>
          </table:table-cell>
          <table:table-cell table:formula="of:=IF([.$E142]=&quot;&quot;;&quot;&quot;;CONCATENATE(&quot;mv /tmp/&quot;;[.$A142];&quot;.tif /home/fstruman/framework/ocr-test/train/&quot;;[.$B142];&quot;.tif&quot;))">
            <text:p/>
          </table:table-cell>
          <table:table-cell table:formula="of:=IF([.$E142]=&quot;&quot;;&quot;&quot;;CONCATENATE(&quot;tesseract &quot;;[.$B142];&quot;.tif &quot;;[.$B142];&quot; -l &quot;;[.$N$1];&quot; batch.nochop makebox&quot;))">
            <text:p/>
          </table:table-cell>
          <table:table-cell table:formula="of:=IF([.$E142]=&quot;&quot;;&quot;&quot;;CONCATENATE(&quot;tesseract &quot;;[.$B142];&quot;.tif &quot;;[.$B142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43]=&quot;force&quot;;&quot;ok&quot;;IF([score.C144]=[score.F144];IF([.D143]=&quot;&quot;;&quot;&quot;;&quot;ok&quot;);&quot;&quot;))">
            <text:p/>
          </table:table-cell>
          <table:table-cell table:formula="of:=IF([.$E143]=&quot;&quot;;&quot;&quot;;CONCATENATE(&quot;/home/fstruman/framework/ocr-test/Test2 ~/ocr-results/&quot;;[.A143]))">
            <text:p/>
          </table:table-cell>
          <table:table-cell table:formula="of:=IF([.$E143]=&quot;&quot;;&quot;&quot;;CONCATENATE(&quot;mv /tmp/&quot;;[.$A143];&quot;.tif /home/fstruman/framework/ocr-test/train/&quot;;[.$B143];&quot;.tif&quot;))">
            <text:p/>
          </table:table-cell>
          <table:table-cell table:formula="of:=IF([.$E143]=&quot;&quot;;&quot;&quot;;CONCATENATE(&quot;tesseract &quot;;[.$B143];&quot;.tif &quot;;[.$B143];&quot; -l &quot;;[.$N$1];&quot; batch.nochop makebox&quot;))">
            <text:p/>
          </table:table-cell>
          <table:table-cell table:formula="of:=IF([.$E143]=&quot;&quot;;&quot;&quot;;CONCATENATE(&quot;tesseract &quot;;[.$B143];&quot;.tif &quot;;[.$B143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44]=&quot;force&quot;;&quot;ok&quot;;IF([score.C145]=[score.F145];IF([.D144]=&quot;&quot;;&quot;&quot;;&quot;ok&quot;);&quot;&quot;))">
            <text:p/>
          </table:table-cell>
          <table:table-cell table:formula="of:=IF([.$E144]=&quot;&quot;;&quot;&quot;;CONCATENATE(&quot;/home/fstruman/framework/ocr-test/Test2 ~/ocr-results/&quot;;[.A144]))">
            <text:p/>
          </table:table-cell>
          <table:table-cell table:formula="of:=IF([.$E144]=&quot;&quot;;&quot;&quot;;CONCATENATE(&quot;mv /tmp/&quot;;[.$A144];&quot;.tif /home/fstruman/framework/ocr-test/train/&quot;;[.$B144];&quot;.tif&quot;))">
            <text:p/>
          </table:table-cell>
          <table:table-cell table:formula="of:=IF([.$E144]=&quot;&quot;;&quot;&quot;;CONCATENATE(&quot;tesseract &quot;;[.$B144];&quot;.tif &quot;;[.$B144];&quot; -l &quot;;[.$N$1];&quot; batch.nochop makebox&quot;))">
            <text:p/>
          </table:table-cell>
          <table:table-cell table:formula="of:=IF([.$E144]=&quot;&quot;;&quot;&quot;;CONCATENATE(&quot;tesseract &quot;;[.$B144];&quot;.tif &quot;;[.$B144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45]=&quot;force&quot;;&quot;ok&quot;;IF([score.C146]=[score.F146];IF([.D145]=&quot;&quot;;&quot;&quot;;&quot;ok&quot;);&quot;&quot;))">
            <text:p/>
          </table:table-cell>
          <table:table-cell table:formula="of:=IF([.$E145]=&quot;&quot;;&quot;&quot;;CONCATENATE(&quot;/home/fstruman/framework/ocr-test/Test2 ~/ocr-results/&quot;;[.A145]))">
            <text:p/>
          </table:table-cell>
          <table:table-cell table:formula="of:=IF([.$E145]=&quot;&quot;;&quot;&quot;;CONCATENATE(&quot;mv /tmp/&quot;;[.$A145];&quot;.tif /home/fstruman/framework/ocr-test/train/&quot;;[.$B145];&quot;.tif&quot;))">
            <text:p/>
          </table:table-cell>
          <table:table-cell table:formula="of:=IF([.$E145]=&quot;&quot;;&quot;&quot;;CONCATENATE(&quot;tesseract &quot;;[.$B145];&quot;.tif &quot;;[.$B145];&quot; -l &quot;;[.$N$1];&quot; batch.nochop makebox&quot;))">
            <text:p/>
          </table:table-cell>
          <table:table-cell table:formula="of:=IF([.$E145]=&quot;&quot;;&quot;&quot;;CONCATENATE(&quot;tesseract &quot;;[.$B145];&quot;.tif &quot;;[.$B145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46]=&quot;force&quot;;&quot;ok&quot;;IF([score.C147]=[score.F147];IF([.D146]=&quot;&quot;;&quot;&quot;;&quot;ok&quot;);&quot;&quot;))">
            <text:p/>
          </table:table-cell>
          <table:table-cell table:formula="of:=IF([.$E146]=&quot;&quot;;&quot;&quot;;CONCATENATE(&quot;/home/fstruman/framework/ocr-test/Test2 ~/ocr-results/&quot;;[.A146]))">
            <text:p/>
          </table:table-cell>
          <table:table-cell table:formula="of:=IF([.$E146]=&quot;&quot;;&quot;&quot;;CONCATENATE(&quot;mv /tmp/&quot;;[.$A146];&quot;.tif /home/fstruman/framework/ocr-test/train/&quot;;[.$B146];&quot;.tif&quot;))">
            <text:p/>
          </table:table-cell>
          <table:table-cell table:formula="of:=IF([.$E146]=&quot;&quot;;&quot;&quot;;CONCATENATE(&quot;tesseract &quot;;[.$B146];&quot;.tif &quot;;[.$B146];&quot; -l &quot;;[.$N$1];&quot; batch.nochop makebox&quot;))">
            <text:p/>
          </table:table-cell>
          <table:table-cell table:formula="of:=IF([.$E146]=&quot;&quot;;&quot;&quot;;CONCATENATE(&quot;tesseract &quot;;[.$B146];&quot;.tif &quot;;[.$B146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47]=&quot;force&quot;;&quot;ok&quot;;IF([score.C148]=[score.F148];IF([.D147]=&quot;&quot;;&quot;&quot;;&quot;ok&quot;);&quot;&quot;))">
            <text:p/>
          </table:table-cell>
          <table:table-cell table:formula="of:=IF([.$E147]=&quot;&quot;;&quot;&quot;;CONCATENATE(&quot;/home/fstruman/framework/ocr-test/Test2 ~/ocr-results/&quot;;[.A147]))">
            <text:p/>
          </table:table-cell>
          <table:table-cell table:formula="of:=IF([.$E147]=&quot;&quot;;&quot;&quot;;CONCATENATE(&quot;mv /tmp/&quot;;[.$A147];&quot;.tif /home/fstruman/framework/ocr-test/train/&quot;;[.$B147];&quot;.tif&quot;))">
            <text:p/>
          </table:table-cell>
          <table:table-cell table:formula="of:=IF([.$E147]=&quot;&quot;;&quot;&quot;;CONCATENATE(&quot;tesseract &quot;;[.$B147];&quot;.tif &quot;;[.$B147];&quot; -l &quot;;[.$N$1];&quot; batch.nochop makebox&quot;))">
            <text:p/>
          </table:table-cell>
          <table:table-cell table:formula="of:=IF([.$E147]=&quot;&quot;;&quot;&quot;;CONCATENATE(&quot;tesseract &quot;;[.$B147];&quot;.tif &quot;;[.$B147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48]=&quot;force&quot;;&quot;ok&quot;;IF([score.C149]=[score.F149];IF([.D148]=&quot;&quot;;&quot;&quot;;&quot;ok&quot;);&quot;&quot;))">
            <text:p/>
          </table:table-cell>
          <table:table-cell table:formula="of:=IF([.$E148]=&quot;&quot;;&quot;&quot;;CONCATENATE(&quot;/home/fstruman/framework/ocr-test/Test2 ~/ocr-results/&quot;;[.A148]))">
            <text:p/>
          </table:table-cell>
          <table:table-cell table:formula="of:=IF([.$E148]=&quot;&quot;;&quot;&quot;;CONCATENATE(&quot;mv /tmp/&quot;;[.$A148];&quot;.tif /home/fstruman/framework/ocr-test/train/&quot;;[.$B148];&quot;.tif&quot;))">
            <text:p/>
          </table:table-cell>
          <table:table-cell table:formula="of:=IF([.$E148]=&quot;&quot;;&quot;&quot;;CONCATENATE(&quot;tesseract &quot;;[.$B148];&quot;.tif &quot;;[.$B148];&quot; -l &quot;;[.$N$1];&quot; batch.nochop makebox&quot;))">
            <text:p/>
          </table:table-cell>
          <table:table-cell table:formula="of:=IF([.$E148]=&quot;&quot;;&quot;&quot;;CONCATENATE(&quot;tesseract &quot;;[.$B148];&quot;.tif &quot;;[.$B148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49]=&quot;force&quot;;&quot;ok&quot;;IF([score.C150]=[score.F150];IF([.D149]=&quot;&quot;;&quot;&quot;;&quot;ok&quot;);&quot;&quot;))">
            <text:p/>
          </table:table-cell>
          <table:table-cell table:formula="of:=IF([.$E149]=&quot;&quot;;&quot;&quot;;CONCATENATE(&quot;/home/fstruman/framework/ocr-test/Test2 ~/ocr-results/&quot;;[.A149]))">
            <text:p/>
          </table:table-cell>
          <table:table-cell table:formula="of:=IF([.$E149]=&quot;&quot;;&quot;&quot;;CONCATENATE(&quot;mv /tmp/&quot;;[.$A149];&quot;.tif /home/fstruman/framework/ocr-test/train/&quot;;[.$B149];&quot;.tif&quot;))">
            <text:p/>
          </table:table-cell>
          <table:table-cell table:formula="of:=IF([.$E149]=&quot;&quot;;&quot;&quot;;CONCATENATE(&quot;tesseract &quot;;[.$B149];&quot;.tif &quot;;[.$B149];&quot; -l &quot;;[.$N$1];&quot; batch.nochop makebox&quot;))">
            <text:p/>
          </table:table-cell>
          <table:table-cell table:formula="of:=IF([.$E149]=&quot;&quot;;&quot;&quot;;CONCATENATE(&quot;tesseract &quot;;[.$B149];&quot;.tif &quot;;[.$B149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50]=&quot;force&quot;;&quot;ok&quot;;IF([score.C151]=[score.F151];IF([.D150]=&quot;&quot;;&quot;&quot;;&quot;ok&quot;);&quot;&quot;))">
            <text:p/>
          </table:table-cell>
          <table:table-cell table:formula="of:=IF([.$E150]=&quot;&quot;;&quot;&quot;;CONCATENATE(&quot;/home/fstruman/framework/ocr-test/Test2 ~/ocr-results/&quot;;[.A150]))">
            <text:p/>
          </table:table-cell>
          <table:table-cell table:formula="of:=IF([.$E150]=&quot;&quot;;&quot;&quot;;CONCATENATE(&quot;mv /tmp/&quot;;[.$A150];&quot;.tif /home/fstruman/framework/ocr-test/train/&quot;;[.$B150];&quot;.tif&quot;))">
            <text:p/>
          </table:table-cell>
          <table:table-cell table:formula="of:=IF([.$E150]=&quot;&quot;;&quot;&quot;;CONCATENATE(&quot;tesseract &quot;;[.$B150];&quot;.tif &quot;;[.$B150];&quot; -l &quot;;[.$N$1];&quot; batch.nochop makebox&quot;))">
            <text:p/>
          </table:table-cell>
          <table:table-cell table:formula="of:=IF([.$E150]=&quot;&quot;;&quot;&quot;;CONCATENATE(&quot;tesseract &quot;;[.$B150];&quot;.tif &quot;;[.$B150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51]=&quot;force&quot;;&quot;ok&quot;;IF([score.C152]=[score.F152];IF([.D151]=&quot;&quot;;&quot;&quot;;&quot;ok&quot;);&quot;&quot;))">
            <text:p/>
          </table:table-cell>
          <table:table-cell table:formula="of:=IF([.$E151]=&quot;&quot;;&quot;&quot;;CONCATENATE(&quot;/home/fstruman/framework/ocr-test/Test2 ~/ocr-results/&quot;;[.A151]))">
            <text:p/>
          </table:table-cell>
          <table:table-cell table:formula="of:=IF([.$E151]=&quot;&quot;;&quot;&quot;;CONCATENATE(&quot;mv /tmp/&quot;;[.$A151];&quot;.tif /home/fstruman/framework/ocr-test/train/&quot;;[.$B151];&quot;.tif&quot;))">
            <text:p/>
          </table:table-cell>
          <table:table-cell table:formula="of:=IF([.$E151]=&quot;&quot;;&quot;&quot;;CONCATENATE(&quot;tesseract &quot;;[.$B151];&quot;.tif &quot;;[.$B151];&quot; -l &quot;;[.$N$1];&quot; batch.nochop makebox&quot;))">
            <text:p/>
          </table:table-cell>
          <table:table-cell table:formula="of:=IF([.$E151]=&quot;&quot;;&quot;&quot;;CONCATENATE(&quot;tesseract &quot;;[.$B151];&quot;.tif &quot;;[.$B151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52]=&quot;force&quot;;&quot;ok&quot;;IF([score.C153]=[score.F153];IF([.D152]=&quot;&quot;;&quot;&quot;;&quot;ok&quot;);&quot;&quot;))">
            <text:p/>
          </table:table-cell>
          <table:table-cell table:formula="of:=IF([.$E152]=&quot;&quot;;&quot;&quot;;CONCATENATE(&quot;/home/fstruman/framework/ocr-test/Test2 ~/ocr-results/&quot;;[.A152]))">
            <text:p/>
          </table:table-cell>
          <table:table-cell table:formula="of:=IF([.$E152]=&quot;&quot;;&quot;&quot;;CONCATENATE(&quot;mv /tmp/&quot;;[.$A152];&quot;.tif /home/fstruman/framework/ocr-test/train/&quot;;[.$B152];&quot;.tif&quot;))">
            <text:p/>
          </table:table-cell>
          <table:table-cell table:formula="of:=IF([.$E152]=&quot;&quot;;&quot;&quot;;CONCATENATE(&quot;tesseract &quot;;[.$B152];&quot;.tif &quot;;[.$B152];&quot; -l &quot;;[.$N$1];&quot; batch.nochop makebox&quot;))">
            <text:p/>
          </table:table-cell>
          <table:table-cell table:formula="of:=IF([.$E152]=&quot;&quot;;&quot;&quot;;CONCATENATE(&quot;tesseract &quot;;[.$B152];&quot;.tif &quot;;[.$B152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53]=&quot;force&quot;;&quot;ok&quot;;IF([score.C154]=[score.F154];IF([.D153]=&quot;&quot;;&quot;&quot;;&quot;ok&quot;);&quot;&quot;))">
            <text:p/>
          </table:table-cell>
          <table:table-cell table:formula="of:=IF([.$E153]=&quot;&quot;;&quot;&quot;;CONCATENATE(&quot;/home/fstruman/framework/ocr-test/Test2 ~/ocr-results/&quot;;[.A153]))">
            <text:p/>
          </table:table-cell>
          <table:table-cell table:formula="of:=IF([.$E153]=&quot;&quot;;&quot;&quot;;CONCATENATE(&quot;mv /tmp/&quot;;[.$A153];&quot;.tif /home/fstruman/framework/ocr-test/train/&quot;;[.$B153];&quot;.tif&quot;))">
            <text:p/>
          </table:table-cell>
          <table:table-cell table:formula="of:=IF([.$E153]=&quot;&quot;;&quot;&quot;;CONCATENATE(&quot;tesseract &quot;;[.$B153];&quot;.tif &quot;;[.$B153];&quot; -l &quot;;[.$N$1];&quot; batch.nochop makebox&quot;))">
            <text:p/>
          </table:table-cell>
          <table:table-cell table:formula="of:=IF([.$E153]=&quot;&quot;;&quot;&quot;;CONCATENATE(&quot;tesseract &quot;;[.$B153];&quot;.tif &quot;;[.$B153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54]=&quot;force&quot;;&quot;ok&quot;;IF([score.C155]=[score.F155];IF([.D154]=&quot;&quot;;&quot;&quot;;&quot;ok&quot;);&quot;&quot;))">
            <text:p/>
          </table:table-cell>
          <table:table-cell table:formula="of:=IF([.$E154]=&quot;&quot;;&quot;&quot;;CONCATENATE(&quot;/home/fstruman/framework/ocr-test/Test2 ~/ocr-results/&quot;;[.A154]))">
            <text:p/>
          </table:table-cell>
          <table:table-cell table:formula="of:=IF([.$E154]=&quot;&quot;;&quot;&quot;;CONCATENATE(&quot;mv /tmp/&quot;;[.$A154];&quot;.tif /home/fstruman/framework/ocr-test/train/&quot;;[.$B154];&quot;.tif&quot;))">
            <text:p/>
          </table:table-cell>
          <table:table-cell table:formula="of:=IF([.$E154]=&quot;&quot;;&quot;&quot;;CONCATENATE(&quot;tesseract &quot;;[.$B154];&quot;.tif &quot;;[.$B154];&quot; -l &quot;;[.$N$1];&quot; batch.nochop makebox&quot;))">
            <text:p/>
          </table:table-cell>
          <table:table-cell table:formula="of:=IF([.$E154]=&quot;&quot;;&quot;&quot;;CONCATENATE(&quot;tesseract &quot;;[.$B154];&quot;.tif &quot;;[.$B154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55]=&quot;force&quot;;&quot;ok&quot;;IF([score.C156]=[score.F156];IF([.D155]=&quot;&quot;;&quot;&quot;;&quot;ok&quot;);&quot;&quot;))">
            <text:p/>
          </table:table-cell>
          <table:table-cell table:formula="of:=IF([.$E155]=&quot;&quot;;&quot;&quot;;CONCATENATE(&quot;/home/fstruman/framework/ocr-test/Test2 ~/ocr-results/&quot;;[.A155]))">
            <text:p/>
          </table:table-cell>
          <table:table-cell table:formula="of:=IF([.$E155]=&quot;&quot;;&quot;&quot;;CONCATENATE(&quot;mv /tmp/&quot;;[.$A155];&quot;.tif /home/fstruman/framework/ocr-test/train/&quot;;[.$B155];&quot;.tif&quot;))">
            <text:p/>
          </table:table-cell>
          <table:table-cell table:formula="of:=IF([.$E155]=&quot;&quot;;&quot;&quot;;CONCATENATE(&quot;tesseract &quot;;[.$B155];&quot;.tif &quot;;[.$B155];&quot; -l &quot;;[.$N$1];&quot; batch.nochop makebox&quot;))">
            <text:p/>
          </table:table-cell>
          <table:table-cell table:formula="of:=IF([.$E155]=&quot;&quot;;&quot;&quot;;CONCATENATE(&quot;tesseract &quot;;[.$B155];&quot;.tif &quot;;[.$B155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56]=&quot;force&quot;;&quot;ok&quot;;IF([score.C157]=[score.F157];IF([.D156]=&quot;&quot;;&quot;&quot;;&quot;ok&quot;);&quot;&quot;))">
            <text:p/>
          </table:table-cell>
          <table:table-cell table:formula="of:=IF([.$E156]=&quot;&quot;;&quot;&quot;;CONCATENATE(&quot;/home/fstruman/framework/ocr-test/Test2 ~/ocr-results/&quot;;[.A156]))">
            <text:p/>
          </table:table-cell>
          <table:table-cell table:formula="of:=IF([.$E156]=&quot;&quot;;&quot;&quot;;CONCATENATE(&quot;mv /tmp/&quot;;[.$A156];&quot;.tif /home/fstruman/framework/ocr-test/train/&quot;;[.$B156];&quot;.tif&quot;))">
            <text:p/>
          </table:table-cell>
          <table:table-cell table:formula="of:=IF([.$E156]=&quot;&quot;;&quot;&quot;;CONCATENATE(&quot;tesseract &quot;;[.$B156];&quot;.tif &quot;;[.$B156];&quot; -l &quot;;[.$N$1];&quot; batch.nochop makebox&quot;))">
            <text:p/>
          </table:table-cell>
          <table:table-cell table:formula="of:=IF([.$E156]=&quot;&quot;;&quot;&quot;;CONCATENATE(&quot;tesseract &quot;;[.$B156];&quot;.tif &quot;;[.$B156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57]=&quot;force&quot;;&quot;ok&quot;;IF([score.C158]=[score.F158];IF([.D157]=&quot;&quot;;&quot;&quot;;&quot;ok&quot;);&quot;&quot;))">
            <text:p/>
          </table:table-cell>
          <table:table-cell table:formula="of:=IF([.$E157]=&quot;&quot;;&quot;&quot;;CONCATENATE(&quot;/home/fstruman/framework/ocr-test/Test2 ~/ocr-results/&quot;;[.A157]))">
            <text:p/>
          </table:table-cell>
          <table:table-cell table:formula="of:=IF([.$E157]=&quot;&quot;;&quot;&quot;;CONCATENATE(&quot;mv /tmp/&quot;;[.$A157];&quot;.tif /home/fstruman/framework/ocr-test/train/&quot;;[.$B157];&quot;.tif&quot;))">
            <text:p/>
          </table:table-cell>
          <table:table-cell table:formula="of:=IF([.$E157]=&quot;&quot;;&quot;&quot;;CONCATENATE(&quot;tesseract &quot;;[.$B157];&quot;.tif &quot;;[.$B157];&quot; -l &quot;;[.$N$1];&quot; batch.nochop makebox&quot;))">
            <text:p/>
          </table:table-cell>
          <table:table-cell table:formula="of:=IF([.$E157]=&quot;&quot;;&quot;&quot;;CONCATENATE(&quot;tesseract &quot;;[.$B157];&quot;.tif &quot;;[.$B157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58]=&quot;force&quot;;&quot;ok&quot;;IF([score.C159]=[score.F159];IF([.D158]=&quot;&quot;;&quot;&quot;;&quot;ok&quot;);&quot;&quot;))">
            <text:p/>
          </table:table-cell>
          <table:table-cell table:formula="of:=IF([.$E158]=&quot;&quot;;&quot;&quot;;CONCATENATE(&quot;/home/fstruman/framework/ocr-test/Test2 ~/ocr-results/&quot;;[.A158]))">
            <text:p/>
          </table:table-cell>
          <table:table-cell table:formula="of:=IF([.$E158]=&quot;&quot;;&quot;&quot;;CONCATENATE(&quot;mv /tmp/&quot;;[.$A158];&quot;.tif /home/fstruman/framework/ocr-test/train/&quot;;[.$B158];&quot;.tif&quot;))">
            <text:p/>
          </table:table-cell>
          <table:table-cell table:formula="of:=IF([.$E158]=&quot;&quot;;&quot;&quot;;CONCATENATE(&quot;tesseract &quot;;[.$B158];&quot;.tif &quot;;[.$B158];&quot; -l &quot;;[.$N$1];&quot; batch.nochop makebox&quot;))">
            <text:p/>
          </table:table-cell>
          <table:table-cell table:formula="of:=IF([.$E158]=&quot;&quot;;&quot;&quot;;CONCATENATE(&quot;tesseract &quot;;[.$B158];&quot;.tif &quot;;[.$B158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59]=&quot;force&quot;;&quot;ok&quot;;IF([score.C160]=[score.F160];IF([.D159]=&quot;&quot;;&quot;&quot;;&quot;ok&quot;);&quot;&quot;))">
            <text:p/>
          </table:table-cell>
          <table:table-cell table:formula="of:=IF([.$E159]=&quot;&quot;;&quot;&quot;;CONCATENATE(&quot;/home/fstruman/framework/ocr-test/Test2 ~/ocr-results/&quot;;[.A159]))">
            <text:p/>
          </table:table-cell>
          <table:table-cell table:formula="of:=IF([.$E159]=&quot;&quot;;&quot;&quot;;CONCATENATE(&quot;mv /tmp/&quot;;[.$A159];&quot;.tif /home/fstruman/framework/ocr-test/train/&quot;;[.$B159];&quot;.tif&quot;))">
            <text:p/>
          </table:table-cell>
          <table:table-cell table:formula="of:=IF([.$E159]=&quot;&quot;;&quot;&quot;;CONCATENATE(&quot;tesseract &quot;;[.$B159];&quot;.tif &quot;;[.$B159];&quot; -l &quot;;[.$N$1];&quot; batch.nochop makebox&quot;))">
            <text:p/>
          </table:table-cell>
          <table:table-cell table:formula="of:=IF([.$E159]=&quot;&quot;;&quot;&quot;;CONCATENATE(&quot;tesseract &quot;;[.$B159];&quot;.tif &quot;;[.$B159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60]=&quot;force&quot;;&quot;ok&quot;;IF([score.C161]=[score.F161];IF([.D160]=&quot;&quot;;&quot;&quot;;&quot;ok&quot;);&quot;&quot;))">
            <text:p/>
          </table:table-cell>
          <table:table-cell table:formula="of:=IF([.$E160]=&quot;&quot;;&quot;&quot;;CONCATENATE(&quot;/home/fstruman/framework/ocr-test/Test2 ~/ocr-results/&quot;;[.A160]))">
            <text:p/>
          </table:table-cell>
          <table:table-cell table:formula="of:=IF([.$E160]=&quot;&quot;;&quot;&quot;;CONCATENATE(&quot;mv /tmp/&quot;;[.$A160];&quot;.tif /home/fstruman/framework/ocr-test/train/&quot;;[.$B160];&quot;.tif&quot;))">
            <text:p/>
          </table:table-cell>
          <table:table-cell table:formula="of:=IF([.$E160]=&quot;&quot;;&quot;&quot;;CONCATENATE(&quot;tesseract &quot;;[.$B160];&quot;.tif &quot;;[.$B160];&quot; -l &quot;;[.$N$1];&quot; batch.nochop makebox&quot;))">
            <text:p/>
          </table:table-cell>
          <table:table-cell table:formula="of:=IF([.$E160]=&quot;&quot;;&quot;&quot;;CONCATENATE(&quot;tesseract &quot;;[.$B160];&quot;.tif &quot;;[.$B160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61]=&quot;force&quot;;&quot;ok&quot;;IF([score.C162]=[score.F162];IF([.D161]=&quot;&quot;;&quot;&quot;;&quot;ok&quot;);&quot;&quot;))">
            <text:p/>
          </table:table-cell>
          <table:table-cell table:formula="of:=IF([.$E161]=&quot;&quot;;&quot;&quot;;CONCATENATE(&quot;/home/fstruman/framework/ocr-test/Test2 ~/ocr-results/&quot;;[.A161]))">
            <text:p/>
          </table:table-cell>
          <table:table-cell table:formula="of:=IF([.$E161]=&quot;&quot;;&quot;&quot;;CONCATENATE(&quot;mv /tmp/&quot;;[.$A161];&quot;.tif /home/fstruman/framework/ocr-test/train/&quot;;[.$B161];&quot;.tif&quot;))">
            <text:p/>
          </table:table-cell>
          <table:table-cell table:formula="of:=IF([.$E161]=&quot;&quot;;&quot;&quot;;CONCATENATE(&quot;tesseract &quot;;[.$B161];&quot;.tif &quot;;[.$B161];&quot; -l &quot;;[.$N$1];&quot; batch.nochop makebox&quot;))">
            <text:p/>
          </table:table-cell>
          <table:table-cell table:formula="of:=IF([.$E161]=&quot;&quot;;&quot;&quot;;CONCATENATE(&quot;tesseract &quot;;[.$B161];&quot;.tif &quot;;[.$B161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62]=&quot;force&quot;;&quot;ok&quot;;IF([score.C163]=[score.F163];IF([.D162]=&quot;&quot;;&quot;&quot;;&quot;ok&quot;);&quot;&quot;))">
            <text:p/>
          </table:table-cell>
          <table:table-cell table:formula="of:=IF([.$E162]=&quot;&quot;;&quot;&quot;;CONCATENATE(&quot;/home/fstruman/framework/ocr-test/Test2 ~/ocr-results/&quot;;[.A162]))">
            <text:p/>
          </table:table-cell>
          <table:table-cell table:formula="of:=IF([.$E162]=&quot;&quot;;&quot;&quot;;CONCATENATE(&quot;mv /tmp/&quot;;[.$A162];&quot;.tif /home/fstruman/framework/ocr-test/train/&quot;;[.$B162];&quot;.tif&quot;))">
            <text:p/>
          </table:table-cell>
          <table:table-cell table:formula="of:=IF([.$E162]=&quot;&quot;;&quot;&quot;;CONCATENATE(&quot;tesseract &quot;;[.$B162];&quot;.tif &quot;;[.$B162];&quot; -l &quot;;[.$N$1];&quot; batch.nochop makebox&quot;))">
            <text:p/>
          </table:table-cell>
          <table:table-cell table:formula="of:=IF([.$E162]=&quot;&quot;;&quot;&quot;;CONCATENATE(&quot;tesseract &quot;;[.$B162];&quot;.tif &quot;;[.$B162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63]=&quot;force&quot;;&quot;ok&quot;;IF([score.C164]=[score.F164];IF([.D163]=&quot;&quot;;&quot;&quot;;&quot;ok&quot;);&quot;&quot;))">
            <text:p/>
          </table:table-cell>
          <table:table-cell table:formula="of:=IF([.$E163]=&quot;&quot;;&quot;&quot;;CONCATENATE(&quot;/home/fstruman/framework/ocr-test/Test2 ~/ocr-results/&quot;;[.A163]))">
            <text:p/>
          </table:table-cell>
          <table:table-cell table:formula="of:=IF([.$E163]=&quot;&quot;;&quot;&quot;;CONCATENATE(&quot;mv /tmp/&quot;;[.$A163];&quot;.tif /home/fstruman/framework/ocr-test/train/&quot;;[.$B163];&quot;.tif&quot;))">
            <text:p/>
          </table:table-cell>
          <table:table-cell table:formula="of:=IF([.$E163]=&quot;&quot;;&quot;&quot;;CONCATENATE(&quot;tesseract &quot;;[.$B163];&quot;.tif &quot;;[.$B163];&quot; -l &quot;;[.$N$1];&quot; batch.nochop makebox&quot;))">
            <text:p/>
          </table:table-cell>
          <table:table-cell table:formula="of:=IF([.$E163]=&quot;&quot;;&quot;&quot;;CONCATENATE(&quot;tesseract &quot;;[.$B163];&quot;.tif &quot;;[.$B163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64]=&quot;force&quot;;&quot;ok&quot;;IF([score.C165]=[score.F165];IF([.D164]=&quot;&quot;;&quot;&quot;;&quot;ok&quot;);&quot;&quot;))">
            <text:p/>
          </table:table-cell>
          <table:table-cell table:formula="of:=IF([.$E164]=&quot;&quot;;&quot;&quot;;CONCATENATE(&quot;/home/fstruman/framework/ocr-test/Test2 ~/ocr-results/&quot;;[.A164]))">
            <text:p/>
          </table:table-cell>
          <table:table-cell table:formula="of:=IF([.$E164]=&quot;&quot;;&quot;&quot;;CONCATENATE(&quot;mv /tmp/&quot;;[.$A164];&quot;.tif /home/fstruman/framework/ocr-test/train/&quot;;[.$B164];&quot;.tif&quot;))">
            <text:p/>
          </table:table-cell>
          <table:table-cell table:formula="of:=IF([.$E164]=&quot;&quot;;&quot;&quot;;CONCATENATE(&quot;tesseract &quot;;[.$B164];&quot;.tif &quot;;[.$B164];&quot; -l &quot;;[.$N$1];&quot; batch.nochop makebox&quot;))">
            <text:p/>
          </table:table-cell>
          <table:table-cell table:formula="of:=IF([.$E164]=&quot;&quot;;&quot;&quot;;CONCATENATE(&quot;tesseract &quot;;[.$B164];&quot;.tif &quot;;[.$B164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65]=&quot;force&quot;;&quot;ok&quot;;IF([score.C166]=[score.F166];IF([.D165]=&quot;&quot;;&quot;&quot;;&quot;ok&quot;);&quot;&quot;))">
            <text:p/>
          </table:table-cell>
          <table:table-cell table:formula="of:=IF([.$E165]=&quot;&quot;;&quot;&quot;;CONCATENATE(&quot;/home/fstruman/framework/ocr-test/Test2 ~/ocr-results/&quot;;[.A165]))">
            <text:p/>
          </table:table-cell>
          <table:table-cell table:formula="of:=IF([.$E165]=&quot;&quot;;&quot;&quot;;CONCATENATE(&quot;mv /tmp/&quot;;[.$A165];&quot;.tif /home/fstruman/framework/ocr-test/train/&quot;;[.$B165];&quot;.tif&quot;))">
            <text:p/>
          </table:table-cell>
          <table:table-cell table:formula="of:=IF([.$E165]=&quot;&quot;;&quot;&quot;;CONCATENATE(&quot;tesseract &quot;;[.$B165];&quot;.tif &quot;;[.$B165];&quot; -l &quot;;[.$N$1];&quot; batch.nochop makebox&quot;))">
            <text:p/>
          </table:table-cell>
          <table:table-cell table:formula="of:=IF([.$E165]=&quot;&quot;;&quot;&quot;;CONCATENATE(&quot;tesseract &quot;;[.$B165];&quot;.tif &quot;;[.$B165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66]=&quot;force&quot;;&quot;ok&quot;;IF([score.C167]=[score.F167];IF([.D166]=&quot;&quot;;&quot;&quot;;&quot;ok&quot;);&quot;&quot;))">
            <text:p/>
          </table:table-cell>
          <table:table-cell table:formula="of:=IF([.$E166]=&quot;&quot;;&quot;&quot;;CONCATENATE(&quot;/home/fstruman/framework/ocr-test/Test2 ~/ocr-results/&quot;;[.A166]))">
            <text:p/>
          </table:table-cell>
          <table:table-cell table:formula="of:=IF([.$E166]=&quot;&quot;;&quot;&quot;;CONCATENATE(&quot;mv /tmp/&quot;;[.$A166];&quot;.tif /home/fstruman/framework/ocr-test/train/&quot;;[.$B166];&quot;.tif&quot;))">
            <text:p/>
          </table:table-cell>
          <table:table-cell table:formula="of:=IF([.$E166]=&quot;&quot;;&quot;&quot;;CONCATENATE(&quot;tesseract &quot;;[.$B166];&quot;.tif &quot;;[.$B166];&quot; -l &quot;;[.$N$1];&quot; batch.nochop makebox&quot;))">
            <text:p/>
          </table:table-cell>
          <table:table-cell table:formula="of:=IF([.$E166]=&quot;&quot;;&quot;&quot;;CONCATENATE(&quot;tesseract &quot;;[.$B166];&quot;.tif &quot;;[.$B166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67]=&quot;force&quot;;&quot;ok&quot;;IF([score.C168]=[score.F168];IF([.D167]=&quot;&quot;;&quot;&quot;;&quot;ok&quot;);&quot;&quot;))">
            <text:p/>
          </table:table-cell>
          <table:table-cell table:formula="of:=IF([.$E167]=&quot;&quot;;&quot;&quot;;CONCATENATE(&quot;/home/fstruman/framework/ocr-test/Test2 ~/ocr-results/&quot;;[.A167]))">
            <text:p/>
          </table:table-cell>
          <table:table-cell table:formula="of:=IF([.$E167]=&quot;&quot;;&quot;&quot;;CONCATENATE(&quot;mv /tmp/&quot;;[.$A167];&quot;.tif /home/fstruman/framework/ocr-test/train/&quot;;[.$B167];&quot;.tif&quot;))">
            <text:p/>
          </table:table-cell>
          <table:table-cell table:formula="of:=IF([.$E167]=&quot;&quot;;&quot;&quot;;CONCATENATE(&quot;tesseract &quot;;[.$B167];&quot;.tif &quot;;[.$B167];&quot; -l &quot;;[.$N$1];&quot; batch.nochop makebox&quot;))">
            <text:p/>
          </table:table-cell>
          <table:table-cell table:formula="of:=IF([.$E167]=&quot;&quot;;&quot;&quot;;CONCATENATE(&quot;tesseract &quot;;[.$B167];&quot;.tif &quot;;[.$B167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68]=&quot;force&quot;;&quot;ok&quot;;IF([score.C169]=[score.F169];IF([.D168]=&quot;&quot;;&quot;&quot;;&quot;ok&quot;);&quot;&quot;))">
            <text:p/>
          </table:table-cell>
          <table:table-cell table:formula="of:=IF([.$E168]=&quot;&quot;;&quot;&quot;;CONCATENATE(&quot;/home/fstruman/framework/ocr-test/Test2 ~/ocr-results/&quot;;[.A168]))">
            <text:p/>
          </table:table-cell>
          <table:table-cell table:formula="of:=IF([.$E168]=&quot;&quot;;&quot;&quot;;CONCATENATE(&quot;mv /tmp/&quot;;[.$A168];&quot;.tif /home/fstruman/framework/ocr-test/train/&quot;;[.$B168];&quot;.tif&quot;))">
            <text:p/>
          </table:table-cell>
          <table:table-cell table:formula="of:=IF([.$E168]=&quot;&quot;;&quot;&quot;;CONCATENATE(&quot;tesseract &quot;;[.$B168];&quot;.tif &quot;;[.$B168];&quot; -l &quot;;[.$N$1];&quot; batch.nochop makebox&quot;))">
            <text:p/>
          </table:table-cell>
          <table:table-cell table:formula="of:=IF([.$E168]=&quot;&quot;;&quot;&quot;;CONCATENATE(&quot;tesseract &quot;;[.$B168];&quot;.tif &quot;;[.$B168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69]=&quot;force&quot;;&quot;ok&quot;;IF([score.C170]=[score.F170];IF([.D169]=&quot;&quot;;&quot;&quot;;&quot;ok&quot;);&quot;&quot;))">
            <text:p/>
          </table:table-cell>
          <table:table-cell table:formula="of:=IF([.$E169]=&quot;&quot;;&quot;&quot;;CONCATENATE(&quot;/home/fstruman/framework/ocr-test/Test2 ~/ocr-results/&quot;;[.A169]))">
            <text:p/>
          </table:table-cell>
          <table:table-cell table:formula="of:=IF([.$E169]=&quot;&quot;;&quot;&quot;;CONCATENATE(&quot;mv /tmp/&quot;;[.$A169];&quot;.tif /home/fstruman/framework/ocr-test/train/&quot;;[.$B169];&quot;.tif&quot;))">
            <text:p/>
          </table:table-cell>
          <table:table-cell table:formula="of:=IF([.$E169]=&quot;&quot;;&quot;&quot;;CONCATENATE(&quot;tesseract &quot;;[.$B169];&quot;.tif &quot;;[.$B169];&quot; -l &quot;;[.$N$1];&quot; batch.nochop makebox&quot;))">
            <text:p/>
          </table:table-cell>
          <table:table-cell table:formula="of:=IF([.$E169]=&quot;&quot;;&quot;&quot;;CONCATENATE(&quot;tesseract &quot;;[.$B169];&quot;.tif &quot;;[.$B169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70]=&quot;force&quot;;&quot;ok&quot;;IF([score.C171]=[score.F171];IF([.D170]=&quot;&quot;;&quot;&quot;;&quot;ok&quot;);&quot;&quot;))">
            <text:p/>
          </table:table-cell>
          <table:table-cell table:formula="of:=IF([.$E170]=&quot;&quot;;&quot;&quot;;CONCATENATE(&quot;/home/fstruman/framework/ocr-test/Test2 ~/ocr-results/&quot;;[.A170]))">
            <text:p/>
          </table:table-cell>
          <table:table-cell table:formula="of:=IF([.$E170]=&quot;&quot;;&quot;&quot;;CONCATENATE(&quot;mv /tmp/&quot;;[.$A170];&quot;.tif /home/fstruman/framework/ocr-test/train/&quot;;[.$B170];&quot;.tif&quot;))">
            <text:p/>
          </table:table-cell>
          <table:table-cell table:formula="of:=IF([.$E170]=&quot;&quot;;&quot;&quot;;CONCATENATE(&quot;tesseract &quot;;[.$B170];&quot;.tif &quot;;[.$B170];&quot; -l &quot;;[.$N$1];&quot; batch.nochop makebox&quot;))">
            <text:p/>
          </table:table-cell>
          <table:table-cell table:formula="of:=IF([.$E170]=&quot;&quot;;&quot;&quot;;CONCATENATE(&quot;tesseract &quot;;[.$B170];&quot;.tif &quot;;[.$B170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71]=&quot;force&quot;;&quot;ok&quot;;IF([score.C172]=[score.F172];IF([.D171]=&quot;&quot;;&quot;&quot;;&quot;ok&quot;);&quot;&quot;))">
            <text:p/>
          </table:table-cell>
          <table:table-cell table:formula="of:=IF([.$E171]=&quot;&quot;;&quot;&quot;;CONCATENATE(&quot;/home/fstruman/framework/ocr-test/Test2 ~/ocr-results/&quot;;[.A171]))">
            <text:p/>
          </table:table-cell>
          <table:table-cell table:formula="of:=IF([.$E171]=&quot;&quot;;&quot;&quot;;CONCATENATE(&quot;mv /tmp/&quot;;[.$A171];&quot;.tif /home/fstruman/framework/ocr-test/train/&quot;;[.$B171];&quot;.tif&quot;))">
            <text:p/>
          </table:table-cell>
          <table:table-cell table:formula="of:=IF([.$E171]=&quot;&quot;;&quot;&quot;;CONCATENATE(&quot;tesseract &quot;;[.$B171];&quot;.tif &quot;;[.$B171];&quot; -l &quot;;[.$N$1];&quot; batch.nochop makebox&quot;))">
            <text:p/>
          </table:table-cell>
          <table:table-cell table:formula="of:=IF([.$E171]=&quot;&quot;;&quot;&quot;;CONCATENATE(&quot;tesseract &quot;;[.$B171];&quot;.tif &quot;;[.$B171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72]=&quot;force&quot;;&quot;ok&quot;;IF([score.C173]=[score.F173];IF([.D172]=&quot;&quot;;&quot;&quot;;&quot;ok&quot;);&quot;&quot;))">
            <text:p/>
          </table:table-cell>
          <table:table-cell table:formula="of:=IF([.$E172]=&quot;&quot;;&quot;&quot;;CONCATENATE(&quot;/home/fstruman/framework/ocr-test/Test2 ~/ocr-results/&quot;;[.A172]))">
            <text:p/>
          </table:table-cell>
          <table:table-cell table:formula="of:=IF([.$E172]=&quot;&quot;;&quot;&quot;;CONCATENATE(&quot;mv /tmp/&quot;;[.$A172];&quot;.tif /home/fstruman/framework/ocr-test/train/&quot;;[.$B172];&quot;.tif&quot;))">
            <text:p/>
          </table:table-cell>
          <table:table-cell table:formula="of:=IF([.$E172]=&quot;&quot;;&quot;&quot;;CONCATENATE(&quot;tesseract &quot;;[.$B172];&quot;.tif &quot;;[.$B172];&quot; -l &quot;;[.$N$1];&quot; batch.nochop makebox&quot;))">
            <text:p/>
          </table:table-cell>
          <table:table-cell table:formula="of:=IF([.$E172]=&quot;&quot;;&quot;&quot;;CONCATENATE(&quot;tesseract &quot;;[.$B172];&quot;.tif &quot;;[.$B172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73]=&quot;force&quot;;&quot;ok&quot;;IF([score.C174]=[score.F174];IF([.D173]=&quot;&quot;;&quot;&quot;;&quot;ok&quot;);&quot;&quot;))">
            <text:p/>
          </table:table-cell>
          <table:table-cell table:formula="of:=IF([.$E173]=&quot;&quot;;&quot;&quot;;CONCATENATE(&quot;/home/fstruman/framework/ocr-test/Test2 ~/ocr-results/&quot;;[.A173]))">
            <text:p/>
          </table:table-cell>
          <table:table-cell table:formula="of:=IF([.$E173]=&quot;&quot;;&quot;&quot;;CONCATENATE(&quot;mv /tmp/&quot;;[.$A173];&quot;.tif /home/fstruman/framework/ocr-test/train/&quot;;[.$B173];&quot;.tif&quot;))">
            <text:p/>
          </table:table-cell>
          <table:table-cell table:formula="of:=IF([.$E173]=&quot;&quot;;&quot;&quot;;CONCATENATE(&quot;tesseract &quot;;[.$B173];&quot;.tif &quot;;[.$B173];&quot; -l &quot;;[.$N$1];&quot; batch.nochop makebox&quot;))">
            <text:p/>
          </table:table-cell>
          <table:table-cell table:formula="of:=IF([.$E173]=&quot;&quot;;&quot;&quot;;CONCATENATE(&quot;tesseract &quot;;[.$B173];&quot;.tif &quot;;[.$B173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74]=&quot;force&quot;;&quot;ok&quot;;IF([score.C175]=[score.F175];IF([.D174]=&quot;&quot;;&quot;&quot;;&quot;ok&quot;);&quot;&quot;))">
            <text:p/>
          </table:table-cell>
          <table:table-cell table:formula="of:=IF([.$E174]=&quot;&quot;;&quot;&quot;;CONCATENATE(&quot;/home/fstruman/framework/ocr-test/Test2 ~/ocr-results/&quot;;[.A174]))">
            <text:p/>
          </table:table-cell>
          <table:table-cell table:formula="of:=IF([.$E174]=&quot;&quot;;&quot;&quot;;CONCATENATE(&quot;mv /tmp/&quot;;[.$A174];&quot;.tif /home/fstruman/framework/ocr-test/train/&quot;;[.$B174];&quot;.tif&quot;))">
            <text:p/>
          </table:table-cell>
          <table:table-cell table:formula="of:=IF([.$E174]=&quot;&quot;;&quot;&quot;;CONCATENATE(&quot;tesseract &quot;;[.$B174];&quot;.tif &quot;;[.$B174];&quot; -l &quot;;[.$N$1];&quot; batch.nochop makebox&quot;))">
            <text:p/>
          </table:table-cell>
          <table:table-cell table:formula="of:=IF([.$E174]=&quot;&quot;;&quot;&quot;;CONCATENATE(&quot;tesseract &quot;;[.$B174];&quot;.tif &quot;;[.$B174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75]=&quot;force&quot;;&quot;ok&quot;;IF([score.C176]=[score.F176];IF([.D175]=&quot;&quot;;&quot;&quot;;&quot;ok&quot;);&quot;&quot;))">
            <text:p/>
          </table:table-cell>
          <table:table-cell table:formula="of:=IF([.$E175]=&quot;&quot;;&quot;&quot;;CONCATENATE(&quot;/home/fstruman/framework/ocr-test/Test2 ~/ocr-results/&quot;;[.A175]))">
            <text:p/>
          </table:table-cell>
          <table:table-cell table:formula="of:=IF([.$E175]=&quot;&quot;;&quot;&quot;;CONCATENATE(&quot;mv /tmp/&quot;;[.$A175];&quot;.tif /home/fstruman/framework/ocr-test/train/&quot;;[.$B175];&quot;.tif&quot;))">
            <text:p/>
          </table:table-cell>
          <table:table-cell table:formula="of:=IF([.$E175]=&quot;&quot;;&quot;&quot;;CONCATENATE(&quot;tesseract &quot;;[.$B175];&quot;.tif &quot;;[.$B175];&quot; -l &quot;;[.$N$1];&quot; batch.nochop makebox&quot;))">
            <text:p/>
          </table:table-cell>
          <table:table-cell table:formula="of:=IF([.$E175]=&quot;&quot;;&quot;&quot;;CONCATENATE(&quot;tesseract &quot;;[.$B175];&quot;.tif &quot;;[.$B175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76]=&quot;force&quot;;&quot;ok&quot;;IF([score.C177]=[score.F177];IF([.D176]=&quot;&quot;;&quot;&quot;;&quot;ok&quot;);&quot;&quot;))">
            <text:p/>
          </table:table-cell>
          <table:table-cell table:formula="of:=IF([.$E176]=&quot;&quot;;&quot;&quot;;CONCATENATE(&quot;/home/fstruman/framework/ocr-test/Test2 ~/ocr-results/&quot;;[.A176]))">
            <text:p/>
          </table:table-cell>
          <table:table-cell table:formula="of:=IF([.$E176]=&quot;&quot;;&quot;&quot;;CONCATENATE(&quot;mv /tmp/&quot;;[.$A176];&quot;.tif /home/fstruman/framework/ocr-test/train/&quot;;[.$B176];&quot;.tif&quot;))">
            <text:p/>
          </table:table-cell>
          <table:table-cell table:formula="of:=IF([.$E176]=&quot;&quot;;&quot;&quot;;CONCATENATE(&quot;tesseract &quot;;[.$B176];&quot;.tif &quot;;[.$B176];&quot; -l &quot;;[.$N$1];&quot; batch.nochop makebox&quot;))">
            <text:p/>
          </table:table-cell>
          <table:table-cell table:formula="of:=IF([.$E176]=&quot;&quot;;&quot;&quot;;CONCATENATE(&quot;tesseract &quot;;[.$B176];&quot;.tif &quot;;[.$B176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77]=&quot;force&quot;;&quot;ok&quot;;IF([score.C178]=[score.F178];IF([.D177]=&quot;&quot;;&quot;&quot;;&quot;ok&quot;);&quot;&quot;))">
            <text:p/>
          </table:table-cell>
          <table:table-cell table:formula="of:=IF([.$E177]=&quot;&quot;;&quot;&quot;;CONCATENATE(&quot;/home/fstruman/framework/ocr-test/Test2 ~/ocr-results/&quot;;[.A177]))">
            <text:p/>
          </table:table-cell>
          <table:table-cell table:formula="of:=IF([.$E177]=&quot;&quot;;&quot;&quot;;CONCATENATE(&quot;mv /tmp/&quot;;[.$A177];&quot;.tif /home/fstruman/framework/ocr-test/train/&quot;;[.$B177];&quot;.tif&quot;))">
            <text:p/>
          </table:table-cell>
          <table:table-cell table:formula="of:=IF([.$E177]=&quot;&quot;;&quot;&quot;;CONCATENATE(&quot;tesseract &quot;;[.$B177];&quot;.tif &quot;;[.$B177];&quot; -l &quot;;[.$N$1];&quot; batch.nochop makebox&quot;))">
            <text:p/>
          </table:table-cell>
          <table:table-cell table:formula="of:=IF([.$E177]=&quot;&quot;;&quot;&quot;;CONCATENATE(&quot;tesseract &quot;;[.$B177];&quot;.tif &quot;;[.$B177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78]=&quot;force&quot;;&quot;ok&quot;;IF([score.C179]=[score.F179];IF([.D178]=&quot;&quot;;&quot;&quot;;&quot;ok&quot;);&quot;&quot;))">
            <text:p/>
          </table:table-cell>
          <table:table-cell table:formula="of:=IF([.$E178]=&quot;&quot;;&quot;&quot;;CONCATENATE(&quot;/home/fstruman/framework/ocr-test/Test2 ~/ocr-results/&quot;;[.A178]))">
            <text:p/>
          </table:table-cell>
          <table:table-cell table:formula="of:=IF([.$E178]=&quot;&quot;;&quot;&quot;;CONCATENATE(&quot;mv /tmp/&quot;;[.$A178];&quot;.tif /home/fstruman/framework/ocr-test/train/&quot;;[.$B178];&quot;.tif&quot;))">
            <text:p/>
          </table:table-cell>
          <table:table-cell table:formula="of:=IF([.$E178]=&quot;&quot;;&quot;&quot;;CONCATENATE(&quot;tesseract &quot;;[.$B178];&quot;.tif &quot;;[.$B178];&quot; -l &quot;;[.$N$1];&quot; batch.nochop makebox&quot;))">
            <text:p/>
          </table:table-cell>
          <table:table-cell table:formula="of:=IF([.$E178]=&quot;&quot;;&quot;&quot;;CONCATENATE(&quot;tesseract &quot;;[.$B178];&quot;.tif &quot;;[.$B178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79]=&quot;force&quot;;&quot;ok&quot;;IF([score.C180]=[score.F180];IF([.D179]=&quot;&quot;;&quot;&quot;;&quot;ok&quot;);&quot;&quot;))">
            <text:p/>
          </table:table-cell>
          <table:table-cell table:formula="of:=IF([.$E179]=&quot;&quot;;&quot;&quot;;CONCATENATE(&quot;/home/fstruman/framework/ocr-test/Test2 ~/ocr-results/&quot;;[.A179]))">
            <text:p/>
          </table:table-cell>
          <table:table-cell table:formula="of:=IF([.$E179]=&quot;&quot;;&quot;&quot;;CONCATENATE(&quot;mv /tmp/&quot;;[.$A179];&quot;.tif /home/fstruman/framework/ocr-test/train/&quot;;[.$B179];&quot;.tif&quot;))">
            <text:p/>
          </table:table-cell>
          <table:table-cell table:formula="of:=IF([.$E179]=&quot;&quot;;&quot;&quot;;CONCATENATE(&quot;tesseract &quot;;[.$B179];&quot;.tif &quot;;[.$B179];&quot; -l &quot;;[.$N$1];&quot; batch.nochop makebox&quot;))">
            <text:p/>
          </table:table-cell>
          <table:table-cell table:formula="of:=IF([.$E179]=&quot;&quot;;&quot;&quot;;CONCATENATE(&quot;tesseract &quot;;[.$B179];&quot;.tif &quot;;[.$B179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80]=&quot;force&quot;;&quot;ok&quot;;IF([score.C181]=[score.F181];IF([.D180]=&quot;&quot;;&quot;&quot;;&quot;ok&quot;);&quot;&quot;))">
            <text:p/>
          </table:table-cell>
          <table:table-cell table:formula="of:=IF([.$E180]=&quot;&quot;;&quot;&quot;;CONCATENATE(&quot;/home/fstruman/framework/ocr-test/Test2 ~/ocr-results/&quot;;[.A180]))">
            <text:p/>
          </table:table-cell>
          <table:table-cell table:formula="of:=IF([.$E180]=&quot;&quot;;&quot;&quot;;CONCATENATE(&quot;mv /tmp/&quot;;[.$A180];&quot;.tif /home/fstruman/framework/ocr-test/train/&quot;;[.$B180];&quot;.tif&quot;))">
            <text:p/>
          </table:table-cell>
          <table:table-cell table:formula="of:=IF([.$E180]=&quot;&quot;;&quot;&quot;;CONCATENATE(&quot;tesseract &quot;;[.$B180];&quot;.tif &quot;;[.$B180];&quot; -l &quot;;[.$N$1];&quot; batch.nochop makebox&quot;))">
            <text:p/>
          </table:table-cell>
          <table:table-cell table:formula="of:=IF([.$E180]=&quot;&quot;;&quot;&quot;;CONCATENATE(&quot;tesseract &quot;;[.$B180];&quot;.tif &quot;;[.$B180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81]=&quot;force&quot;;&quot;ok&quot;;IF([score.C182]=[score.F182];IF([.D181]=&quot;&quot;;&quot;&quot;;&quot;ok&quot;);&quot;&quot;))">
            <text:p/>
          </table:table-cell>
          <table:table-cell table:formula="of:=IF([.$E181]=&quot;&quot;;&quot;&quot;;CONCATENATE(&quot;/home/fstruman/framework/ocr-test/Test2 ~/ocr-results/&quot;;[.A181]))">
            <text:p/>
          </table:table-cell>
          <table:table-cell table:formula="of:=IF([.$E181]=&quot;&quot;;&quot;&quot;;CONCATENATE(&quot;mv /tmp/&quot;;[.$A181];&quot;.tif /home/fstruman/framework/ocr-test/train/&quot;;[.$B181];&quot;.tif&quot;))">
            <text:p/>
          </table:table-cell>
          <table:table-cell table:formula="of:=IF([.$E181]=&quot;&quot;;&quot;&quot;;CONCATENATE(&quot;tesseract &quot;;[.$B181];&quot;.tif &quot;;[.$B181];&quot; -l &quot;;[.$N$1];&quot; batch.nochop makebox&quot;))">
            <text:p/>
          </table:table-cell>
          <table:table-cell table:formula="of:=IF([.$E181]=&quot;&quot;;&quot;&quot;;CONCATENATE(&quot;tesseract &quot;;[.$B181];&quot;.tif &quot;;[.$B181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82]=&quot;force&quot;;&quot;ok&quot;;IF([score.C183]=[score.F183];IF([.D182]=&quot;&quot;;&quot;&quot;;&quot;ok&quot;);&quot;&quot;))">
            <text:p/>
          </table:table-cell>
          <table:table-cell table:formula="of:=IF([.$E182]=&quot;&quot;;&quot;&quot;;CONCATENATE(&quot;/home/fstruman/framework/ocr-test/Test2 ~/ocr-results/&quot;;[.A182]))">
            <text:p/>
          </table:table-cell>
          <table:table-cell table:formula="of:=IF([.$E182]=&quot;&quot;;&quot;&quot;;CONCATENATE(&quot;mv /tmp/&quot;;[.$A182];&quot;.tif /home/fstruman/framework/ocr-test/train/&quot;;[.$B182];&quot;.tif&quot;))">
            <text:p/>
          </table:table-cell>
          <table:table-cell table:formula="of:=IF([.$E182]=&quot;&quot;;&quot;&quot;;CONCATENATE(&quot;tesseract &quot;;[.$B182];&quot;.tif &quot;;[.$B182];&quot; -l &quot;;[.$N$1];&quot; batch.nochop makebox&quot;))">
            <text:p/>
          </table:table-cell>
          <table:table-cell table:formula="of:=IF([.$E182]=&quot;&quot;;&quot;&quot;;CONCATENATE(&quot;tesseract &quot;;[.$B182];&quot;.tif &quot;;[.$B182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/>
          <table:table-cell/>
          <table:table-cell table:formula="of:=IF([.D183]=&quot;force&quot;;&quot;ok&quot;;IF([score.C184]=[score.F184];IF([.D183]=&quot;&quot;;&quot;&quot;;&quot;ok&quot;);&quot;&quot;))">
            <text:p/>
          </table:table-cell>
          <table:table-cell table:formula="of:=IF([.$D183]=&quot;&quot;;&quot;&quot;;CONCATENATE(&quot;/home/fstruman/framework/ocr-test/Test2 ~/ocr-results/&quot;;[.A183]))">
            <text:p/>
          </table:table-cell>
          <table:table-cell table:formula="of:=IF([.$D183]=&quot;&quot;;&quot;&quot;;CONCATENATE(&quot;mv /tmp/&quot;;[.$A183];&quot;.tif /home/fstruman/framework/ocr-test/train/&quot;;[.$B183];&quot;.tif&quot;))">
            <text:p/>
          </table:table-cell>
          <table:table-cell table:formula="of:=IF([.$D183]=&quot;&quot;;&quot;&quot;;CONCATENATE(&quot;tesseract &quot;;[.$B183];&quot;.tif &quot;;[.$B183];&quot; -l &quot;;[.$N$1];&quot; batch.nochop makebox&quot;))">
            <text:p/>
          </table:table-cell>
          <table:table-cell table:formula="of:=IF([.$D183]=&quot;&quot;;&quot;&quot;;CONCATENATE(&quot;tesseract &quot;;[.$B183];&quot;.tif &quot;;[.$B183];&quot; box.train&quot;)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/>
          <table:table-cell table:formula="of:=IF([score.C185]=[score.F185];IF([.D184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86]=[score.F186];IF([.D185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87]=[score.F187];IF([.D186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88]=[score.F188];IF([.D187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89]=[score.F189];IF([.D188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90]=[score.F190];IF([.D189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91]=[score.F191];IF([.D190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92]=[score.F192];IF([.D191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93]=[score.F193];IF([.D192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94]=[score.F194];IF([.D193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95]=[score.F195];IF([.D194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96]=[score.F196];IF([.D195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97]=[score.F197];IF([.D196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98]=[score.F198];IF([.D197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199]=[score.F199];IF([.D198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00]=[score.F200];IF([.D199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01]=[score.F201];IF([.D200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02]=[score.F202];IF([.D201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03]=[score.F203];IF([.D202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04]=[score.F204];IF([.D203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05]=[score.F205];IF([.D204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06]=[score.F206];IF([.D205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07]=[score.F207];IF([.D206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08]=[score.F208];IF([.D207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09]=[score.F209];IF([.D208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10]=[score.F210];IF([.D209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11]=[score.F211];IF([.D210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12]=[score.F212];IF([.D211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13]=[score.F213];IF([.D212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14]=[score.F214];IF([.D213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15]=[score.F215];IF([.D214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16]=[score.F216];IF([.D215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17]=[score.F217];IF([.D216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18]=[score.F218];IF([.D217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19]=[score.F219];IF([.D218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20]=[score.F220];IF([.D219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21]=[score.F221];IF([.D220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22]=[score.F222];IF([.D221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23]=[score.F223];IF([.D222]=&quot;&quot;;&quot;&quot;;&quot;ok&quot;);&quot;&quot;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 table:formula="of:=IF([score.C224]=[score.F224];IF([.D223]=&quot;&quot;;&quot;&quot;;&quot;ok&quot;);&quot;&quot;)">
            <text:p/>
          </table:table-cell>
          <table:table-cell table:number-columns-repeated="10"/>
        </table:table-row>
        <table:table-row table:style-name="ro1" table:number-rows-repeated="10483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1" table:target-range-address="training.A1:training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percentage-style style:name="N124">
      <number:number number:decimal-places="1" number:min-integer-digits="1"/>
      <number:text>%</number:text>
    </number:percentag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time-style style:name="N5144" number:language="en" number:country="US">
      <number:minutes number:style="long"/>
      <number:text>:</number:text>
      <number:seconds number:style="long"/>
    </number:time-style>
    <number:time-style style:name="N514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6" number:language="en" number:country="US">
      <number:minutes number:style="long"/>
      <number:text>:</number:text>
      <number:seconds number:style="long" number:decimal-places="1"/>
    </number:time-style>
    <number:number-style style:name="N5147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0000-00-00T12:31: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8:27:06</meta:creation-date>
    <dc:date>2014-09-02T10:49:38</dc:date>
    <meta:editing-duration>P1DT20H43M41S</meta:editing-duration>
    <meta:editing-cycles>19</meta:editing-cycles>
    <meta:generator>LibreOffice/3.6$Linux_X86_64 LibreOffice_project/360m1$Build-2</meta:generator>
    <meta:document-statistic meta:table-count="2" meta:cell-count="2823" meta:object-count="0"/>
  </office:meta>
</office:document-meta>
</file>